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004" calcext:value-type="float">
            <text:p>1004</text:p>
          </table:table-cell>
          <table:table-cell office:value-type="float" office:value="1802798712" calcext:value-type="float">
            <text:p>1802798712</text:p>
          </table:table-cell>
          <table:table-cell office:value-type="float" office:value="2414222865" calcext:value-type="float">
            <text:p>2414222865</text:p>
          </table:table-cell>
          <table:table-cell office:value-type="float" office:value="603043" calcext:value-type="float">
            <text:p>603043</text:p>
          </table:table-cell>
          <table:table-cell office:value-type="float" office:value="3639447" calcext:value-type="float">
            <text:p>3639447</text:p>
          </table:table-cell>
          <table:table-cell office:value-type="float" office:value="3530607" calcext:value-type="float">
            <text:p>3530607</text:p>
          </table:table-cell>
          <table:table-cell office:value-type="float" office:value="9258" calcext:value-type="float">
            <text:p>925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741" calcext:value-type="float">
            <text:p>0.746741</text:p>
          </table:table-cell>
          <table:table-cell office:value-type="float" office:value="603043" calcext:value-type="float">
            <text:p>603043</text:p>
          </table:table-cell>
          <table:table-cell office:value-type="float" office:value="0.231997" calcext:value-type="float">
            <text:p>0.231997</text:p>
          </table:table-cell>
          <table:table-cell office:value-type="float" office:value="0.225059" calcext:value-type="float">
            <text:p>0.225059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1.03" calcext:value-type="float">
            <text:p>1.03</text:p>
          </table:table-cell>
          <table:table-cell office:value-type="float" office:value="381.36" calcext:value-type="float">
            <text:p>381.36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004" calcext:value-type="float">
            <text:p>1004</text:p>
          </table:table-cell>
          <table:table-cell office:value-type="float" office:value="1801573714" calcext:value-type="float">
            <text:p>1801573714</text:p>
          </table:table-cell>
          <table:table-cell office:value-type="float" office:value="2414474879" calcext:value-type="float">
            <text:p>2414474879</text:p>
          </table:table-cell>
          <table:table-cell office:value-type="float" office:value="31293" calcext:value-type="float">
            <text:p>31293</text:p>
          </table:table-cell>
          <table:table-cell office:value-type="float" office:value="3637520" calcext:value-type="float">
            <text:p>3637520</text:p>
          </table:table-cell>
          <table:table-cell office:value-type="float" office:value="3523392" calcext:value-type="float">
            <text:p>3523392</text:p>
          </table:table-cell>
          <table:table-cell office:value-type="float" office:value="7985" calcext:value-type="float">
            <text:p>7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156" calcext:value-type="float">
            <text:p>0.746156</text:p>
          </table:table-cell>
          <table:table-cell office:value-type="float" office:value="31293" calcext:value-type="float">
            <text:p>31293</text:p>
          </table:table-cell>
          <table:table-cell office:value-type="float" office:value="0.231874" calcext:value-type="float">
            <text:p>0.231874</text:p>
          </table:table-cell>
          <table:table-cell office:value-type="float" office:value="0.224599" calcext:value-type="float">
            <text:p>0.224599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1.03" calcext:value-type="float">
            <text:p>1.03</text:p>
          </table:table-cell>
          <table:table-cell office:value-type="float" office:value="441.25" calcext:value-type="float">
            <text:p>441.25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004" calcext:value-type="float">
            <text:p>1004</text:p>
          </table:table-cell>
          <table:table-cell office:value-type="float" office:value="1780154158" calcext:value-type="float">
            <text:p>1780154158</text:p>
          </table:table-cell>
          <table:table-cell office:value-type="float" office:value="2383084566" calcext:value-type="float">
            <text:p>2383084566</text:p>
          </table:table-cell>
          <table:table-cell office:value-type="float" office:value="609886" calcext:value-type="float">
            <text:p>609886</text:p>
          </table:table-cell>
          <table:table-cell office:value-type="float" office:value="3573467" calcext:value-type="float">
            <text:p>3573467</text:p>
          </table:table-cell>
          <table:table-cell office:value-type="float" office:value="3482411" calcext:value-type="float">
            <text:p>3482411</text:p>
          </table:table-cell>
          <table:table-cell office:value-type="float" office:value="8314" calcext:value-type="float">
            <text:p>83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96" calcext:value-type="float">
            <text:p>0.746996</text:p>
          </table:table-cell>
          <table:table-cell office:value-type="float" office:value="609886" calcext:value-type="float">
            <text:p>609886</text:p>
          </table:table-cell>
          <table:table-cell office:value-type="float" office:value="0.227791" calcext:value-type="float">
            <text:p>0.227791</text:p>
          </table:table-cell>
          <table:table-cell office:value-type="float" office:value="0.221986" calcext:value-type="float">
            <text:p>0.221986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1.03" calcext:value-type="float">
            <text:p>1.03</text:p>
          </table:table-cell>
          <table:table-cell office:value-type="float" office:value="418.86" calcext:value-type="float">
            <text:p>418.86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004" calcext:value-type="float">
            <text:p>1004</text:p>
          </table:table-cell>
          <table:table-cell office:value-type="float" office:value="1778377464" calcext:value-type="float">
            <text:p>1778377464</text:p>
          </table:table-cell>
          <table:table-cell office:value-type="float" office:value="2382771657" calcext:value-type="float">
            <text:p>2382771657</text:p>
          </table:table-cell>
          <table:table-cell office:value-type="float" office:value="30034" calcext:value-type="float">
            <text:p>30034</text:p>
          </table:table-cell>
          <table:table-cell office:value-type="float" office:value="3601325" calcext:value-type="float">
            <text:p>3601325</text:p>
          </table:table-cell>
          <table:table-cell office:value-type="float" office:value="3473771" calcext:value-type="float">
            <text:p>3473771</text:p>
          </table:table-cell>
          <table:table-cell office:value-type="float" office:value="7946" calcext:value-type="float">
            <text:p>7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348" calcext:value-type="float">
            <text:p>0.746348</text:p>
          </table:table-cell>
          <table:table-cell office:value-type="float" office:value="30034" calcext:value-type="float">
            <text:p>30034</text:p>
          </table:table-cell>
          <table:table-cell office:value-type="float" office:value="0.229567" calcext:value-type="float">
            <text:p>0.229567</text:p>
          </table:table-cell>
          <table:table-cell office:value-type="float" office:value="0.221436" calcext:value-type="float">
            <text:p>0.221436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1.04" calcext:value-type="float">
            <text:p>1.04</text:p>
          </table:table-cell>
          <table:table-cell office:value-type="float" office:value="437.17" calcext:value-type="float">
            <text:p>437.17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003" calcext:value-type="float">
            <text:p>1003</text:p>
          </table:table-cell>
          <table:table-cell office:value-type="float" office:value="1783138643" calcext:value-type="float">
            <text:p>1783138643</text:p>
          </table:table-cell>
          <table:table-cell office:value-type="float" office:value="2391643707" calcext:value-type="float">
            <text:p>2391643707</text:p>
          </table:table-cell>
          <table:table-cell office:value-type="float" office:value="618528" calcext:value-type="float">
            <text:p>618528</text:p>
          </table:table-cell>
          <table:table-cell office:value-type="float" office:value="3595567" calcext:value-type="float">
            <text:p>3595567</text:p>
          </table:table-cell>
          <table:table-cell office:value-type="float" office:value="3491125" calcext:value-type="float">
            <text:p>3491125</text:p>
          </table:table-cell>
          <table:table-cell office:value-type="float" office:value="8251" calcext:value-type="float">
            <text:p>82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57" calcext:value-type="float">
            <text:p>0.74557</text:p>
          </table:table-cell>
          <table:table-cell office:value-type="float" office:value="618528" calcext:value-type="float">
            <text:p>618528</text:p>
          </table:table-cell>
          <table:table-cell office:value-type="float" office:value="0.229428" calcext:value-type="float">
            <text:p>0.229428</text:p>
          </table:table-cell>
          <table:table-cell office:value-type="float" office:value="0.222764" calcext:value-type="float">
            <text:p>0.222764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1.03" calcext:value-type="float">
            <text:p>1.03</text:p>
          </table:table-cell>
          <table:table-cell office:value-type="float" office:value="423.12" calcext:value-type="float">
            <text:p>423.12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003" calcext:value-type="float">
            <text:p>1003</text:p>
          </table:table-cell>
          <table:table-cell office:value-type="float" office:value="1787000751" calcext:value-type="float">
            <text:p>1787000751</text:p>
          </table:table-cell>
          <table:table-cell office:value-type="float" office:value="2392031338" calcext:value-type="float">
            <text:p>2392031338</text:p>
          </table:table-cell>
          <table:table-cell office:value-type="float" office:value="23024" calcext:value-type="float">
            <text:p>23024</text:p>
          </table:table-cell>
          <table:table-cell office:value-type="float" office:value="3650796" calcext:value-type="float">
            <text:p>3650796</text:p>
          </table:table-cell>
          <table:table-cell office:value-type="float" office:value="3491582" calcext:value-type="float">
            <text:p>3491582</text:p>
          </table:table-cell>
          <table:table-cell office:value-type="float" office:value="7980" calcext:value-type="float">
            <text:p>7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64" calcext:value-type="float">
            <text:p>0.747064</text:p>
          </table:table-cell>
          <table:table-cell office:value-type="float" office:value="23024" calcext:value-type="float">
            <text:p>23024</text:p>
          </table:table-cell>
          <table:table-cell office:value-type="float" office:value="0.232952" calcext:value-type="float">
            <text:p>0.232952</text:p>
          </table:table-cell>
          <table:table-cell office:value-type="float" office:value="0.222793" calcext:value-type="float">
            <text:p>0.222793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1.05" calcext:value-type="float">
            <text:p>1.05</text:p>
          </table:table-cell>
          <table:table-cell office:value-type="float" office:value="437.54" calcext:value-type="float">
            <text:p>437.54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004" calcext:value-type="float">
            <text:p>1004</text:p>
          </table:table-cell>
          <table:table-cell office:value-type="float" office:value="1821393411" calcext:value-type="float">
            <text:p>1821393411</text:p>
          </table:table-cell>
          <table:table-cell office:value-type="float" office:value="2443902033" calcext:value-type="float">
            <text:p>2443902033</text:p>
          </table:table-cell>
          <table:table-cell office:value-type="float" office:value="606457" calcext:value-type="float">
            <text:p>606457</text:p>
          </table:table-cell>
          <table:table-cell office:value-type="float" office:value="3698218" calcext:value-type="float">
            <text:p>3698218</text:p>
          </table:table-cell>
          <table:table-cell office:value-type="float" office:value="3574155" calcext:value-type="float">
            <text:p>3574155</text:p>
          </table:table-cell>
          <table:table-cell office:value-type="float" office:value="9107" calcext:value-type="float">
            <text:p>91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281" calcext:value-type="float">
            <text:p>0.745281</text:p>
          </table:table-cell>
          <table:table-cell office:value-type="float" office:value="606457" calcext:value-type="float">
            <text:p>606457</text:p>
          </table:table-cell>
          <table:table-cell office:value-type="float" office:value="0.235743" calcext:value-type="float">
            <text:p>0.235743</text:p>
          </table:table-cell>
          <table:table-cell office:value-type="float" office:value="0.227835" calcext:value-type="float">
            <text:p>0.227835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1.03" calcext:value-type="float">
            <text:p>1.03</text:p>
          </table:table-cell>
          <table:table-cell office:value-type="float" office:value="392.46" calcext:value-type="float">
            <text:p>392.46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004" calcext:value-type="float">
            <text:p>1004</text:p>
          </table:table-cell>
          <table:table-cell office:value-type="float" office:value="1822789002" calcext:value-type="float">
            <text:p>1822789002</text:p>
          </table:table-cell>
          <table:table-cell office:value-type="float" office:value="2443739564" calcext:value-type="float">
            <text:p>2443739564</text:p>
          </table:table-cell>
          <table:table-cell office:value-type="float" office:value="32092" calcext:value-type="float">
            <text:p>32092</text:p>
          </table:table-cell>
          <table:table-cell office:value-type="float" office:value="3664573" calcext:value-type="float">
            <text:p>3664573</text:p>
          </table:table-cell>
          <table:table-cell office:value-type="float" office:value="3568435" calcext:value-type="float">
            <text:p>3568435</text:p>
          </table:table-cell>
          <table:table-cell office:value-type="float" office:value="7943" calcext:value-type="float">
            <text:p>7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901" calcext:value-type="float">
            <text:p>0.745901</text:p>
          </table:table-cell>
          <table:table-cell office:value-type="float" office:value="32092" calcext:value-type="float">
            <text:p>32092</text:p>
          </table:table-cell>
          <table:table-cell office:value-type="float" office:value="0.233598" calcext:value-type="float">
            <text:p>0.233598</text:p>
          </table:table-cell>
          <table:table-cell office:value-type="float" office:value="0.22747" calcext:value-type="float">
            <text:p>0.22747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1.03" calcext:value-type="float">
            <text:p>1.03</text:p>
          </table:table-cell>
          <table:table-cell office:value-type="float" office:value="449.26" calcext:value-type="float">
            <text:p>449.26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008" calcext:value-type="float">
            <text:p>2008</text:p>
          </table:table-cell>
          <table:table-cell office:value-type="float" office:value="1832875722" calcext:value-type="float">
            <text:p>1832875722</text:p>
          </table:table-cell>
          <table:table-cell office:value-type="float" office:value="2448257217" calcext:value-type="float">
            <text:p>2448257217</text:p>
          </table:table-cell>
          <table:table-cell office:value-type="float" office:value="597050" calcext:value-type="float">
            <text:p>597050</text:p>
          </table:table-cell>
          <table:table-cell office:value-type="float" office:value="3673791" calcext:value-type="float">
            <text:p>3673791</text:p>
          </table:table-cell>
          <table:table-cell office:value-type="float" office:value="3554575" calcext:value-type="float">
            <text:p>3554575</text:p>
          </table:table-cell>
          <table:table-cell office:value-type="float" office:value="8421" calcext:value-type="float">
            <text:p>84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645" calcext:value-type="float">
            <text:p>0.748645</text:p>
          </table:table-cell>
          <table:table-cell office:value-type="float" office:value="597050" calcext:value-type="float">
            <text:p>597050</text:p>
          </table:table-cell>
          <table:table-cell office:value-type="float" office:value="0.234186" calcext:value-type="float">
            <text:p>0.234186</text:p>
          </table:table-cell>
          <table:table-cell office:value-type="float" office:value="0.226586" calcext:value-type="float">
            <text:p>0.226586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1.03" calcext:value-type="float">
            <text:p>1.03</text:p>
          </table:table-cell>
          <table:table-cell office:value-type="float" office:value="422.11" calcext:value-type="float">
            <text:p>422.11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008" calcext:value-type="float">
            <text:p>2008</text:p>
          </table:table-cell>
          <table:table-cell office:value-type="float" office:value="1827105502" calcext:value-type="float">
            <text:p>1827105502</text:p>
          </table:table-cell>
          <table:table-cell office:value-type="float" office:value="2447427692" calcext:value-type="float">
            <text:p>2447427692</text:p>
          </table:table-cell>
          <table:table-cell office:value-type="float" office:value="30620" calcext:value-type="float">
            <text:p>30620</text:p>
          </table:table-cell>
          <table:table-cell office:value-type="float" office:value="3671244" calcext:value-type="float">
            <text:p>3671244</text:p>
          </table:table-cell>
          <table:table-cell office:value-type="float" office:value="3550310" calcext:value-type="float">
            <text:p>3550310</text:p>
          </table:table-cell>
          <table:table-cell office:value-type="float" office:value="7518" calcext:value-type="float">
            <text:p>7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541" calcext:value-type="float">
            <text:p>0.746541</text:p>
          </table:table-cell>
          <table:table-cell office:value-type="float" office:value="30620" calcext:value-type="float">
            <text:p>30620</text:p>
          </table:table-cell>
          <table:table-cell office:value-type="float" office:value="0.234024" calcext:value-type="float">
            <text:p>0.234024</text:p>
          </table:table-cell>
          <table:table-cell office:value-type="float" office:value="0.226315" calcext:value-type="float">
            <text:p>0.22631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1.03" calcext:value-type="float">
            <text:p>1.03</text:p>
          </table:table-cell>
          <table:table-cell office:value-type="float" office:value="472.24" calcext:value-type="float">
            <text:p>472.24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007" calcext:value-type="float">
            <text:p>2007</text:p>
          </table:table-cell>
          <table:table-cell office:value-type="float" office:value="1783868258" calcext:value-type="float">
            <text:p>1783868258</text:p>
          </table:table-cell>
          <table:table-cell office:value-type="float" office:value="2385999157" calcext:value-type="float">
            <text:p>2385999157</text:p>
          </table:table-cell>
          <table:table-cell office:value-type="float" office:value="596924" calcext:value-type="float">
            <text:p>596924</text:p>
          </table:table-cell>
          <table:table-cell office:value-type="float" office:value="3563465" calcext:value-type="float">
            <text:p>3563465</text:p>
          </table:table-cell>
          <table:table-cell office:value-type="float" office:value="3463707" calcext:value-type="float">
            <text:p>3463707</text:p>
          </table:table-cell>
          <table:table-cell office:value-type="float" office:value="4448" calcext:value-type="float">
            <text:p>44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596924" calcext:value-type="float">
            <text:p>596924</text:p>
          </table:table-cell>
          <table:table-cell office:value-type="float" office:value="0.22738" calcext:value-type="float">
            <text:p>0.22738</text:p>
          </table:table-cell>
          <table:table-cell office:value-type="float" office:value="0.221014" calcext:value-type="float">
            <text:p>0.221014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1.03" calcext:value-type="float">
            <text:p>1.03</text:p>
          </table:table-cell>
          <table:table-cell office:value-type="float" office:value="778.71" calcext:value-type="float">
            <text:p>778.71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007" calcext:value-type="float">
            <text:p>2007</text:p>
          </table:table-cell>
          <table:table-cell office:value-type="float" office:value="1782427608" calcext:value-type="float">
            <text:p>1782427608</text:p>
          </table:table-cell>
          <table:table-cell office:value-type="float" office:value="2385771367" calcext:value-type="float">
            <text:p>2385771367</text:p>
          </table:table-cell>
          <table:table-cell office:value-type="float" office:value="31040" calcext:value-type="float">
            <text:p>31040</text:p>
          </table:table-cell>
          <table:table-cell office:value-type="float" office:value="3603621" calcext:value-type="float">
            <text:p>3603621</text:p>
          </table:table-cell>
          <table:table-cell office:value-type="float" office:value="3466439" calcext:value-type="float">
            <text:p>3466439</text:p>
          </table:table-cell>
          <table:table-cell office:value-type="float" office:value="4828" calcext:value-type="float">
            <text:p>4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08" calcext:value-type="float">
            <text:p>0.747108</text:p>
          </table:table-cell>
          <table:table-cell office:value-type="float" office:value="31040" calcext:value-type="float">
            <text:p>31040</text:p>
          </table:table-cell>
          <table:table-cell office:value-type="float" office:value="0.229942" calcext:value-type="float">
            <text:p>0.229942</text:p>
          </table:table-cell>
          <table:table-cell office:value-type="float" office:value="0.221189" calcext:value-type="float">
            <text:p>0.221189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1.04" calcext:value-type="float">
            <text:p>1.04</text:p>
          </table:table-cell>
          <table:table-cell office:value-type="float" office:value="717.99" calcext:value-type="float">
            <text:p>717.99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007" calcext:value-type="float">
            <text:p>2007</text:p>
          </table:table-cell>
          <table:table-cell office:value-type="float" office:value="1779864834" calcext:value-type="float">
            <text:p>1779864834</text:p>
          </table:table-cell>
          <table:table-cell office:value-type="float" office:value="2386233823" calcext:value-type="float">
            <text:p>2386233823</text:p>
          </table:table-cell>
          <table:table-cell office:value-type="float" office:value="598564" calcext:value-type="float">
            <text:p>598564</text:p>
          </table:table-cell>
          <table:table-cell office:value-type="float" office:value="3572603" calcext:value-type="float">
            <text:p>3572603</text:p>
          </table:table-cell>
          <table:table-cell office:value-type="float" office:value="3460332" calcext:value-type="float">
            <text:p>3460332</text:p>
          </table:table-cell>
          <table:table-cell office:value-type="float" office:value="3265" calcext:value-type="float">
            <text:p>32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889" calcext:value-type="float">
            <text:p>0.745889</text:p>
          </table:table-cell>
          <table:table-cell office:value-type="float" office:value="598564" calcext:value-type="float">
            <text:p>598564</text:p>
          </table:table-cell>
          <table:table-cell office:value-type="float" office:value="0.227736" calcext:value-type="float">
            <text:p>0.227736</text:p>
          </table:table-cell>
          <table:table-cell office:value-type="float" office:value="0.220579" calcext:value-type="float">
            <text:p>0.220579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1.03" calcext:value-type="float">
            <text:p>1.03</text:p>
          </table:table-cell>
          <table:table-cell office:value-type="float" office:value="1059.83" calcext:value-type="float">
            <text:p>1059.83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007" calcext:value-type="float">
            <text:p>2007</text:p>
          </table:table-cell>
          <table:table-cell office:value-type="float" office:value="1787133441" calcext:value-type="float">
            <text:p>1787133441</text:p>
          </table:table-cell>
          <table:table-cell office:value-type="float" office:value="2385336334" calcext:value-type="float">
            <text:p>2385336334</text:p>
          </table:table-cell>
          <table:table-cell office:value-type="float" office:value="22262" calcext:value-type="float">
            <text:p>22262</text:p>
          </table:table-cell>
          <table:table-cell office:value-type="float" office:value="3634823" calcext:value-type="float">
            <text:p>3634823</text:p>
          </table:table-cell>
          <table:table-cell office:value-type="float" office:value="3468693" calcext:value-type="float">
            <text:p>3468693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217" calcext:value-type="float">
            <text:p>0.749217</text:p>
          </table:table-cell>
          <table:table-cell office:value-type="float" office:value="22262" calcext:value-type="float">
            <text:p>22262</text:p>
          </table:table-cell>
          <table:table-cell office:value-type="float" office:value="0.231702" calcext:value-type="float">
            <text:p>0.231702</text:p>
          </table:table-cell>
          <table:table-cell office:value-type="float" office:value="0.221112" calcext:value-type="float">
            <text:p>0.221112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1.05" calcext:value-type="float">
            <text:p>1.05</text:p>
          </table:table-cell>
          <table:table-cell office:value-type="float" office:value="2402.14" calcext:value-type="float">
            <text:p>2402.14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008" calcext:value-type="float">
            <text:p>2008</text:p>
          </table:table-cell>
          <table:table-cell office:value-type="float" office:value="1789233677" calcext:value-type="float">
            <text:p>1789233677</text:p>
          </table:table-cell>
          <table:table-cell office:value-type="float" office:value="2393848361" calcext:value-type="float">
            <text:p>2393848361</text:p>
          </table:table-cell>
          <table:table-cell office:value-type="float" office:value="597726" calcext:value-type="float">
            <text:p>597726</text:p>
          </table:table-cell>
          <table:table-cell office:value-type="float" office:value="3606890" calcext:value-type="float">
            <text:p>3606890</text:p>
          </table:table-cell>
          <table:table-cell office:value-type="float" office:value="3472983" calcext:value-type="float">
            <text:p>3472983</text:p>
          </table:table-cell>
          <table:table-cell office:value-type="float" office:value="724" calcext:value-type="float">
            <text:p>7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43" calcext:value-type="float">
            <text:p>0.74743</text:p>
          </table:table-cell>
          <table:table-cell office:value-type="float" office:value="597726" calcext:value-type="float">
            <text:p>597726</text:p>
          </table:table-cell>
          <table:table-cell office:value-type="float" office:value="0.229921" calcext:value-type="float">
            <text:p>0.229921</text:p>
          </table:table-cell>
          <table:table-cell office:value-type="float" office:value="0.221385" calcext:value-type="float">
            <text:p>0.221385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04" calcext:value-type="float">
            <text:p>1.04</text:p>
          </table:table-cell>
          <table:table-cell office:value-type="float" office:value="4796.94" calcext:value-type="float">
            <text:p>4796.94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008" calcext:value-type="float">
            <text:p>2008</text:p>
          </table:table-cell>
          <table:table-cell office:value-type="float" office:value="1791883486" calcext:value-type="float">
            <text:p>1791883486</text:p>
          </table:table-cell>
          <table:table-cell office:value-type="float" office:value="2393292312" calcext:value-type="float">
            <text:p>2393292312</text:p>
          </table:table-cell>
          <table:table-cell office:value-type="float" office:value="30318" calcext:value-type="float">
            <text:p>30318</text:p>
          </table:table-cell>
          <table:table-cell office:value-type="float" office:value="3582780" calcext:value-type="float">
            <text:p>3582780</text:p>
          </table:table-cell>
          <table:table-cell office:value-type="float" office:value="3477195" calcext:value-type="float">
            <text:p>3477195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711" calcext:value-type="float">
            <text:p>0.748711</text:p>
          </table:table-cell>
          <table:table-cell office:value-type="float" office:value="30318" calcext:value-type="float">
            <text:p>30318</text:p>
          </table:table-cell>
          <table:table-cell office:value-type="float" office:value="0.228384" calcext:value-type="float">
            <text:p>0.228384</text:p>
          </table:table-cell>
          <table:table-cell office:value-type="float" office:value="0.221654" calcext:value-type="float">
            <text:p>0.221654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1.03" calcext:value-type="float">
            <text:p>1.03</text:p>
          </table:table-cell>
          <table:table-cell office:value-type="float" office:value="3442.77" calcext:value-type="float">
            <text:p>3442.77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012" calcext:value-type="float">
            <text:p>3012</text:p>
          </table:table-cell>
          <table:table-cell office:value-type="float" office:value="1830280395" calcext:value-type="float">
            <text:p>1830280395</text:p>
          </table:table-cell>
          <table:table-cell office:value-type="float" office:value="2448449432" calcext:value-type="float">
            <text:p>2448449432</text:p>
          </table:table-cell>
          <table:table-cell office:value-type="float" office:value="594809" calcext:value-type="float">
            <text:p>594809</text:p>
          </table:table-cell>
          <table:table-cell office:value-type="float" office:value="3670750" calcext:value-type="float">
            <text:p>3670750</text:p>
          </table:table-cell>
          <table:table-cell office:value-type="float" office:value="3554867" calcext:value-type="float">
            <text:p>3554867</text:p>
          </table:table-cell>
          <table:table-cell office:value-type="float" office:value="1296" calcext:value-type="float">
            <text:p>129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26" calcext:value-type="float">
            <text:p>0.747526</text:p>
          </table:table-cell>
          <table:table-cell office:value-type="float" office:value="594809" calcext:value-type="float">
            <text:p>594809</text:p>
          </table:table-cell>
          <table:table-cell office:value-type="float" office:value="0.233992" calcext:value-type="float">
            <text:p>0.233992</text:p>
          </table:table-cell>
          <table:table-cell office:value-type="float" office:value="0.226605" calcext:value-type="float">
            <text:p>0.22660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03" calcext:value-type="float">
            <text:p>1.03</text:p>
          </table:table-cell>
          <table:table-cell office:value-type="float" office:value="2742.95" calcext:value-type="float">
            <text:p>2742.95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012" calcext:value-type="float">
            <text:p>3012</text:p>
          </table:table-cell>
          <table:table-cell office:value-type="float" office:value="1824116403" calcext:value-type="float">
            <text:p>1824116403</text:p>
          </table:table-cell>
          <table:table-cell office:value-type="float" office:value="2448130738" calcext:value-type="float">
            <text:p>2448130738</text:p>
          </table:table-cell>
          <table:table-cell office:value-type="float" office:value="32556" calcext:value-type="float">
            <text:p>32556</text:p>
          </table:table-cell>
          <table:table-cell office:value-type="float" office:value="3671815" calcext:value-type="float">
            <text:p>3671815</text:p>
          </table:table-cell>
          <table:table-cell office:value-type="float" office:value="3550352" calcext:value-type="float">
            <text:p>3550352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106" calcext:value-type="float">
            <text:p>0.745106</text:p>
          </table:table-cell>
          <table:table-cell office:value-type="float" office:value="32556" calcext:value-type="float">
            <text:p>32556</text:p>
          </table:table-cell>
          <table:table-cell office:value-type="float" office:value="0.23406" calcext:value-type="float">
            <text:p>0.23406</text:p>
          </table:table-cell>
          <table:table-cell office:value-type="float" office:value="0.226317" calcext:value-type="float">
            <text:p>0.226317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03" calcext:value-type="float">
            <text:p>1.03</text:p>
          </table:table-cell>
          <table:table-cell office:value-type="float" office:value="5395.67" calcext:value-type="float">
            <text:p>5395.67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010" calcext:value-type="float">
            <text:p>3010</text:p>
          </table:table-cell>
          <table:table-cell office:value-type="float" office:value="1786246507" calcext:value-type="float">
            <text:p>1786246507</text:p>
          </table:table-cell>
          <table:table-cell office:value-type="float" office:value="2392399719" calcext:value-type="float">
            <text:p>2392399719</text:p>
          </table:table-cell>
          <table:table-cell office:value-type="float" office:value="590574" calcext:value-type="float">
            <text:p>590574</text:p>
          </table:table-cell>
          <table:table-cell office:value-type="float" office:value="3570618" calcext:value-type="float">
            <text:p>3570618</text:p>
          </table:table-cell>
          <table:table-cell office:value-type="float" office:value="3471393" calcext:value-type="float">
            <text:p>3471393</text:p>
          </table:table-cell>
          <table:table-cell office:value-type="float" office:value="383" calcext:value-type="float">
            <text:p>38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34" calcext:value-type="float">
            <text:p>0.746634</text:p>
          </table:table-cell>
          <table:table-cell office:value-type="float" office:value="590574" calcext:value-type="float">
            <text:p>590574</text:p>
          </table:table-cell>
          <table:table-cell office:value-type="float" office:value="0.227836" calcext:value-type="float">
            <text:p>0.227836</text:p>
          </table:table-cell>
          <table:table-cell office:value-type="float" office:value="0.221505" calcext:value-type="float">
            <text:p>0.22150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03" calcext:value-type="float">
            <text:p>1.03</text:p>
          </table:table-cell>
          <table:table-cell office:value-type="float" office:value="9063.69" calcext:value-type="float">
            <text:p>9063.69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010" calcext:value-type="float">
            <text:p>3010</text:p>
          </table:table-cell>
          <table:table-cell office:value-type="float" office:value="1786271613" calcext:value-type="float">
            <text:p>1786271613</text:p>
          </table:table-cell>
          <table:table-cell office:value-type="float" office:value="2392284373" calcext:value-type="float">
            <text:p>2392284373</text:p>
          </table:table-cell>
          <table:table-cell office:value-type="float" office:value="31033" calcext:value-type="float">
            <text:p>31033</text:p>
          </table:table-cell>
          <table:table-cell office:value-type="float" office:value="3610166" calcext:value-type="float">
            <text:p>3610166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8" calcext:value-type="float">
            <text:p>0.74668</text:p>
          </table:table-cell>
          <table:table-cell office:value-type="float" office:value="31033" calcext:value-type="float">
            <text:p>31033</text:p>
          </table:table-cell>
          <table:table-cell office:value-type="float" office:value="0.23036" calcext:value-type="float">
            <text:p>0.23036</text:p>
          </table:table-cell>
          <table:table-cell office:value-type="float" office:value="0.221773" calcext:value-type="float">
            <text:p>0.22177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04" calcext:value-type="float">
            <text:p>1.04</text:p>
          </table:table-cell>
          <table:table-cell office:value-type="float" office:value="9708.39" calcext:value-type="float">
            <text:p>9708.39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011" calcext:value-type="float">
            <text:p>3011</text:p>
          </table:table-cell>
          <table:table-cell office:value-type="float" office:value="1786792815" calcext:value-type="float">
            <text:p>1786792815</text:p>
          </table:table-cell>
          <table:table-cell office:value-type="float" office:value="2398468371" calcext:value-type="float">
            <text:p>2398468371</text:p>
          </table:table-cell>
          <table:table-cell office:value-type="float" office:value="599979" calcext:value-type="float">
            <text:p>599979</text:p>
          </table:table-cell>
          <table:table-cell office:value-type="float" office:value="3589476" calcext:value-type="float">
            <text:p>3589476</text:p>
          </table:table-cell>
          <table:table-cell office:value-type="float" office:value="3479180" calcext:value-type="float">
            <text:p>3479180</text:p>
          </table:table-cell>
          <table:table-cell office:value-type="float" office:value="1202" calcext:value-type="float">
            <text:p>12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4972" calcext:value-type="float">
            <text:p>0.744972</text:p>
          </table:table-cell>
          <table:table-cell office:value-type="float" office:value="599979" calcext:value-type="float">
            <text:p>599979</text:p>
          </table:table-cell>
          <table:table-cell office:value-type="float" office:value="0.228811" calcext:value-type="float">
            <text:p>0.228811</text:p>
          </table:table-cell>
          <table:table-cell office:value-type="float" office:value="0.22178" calcext:value-type="float">
            <text:p>0.22178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1.03" calcext:value-type="float">
            <text:p>1.03</text:p>
          </table:table-cell>
          <table:table-cell office:value-type="float" office:value="2894.49" calcext:value-type="float">
            <text:p>2894.49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011" calcext:value-type="float">
            <text:p>3011</text:p>
          </table:table-cell>
          <table:table-cell office:value-type="float" office:value="1793887106" calcext:value-type="float">
            <text:p>1793887106</text:p>
          </table:table-cell>
          <table:table-cell office:value-type="float" office:value="2397731550" calcext:value-type="float">
            <text:p>2397731550</text:p>
          </table:table-cell>
          <table:table-cell office:value-type="float" office:value="23309" calcext:value-type="float">
            <text:p>23309</text:p>
          </table:table-cell>
          <table:table-cell office:value-type="float" office:value="3653518" calcext:value-type="float">
            <text:p>3653518</text:p>
          </table:table-cell>
          <table:table-cell office:value-type="float" office:value="3486106" calcext:value-type="float">
            <text:p>348610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16" calcext:value-type="float">
            <text:p>0.74816</text:p>
          </table:table-cell>
          <table:table-cell office:value-type="float" office:value="23309" calcext:value-type="float">
            <text:p>23309</text:p>
          </table:table-cell>
          <table:table-cell office:value-type="float" office:value="0.232894" calcext:value-type="float">
            <text:p>0.232894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05" calcext:value-type="float">
            <text:p>1.05</text:p>
          </table:table-cell>
          <table:table-cell office:value-type="float" office:value="14586.22" calcext:value-type="float">
            <text:p>14586.22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012" calcext:value-type="float">
            <text:p>3012</text:p>
          </table:table-cell>
          <table:table-cell office:value-type="float" office:value="1780508734" calcext:value-type="float">
            <text:p>1780508734</text:p>
          </table:table-cell>
          <table:table-cell office:value-type="float" office:value="2386619837" calcext:value-type="float">
            <text:p>2386619837</text:p>
          </table:table-cell>
          <table:table-cell office:value-type="float" office:value="593264" calcext:value-type="float">
            <text:p>593264</text:p>
          </table:table-cell>
          <table:table-cell office:value-type="float" office:value="3591800" calcext:value-type="float">
            <text:p>3591800</text:p>
          </table:table-cell>
          <table:table-cell office:value-type="float" office:value="3463357" calcext:value-type="float">
            <text:p>3463357</text:p>
          </table:table-cell>
          <table:table-cell office:value-type="float" office:value="367" calcext:value-type="float">
            <text:p>36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038" calcext:value-type="float">
            <text:p>0.746038</text:p>
          </table:table-cell>
          <table:table-cell office:value-type="float" office:value="593264" calcext:value-type="float">
            <text:p>593264</text:p>
          </table:table-cell>
          <table:table-cell office:value-type="float" office:value="0.228959" calcext:value-type="float">
            <text:p>0.228959</text:p>
          </table:table-cell>
          <table:table-cell office:value-type="float" office:value="0.220772" calcext:value-type="float">
            <text:p>0.22077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04" calcext:value-type="float">
            <text:p>1.04</text:p>
          </table:table-cell>
          <table:table-cell office:value-type="float" office:value="9436.94" calcext:value-type="float">
            <text:p>9436.94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012" calcext:value-type="float">
            <text:p>3012</text:p>
          </table:table-cell>
          <table:table-cell office:value-type="float" office:value="1783630051" calcext:value-type="float">
            <text:p>1783630051</text:p>
          </table:table-cell>
          <table:table-cell office:value-type="float" office:value="2386430423" calcext:value-type="float">
            <text:p>2386430423</text:p>
          </table:table-cell>
          <table:table-cell office:value-type="float" office:value="30971" calcext:value-type="float">
            <text:p>30971</text:p>
          </table:table-cell>
          <table:table-cell office:value-type="float" office:value="3570324" calcext:value-type="float">
            <text:p>3570324</text:p>
          </table:table-cell>
          <table:table-cell office:value-type="float" office:value="3465972" calcext:value-type="float">
            <text:p>3465972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405" calcext:value-type="float">
            <text:p>0.747405</text:p>
          </table:table-cell>
          <table:table-cell office:value-type="float" office:value="30971" calcext:value-type="float">
            <text:p>30971</text:p>
          </table:table-cell>
          <table:table-cell office:value-type="float" office:value="0.22759" calcext:value-type="float">
            <text:p>0.22759</text:p>
          </table:table-cell>
          <table:table-cell office:value-type="float" office:value="0.220938" calcext:value-type="float">
            <text:p>0.220938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03" calcext:value-type="float">
            <text:p>1.03</text:p>
          </table:table-cell>
          <table:table-cell office:value-type="float" office:value="4646.08" calcext:value-type="float">
            <text:p>4646.08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4016" calcext:value-type="float">
            <text:p>4016</text:p>
          </table:table-cell>
          <table:table-cell office:value-type="float" office:value="1831889870" calcext:value-type="float">
            <text:p>1831889870</text:p>
          </table:table-cell>
          <table:table-cell office:value-type="float" office:value="2451734466" calcext:value-type="float">
            <text:p>2451734466</text:p>
          </table:table-cell>
          <table:table-cell office:value-type="float" office:value="591327" calcext:value-type="float">
            <text:p>591327</text:p>
          </table:table-cell>
          <table:table-cell office:value-type="float" office:value="3677649" calcext:value-type="float">
            <text:p>3677649</text:p>
          </table:table-cell>
          <table:table-cell office:value-type="float" office:value="3562106" calcext:value-type="float">
            <text:p>3562106</text:p>
          </table:table-cell>
          <table:table-cell office:value-type="float" office:value="1076" calcext:value-type="float">
            <text:p>10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81" calcext:value-type="float">
            <text:p>0.747181</text:p>
          </table:table-cell>
          <table:table-cell office:value-type="float" office:value="591327" calcext:value-type="float">
            <text:p>591327</text:p>
          </table:table-cell>
          <table:table-cell office:value-type="float" office:value="0.234432" calcext:value-type="float">
            <text:p>0.234432</text:p>
          </table:table-cell>
          <table:table-cell office:value-type="float" office:value="0.227067" calcext:value-type="float">
            <text:p>0.227067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1.03" calcext:value-type="float">
            <text:p>1.03</text:p>
          </table:table-cell>
          <table:table-cell office:value-type="float" office:value="3310.51" calcext:value-type="float">
            <text:p>3310.51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4016" calcext:value-type="float">
            <text:p>4016</text:p>
          </table:table-cell>
          <table:table-cell office:value-type="float" office:value="1830477031" calcext:value-type="float">
            <text:p>1830477031</text:p>
          </table:table-cell>
          <table:table-cell office:value-type="float" office:value="2451356456" calcext:value-type="float">
            <text:p>2451356456</text:p>
          </table:table-cell>
          <table:table-cell office:value-type="float" office:value="31322" calcext:value-type="float">
            <text:p>31322</text:p>
          </table:table-cell>
          <table:table-cell office:value-type="float" office:value="3670790" calcext:value-type="float">
            <text:p>3670790</text:p>
          </table:table-cell>
          <table:table-cell office:value-type="float" office:value="3555438" calcext:value-type="float">
            <text:p>3555438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72" calcext:value-type="float">
            <text:p>0.74672</text:p>
          </table:table-cell>
          <table:table-cell office:value-type="float" office:value="31322" calcext:value-type="float">
            <text:p>31322</text:p>
          </table:table-cell>
          <table:table-cell office:value-type="float" office:value="0.233995" calcext:value-type="float">
            <text:p>0.233995</text:p>
          </table:table-cell>
          <table:table-cell office:value-type="float" office:value="0.226641" calcext:value-type="float">
            <text:p>0.22664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03" calcext:value-type="float">
            <text:p>1.03</text:p>
          </table:table-cell>
          <table:table-cell office:value-type="float" office:value="6708.37" calcext:value-type="float">
            <text:p>6708.37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4013" calcext:value-type="float">
            <text:p>4013</text:p>
          </table:table-cell>
          <table:table-cell office:value-type="float" office:value="1784240414" calcext:value-type="float">
            <text:p>1784240414</text:p>
          </table:table-cell>
          <table:table-cell office:value-type="float" office:value="2388666591" calcext:value-type="float">
            <text:p>2388666591</text:p>
          </table:table-cell>
          <table:table-cell office:value-type="float" office:value="586140" calcext:value-type="float">
            <text:p>586140</text:p>
          </table:table-cell>
          <table:table-cell office:value-type="float" office:value="3563289" calcext:value-type="float">
            <text:p>3563289</text:p>
          </table:table-cell>
          <table:table-cell office:value-type="float" office:value="3464205" calcext:value-type="float">
            <text:p>3464205</text:p>
          </table:table-cell>
          <table:table-cell office:value-type="float" office:value="627" calcext:value-type="float">
            <text:p>62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61" calcext:value-type="float">
            <text:p>0.746961</text:p>
          </table:table-cell>
          <table:table-cell office:value-type="float" office:value="586140" calcext:value-type="float">
            <text:p>586140</text:p>
          </table:table-cell>
          <table:table-cell office:value-type="float" office:value="0.227368" calcext:value-type="float">
            <text:p>0.227368</text:p>
          </table:table-cell>
          <table:table-cell office:value-type="float" office:value="0.221046" calcext:value-type="float">
            <text:p>0.22104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03" calcext:value-type="float">
            <text:p>1.03</text:p>
          </table:table-cell>
          <table:table-cell office:value-type="float" office:value="5525.05" calcext:value-type="float">
            <text:p>5525.05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4013" calcext:value-type="float">
            <text:p>4013</text:p>
          </table:table-cell>
          <table:table-cell office:value-type="float" office:value="1784500580" calcext:value-type="float">
            <text:p>1784500580</text:p>
          </table:table-cell>
          <table:table-cell office:value-type="float" office:value="2388023949" calcext:value-type="float">
            <text:p>2388023949</text:p>
          </table:table-cell>
          <table:table-cell office:value-type="float" office:value="30104" calcext:value-type="float">
            <text:p>30104</text:p>
          </table:table-cell>
          <table:table-cell office:value-type="float" office:value="3603878" calcext:value-type="float">
            <text:p>3603878</text:p>
          </table:table-cell>
          <table:table-cell office:value-type="float" office:value="3469808" calcext:value-type="float">
            <text:p>3469808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71" calcext:value-type="float">
            <text:p>0.747271</text:p>
          </table:table-cell>
          <table:table-cell office:value-type="float" office:value="30104" calcext:value-type="float">
            <text:p>30104</text:p>
          </table:table-cell>
          <table:table-cell office:value-type="float" office:value="0.229958" calcext:value-type="float">
            <text:p>0.229958</text:p>
          </table:table-cell>
          <table:table-cell office:value-type="float" office:value="0.221403" calcext:value-type="float">
            <text:p>0.22140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4" calcext:value-type="float">
            <text:p>1.04</text:p>
          </table:table-cell>
          <table:table-cell office:value-type="float" office:value="9999.45" calcext:value-type="float">
            <text:p>9999.45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4015" calcext:value-type="float">
            <text:p>4015</text:p>
          </table:table-cell>
          <table:table-cell office:value-type="float" office:value="1781468514" calcext:value-type="float">
            <text:p>1781468514</text:p>
          </table:table-cell>
          <table:table-cell office:value-type="float" office:value="2387619941" calcext:value-type="float">
            <text:p>2387619941</text:p>
          </table:table-cell>
          <table:table-cell office:value-type="float" office:value="593641" calcext:value-type="float">
            <text:p>593641</text:p>
          </table:table-cell>
          <table:table-cell office:value-type="float" office:value="3573895" calcext:value-type="float">
            <text:p>3573895</text:p>
          </table:table-cell>
          <table:table-cell office:value-type="float" office:value="3463298" calcext:value-type="float">
            <text:p>3463298</text:p>
          </table:table-cell>
          <table:table-cell office:value-type="float" office:value="795" calcext:value-type="float">
            <text:p>79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127" calcext:value-type="float">
            <text:p>0.746127</text:p>
          </table:table-cell>
          <table:table-cell office:value-type="float" office:value="593641" calcext:value-type="float">
            <text:p>593641</text:p>
          </table:table-cell>
          <table:table-cell office:value-type="float" office:value="0.227818" calcext:value-type="float">
            <text:p>0.227818</text:p>
          </table:table-cell>
          <table:table-cell office:value-type="float" office:value="0.220768" calcext:value-type="float">
            <text:p>0.220768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03" calcext:value-type="float">
            <text:p>1.03</text:p>
          </table:table-cell>
          <table:table-cell office:value-type="float" office:value="4356.35" calcext:value-type="float">
            <text:p>4356.35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4015" calcext:value-type="float">
            <text:p>4015</text:p>
          </table:table-cell>
          <table:table-cell office:value-type="float" office:value="1788710704" calcext:value-type="float">
            <text:p>1788710704</text:p>
          </table:table-cell>
          <table:table-cell office:value-type="float" office:value="2386630844" calcext:value-type="float">
            <text:p>2386630844</text:p>
          </table:table-cell>
          <table:table-cell office:value-type="float" office:value="22315" calcext:value-type="float">
            <text:p>22315</text:p>
          </table:table-cell>
          <table:table-cell office:value-type="float" office:value="3634891" calcext:value-type="float">
            <text:p>3634891</text:p>
          </table:table-cell>
          <table:table-cell office:value-type="float" office:value="3472332" calcext:value-type="float">
            <text:p>3472332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471" calcext:value-type="float">
            <text:p>0.749471</text:p>
          </table:table-cell>
          <table:table-cell office:value-type="float" office:value="22315" calcext:value-type="float">
            <text:p>22315</text:p>
          </table:table-cell>
          <table:table-cell office:value-type="float" office:value="0.231706" calcext:value-type="float">
            <text:p>0.231706</text:p>
          </table:table-cell>
          <table:table-cell office:value-type="float" office:value="0.221344" calcext:value-type="float">
            <text:p>0.22134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5" calcext:value-type="float">
            <text:p>1.05</text:p>
          </table:table-cell>
          <table:table-cell office:value-type="float" office:value="20917.66" calcext:value-type="float">
            <text:p>20917.66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4016" calcext:value-type="float">
            <text:p>4016</text:p>
          </table:table-cell>
          <table:table-cell office:value-type="float" office:value="1796616864" calcext:value-type="float">
            <text:p>1796616864</text:p>
          </table:table-cell>
          <table:table-cell office:value-type="float" office:value="2408010003" calcext:value-type="float">
            <text:p>2408010003</text:p>
          </table:table-cell>
          <table:table-cell office:value-type="float" office:value="590419" calcext:value-type="float">
            <text:p>590419</text:p>
          </table:table-cell>
          <table:table-cell office:value-type="float" office:value="3624634" calcext:value-type="float">
            <text:p>3624634</text:p>
          </table:table-cell>
          <table:table-cell office:value-type="float" office:value="3494454" calcext:value-type="float">
            <text:p>3494454</text:p>
          </table:table-cell>
          <table:table-cell office:value-type="float" office:value="357" calcext:value-type="float">
            <text:p>3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1" calcext:value-type="float">
            <text:p>0.7461</text:p>
          </table:table-cell>
          <table:table-cell office:value-type="float" office:value="590419" calcext:value-type="float">
            <text:p>590419</text:p>
          </table:table-cell>
          <table:table-cell office:value-type="float" office:value="0.231052" calcext:value-type="float">
            <text:p>0.231052</text:p>
          </table:table-cell>
          <table:table-cell office:value-type="float" office:value="0.222754" calcext:value-type="float">
            <text:p>0.22275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04" calcext:value-type="float">
            <text:p>1.04</text:p>
          </table:table-cell>
          <table:table-cell office:value-type="float" office:value="9788.39" calcext:value-type="float">
            <text:p>9788.39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4016" calcext:value-type="float">
            <text:p>4016</text:p>
          </table:table-cell>
          <table:table-cell office:value-type="float" office:value="1800455030" calcext:value-type="float">
            <text:p>1800455030</text:p>
          </table:table-cell>
          <table:table-cell office:value-type="float" office:value="2407640762" calcext:value-type="float">
            <text:p>2407640762</text:p>
          </table:table-cell>
          <table:table-cell office:value-type="float" office:value="31101" calcext:value-type="float">
            <text:p>31101</text:p>
          </table:table-cell>
          <table:table-cell office:value-type="float" office:value="3604920" calcext:value-type="float">
            <text:p>3604920</text:p>
          </table:table-cell>
          <table:table-cell office:value-type="float" office:value="3498265" calcext:value-type="float">
            <text:p>3498265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09" calcext:value-type="float">
            <text:p>0.747809</text:p>
          </table:table-cell>
          <table:table-cell office:value-type="float" office:value="31101" calcext:value-type="float">
            <text:p>31101</text:p>
          </table:table-cell>
          <table:table-cell office:value-type="float" office:value="0.229796" calcext:value-type="float">
            <text:p>0.229796</text:p>
          </table:table-cell>
          <table:table-cell office:value-type="float" office:value="0.222997" calcext:value-type="float">
            <text:p>0.222997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03" calcext:value-type="float">
            <text:p>1.03</text:p>
          </table:table-cell>
          <table:table-cell office:value-type="float" office:value="6094.54" calcext:value-type="float">
            <text:p>6094.54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5020" calcext:value-type="float">
            <text:p>5020</text:p>
          </table:table-cell>
          <table:table-cell office:value-type="float" office:value="1836913434" calcext:value-type="float">
            <text:p>1836913434</text:p>
          </table:table-cell>
          <table:table-cell office:value-type="float" office:value="2458006672" calcext:value-type="float">
            <text:p>2458006672</text:p>
          </table:table-cell>
          <table:table-cell office:value-type="float" office:value="592182" calcext:value-type="float">
            <text:p>592182</text:p>
          </table:table-cell>
          <table:table-cell office:value-type="float" office:value="3688479" calcext:value-type="float">
            <text:p>3688479</text:p>
          </table:table-cell>
          <table:table-cell office:value-type="float" office:value="3569627" calcext:value-type="float">
            <text:p>3569627</text:p>
          </table:table-cell>
          <table:table-cell office:value-type="float" office:value="988" calcext:value-type="float">
            <text:p>9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18" calcext:value-type="float">
            <text:p>0.747318</text:p>
          </table:table-cell>
          <table:table-cell office:value-type="float" office:value="592182" calcext:value-type="float">
            <text:p>592182</text:p>
          </table:table-cell>
          <table:table-cell office:value-type="float" office:value="0.235122" calcext:value-type="float">
            <text:p>0.235122</text:p>
          </table:table-cell>
          <table:table-cell office:value-type="float" office:value="0.227546" calcext:value-type="float">
            <text:p>0.227546</text:p>
          </table:table-cell>
          <table:table-cell office:value-type="float" office:value="0.000063" calcext:value-type="float">
            <text:p>0.000063</text:p>
          </table:table-cell>
          <table:table-cell office:value-type="float" office:value="1.03" calcext:value-type="float">
            <text:p>1.03</text:p>
          </table:table-cell>
          <table:table-cell office:value-type="float" office:value="3612.98" calcext:value-type="float">
            <text:p>3612.98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5020" calcext:value-type="float">
            <text:p>5020</text:p>
          </table:table-cell>
          <table:table-cell office:value-type="float" office:value="1834787430" calcext:value-type="float">
            <text:p>1834787430</text:p>
          </table:table-cell>
          <table:table-cell office:value-type="float" office:value="2457248333" calcext:value-type="float">
            <text:p>2457248333</text:p>
          </table:table-cell>
          <table:table-cell office:value-type="float" office:value="30715" calcext:value-type="float">
            <text:p>30715</text:p>
          </table:table-cell>
          <table:table-cell office:value-type="float" office:value="3687507" calcext:value-type="float">
            <text:p>3687507</text:p>
          </table:table-cell>
          <table:table-cell office:value-type="float" office:value="3565384" calcext:value-type="float">
            <text:p>3565384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84" calcext:value-type="float">
            <text:p>0.746684</text:p>
          </table:table-cell>
          <table:table-cell office:value-type="float" office:value="30715" calcext:value-type="float">
            <text:p>30715</text:p>
          </table:table-cell>
          <table:table-cell office:value-type="float" office:value="0.23506" calcext:value-type="float">
            <text:p>0.23506</text:p>
          </table:table-cell>
          <table:table-cell office:value-type="float" office:value="0.227275" calcext:value-type="float">
            <text:p>0.22727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03" calcext:value-type="float">
            <text:p>1.03</text:p>
          </table:table-cell>
          <table:table-cell office:value-type="float" office:value="9768.18" calcext:value-type="float">
            <text:p>9768.18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5016" calcext:value-type="float">
            <text:p>5016</text:p>
          </table:table-cell>
          <table:table-cell office:value-type="float" office:value="1790634154" calcext:value-type="float">
            <text:p>1790634154</text:p>
          </table:table-cell>
          <table:table-cell office:value-type="float" office:value="2393077798" calcext:value-type="float">
            <text:p>2393077798</text:p>
          </table:table-cell>
          <table:table-cell office:value-type="float" office:value="589570" calcext:value-type="float">
            <text:p>589570</text:p>
          </table:table-cell>
          <table:table-cell office:value-type="float" office:value="3574715" calcext:value-type="float">
            <text:p>3574715</text:p>
          </table:table-cell>
          <table:table-cell office:value-type="float" office:value="3472626" calcext:value-type="float">
            <text:p>3472626</text:p>
          </table:table-cell>
          <table:table-cell office:value-type="float" office:value="597" calcext:value-type="float">
            <text:p>59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256" calcext:value-type="float">
            <text:p>0.748256</text:p>
          </table:table-cell>
          <table:table-cell office:value-type="float" office:value="589570" calcext:value-type="float">
            <text:p>589570</text:p>
          </table:table-cell>
          <table:table-cell office:value-type="float" office:value="0.228097" calcext:value-type="float">
            <text:p>0.228097</text:p>
          </table:table-cell>
          <table:table-cell office:value-type="float" office:value="0.221583" calcext:value-type="float">
            <text:p>0.22158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3" calcext:value-type="float">
            <text:p>1.03</text:p>
          </table:table-cell>
          <table:table-cell office:value-type="float" office:value="5816.79" calcext:value-type="float">
            <text:p>5816.79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5016" calcext:value-type="float">
            <text:p>5016</text:p>
          </table:table-cell>
          <table:table-cell office:value-type="float" office:value="1790079951" calcext:value-type="float">
            <text:p>1790079951</text:p>
          </table:table-cell>
          <table:table-cell office:value-type="float" office:value="2392350921" calcext:value-type="float">
            <text:p>2392350921</text:p>
          </table:table-cell>
          <table:table-cell office:value-type="float" office:value="30101" calcext:value-type="float">
            <text:p>30101</text:p>
          </table:table-cell>
          <table:table-cell office:value-type="float" office:value="3614828" calcext:value-type="float">
            <text:p>3614828</text:p>
          </table:table-cell>
          <table:table-cell office:value-type="float" office:value="3476450" calcext:value-type="float">
            <text:p>3476450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251" calcext:value-type="float">
            <text:p>0.748251</text:p>
          </table:table-cell>
          <table:table-cell office:value-type="float" office:value="30101" calcext:value-type="float">
            <text:p>30101</text:p>
          </table:table-cell>
          <table:table-cell office:value-type="float" office:value="0.230657" calcext:value-type="float">
            <text:p>0.230657</text:p>
          </table:table-cell>
          <table:table-cell office:value-type="float" office:value="0.221827" calcext:value-type="float">
            <text:p>0.221827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04" calcext:value-type="float">
            <text:p>1.04</text:p>
          </table:table-cell>
          <table:table-cell office:value-type="float" office:value="9848.3" calcext:value-type="float">
            <text:p>9848.3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5019" calcext:value-type="float">
            <text:p>5019</text:p>
          </table:table-cell>
          <table:table-cell office:value-type="float" office:value="1793205563" calcext:value-type="float">
            <text:p>1793205563</text:p>
          </table:table-cell>
          <table:table-cell office:value-type="float" office:value="2399269211" calcext:value-type="float">
            <text:p>2399269211</text:p>
          </table:table-cell>
          <table:table-cell office:value-type="float" office:value="594497" calcext:value-type="float">
            <text:p>594497</text:p>
          </table:table-cell>
          <table:table-cell office:value-type="float" office:value="3594435" calcext:value-type="float">
            <text:p>3594435</text:p>
          </table:table-cell>
          <table:table-cell office:value-type="float" office:value="3479981" calcext:value-type="float">
            <text:p>3479981</text:p>
          </table:table-cell>
          <table:table-cell office:value-type="float" office:value="688" calcext:value-type="float">
            <text:p>68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97" calcext:value-type="float">
            <text:p>0.747397</text:p>
          </table:table-cell>
          <table:table-cell office:value-type="float" office:value="594497" calcext:value-type="float">
            <text:p>594497</text:p>
          </table:table-cell>
          <table:table-cell office:value-type="float" office:value="0.229127" calcext:value-type="float">
            <text:p>0.229127</text:p>
          </table:table-cell>
          <table:table-cell office:value-type="float" office:value="0.221831" calcext:value-type="float">
            <text:p>0.22183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03" calcext:value-type="float">
            <text:p>1.03</text:p>
          </table:table-cell>
          <table:table-cell office:value-type="float" office:value="5058.11" calcext:value-type="float">
            <text:p>5058.11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5019" calcext:value-type="float">
            <text:p>5019</text:p>
          </table:table-cell>
          <table:table-cell office:value-type="float" office:value="1798052310" calcext:value-type="float">
            <text:p>1798052310</text:p>
          </table:table-cell>
          <table:table-cell office:value-type="float" office:value="2398280878" calcext:value-type="float">
            <text:p>2398280878</text:p>
          </table:table-cell>
          <table:table-cell office:value-type="float" office:value="22763" calcext:value-type="float">
            <text:p>22763</text:p>
          </table:table-cell>
          <table:table-cell office:value-type="float" office:value="3651220" calcext:value-type="float">
            <text:p>3651220</text:p>
          </table:table-cell>
          <table:table-cell office:value-type="float" office:value="3487818" calcext:value-type="float">
            <text:p>348781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725" calcext:value-type="float">
            <text:p>0.749725</text:p>
          </table:table-cell>
          <table:table-cell office:value-type="float" office:value="22763" calcext:value-type="float">
            <text:p>22763</text:p>
          </table:table-cell>
          <table:table-cell office:value-type="float" office:value="0.232747" calcext:value-type="float">
            <text:p>0.232747</text:p>
          </table:table-cell>
          <table:table-cell office:value-type="float" office:value="0.222331" calcext:value-type="float">
            <text:p>0.22233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5" calcext:value-type="float">
            <text:p>1.05</text:p>
          </table:table-cell>
          <table:table-cell office:value-type="float" office:value="15364.84" calcext:value-type="float">
            <text:p>15364.84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5020" calcext:value-type="float">
            <text:p>5020</text:p>
          </table:table-cell>
          <table:table-cell office:value-type="float" office:value="1799913336" calcext:value-type="float">
            <text:p>1799913336</text:p>
          </table:table-cell>
          <table:table-cell office:value-type="float" office:value="2410608526" calcext:value-type="float">
            <text:p>2410608526</text:p>
          </table:table-cell>
          <table:table-cell office:value-type="float" office:value="431361" calcext:value-type="float">
            <text:p>431361</text:p>
          </table:table-cell>
          <table:table-cell office:value-type="float" office:value="3635791" calcext:value-type="float">
            <text:p>3635791</text:p>
          </table:table-cell>
          <table:table-cell office:value-type="float" office:value="3496310" calcext:value-type="float">
            <text:p>3496310</text:p>
          </table:table-cell>
          <table:table-cell office:value-type="float" office:value="350" calcext:value-type="float">
            <text:p>3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63" calcext:value-type="float">
            <text:p>0.746663</text:p>
          </table:table-cell>
          <table:table-cell office:value-type="float" office:value="431361" calcext:value-type="float">
            <text:p>431361</text:p>
          </table:table-cell>
          <table:table-cell office:value-type="float" office:value="0.231764" calcext:value-type="float">
            <text:p>0.231764</text:p>
          </table:table-cell>
          <table:table-cell office:value-type="float" office:value="0.222872" calcext:value-type="float">
            <text:p>0.22287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4" calcext:value-type="float">
            <text:p>1.04</text:p>
          </table:table-cell>
          <table:table-cell office:value-type="float" office:value="9989.46" calcext:value-type="float">
            <text:p>9989.46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5020" calcext:value-type="float">
            <text:p>5020</text:p>
          </table:table-cell>
          <table:table-cell office:value-type="float" office:value="1802065751" calcext:value-type="float">
            <text:p>1802065751</text:p>
          </table:table-cell>
          <table:table-cell office:value-type="float" office:value="2409821955" calcext:value-type="float">
            <text:p>2409821955</text:p>
          </table:table-cell>
          <table:table-cell office:value-type="float" office:value="30750" calcext:value-type="float">
            <text:p>30750</text:p>
          </table:table-cell>
          <table:table-cell office:value-type="float" office:value="3606133" calcext:value-type="float">
            <text:p>3606133</text:p>
          </table:table-cell>
          <table:table-cell office:value-type="float" office:value="3502555" calcext:value-type="float">
            <text:p>3502555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" calcext:value-type="float">
            <text:p>0.7478</text:p>
          </table:table-cell>
          <table:table-cell office:value-type="float" office:value="30750" calcext:value-type="float">
            <text:p>30750</text:p>
          </table:table-cell>
          <table:table-cell office:value-type="float" office:value="0.229873" calcext:value-type="float">
            <text:p>0.229873</text:p>
          </table:table-cell>
          <table:table-cell office:value-type="float" office:value="0.22327" calcext:value-type="float">
            <text:p>0.22327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03" calcext:value-type="float">
            <text:p>1.03</text:p>
          </table:table-cell>
          <table:table-cell office:value-type="float" office:value="6310.91" calcext:value-type="float">
            <text:p>6310.91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6024" calcext:value-type="float">
            <text:p>6024</text:p>
          </table:table-cell>
          <table:table-cell office:value-type="float" office:value="1825630609" calcext:value-type="float">
            <text:p>1825630609</text:p>
          </table:table-cell>
          <table:table-cell office:value-type="float" office:value="2441442346" calcext:value-type="float">
            <text:p>2441442346</text:p>
          </table:table-cell>
          <table:table-cell office:value-type="float" office:value="479092" calcext:value-type="float">
            <text:p>479092</text:p>
          </table:table-cell>
          <table:table-cell office:value-type="float" office:value="3662892" calcext:value-type="float">
            <text:p>3662892</text:p>
          </table:table-cell>
          <table:table-cell office:value-type="float" office:value="3545281" calcext:value-type="float">
            <text:p>3545281</text:p>
          </table:table-cell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67" calcext:value-type="float">
            <text:p>0.747767</text:p>
          </table:table-cell>
          <table:table-cell office:value-type="float" office:value="479092" calcext:value-type="float">
            <text:p>479092</text:p>
          </table:table-cell>
          <table:table-cell office:value-type="float" office:value="0.233491" calcext:value-type="float">
            <text:p>0.233491</text:p>
          </table:table-cell>
          <table:table-cell office:value-type="float" office:value="0.225994" calcext:value-type="float">
            <text:p>0.225994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03" calcext:value-type="float">
            <text:p>1.03</text:p>
          </table:table-cell>
          <table:table-cell office:value-type="float" office:value="4562.78" calcext:value-type="float">
            <text:p>4562.78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6024" calcext:value-type="float">
            <text:p>6024</text:p>
          </table:table-cell>
          <table:table-cell office:value-type="float" office:value="1823864874" calcext:value-type="float">
            <text:p>1823864874</text:p>
          </table:table-cell>
          <table:table-cell office:value-type="float" office:value="2441088014" calcext:value-type="float">
            <text:p>2441088014</text:p>
          </table:table-cell>
          <table:table-cell office:value-type="float" office:value="31095" calcext:value-type="float">
            <text:p>31095</text:p>
          </table:table-cell>
          <table:table-cell office:value-type="float" office:value="3661871" calcext:value-type="float">
            <text:p>3661871</text:p>
          </table:table-cell>
          <table:table-cell office:value-type="float" office:value="3539884" calcext:value-type="float">
            <text:p>3539884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52" calcext:value-type="float">
            <text:p>0.747152</text:p>
          </table:table-cell>
          <table:table-cell office:value-type="float" office:value="31095" calcext:value-type="float">
            <text:p>31095</text:p>
          </table:table-cell>
          <table:table-cell office:value-type="float" office:value="0.233426" calcext:value-type="float">
            <text:p>0.233426</text:p>
          </table:table-cell>
          <table:table-cell office:value-type="float" office:value="0.22565" calcext:value-type="float">
            <text:p>0.2256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03" calcext:value-type="float">
            <text:p>1.03</text:p>
          </table:table-cell>
          <table:table-cell office:value-type="float" office:value="9943.49" calcext:value-type="float">
            <text:p>9943.49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6019" calcext:value-type="float">
            <text:p>6019</text:p>
          </table:table-cell>
          <table:table-cell office:value-type="float" office:value="1923243962" calcext:value-type="float">
            <text:p>1923243962</text:p>
          </table:table-cell>
          <table:table-cell office:value-type="float" office:value="2573361269" calcext:value-type="float">
            <text:p>2573361269</text:p>
          </table:table-cell>
          <table:table-cell office:value-type="float" office:value="593049" calcext:value-type="float">
            <text:p>593049</text:p>
          </table:table-cell>
          <table:table-cell office:value-type="float" office:value="3842254" calcext:value-type="float">
            <text:p>3842254</text:p>
          </table:table-cell>
          <table:table-cell office:value-type="float" office:value="3737261" calcext:value-type="float">
            <text:p>3737261</text:p>
          </table:table-cell>
          <table:table-cell office:value-type="float" office:value="1949" calcext:value-type="float">
            <text:p>19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66" calcext:value-type="float">
            <text:p>0.747366</text:p>
          </table:table-cell>
          <table:table-cell office:value-type="float" office:value="593049" calcext:value-type="float">
            <text:p>593049</text:p>
          </table:table-cell>
          <table:table-cell office:value-type="float" office:value="0.245169" calcext:value-type="float">
            <text:p>0.245169</text:p>
          </table:table-cell>
          <table:table-cell office:value-type="float" office:value="0.238469" calcext:value-type="float">
            <text:p>0.23846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1.03" calcext:value-type="float">
            <text:p>1.03</text:p>
          </table:table-cell>
          <table:table-cell office:value-type="float" office:value="1917.53" calcext:value-type="float">
            <text:p>1917.53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6019" calcext:value-type="float">
            <text:p>6019</text:p>
          </table:table-cell>
          <table:table-cell office:value-type="float" office:value="1922605587" calcext:value-type="float">
            <text:p>1922605587</text:p>
          </table:table-cell>
          <table:table-cell office:value-type="float" office:value="2573082554" calcext:value-type="float">
            <text:p>2573082554</text:p>
          </table:table-cell>
          <table:table-cell office:value-type="float" office:value="32804" calcext:value-type="float">
            <text:p>32804</text:p>
          </table:table-cell>
          <table:table-cell office:value-type="float" office:value="3885570" calcext:value-type="float">
            <text:p>3885570</text:p>
          </table:table-cell>
          <table:table-cell office:value-type="float" office:value="3737692" calcext:value-type="float">
            <text:p>3737692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99" calcext:value-type="float">
            <text:p>0.747199</text:p>
          </table:table-cell>
          <table:table-cell office:value-type="float" office:value="32804" calcext:value-type="float">
            <text:p>32804</text:p>
          </table:table-cell>
          <table:table-cell office:value-type="float" office:value="0.247933" calcext:value-type="float">
            <text:p>0.247933</text:p>
          </table:table-cell>
          <table:table-cell office:value-type="float" office:value="0.238497" calcext:value-type="float">
            <text:p>0.23849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4" calcext:value-type="float">
            <text:p>1.04</text:p>
          </table:table-cell>
          <table:table-cell office:value-type="float" office:value="10709.72" calcext:value-type="float">
            <text:p>10709.72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6023" calcext:value-type="float">
            <text:p>6023</text:p>
          </table:table-cell>
          <table:table-cell office:value-type="float" office:value="1849098684" calcext:value-type="float">
            <text:p>1849098684</text:p>
          </table:table-cell>
          <table:table-cell office:value-type="float" office:value="2479557883" calcext:value-type="float">
            <text:p>2479557883</text:p>
          </table:table-cell>
          <table:table-cell office:value-type="float" office:value="599190" calcext:value-type="float">
            <text:p>599190</text:p>
          </table:table-cell>
          <table:table-cell office:value-type="float" office:value="3712627" calcext:value-type="float">
            <text:p>3712627</text:p>
          </table:table-cell>
          <table:table-cell office:value-type="float" office:value="3596394" calcext:value-type="float">
            <text:p>3596394</text:p>
          </table:table-cell>
          <table:table-cell office:value-type="float" office:value="894" calcext:value-type="float">
            <text:p>89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737" calcext:value-type="float">
            <text:p>0.745737</text:p>
          </table:table-cell>
          <table:table-cell office:value-type="float" office:value="599190" calcext:value-type="float">
            <text:p>599190</text:p>
          </table:table-cell>
          <table:table-cell office:value-type="float" office:value="0.236661" calcext:value-type="float">
            <text:p>0.236661</text:p>
          </table:table-cell>
          <table:table-cell office:value-type="float" office:value="0.229252" calcext:value-type="float">
            <text:p>0.229252</text:p>
          </table:table-cell>
          <table:table-cell office:value-type="float" office:value="0.000057" calcext:value-type="float">
            <text:p>0.000057</text:p>
          </table:table-cell>
          <table:table-cell office:value-type="float" office:value="1.03" calcext:value-type="float">
            <text:p>1.03</text:p>
          </table:table-cell>
          <table:table-cell office:value-type="float" office:value="4022.81" calcext:value-type="float">
            <text:p>4022.81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6023" calcext:value-type="float">
            <text:p>6023</text:p>
          </table:table-cell>
          <table:table-cell office:value-type="float" office:value="1854624443" calcext:value-type="float">
            <text:p>1854624443</text:p>
          </table:table-cell>
          <table:table-cell office:value-type="float" office:value="2478689634" calcext:value-type="float">
            <text:p>2478689634</text:p>
          </table:table-cell>
          <table:table-cell office:value-type="float" office:value="23987" calcext:value-type="float">
            <text:p>23987</text:p>
          </table:table-cell>
          <table:table-cell office:value-type="float" office:value="3768501" calcext:value-type="float">
            <text:p>3768501</text:p>
          </table:table-cell>
          <table:table-cell office:value-type="float" office:value="3603955" calcext:value-type="float">
            <text:p>360395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228" calcext:value-type="float">
            <text:p>0.748228</text:p>
          </table:table-cell>
          <table:table-cell office:value-type="float" office:value="23987" calcext:value-type="float">
            <text:p>23987</text:p>
          </table:table-cell>
          <table:table-cell office:value-type="float" office:value="0.240223" calcext:value-type="float">
            <text:p>0.240223</text:p>
          </table:table-cell>
          <table:table-cell office:value-type="float" office:value="0.229734" calcext:value-type="float">
            <text:p>0.22973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.05" calcext:value-type="float">
            <text:p>1.05</text:p>
          </table:table-cell>
          <table:table-cell office:value-type="float" office:value="44493.27" calcext:value-type="float">
            <text:p>44493.27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6023" calcext:value-type="float">
            <text:p>6023</text:p>
          </table:table-cell>
          <table:table-cell office:value-type="float" office:value="1809244043" calcext:value-type="float">
            <text:p>1809244043</text:p>
          </table:table-cell>
          <table:table-cell office:value-type="float" office:value="2427294093" calcext:value-type="float">
            <text:p>2427294093</text:p>
          </table:table-cell>
          <table:table-cell office:value-type="float" office:value="595970" calcext:value-type="float">
            <text:p>595970</text:p>
          </table:table-cell>
          <table:table-cell office:value-type="float" office:value="3656747" calcext:value-type="float">
            <text:p>3656747</text:p>
          </table:table-cell>
          <table:table-cell office:value-type="float" office:value="3522221" calcext:value-type="float">
            <text:p>3522221</text:p>
          </table:table-cell>
          <table:table-cell office:value-type="float" office:value="817" calcext:value-type="float">
            <text:p>8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375" calcext:value-type="float">
            <text:p>0.745375</text:p>
          </table:table-cell>
          <table:table-cell office:value-type="float" office:value="595970" calcext:value-type="float">
            <text:p>595970</text:p>
          </table:table-cell>
          <table:table-cell office:value-type="float" office:value="0.233332" calcext:value-type="float">
            <text:p>0.233332</text:p>
          </table:table-cell>
          <table:table-cell office:value-type="float" office:value="0.224748" calcext:value-type="float">
            <text:p>0.224748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1.04" calcext:value-type="float">
            <text:p>1.04</text:p>
          </table:table-cell>
          <table:table-cell office:value-type="float" office:value="4311.16" calcext:value-type="float">
            <text:p>4311.16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6023" calcext:value-type="float">
            <text:p>6023</text:p>
          </table:table-cell>
          <table:table-cell office:value-type="float" office:value="1812761467" calcext:value-type="float">
            <text:p>1812761467</text:p>
          </table:table-cell>
          <table:table-cell office:value-type="float" office:value="2426751891" calcext:value-type="float">
            <text:p>2426751891</text:p>
          </table:table-cell>
          <table:table-cell office:value-type="float" office:value="31117" calcext:value-type="float">
            <text:p>31117</text:p>
          </table:table-cell>
          <table:table-cell office:value-type="float" office:value="3628640" calcext:value-type="float">
            <text:p>3628640</text:p>
          </table:table-cell>
          <table:table-cell office:value-type="float" office:value="3525774" calcext:value-type="float">
            <text:p>3525774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91" calcext:value-type="float">
            <text:p>0.746991</text:p>
          </table:table-cell>
          <table:table-cell office:value-type="float" office:value="31117" calcext:value-type="float">
            <text:p>31117</text:p>
          </table:table-cell>
          <table:table-cell office:value-type="float" office:value="0.231538" calcext:value-type="float">
            <text:p>0.231538</text:p>
          </table:table-cell>
          <table:table-cell office:value-type="float" office:value="0.224975" calcext:value-type="float">
            <text:p>0.224975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03" calcext:value-type="float">
            <text:p>1.03</text:p>
          </table:table-cell>
          <table:table-cell office:value-type="float" office:value="4738.94" calcext:value-type="float">
            <text:p>4738.94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7027" calcext:value-type="float">
            <text:p>7027</text:p>
          </table:table-cell>
          <table:table-cell office:value-type="float" office:value="1839938339" calcext:value-type="float">
            <text:p>1839938339</text:p>
          </table:table-cell>
          <table:table-cell office:value-type="float" office:value="2461486272" calcext:value-type="float">
            <text:p>2461486272</text:p>
          </table:table-cell>
          <table:table-cell office:value-type="float" office:value="589883" calcext:value-type="float">
            <text:p>589883</text:p>
          </table:table-cell>
          <table:table-cell office:value-type="float" office:value="3692577" calcext:value-type="float">
            <text:p>3692577</text:p>
          </table:table-cell>
          <table:table-cell office:value-type="float" office:value="3574053" calcext:value-type="float">
            <text:p>3574053</text:p>
          </table:table-cell>
          <table:table-cell office:value-type="float" office:value="696" calcext:value-type="float">
            <text:p>69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491" calcext:value-type="float">
            <text:p>0.747491</text:p>
          </table:table-cell>
          <table:table-cell office:value-type="float" office:value="589883" calcext:value-type="float">
            <text:p>589883</text:p>
          </table:table-cell>
          <table:table-cell office:value-type="float" office:value="0.235618" calcext:value-type="float">
            <text:p>0.235618</text:p>
          </table:table-cell>
          <table:table-cell office:value-type="float" office:value="0.228055" calcext:value-type="float">
            <text:p>0.228055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03" calcext:value-type="float">
            <text:p>1.03</text:p>
          </table:table-cell>
          <table:table-cell office:value-type="float" office:value="5135.13" calcext:value-type="float">
            <text:p>5135.13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7027" calcext:value-type="float">
            <text:p>7027</text:p>
          </table:table-cell>
          <table:table-cell office:value-type="float" office:value="1836428298" calcext:value-type="float">
            <text:p>1836428298</text:p>
          </table:table-cell>
          <table:table-cell office:value-type="float" office:value="2460616610" calcext:value-type="float">
            <text:p>2460616610</text:p>
          </table:table-cell>
          <table:table-cell office:value-type="float" office:value="31181" calcext:value-type="float">
            <text:p>31181</text:p>
          </table:table-cell>
          <table:table-cell office:value-type="float" office:value="3683113" calcext:value-type="float">
            <text:p>3683113</text:p>
          </table:table-cell>
          <table:table-cell office:value-type="float" office:value="3569225" calcext:value-type="float">
            <text:p>3569225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328" calcext:value-type="float">
            <text:p>0.746328</text:p>
          </table:table-cell>
          <table:table-cell office:value-type="float" office:value="31181" calcext:value-type="float">
            <text:p>31181</text:p>
          </table:table-cell>
          <table:table-cell office:value-type="float" office:value="0.235014" calcext:value-type="float">
            <text:p>0.235014</text:p>
          </table:table-cell>
          <table:table-cell office:value-type="float" office:value="0.227747" calcext:value-type="float">
            <text:p>0.22774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03" calcext:value-type="float">
            <text:p>1.03</text:p>
          </table:table-cell>
          <table:table-cell office:value-type="float" office:value="9058.95" calcext:value-type="float">
            <text:p>9058.95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7023" calcext:value-type="float">
            <text:p>7023</text:p>
          </table:table-cell>
          <table:table-cell office:value-type="float" office:value="1793930455" calcext:value-type="float">
            <text:p>1793930455</text:p>
          </table:table-cell>
          <table:table-cell office:value-type="float" office:value="2394334955" calcext:value-type="float">
            <text:p>2394334955</text:p>
          </table:table-cell>
          <table:table-cell office:value-type="float" office:value="587529" calcext:value-type="float">
            <text:p>587529</text:p>
          </table:table-cell>
          <table:table-cell office:value-type="float" office:value="3573682" calcext:value-type="float">
            <text:p>3573682</text:p>
          </table:table-cell>
          <table:table-cell office:value-type="float" office:value="3475256" calcext:value-type="float">
            <text:p>3475256</text:p>
          </table:table-cell>
          <table:table-cell office:value-type="float" office:value="628" calcext:value-type="float">
            <text:p>6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24" calcext:value-type="float">
            <text:p>0.74924</text:p>
          </table:table-cell>
          <table:table-cell office:value-type="float" office:value="587529" calcext:value-type="float">
            <text:p>587529</text:p>
          </table:table-cell>
          <table:table-cell office:value-type="float" office:value="0.227804" calcext:value-type="float">
            <text:p>0.227804</text:p>
          </table:table-cell>
          <table:table-cell office:value-type="float" office:value="0.22153" calcext:value-type="float">
            <text:p>0.2215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03" calcext:value-type="float">
            <text:p>1.03</text:p>
          </table:table-cell>
          <table:table-cell office:value-type="float" office:value="5533.85" calcext:value-type="float">
            <text:p>5533.85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7023" calcext:value-type="float">
            <text:p>7023</text:p>
          </table:table-cell>
          <table:table-cell office:value-type="float" office:value="1790632724" calcext:value-type="float">
            <text:p>1790632724</text:p>
          </table:table-cell>
          <table:table-cell office:value-type="float" office:value="2393933532" calcext:value-type="float">
            <text:p>2393933532</text:p>
          </table:table-cell>
          <table:table-cell office:value-type="float" office:value="30662" calcext:value-type="float">
            <text:p>30662</text:p>
          </table:table-cell>
          <table:table-cell office:value-type="float" office:value="3616223" calcext:value-type="float">
            <text:p>3616223</text:p>
          </table:table-cell>
          <table:table-cell office:value-type="float" office:value="3477242" calcext:value-type="float">
            <text:p>347724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988" calcext:value-type="float">
            <text:p>0.747988</text:p>
          </table:table-cell>
          <table:table-cell office:value-type="float" office:value="30662" calcext:value-type="float">
            <text:p>30662</text:p>
          </table:table-cell>
          <table:table-cell office:value-type="float" office:value="0.230516" calcext:value-type="float">
            <text:p>0.230516</text:p>
          </table:table-cell>
          <table:table-cell office:value-type="float" office:value="0.221657" calcext:value-type="float">
            <text:p>0.22165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.04" calcext:value-type="float">
            <text:p>1.04</text:p>
          </table:table-cell>
          <table:table-cell office:value-type="float" office:value="66870.04" calcext:value-type="float">
            <text:p>66870.04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7027" calcext:value-type="float">
            <text:p>7027</text:p>
          </table:table-cell>
          <table:table-cell office:value-type="float" office:value="1779715809" calcext:value-type="float">
            <text:p>1779715809</text:p>
          </table:table-cell>
          <table:table-cell office:value-type="float" office:value="2387698499" calcext:value-type="float">
            <text:p>2387698499</text:p>
          </table:table-cell>
          <table:table-cell office:value-type="float" office:value="594908" calcext:value-type="float">
            <text:p>594908</text:p>
          </table:table-cell>
          <table:table-cell office:value-type="float" office:value="3574234" calcext:value-type="float">
            <text:p>3574234</text:p>
          </table:table-cell>
          <table:table-cell office:value-type="float" office:value="3464010" calcext:value-type="float">
            <text:p>3464010</text:p>
          </table:table-cell>
          <table:table-cell office:value-type="float" office:value="761" calcext:value-type="float">
            <text:p>76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369" calcext:value-type="float">
            <text:p>0.745369</text:p>
          </table:table-cell>
          <table:table-cell office:value-type="float" office:value="594908" calcext:value-type="float">
            <text:p>594908</text:p>
          </table:table-cell>
          <table:table-cell office:value-type="float" office:value="0.22784" calcext:value-type="float">
            <text:p>0.22784</text:p>
          </table:table-cell>
          <table:table-cell office:value-type="float" office:value="0.220813" calcext:value-type="float">
            <text:p>0.220813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03" calcext:value-type="float">
            <text:p>1.03</text:p>
          </table:table-cell>
          <table:table-cell office:value-type="float" office:value="4551.92" calcext:value-type="float">
            <text:p>4551.92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7027" calcext:value-type="float">
            <text:p>7027</text:p>
          </table:table-cell>
          <table:table-cell office:value-type="float" office:value="1787930501" calcext:value-type="float">
            <text:p>1787930501</text:p>
          </table:table-cell>
          <table:table-cell office:value-type="float" office:value="2387245236" calcext:value-type="float">
            <text:p>2387245236</text:p>
          </table:table-cell>
          <table:table-cell office:value-type="float" office:value="22920" calcext:value-type="float">
            <text:p>22920</text:p>
          </table:table-cell>
          <table:table-cell office:value-type="float" office:value="3636229" calcext:value-type="float">
            <text:p>3636229</text:p>
          </table:table-cell>
          <table:table-cell office:value-type="float" office:value="3469639" calcext:value-type="float">
            <text:p>3469639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951" calcext:value-type="float">
            <text:p>0.748951</text:p>
          </table:table-cell>
          <table:table-cell office:value-type="float" office:value="22920" calcext:value-type="float">
            <text:p>22920</text:p>
          </table:table-cell>
          <table:table-cell office:value-type="float" office:value="0.231791" calcext:value-type="float">
            <text:p>0.231791</text:p>
          </table:table-cell>
          <table:table-cell office:value-type="float" office:value="0.221172" calcext:value-type="float">
            <text:p>0.22117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05" calcext:value-type="float">
            <text:p>1.05</text:p>
          </table:table-cell>
          <table:table-cell office:value-type="float" office:value="21821.63" calcext:value-type="float">
            <text:p>21821.6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7026" calcext:value-type="float">
            <text:p>7026</text:p>
          </table:table-cell>
          <table:table-cell office:value-type="float" office:value="1757710846" calcext:value-type="float">
            <text:p>1757710846</text:p>
          </table:table-cell>
          <table:table-cell office:value-type="float" office:value="2354773158" calcext:value-type="float">
            <text:p>2354773158</text:p>
          </table:table-cell>
          <table:table-cell office:value-type="float" office:value="589266" calcext:value-type="float">
            <text:p>589266</text:p>
          </table:table-cell>
          <table:table-cell office:value-type="float" office:value="3542905" calcext:value-type="float">
            <text:p>3542905</text:p>
          </table:table-cell>
          <table:table-cell office:value-type="float" office:value="3417173" calcext:value-type="float">
            <text:p>3417173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46" calcext:value-type="float">
            <text:p>0.746446</text:p>
          </table:table-cell>
          <table:table-cell office:value-type="float" office:value="589266" calcext:value-type="float">
            <text:p>589266</text:p>
          </table:table-cell>
          <table:table-cell office:value-type="float" office:value="0.226068" calcext:value-type="float">
            <text:p>0.226068</text:p>
          </table:table-cell>
          <table:table-cell office:value-type="float" office:value="0.218045" calcext:value-type="float">
            <text:p>0.218045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4" calcext:value-type="float">
            <text:p>1.04</text:p>
          </table:table-cell>
          <table:table-cell office:value-type="float" office:value="12563.14" calcext:value-type="float">
            <text:p>12563.14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7026" calcext:value-type="float">
            <text:p>7026</text:p>
          </table:table-cell>
          <table:table-cell office:value-type="float" office:value="1761371208" calcext:value-type="float">
            <text:p>1761371208</text:p>
          </table:table-cell>
          <table:table-cell office:value-type="float" office:value="2354490193" calcext:value-type="float">
            <text:p>2354490193</text:p>
          </table:table-cell>
          <table:table-cell office:value-type="float" office:value="30878" calcext:value-type="float">
            <text:p>30878</text:p>
          </table:table-cell>
          <table:table-cell office:value-type="float" office:value="3524282" calcext:value-type="float">
            <text:p>3524282</text:p>
          </table:table-cell>
          <table:table-cell office:value-type="float" office:value="3419489" calcext:value-type="float">
            <text:p>3419489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09" calcext:value-type="float">
            <text:p>0.74809</text:p>
          </table:table-cell>
          <table:table-cell office:value-type="float" office:value="30878" calcext:value-type="float">
            <text:p>30878</text:p>
          </table:table-cell>
          <table:table-cell office:value-type="float" office:value="0.224879" calcext:value-type="float">
            <text:p>0.224879</text:p>
          </table:table-cell>
          <table:table-cell office:value-type="float" office:value="0.218193" calcext:value-type="float">
            <text:p>0.218193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03" calcext:value-type="float">
            <text:p>1.03</text:p>
          </table:table-cell>
          <table:table-cell office:value-type="float" office:value="6332.39" calcext:value-type="float">
            <text:p>6332.39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8030" calcext:value-type="float">
            <text:p>8030</text:p>
          </table:table-cell>
          <table:table-cell office:value-type="float" office:value="1844337223" calcext:value-type="float">
            <text:p>1844337223</text:p>
          </table:table-cell>
          <table:table-cell office:value-type="float" office:value="2466891780" calcext:value-type="float">
            <text:p>2466891780</text:p>
          </table:table-cell>
          <table:table-cell office:value-type="float" office:value="587667" calcext:value-type="float">
            <text:p>587667</text:p>
          </table:table-cell>
          <table:table-cell office:value-type="float" office:value="3700049" calcext:value-type="float">
            <text:p>3700049</text:p>
          </table:table-cell>
          <table:table-cell office:value-type="float" office:value="3582108" calcext:value-type="float">
            <text:p>3582108</text:p>
          </table:table-cell>
          <table:table-cell office:value-type="float" office:value="733" calcext:value-type="float">
            <text:p>7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36" calcext:value-type="float">
            <text:p>0.747636</text:p>
          </table:table-cell>
          <table:table-cell office:value-type="float" office:value="587667" calcext:value-type="float">
            <text:p>587667</text:p>
          </table:table-cell>
          <table:table-cell office:value-type="float" office:value="0.236095" calcext:value-type="float">
            <text:p>0.236095</text:p>
          </table:table-cell>
          <table:table-cell office:value-type="float" office:value="0.228569" calcext:value-type="float">
            <text:p>0.228569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03" calcext:value-type="float">
            <text:p>1.03</text:p>
          </table:table-cell>
          <table:table-cell office:value-type="float" office:value="4886.91" calcext:value-type="float">
            <text:p>4886.91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8030" calcext:value-type="float">
            <text:p>8030</text:p>
          </table:table-cell>
          <table:table-cell office:value-type="float" office:value="1838370854" calcext:value-type="float">
            <text:p>1838370854</text:p>
          </table:table-cell>
          <table:table-cell office:value-type="float" office:value="2466417200" calcext:value-type="float">
            <text:p>2466417200</text:p>
          </table:table-cell>
          <table:table-cell office:value-type="float" office:value="31695" calcext:value-type="float">
            <text:p>31695</text:p>
          </table:table-cell>
          <table:table-cell office:value-type="float" office:value="3700488" calcext:value-type="float">
            <text:p>3700488</text:p>
          </table:table-cell>
          <table:table-cell office:value-type="float" office:value="3578103" calcext:value-type="float">
            <text:p>3578103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361" calcext:value-type="float">
            <text:p>0.745361</text:p>
          </table:table-cell>
          <table:table-cell office:value-type="float" office:value="31695" calcext:value-type="float">
            <text:p>31695</text:p>
          </table:table-cell>
          <table:table-cell office:value-type="float" office:value="0.236123" calcext:value-type="float">
            <text:p>0.236123</text:p>
          </table:table-cell>
          <table:table-cell office:value-type="float" office:value="0.228314" calcext:value-type="float">
            <text:p>0.2283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03" calcext:value-type="float">
            <text:p>1.03</text:p>
          </table:table-cell>
          <table:table-cell office:value-type="float" office:value="7694.85" calcext:value-type="float">
            <text:p>7694.85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8027" calcext:value-type="float">
            <text:p>8027</text:p>
          </table:table-cell>
          <table:table-cell office:value-type="float" office:value="1783933693" calcext:value-type="float">
            <text:p>1783933693</text:p>
          </table:table-cell>
          <table:table-cell office:value-type="float" office:value="2386419151" calcext:value-type="float">
            <text:p>2386419151</text:p>
          </table:table-cell>
          <table:table-cell office:value-type="float" office:value="583824" calcext:value-type="float">
            <text:p>583824</text:p>
          </table:table-cell>
          <table:table-cell office:value-type="float" office:value="3563832" calcext:value-type="float">
            <text:p>3563832</text:p>
          </table:table-cell>
          <table:table-cell office:value-type="float" office:value="3464156" calcext:value-type="float">
            <text:p>3464156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36" calcext:value-type="float">
            <text:p>0.747536</text:p>
          </table:table-cell>
          <table:table-cell office:value-type="float" office:value="583824" calcext:value-type="float">
            <text:p>583824</text:p>
          </table:table-cell>
          <table:table-cell office:value-type="float" office:value="0.227177" calcext:value-type="float">
            <text:p>0.227177</text:p>
          </table:table-cell>
          <table:table-cell office:value-type="float" office:value="0.220823" calcext:value-type="float">
            <text:p>0.22082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03" calcext:value-type="float">
            <text:p>1.03</text:p>
          </table:table-cell>
          <table:table-cell office:value-type="float" office:value="6109.62" calcext:value-type="float">
            <text:p>6109.62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8027" calcext:value-type="float">
            <text:p>8027</text:p>
          </table:table-cell>
          <table:table-cell office:value-type="float" office:value="1781911544" calcext:value-type="float">
            <text:p>1781911544</text:p>
          </table:table-cell>
          <table:table-cell office:value-type="float" office:value="2386153399" calcext:value-type="float">
            <text:p>2386153399</text:p>
          </table:table-cell>
          <table:table-cell office:value-type="float" office:value="30723" calcext:value-type="float">
            <text:p>30723</text:p>
          </table:table-cell>
          <table:table-cell office:value-type="float" office:value="3601953" calcext:value-type="float">
            <text:p>3601953</text:p>
          </table:table-cell>
          <table:table-cell office:value-type="float" office:value="3464097" calcext:value-type="float">
            <text:p>346409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772" calcext:value-type="float">
            <text:p>0.746772</text:p>
          </table:table-cell>
          <table:table-cell office:value-type="float" office:value="30723" calcext:value-type="float">
            <text:p>30723</text:p>
          </table:table-cell>
          <table:table-cell office:value-type="float" office:value="0.229607" calcext:value-type="float">
            <text:p>0.229607</text:p>
          </table:table-cell>
          <table:table-cell office:value-type="float" office:value="0.220819" calcext:value-type="float">
            <text:p>0.220819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.04" calcext:value-type="float">
            <text:p>1.04</text:p>
          </table:table-cell>
          <table:table-cell office:value-type="float" office:value="82478.5" calcext:value-type="float">
            <text:p>82478.5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8030" calcext:value-type="float">
            <text:p>8030</text:p>
          </table:table-cell>
          <table:table-cell office:value-type="float" office:value="1785698167" calcext:value-type="float">
            <text:p>1785698167</text:p>
          </table:table-cell>
          <table:table-cell office:value-type="float" office:value="2395679048" calcext:value-type="float">
            <text:p>2395679048</text:p>
          </table:table-cell>
          <table:table-cell office:value-type="float" office:value="596716" calcext:value-type="float">
            <text:p>596716</text:p>
          </table:table-cell>
          <table:table-cell office:value-type="float" office:value="3586320" calcext:value-type="float">
            <text:p>3586320</text:p>
          </table:table-cell>
          <table:table-cell office:value-type="float" office:value="3474863" calcext:value-type="float">
            <text:p>3474863</text:p>
          </table:table-cell>
          <table:table-cell office:value-type="float" office:value="642" calcext:value-type="float">
            <text:p>64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383" calcext:value-type="float">
            <text:p>0.745383</text:p>
          </table:table-cell>
          <table:table-cell office:value-type="float" office:value="596716" calcext:value-type="float">
            <text:p>596716</text:p>
          </table:table-cell>
          <table:table-cell office:value-type="float" office:value="0.228838" calcext:value-type="float">
            <text:p>0.228838</text:p>
          </table:table-cell>
          <table:table-cell office:value-type="float" office:value="0.221726" calcext:value-type="float">
            <text:p>0.221726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1.03" calcext:value-type="float">
            <text:p>1.03</text:p>
          </table:table-cell>
          <table:table-cell office:value-type="float" office:value="5412.56" calcext:value-type="float">
            <text:p>5412.56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8030" calcext:value-type="float">
            <text:p>8030</text:p>
          </table:table-cell>
          <table:table-cell office:value-type="float" office:value="1791120312" calcext:value-type="float">
            <text:p>1791120312</text:p>
          </table:table-cell>
          <table:table-cell office:value-type="float" office:value="2394730857" calcext:value-type="float">
            <text:p>2394730857</text:p>
          </table:table-cell>
          <table:table-cell office:value-type="float" office:value="22271" calcext:value-type="float">
            <text:p>22271</text:p>
          </table:table-cell>
          <table:table-cell office:value-type="float" office:value="3642551" calcext:value-type="float">
            <text:p>3642551</text:p>
          </table:table-cell>
          <table:table-cell office:value-type="float" office:value="3481996" calcext:value-type="float">
            <text:p>3481996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942" calcext:value-type="float">
            <text:p>0.747942</text:p>
          </table:table-cell>
          <table:table-cell office:value-type="float" office:value="22271" calcext:value-type="float">
            <text:p>22271</text:p>
          </table:table-cell>
          <table:table-cell office:value-type="float" office:value="0.232426" calcext:value-type="float">
            <text:p>0.232426</text:p>
          </table:table-cell>
          <table:table-cell office:value-type="float" office:value="0.222181" calcext:value-type="float">
            <text:p>0.2221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.05" calcext:value-type="float">
            <text:p>1.05</text:p>
          </table:table-cell>
          <table:table-cell office:value-type="float" office:value="18620.3" calcext:value-type="float">
            <text:p>18620.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8029" calcext:value-type="float">
            <text:p>8029</text:p>
          </table:table-cell>
          <table:table-cell office:value-type="float" office:value="1765652860" calcext:value-type="float">
            <text:p>1765652860</text:p>
          </table:table-cell>
          <table:table-cell office:value-type="float" office:value="2363527311" calcext:value-type="float">
            <text:p>2363527311</text:p>
          </table:table-cell>
          <table:table-cell office:value-type="float" office:value="588914" calcext:value-type="float">
            <text:p>588914</text:p>
          </table:table-cell>
          <table:table-cell office:value-type="float" office:value="3560806" calcext:value-type="float">
            <text:p>3560806</text:p>
          </table:table-cell>
          <table:table-cell office:value-type="float" office:value="3429061" calcext:value-type="float">
            <text:p>3429061</text:p>
          </table:table-cell>
          <table:table-cell office:value-type="float" office:value="397" calcext:value-type="float">
            <text:p>39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41" calcext:value-type="float">
            <text:p>0.747041</text:p>
          </table:table-cell>
          <table:table-cell office:value-type="float" office:value="588914" calcext:value-type="float">
            <text:p>588914</text:p>
          </table:table-cell>
          <table:table-cell office:value-type="float" office:value="0.22721" calcext:value-type="float">
            <text:p>0.22721</text:p>
          </table:table-cell>
          <table:table-cell office:value-type="float" office:value="0.218803" calcext:value-type="float">
            <text:p>0.218803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04" calcext:value-type="float">
            <text:p>1.04</text:p>
          </table:table-cell>
          <table:table-cell office:value-type="float" office:value="8637.43" calcext:value-type="float">
            <text:p>8637.43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8029" calcext:value-type="float">
            <text:p>8029</text:p>
          </table:table-cell>
          <table:table-cell office:value-type="float" office:value="1766531436" calcext:value-type="float">
            <text:p>1766531436</text:p>
          </table:table-cell>
          <table:table-cell office:value-type="float" office:value="2362930555" calcext:value-type="float">
            <text:p>2362930555</text:p>
          </table:table-cell>
          <table:table-cell office:value-type="float" office:value="29842" calcext:value-type="float">
            <text:p>29842</text:p>
          </table:table-cell>
          <table:table-cell office:value-type="float" office:value="3537757" calcext:value-type="float">
            <text:p>3537757</text:p>
          </table:table-cell>
          <table:table-cell office:value-type="float" office:value="3433268" calcext:value-type="float">
            <text:p>3433268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02" calcext:value-type="float">
            <text:p>0.747602</text:p>
          </table:table-cell>
          <table:table-cell office:value-type="float" office:value="29842" calcext:value-type="float">
            <text:p>29842</text:p>
          </table:table-cell>
          <table:table-cell office:value-type="float" office:value="0.225739" calcext:value-type="float">
            <text:p>0.225739</text:p>
          </table:table-cell>
          <table:table-cell office:value-type="float" office:value="0.219072" calcext:value-type="float">
            <text:p>0.21907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03" calcext:value-type="float">
            <text:p>1.03</text:p>
          </table:table-cell>
          <table:table-cell office:value-type="float" office:value="4722.51" calcext:value-type="float">
            <text:p>4722.51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9034" calcext:value-type="float">
            <text:p>9034</text:p>
          </table:table-cell>
          <table:table-cell office:value-type="float" office:value="1841848466" calcext:value-type="float">
            <text:p>1841848466</text:p>
          </table:table-cell>
          <table:table-cell office:value-type="float" office:value="2468357472" calcext:value-type="float">
            <text:p>2468357472</text:p>
          </table:table-cell>
          <table:table-cell office:value-type="float" office:value="586813" calcext:value-type="float">
            <text:p>586813</text:p>
          </table:table-cell>
          <table:table-cell office:value-type="float" office:value="3703728" calcext:value-type="float">
            <text:p>3703728</text:p>
          </table:table-cell>
          <table:table-cell office:value-type="float" office:value="3585555" calcext:value-type="float">
            <text:p>3585555</text:p>
          </table:table-cell>
          <table:table-cell office:value-type="float" office:value="720" calcext:value-type="float">
            <text:p>7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184" calcext:value-type="float">
            <text:p>0.746184</text:p>
          </table:table-cell>
          <table:table-cell office:value-type="float" office:value="586813" calcext:value-type="float">
            <text:p>586813</text:p>
          </table:table-cell>
          <table:table-cell office:value-type="float" office:value="0.236094" calcext:value-type="float">
            <text:p>0.236094</text:p>
          </table:table-cell>
          <table:table-cell office:value-type="float" office:value="0.228561" calcext:value-type="float">
            <text:p>0.228561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03" calcext:value-type="float">
            <text:p>1.03</text:p>
          </table:table-cell>
          <table:table-cell office:value-type="float" office:value="4979.94" calcext:value-type="float">
            <text:p>4979.94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9034" calcext:value-type="float">
            <text:p>9034</text:p>
          </table:table-cell>
          <table:table-cell office:value-type="float" office:value="1844151988" calcext:value-type="float">
            <text:p>1844151988</text:p>
          </table:table-cell>
          <table:table-cell office:value-type="float" office:value="2467685193" calcext:value-type="float">
            <text:p>2467685193</text:p>
          </table:table-cell>
          <table:table-cell office:value-type="float" office:value="31245" calcext:value-type="float">
            <text:p>31245</text:p>
          </table:table-cell>
          <table:table-cell office:value-type="float" office:value="3699416" calcext:value-type="float">
            <text:p>3699416</text:p>
          </table:table-cell>
          <table:table-cell office:value-type="float" office:value="3578211" calcext:value-type="float">
            <text:p>3578211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21" calcext:value-type="float">
            <text:p>0.747321</text:p>
          </table:table-cell>
          <table:table-cell office:value-type="float" office:value="31245" calcext:value-type="float">
            <text:p>31245</text:p>
          </table:table-cell>
          <table:table-cell office:value-type="float" office:value="0.235819" calcext:value-type="float">
            <text:p>0.235819</text:p>
          </table:table-cell>
          <table:table-cell office:value-type="float" office:value="0.228093" calcext:value-type="float">
            <text:p>0.22809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3" calcext:value-type="float">
            <text:p>1.03</text:p>
          </table:table-cell>
          <table:table-cell office:value-type="float" office:value="10341.65" calcext:value-type="float">
            <text:p>10341.65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9031" calcext:value-type="float">
            <text:p>9031</text:p>
          </table:table-cell>
          <table:table-cell office:value-type="float" office:value="1790681175" calcext:value-type="float">
            <text:p>1790681175</text:p>
          </table:table-cell>
          <table:table-cell office:value-type="float" office:value="2395514693" calcext:value-type="float">
            <text:p>2395514693</text:p>
          </table:table-cell>
          <table:table-cell office:value-type="float" office:value="583434" calcext:value-type="float">
            <text:p>583434</text:p>
          </table:table-cell>
          <table:table-cell office:value-type="float" office:value="3576630" calcext:value-type="float">
            <text:p>3576630</text:p>
          </table:table-cell>
          <table:table-cell office:value-type="float" office:value="3476754" calcext:value-type="float">
            <text:p>3476754</text:p>
          </table:table-cell>
          <table:table-cell office:value-type="float" office:value="570" calcext:value-type="float">
            <text:p>5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14" calcext:value-type="float">
            <text:p>0.747514</text:p>
          </table:table-cell>
          <table:table-cell office:value-type="float" office:value="583434" calcext:value-type="float">
            <text:p>583434</text:p>
          </table:table-cell>
          <table:table-cell office:value-type="float" office:value="0.227992" calcext:value-type="float">
            <text:p>0.227992</text:p>
          </table:table-cell>
          <table:table-cell office:value-type="float" office:value="0.221626" calcext:value-type="float">
            <text:p>0.221626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03" calcext:value-type="float">
            <text:p>1.03</text:p>
          </table:table-cell>
          <table:table-cell office:value-type="float" office:value="6099.57" calcext:value-type="float">
            <text:p>6099.57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9031" calcext:value-type="float">
            <text:p>9031</text:p>
          </table:table-cell>
          <table:table-cell office:value-type="float" office:value="1786584338" calcext:value-type="float">
            <text:p>1786584338</text:p>
          </table:table-cell>
          <table:table-cell office:value-type="float" office:value="2395167139" calcext:value-type="float">
            <text:p>2395167139</text:p>
          </table:table-cell>
          <table:table-cell office:value-type="float" office:value="31289" calcext:value-type="float">
            <text:p>31289</text:p>
          </table:table-cell>
          <table:table-cell office:value-type="float" office:value="3614157" calcext:value-type="float">
            <text:p>3614157</text:p>
          </table:table-cell>
          <table:table-cell office:value-type="float" office:value="3479301" calcext:value-type="float">
            <text:p>3479301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912" calcext:value-type="float">
            <text:p>0.745912</text:p>
          </table:table-cell>
          <table:table-cell office:value-type="float" office:value="31289" calcext:value-type="float">
            <text:p>31289</text:p>
          </table:table-cell>
          <table:table-cell office:value-type="float" office:value="0.230385" calcext:value-type="float">
            <text:p>0.230385</text:p>
          </table:table-cell>
          <table:table-cell office:value-type="float" office:value="0.221788" calcext:value-type="float">
            <text:p>0.221788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4" calcext:value-type="float">
            <text:p>1.04</text:p>
          </table:table-cell>
          <table:table-cell office:value-type="float" office:value="11834.36" calcext:value-type="float">
            <text:p>11834.36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9033" calcext:value-type="float">
            <text:p>9033</text:p>
          </table:table-cell>
          <table:table-cell office:value-type="float" office:value="1787459532" calcext:value-type="float">
            <text:p>1787459532</text:p>
          </table:table-cell>
          <table:table-cell office:value-type="float" office:value="2395204976" calcext:value-type="float">
            <text:p>2395204976</text:p>
          </table:table-cell>
          <table:table-cell office:value-type="float" office:value="590697" calcext:value-type="float">
            <text:p>590697</text:p>
          </table:table-cell>
          <table:table-cell office:value-type="float" office:value="3587573" calcext:value-type="float">
            <text:p>3587573</text:p>
          </table:table-cell>
          <table:table-cell office:value-type="float" office:value="3475821" calcext:value-type="float">
            <text:p>3475821</text:p>
          </table:table-cell>
          <table:table-cell office:value-type="float" office:value="744" calcext:value-type="float">
            <text:p>7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266" calcext:value-type="float">
            <text:p>0.746266</text:p>
          </table:table-cell>
          <table:table-cell office:value-type="float" office:value="590697" calcext:value-type="float">
            <text:p>590697</text:p>
          </table:table-cell>
          <table:table-cell office:value-type="float" office:value="0.228918" calcext:value-type="float">
            <text:p>0.228918</text:p>
          </table:table-cell>
          <table:table-cell office:value-type="float" office:value="0.221787" calcext:value-type="float">
            <text:p>0.221787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03" calcext:value-type="float">
            <text:p>1.03</text:p>
          </table:table-cell>
          <table:table-cell office:value-type="float" office:value="4671.8" calcext:value-type="float">
            <text:p>4671.8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9033" calcext:value-type="float">
            <text:p>9033</text:p>
          </table:table-cell>
          <table:table-cell office:value-type="float" office:value="1795395147" calcext:value-type="float">
            <text:p>1795395147</text:p>
          </table:table-cell>
          <table:table-cell office:value-type="float" office:value="2394840311" calcext:value-type="float">
            <text:p>2394840311</text:p>
          </table:table-cell>
          <table:table-cell office:value-type="float" office:value="23073" calcext:value-type="float">
            <text:p>23073</text:p>
          </table:table-cell>
          <table:table-cell office:value-type="float" office:value="3650420" calcext:value-type="float">
            <text:p>3650420</text:p>
          </table:table-cell>
          <table:table-cell office:value-type="float" office:value="3481605" calcext:value-type="float">
            <text:p>34816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693" calcext:value-type="float">
            <text:p>0.749693</text:p>
          </table:table-cell>
          <table:table-cell office:value-type="float" office:value="23073" calcext:value-type="float">
            <text:p>23073</text:p>
          </table:table-cell>
          <table:table-cell office:value-type="float" office:value="0.232928" calcext:value-type="float">
            <text:p>0.232928</text:p>
          </table:table-cell>
          <table:table-cell office:value-type="float" office:value="0.222156" calcext:value-type="float">
            <text:p>0.22215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.05" calcext:value-type="float">
            <text:p>1.05</text:p>
          </table:table-cell>
          <table:table-cell office:value-type="float" office:value="69632.1" calcext:value-type="float">
            <text:p>69632.1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9033" calcext:value-type="float">
            <text:p>9033</text:p>
          </table:table-cell>
          <table:table-cell office:value-type="float" office:value="1762538675" calcext:value-type="float">
            <text:p>1762538675</text:p>
          </table:table-cell>
          <table:table-cell office:value-type="float" office:value="2357147628" calcext:value-type="float">
            <text:p>2357147628</text:p>
          </table:table-cell>
          <table:table-cell office:value-type="float" office:value="590684" calcext:value-type="float">
            <text:p>590684</text:p>
          </table:table-cell>
          <table:table-cell office:value-type="float" office:value="3552220" calcext:value-type="float">
            <text:p>3552220</text:p>
          </table:table-cell>
          <table:table-cell office:value-type="float" office:value="3418771" calcext:value-type="float">
            <text:p>3418771</text:p>
          </table:table-cell>
          <table:table-cell office:value-type="float" office:value="338" calcext:value-type="float">
            <text:p>3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42" calcext:value-type="float">
            <text:p>0.747742</text:p>
          </table:table-cell>
          <table:table-cell office:value-type="float" office:value="590684" calcext:value-type="float">
            <text:p>590684</text:p>
          </table:table-cell>
          <table:table-cell office:value-type="float" office:value="0.226436" calcext:value-type="float">
            <text:p>0.226436</text:p>
          </table:table-cell>
          <table:table-cell office:value-type="float" office:value="0.21793" calcext:value-type="float">
            <text:p>0.2179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4" calcext:value-type="float">
            <text:p>1.04</text:p>
          </table:table-cell>
          <table:table-cell office:value-type="float" office:value="10114.71" calcext:value-type="float">
            <text:p>10114.71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9033" calcext:value-type="float">
            <text:p>9033</text:p>
          </table:table-cell>
          <table:table-cell office:value-type="float" office:value="1762540391" calcext:value-type="float">
            <text:p>1762540391</text:p>
          </table:table-cell>
          <table:table-cell office:value-type="float" office:value="2356552748" calcext:value-type="float">
            <text:p>2356552748</text:p>
          </table:table-cell>
          <table:table-cell office:value-type="float" office:value="30191" calcext:value-type="float">
            <text:p>30191</text:p>
          </table:table-cell>
          <table:table-cell office:value-type="float" office:value="3526361" calcext:value-type="float">
            <text:p>3526361</text:p>
          </table:table-cell>
          <table:table-cell office:value-type="float" office:value="3425034" calcext:value-type="float">
            <text:p>3425034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932" calcext:value-type="float">
            <text:p>0.747932</text:p>
          </table:table-cell>
          <table:table-cell office:value-type="float" office:value="30191" calcext:value-type="float">
            <text:p>30191</text:p>
          </table:table-cell>
          <table:table-cell office:value-type="float" office:value="0.224788" calcext:value-type="float">
            <text:p>0.224788</text:p>
          </table:table-cell>
          <table:table-cell office:value-type="float" office:value="0.218329" calcext:value-type="float">
            <text:p>0.21832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03" calcext:value-type="float">
            <text:p>1.03</text:p>
          </table:table-cell>
          <table:table-cell office:value-type="float" office:value="6330.93" calcext:value-type="float">
            <text:p>6330.93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0038" calcext:value-type="float">
            <text:p>10038</text:p>
          </table:table-cell>
          <table:table-cell office:value-type="float" office:value="1848035201" calcext:value-type="float">
            <text:p>1848035201</text:p>
          </table:table-cell>
          <table:table-cell office:value-type="float" office:value="2471633853" calcext:value-type="float">
            <text:p>2471633853</text:p>
          </table:table-cell>
          <table:table-cell office:value-type="float" office:value="587736" calcext:value-type="float">
            <text:p>587736</text:p>
          </table:table-cell>
          <table:table-cell office:value-type="float" office:value="3707842" calcext:value-type="float">
            <text:p>3707842</text:p>
          </table:table-cell>
          <table:table-cell office:value-type="float" office:value="3588067" calcext:value-type="float">
            <text:p>3588067</text:p>
          </table:table-cell>
          <table:table-cell office:value-type="float" office:value="933" calcext:value-type="float">
            <text:p>9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98" calcext:value-type="float">
            <text:p>0.747698</text:p>
          </table:table-cell>
          <table:table-cell office:value-type="float" office:value="587736" calcext:value-type="float">
            <text:p>587736</text:p>
          </table:table-cell>
          <table:table-cell office:value-type="float" office:value="0.236356" calcext:value-type="float">
            <text:p>0.236356</text:p>
          </table:table-cell>
          <table:table-cell office:value-type="float" office:value="0.228721" calcext:value-type="float">
            <text:p>0.228721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1.03" calcext:value-type="float">
            <text:p>1.03</text:p>
          </table:table-cell>
          <table:table-cell office:value-type="float" office:value="3845.73" calcext:value-type="float">
            <text:p>3845.73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0038" calcext:value-type="float">
            <text:p>10038</text:p>
          </table:table-cell>
          <table:table-cell office:value-type="float" office:value="1842913172" calcext:value-type="float">
            <text:p>1842913172</text:p>
          </table:table-cell>
          <table:table-cell office:value-type="float" office:value="2470863593" calcext:value-type="float">
            <text:p>2470863593</text:p>
          </table:table-cell>
          <table:table-cell office:value-type="float" office:value="31269" calcext:value-type="float">
            <text:p>31269</text:p>
          </table:table-cell>
          <table:table-cell office:value-type="float" office:value="3706075" calcext:value-type="float">
            <text:p>3706075</text:p>
          </table:table-cell>
          <table:table-cell office:value-type="float" office:value="3583539" calcext:value-type="float">
            <text:p>3583539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858" calcext:value-type="float">
            <text:p>0.745858</text:p>
          </table:table-cell>
          <table:table-cell office:value-type="float" office:value="31269" calcext:value-type="float">
            <text:p>31269</text:p>
          </table:table-cell>
          <table:table-cell office:value-type="float" office:value="0.236244" calcext:value-type="float">
            <text:p>0.236244</text:p>
          </table:table-cell>
          <table:table-cell office:value-type="float" office:value="0.228433" calcext:value-type="float">
            <text:p>0.228433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03" calcext:value-type="float">
            <text:p>1.03</text:p>
          </table:table-cell>
          <table:table-cell office:value-type="float" office:value="9095.28" calcext:value-type="float">
            <text:p>9095.28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0034" calcext:value-type="float">
            <text:p>10034</text:p>
          </table:table-cell>
          <table:table-cell office:value-type="float" office:value="1784989538" calcext:value-type="float">
            <text:p>1784989538</text:p>
          </table:table-cell>
          <table:table-cell office:value-type="float" office:value="2386800779" calcext:value-type="float">
            <text:p>2386800779</text:p>
          </table:table-cell>
          <table:table-cell office:value-type="float" office:value="581049" calcext:value-type="float">
            <text:p>581049</text:p>
          </table:table-cell>
          <table:table-cell office:value-type="float" office:value="3564406" calcext:value-type="float">
            <text:p>3564406</text:p>
          </table:table-cell>
          <table:table-cell office:value-type="float" office:value="3464662" calcext:value-type="float">
            <text:p>3464662</text:p>
          </table:table-cell>
          <table:table-cell office:value-type="float" office:value="313" calcext:value-type="float">
            <text:p>3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59" calcext:value-type="float">
            <text:p>0.747859</text:p>
          </table:table-cell>
          <table:table-cell office:value-type="float" office:value="581049" calcext:value-type="float">
            <text:p>581049</text:p>
          </table:table-cell>
          <table:table-cell office:value-type="float" office:value="0.22744" calcext:value-type="float">
            <text:p>0.22744</text:p>
          </table:table-cell>
          <table:table-cell office:value-type="float" office:value="0.221075" calcext:value-type="float">
            <text:p>0.22107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3" calcext:value-type="float">
            <text:p>1.03</text:p>
          </table:table-cell>
          <table:table-cell office:value-type="float" office:value="11069.21" calcext:value-type="float">
            <text:p>11069.21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0034" calcext:value-type="float">
            <text:p>10034</text:p>
          </table:table-cell>
          <table:table-cell office:value-type="float" office:value="1782816975" calcext:value-type="float">
            <text:p>1782816975</text:p>
          </table:table-cell>
          <table:table-cell office:value-type="float" office:value="2386511882" calcext:value-type="float">
            <text:p>2386511882</text:p>
          </table:table-cell>
          <table:table-cell office:value-type="float" office:value="30855" calcext:value-type="float">
            <text:p>30855</text:p>
          </table:table-cell>
          <table:table-cell office:value-type="float" office:value="3605015" calcext:value-type="float">
            <text:p>3605015</text:p>
          </table:table-cell>
          <table:table-cell office:value-type="float" office:value="3466079" calcext:value-type="float">
            <text:p>3466079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39" calcext:value-type="float">
            <text:p>0.747039</text:p>
          </table:table-cell>
          <table:table-cell office:value-type="float" office:value="30855" calcext:value-type="float">
            <text:p>30855</text:p>
          </table:table-cell>
          <table:table-cell office:value-type="float" office:value="0.230031" calcext:value-type="float">
            <text:p>0.230031</text:p>
          </table:table-cell>
          <table:table-cell office:value-type="float" office:value="0.221166" calcext:value-type="float">
            <text:p>0.22116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4" calcext:value-type="float">
            <text:p>1.04</text:p>
          </table:table-cell>
          <table:table-cell office:value-type="float" office:value="10224.42" calcext:value-type="float">
            <text:p>10224.42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0037" calcext:value-type="float">
            <text:p>10037</text:p>
          </table:table-cell>
          <table:table-cell office:value-type="float" office:value="1793665251" calcext:value-type="float">
            <text:p>1793665251</text:p>
          </table:table-cell>
          <table:table-cell office:value-type="float" office:value="2404747308" calcext:value-type="float">
            <text:p>2404747308</text:p>
          </table:table-cell>
          <table:table-cell office:value-type="float" office:value="589507" calcext:value-type="float">
            <text:p>589507</text:p>
          </table:table-cell>
          <table:table-cell office:value-type="float" office:value="3601521" calcext:value-type="float">
            <text:p>3601521</text:p>
          </table:table-cell>
          <table:table-cell office:value-type="float" office:value="3488549" calcext:value-type="float">
            <text:p>3488549</text:p>
          </table:table-cell>
          <table:table-cell office:value-type="float" office:value="757" calcext:value-type="float">
            <text:p>7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885" calcext:value-type="float">
            <text:p>0.745885</text:p>
          </table:table-cell>
          <table:table-cell office:value-type="float" office:value="589507" calcext:value-type="float">
            <text:p>589507</text:p>
          </table:table-cell>
          <table:table-cell office:value-type="float" office:value="0.229579" calcext:value-type="float">
            <text:p>0.229579</text:p>
          </table:table-cell>
          <table:table-cell office:value-type="float" office:value="0.222378" calcext:value-type="float">
            <text:p>0.222378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03" calcext:value-type="float">
            <text:p>1.03</text:p>
          </table:table-cell>
          <table:table-cell office:value-type="float" office:value="4608.39" calcext:value-type="float">
            <text:p>4608.39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0037" calcext:value-type="float">
            <text:p>10037</text:p>
          </table:table-cell>
          <table:table-cell office:value-type="float" office:value="1800770006" calcext:value-type="float">
            <text:p>1800770006</text:p>
          </table:table-cell>
          <table:table-cell office:value-type="float" office:value="2404313496" calcext:value-type="float">
            <text:p>2404313496</text:p>
          </table:table-cell>
          <table:table-cell office:value-type="float" office:value="23548" calcext:value-type="float">
            <text:p>23548</text:p>
          </table:table-cell>
          <table:table-cell office:value-type="float" office:value="3662864" calcext:value-type="float">
            <text:p>3662864</text:p>
          </table:table-cell>
          <table:table-cell office:value-type="float" office:value="3494965" calcext:value-type="float">
            <text:p>3494965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975" calcext:value-type="float">
            <text:p>0.748975</text:p>
          </table:table-cell>
          <table:table-cell office:value-type="float" office:value="23548" calcext:value-type="float">
            <text:p>23548</text:p>
          </table:table-cell>
          <table:table-cell office:value-type="float" office:value="0.233489" calcext:value-type="float">
            <text:p>0.233489</text:p>
          </table:table-cell>
          <table:table-cell office:value-type="float" office:value="0.222787" calcext:value-type="float">
            <text:p>0.222787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05" calcext:value-type="float">
            <text:p>1.05</text:p>
          </table:table-cell>
          <table:table-cell office:value-type="float" office:value="16883.89" calcext:value-type="float">
            <text:p>16883.89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0037" calcext:value-type="float">
            <text:p>10037</text:p>
          </table:table-cell>
          <table:table-cell office:value-type="float" office:value="1766929880" calcext:value-type="float">
            <text:p>1766929880</text:p>
          </table:table-cell>
          <table:table-cell office:value-type="float" office:value="2365898098" calcext:value-type="float">
            <text:p>2365898098</text:p>
          </table:table-cell>
          <table:table-cell office:value-type="float" office:value="586650" calcext:value-type="float">
            <text:p>586650</text:p>
          </table:table-cell>
          <table:table-cell office:value-type="float" office:value="3563077" calcext:value-type="float">
            <text:p>3563077</text:p>
          </table:table-cell>
          <table:table-cell office:value-type="float" office:value="3433380" calcext:value-type="float">
            <text:p>3433380</text:p>
          </table:table-cell>
          <table:table-cell office:value-type="float" office:value="393" calcext:value-type="float">
            <text:p>3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33" calcext:value-type="float">
            <text:p>0.746833</text:p>
          </table:table-cell>
          <table:table-cell office:value-type="float" office:value="586650" calcext:value-type="float">
            <text:p>586650</text:p>
          </table:table-cell>
          <table:table-cell office:value-type="float" office:value="0.227128" calcext:value-type="float">
            <text:p>0.227128</text:p>
          </table:table-cell>
          <table:table-cell office:value-type="float" office:value="0.218861" calcext:value-type="float">
            <text:p>0.21886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04" calcext:value-type="float">
            <text:p>1.04</text:p>
          </table:table-cell>
          <table:table-cell office:value-type="float" office:value="8736.34" calcext:value-type="float">
            <text:p>8736.34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0037" calcext:value-type="float">
            <text:p>10037</text:p>
          </table:table-cell>
          <table:table-cell office:value-type="float" office:value="1769642450" calcext:value-type="float">
            <text:p>1769642450</text:p>
          </table:table-cell>
          <table:table-cell office:value-type="float" office:value="2365579798" calcext:value-type="float">
            <text:p>2365579798</text:p>
          </table:table-cell>
          <table:table-cell office:value-type="float" office:value="31041" calcext:value-type="float">
            <text:p>31041</text:p>
          </table:table-cell>
          <table:table-cell office:value-type="float" office:value="3541729" calcext:value-type="float">
            <text:p>3541729</text:p>
          </table:table-cell>
          <table:table-cell office:value-type="float" office:value="3436322" calcext:value-type="float">
            <text:p>3436322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08" calcext:value-type="float">
            <text:p>0.74808</text:p>
          </table:table-cell>
          <table:table-cell office:value-type="float" office:value="31041" calcext:value-type="float">
            <text:p>31041</text:p>
          </table:table-cell>
          <table:table-cell office:value-type="float" office:value="0.225768" calcext:value-type="float">
            <text:p>0.225768</text:p>
          </table:table-cell>
          <table:table-cell office:value-type="float" office:value="0.219048" calcext:value-type="float">
            <text:p>0.21904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03" calcext:value-type="float">
            <text:p>1.03</text:p>
          </table:table-cell>
          <table:table-cell office:value-type="float" office:value="6595.63" calcext:value-type="float">
            <text:p>6595.63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1042" calcext:value-type="float">
            <text:p>11042</text:p>
          </table:table-cell>
          <table:table-cell office:value-type="float" office:value="1858114050" calcext:value-type="float">
            <text:p>1858114050</text:p>
          </table:table-cell>
          <table:table-cell office:value-type="float" office:value="2482331085" calcext:value-type="float">
            <text:p>2482331085</text:p>
          </table:table-cell>
          <table:table-cell office:value-type="float" office:value="308235" calcext:value-type="float">
            <text:p>308235</text:p>
          </table:table-cell>
          <table:table-cell office:value-type="float" office:value="3724172" calcext:value-type="float">
            <text:p>3724172</text:p>
          </table:table-cell>
          <table:table-cell office:value-type="float" office:value="3604342" calcext:value-type="float">
            <text:p>3604342</text:p>
          </table:table-cell>
          <table:table-cell office:value-type="float" office:value="343" calcext:value-type="float">
            <text:p>3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536" calcext:value-type="float">
            <text:p>0.748536</text:p>
          </table:table-cell>
          <table:table-cell office:value-type="float" office:value="308235" calcext:value-type="float">
            <text:p>308235</text:p>
          </table:table-cell>
          <table:table-cell office:value-type="float" office:value="0.237397" calcext:value-type="float">
            <text:p>0.237397</text:p>
          </table:table-cell>
          <table:table-cell office:value-type="float" office:value="0.229759" calcext:value-type="float">
            <text:p>0.22975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3" calcext:value-type="float">
            <text:p>1.03</text:p>
          </table:table-cell>
          <table:table-cell office:value-type="float" office:value="10508.29" calcext:value-type="float">
            <text:p>10508.29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1042" calcext:value-type="float">
            <text:p>11042</text:p>
          </table:table-cell>
          <table:table-cell office:value-type="float" office:value="1853064322" calcext:value-type="float">
            <text:p>1853064322</text:p>
          </table:table-cell>
          <table:table-cell office:value-type="float" office:value="2481914496" calcext:value-type="float">
            <text:p>2481914496</text:p>
          </table:table-cell>
          <table:table-cell office:value-type="float" office:value="31316" calcext:value-type="float">
            <text:p>31316</text:p>
          </table:table-cell>
          <table:table-cell office:value-type="float" office:value="3721818" calcext:value-type="float">
            <text:p>3721818</text:p>
          </table:table-cell>
          <table:table-cell office:value-type="float" office:value="3598079" calcext:value-type="float">
            <text:p>3598079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27" calcext:value-type="float">
            <text:p>0.746627</text:p>
          </table:table-cell>
          <table:table-cell office:value-type="float" office:value="31316" calcext:value-type="float">
            <text:p>31316</text:p>
          </table:table-cell>
          <table:table-cell office:value-type="float" office:value="0.237247" calcext:value-type="float">
            <text:p>0.237247</text:p>
          </table:table-cell>
          <table:table-cell office:value-type="float" office:value="0.22936" calcext:value-type="float">
            <text:p>0.22936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3" calcext:value-type="float">
            <text:p>1.03</text:p>
          </table:table-cell>
          <table:table-cell office:value-type="float" office:value="10490.03" calcext:value-type="float">
            <text:p>10490.03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1037" calcext:value-type="float">
            <text:p>11037</text:p>
          </table:table-cell>
          <table:table-cell office:value-type="float" office:value="1732771512" calcext:value-type="float">
            <text:p>1732771512</text:p>
          </table:table-cell>
          <table:table-cell office:value-type="float" office:value="2316320414" calcext:value-type="float">
            <text:p>2316320414</text:p>
          </table:table-cell>
          <table:table-cell office:value-type="float" office:value="40857" calcext:value-type="float">
            <text:p>40857</text:p>
          </table:table-cell>
          <table:table-cell office:value-type="float" office:value="3461066" calcext:value-type="float">
            <text:p>3461066</text:p>
          </table:table-cell>
          <table:table-cell office:value-type="float" office:value="3362850" calcext:value-type="float">
            <text:p>3362850</text:p>
          </table:table-cell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071" calcext:value-type="float">
            <text:p>0.748071</text:p>
          </table:table-cell>
          <table:table-cell office:value-type="float" office:value="40857" calcext:value-type="float">
            <text:p>40857</text:p>
          </table:table-cell>
          <table:table-cell office:value-type="float" office:value="0.220846" calcext:value-type="float">
            <text:p>0.220846</text:p>
          </table:table-cell>
          <table:table-cell office:value-type="float" office:value="0.214579" calcext:value-type="float">
            <text:p>0.214579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03" calcext:value-type="float">
            <text:p>1.03</text:p>
          </table:table-cell>
          <table:table-cell office:value-type="float" office:value="6015.83" calcext:value-type="float">
            <text:p>6015.83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1037" calcext:value-type="float">
            <text:p>11037</text:p>
          </table:table-cell>
          <table:table-cell office:value-type="float" office:value="1731792723" calcext:value-type="float">
            <text:p>1731792723</text:p>
          </table:table-cell>
          <table:table-cell office:value-type="float" office:value="2316142636" calcext:value-type="float">
            <text:p>2316142636</text:p>
          </table:table-cell>
          <table:table-cell office:value-type="float" office:value="29854" calcext:value-type="float">
            <text:p>29854</text:p>
          </table:table-cell>
          <table:table-cell office:value-type="float" office:value="3498339" calcext:value-type="float">
            <text:p>3498339</text:p>
          </table:table-cell>
          <table:table-cell office:value-type="float" office:value="3363484" calcext:value-type="float">
            <text:p>3363484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06" calcext:value-type="float">
            <text:p>0.747706</text:p>
          </table:table-cell>
          <table:table-cell office:value-type="float" office:value="29854" calcext:value-type="float">
            <text:p>29854</text:p>
          </table:table-cell>
          <table:table-cell office:value-type="float" office:value="0.223224" calcext:value-type="float">
            <text:p>0.223224</text:p>
          </table:table-cell>
          <table:table-cell office:value-type="float" office:value="0.214619" calcext:value-type="float">
            <text:p>0.21461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4" calcext:value-type="float">
            <text:p>1.04</text:p>
          </table:table-cell>
          <table:table-cell office:value-type="float" office:value="9892.6" calcext:value-type="float">
            <text:p>9892.6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1041" calcext:value-type="float">
            <text:p>11041</text:p>
          </table:table-cell>
          <table:table-cell office:value-type="float" office:value="1730445545" calcext:value-type="float">
            <text:p>1730445545</text:p>
          </table:table-cell>
          <table:table-cell office:value-type="float" office:value="2317128308" calcext:value-type="float">
            <text:p>2317128308</text:p>
          </table:table-cell>
          <table:table-cell office:value-type="float" office:value="43469" calcext:value-type="float">
            <text:p>43469</text:p>
          </table:table-cell>
          <table:table-cell office:value-type="float" office:value="3469062" calcext:value-type="float">
            <text:p>3469062</text:p>
          </table:table-cell>
          <table:table-cell office:value-type="float" office:value="3359868" calcext:value-type="float">
            <text:p>3359868</text:p>
          </table:table-cell>
          <table:table-cell office:value-type="float" office:value="653" calcext:value-type="float">
            <text:p>65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06" calcext:value-type="float">
            <text:p>0.746806</text:p>
          </table:table-cell>
          <table:table-cell office:value-type="float" office:value="43469" calcext:value-type="float">
            <text:p>43469</text:p>
          </table:table-cell>
          <table:table-cell office:value-type="float" office:value="0.221135" calcext:value-type="float">
            <text:p>0.221135</text:p>
          </table:table-cell>
          <table:table-cell office:value-type="float" office:value="0.214175" calcext:value-type="float">
            <text:p>0.214175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03" calcext:value-type="float">
            <text:p>1.03</text:p>
          </table:table-cell>
          <table:table-cell office:value-type="float" office:value="5145.28" calcext:value-type="float">
            <text:p>5145.28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1041" calcext:value-type="float">
            <text:p>11041</text:p>
          </table:table-cell>
          <table:table-cell office:value-type="float" office:value="1737800748" calcext:value-type="float">
            <text:p>1737800748</text:p>
          </table:table-cell>
          <table:table-cell office:value-type="float" office:value="2316769809" calcext:value-type="float">
            <text:p>2316769809</text:p>
          </table:table-cell>
          <table:table-cell office:value-type="float" office:value="21737" calcext:value-type="float">
            <text:p>21737</text:p>
          </table:table-cell>
          <table:table-cell office:value-type="float" office:value="3532634" calcext:value-type="float">
            <text:p>3532634</text:p>
          </table:table-cell>
          <table:table-cell office:value-type="float" office:value="3367346" calcext:value-type="float">
            <text:p>336734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0096" calcext:value-type="float">
            <text:p>0.750096</text:p>
          </table:table-cell>
          <table:table-cell office:value-type="float" office:value="21737" calcext:value-type="float">
            <text:p>21737</text:p>
          </table:table-cell>
          <table:table-cell office:value-type="float" office:value="0.225188" calcext:value-type="float">
            <text:p>0.225188</text:p>
          </table:table-cell>
          <table:table-cell office:value-type="float" office:value="0.214652" calcext:value-type="float">
            <text:p>0.21465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05" calcext:value-type="float">
            <text:p>1.05</text:p>
          </table:table-cell>
          <table:table-cell office:value-type="float" office:value="20658.56" calcext:value-type="float">
            <text:p>20658.56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1040" calcext:value-type="float">
            <text:p>11040</text:p>
          </table:table-cell>
          <table:table-cell office:value-type="float" office:value="1731913766" calcext:value-type="float">
            <text:p>1731913766</text:p>
          </table:table-cell>
          <table:table-cell office:value-type="float" office:value="2317673539" calcext:value-type="float">
            <text:p>2317673539</text:p>
          </table:table-cell>
          <table:table-cell office:value-type="float" office:value="40292" calcext:value-type="float">
            <text:p>40292</text:p>
          </table:table-cell>
          <table:table-cell office:value-type="float" office:value="3491391" calcext:value-type="float">
            <text:p>3491391</text:p>
          </table:table-cell>
          <table:table-cell office:value-type="float" office:value="3360661" calcext:value-type="float">
            <text:p>3360661</text:p>
          </table:table-cell>
          <table:table-cell office:value-type="float" office:value="322" calcext:value-type="float">
            <text:p>32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64" calcext:value-type="float">
            <text:p>0.747264</text:p>
          </table:table-cell>
          <table:table-cell office:value-type="float" office:value="40292" calcext:value-type="float">
            <text:p>40292</text:p>
          </table:table-cell>
          <table:table-cell office:value-type="float" office:value="0.222781" calcext:value-type="float">
            <text:p>0.222781</text:p>
          </table:table-cell>
          <table:table-cell office:value-type="float" office:value="0.214439" calcext:value-type="float">
            <text:p>0.214439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04" calcext:value-type="float">
            <text:p>1.04</text:p>
          </table:table-cell>
          <table:table-cell office:value-type="float" office:value="10436.83" calcext:value-type="float">
            <text:p>10436.83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1040" calcext:value-type="float">
            <text:p>11040</text:p>
          </table:table-cell>
          <table:table-cell office:value-type="float" office:value="1733174788" calcext:value-type="float">
            <text:p>1733174788</text:p>
          </table:table-cell>
          <table:table-cell office:value-type="float" office:value="2316630945" calcext:value-type="float">
            <text:p>2316630945</text:p>
          </table:table-cell>
          <table:table-cell office:value-type="float" office:value="30294" calcext:value-type="float">
            <text:p>30294</text:p>
          </table:table-cell>
          <table:table-cell office:value-type="float" office:value="3468386" calcext:value-type="float">
            <text:p>3468386</text:p>
          </table:table-cell>
          <table:table-cell office:value-type="float" office:value="3367055" calcext:value-type="float">
            <text:p>3367055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145" calcext:value-type="float">
            <text:p>0.748145</text:p>
          </table:table-cell>
          <table:table-cell office:value-type="float" office:value="30294" calcext:value-type="float">
            <text:p>30294</text:p>
          </table:table-cell>
          <table:table-cell office:value-type="float" office:value="0.221313" calcext:value-type="float">
            <text:p>0.221313</text:p>
          </table:table-cell>
          <table:table-cell office:value-type="float" office:value="0.214847" calcext:value-type="float">
            <text:p>0.214847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03" calcext:value-type="float">
            <text:p>1.03</text:p>
          </table:table-cell>
          <table:table-cell office:value-type="float" office:value="7029.34" calcext:value-type="float">
            <text:p>7029.34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2045" calcext:value-type="float">
            <text:p>12045</text:p>
          </table:table-cell>
          <table:table-cell office:value-type="float" office:value="1827598426" calcext:value-type="float">
            <text:p>1827598426</text:p>
          </table:table-cell>
          <table:table-cell office:value-type="float" office:value="2446273760" calcext:value-type="float">
            <text:p>2446273760</text:p>
          </table:table-cell>
          <table:table-cell office:value-type="float" office:value="40935" calcext:value-type="float">
            <text:p>40935</text:p>
          </table:table-cell>
          <table:table-cell office:value-type="float" office:value="3671117" calcext:value-type="float">
            <text:p>3671117</text:p>
          </table:table-cell>
          <table:table-cell office:value-type="float" office:value="3553363" calcext:value-type="float">
            <text:p>3553363</text:p>
          </table:table-cell>
          <table:table-cell office:value-type="float" office:value="188" calcext:value-type="float">
            <text:p>1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95" calcext:value-type="float">
            <text:p>0.747095</text:p>
          </table:table-cell>
          <table:table-cell office:value-type="float" office:value="40935" calcext:value-type="float">
            <text:p>40935</text:p>
          </table:table-cell>
          <table:table-cell office:value-type="float" office:value="0.234249" calcext:value-type="float">
            <text:p>0.234249</text:p>
          </table:table-cell>
          <table:table-cell office:value-type="float" office:value="0.226735" calcext:value-type="float">
            <text:p>0.2267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.03" calcext:value-type="float">
            <text:p>1.03</text:p>
          </table:table-cell>
          <table:table-cell office:value-type="float" office:value="18900.87" calcext:value-type="float">
            <text:p>18900.87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2045" calcext:value-type="float">
            <text:p>12045</text:p>
          </table:table-cell>
          <table:table-cell office:value-type="float" office:value="1822745783" calcext:value-type="float">
            <text:p>1822745783</text:p>
          </table:table-cell>
          <table:table-cell office:value-type="float" office:value="2445878002" calcext:value-type="float">
            <text:p>2445878002</text:p>
          </table:table-cell>
          <table:table-cell office:value-type="float" office:value="31051" calcext:value-type="float">
            <text:p>31051</text:p>
          </table:table-cell>
          <table:table-cell office:value-type="float" office:value="3669984" calcext:value-type="float">
            <text:p>3669984</text:p>
          </table:table-cell>
          <table:table-cell office:value-type="float" office:value="3547867" calcext:value-type="float">
            <text:p>3547867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232" calcext:value-type="float">
            <text:p>0.745232</text:p>
          </table:table-cell>
          <table:table-cell office:value-type="float" office:value="31051" calcext:value-type="float">
            <text:p>31051</text:p>
          </table:table-cell>
          <table:table-cell office:value-type="float" office:value="0.234176" calcext:value-type="float">
            <text:p>0.234176</text:p>
          </table:table-cell>
          <table:table-cell office:value-type="float" office:value="0.226384" calcext:value-type="float">
            <text:p>0.22638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3" calcext:value-type="float">
            <text:p>1.03</text:p>
          </table:table-cell>
          <table:table-cell office:value-type="float" office:value="10283.67" calcext:value-type="float">
            <text:p>10283.67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2040" calcext:value-type="float">
            <text:p>12040</text:p>
          </table:table-cell>
          <table:table-cell office:value-type="float" office:value="1732479022" calcext:value-type="float">
            <text:p>1732479022</text:p>
          </table:table-cell>
          <table:table-cell office:value-type="float" office:value="2317567927" calcext:value-type="float">
            <text:p>2317567927</text:p>
          </table:table-cell>
          <table:table-cell office:value-type="float" office:value="40359" calcext:value-type="float">
            <text:p>40359</text:p>
          </table:table-cell>
          <table:table-cell office:value-type="float" office:value="3463095" calcext:value-type="float">
            <text:p>3463095</text:p>
          </table:table-cell>
          <table:table-cell office:value-type="float" office:value="3363423" calcext:value-type="float">
            <text:p>3363423</text:p>
          </table:table-cell>
          <table:table-cell office:value-type="float" office:value="494" calcext:value-type="float">
            <text:p>4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42" calcext:value-type="float">
            <text:p>0.747542</text:p>
          </table:table-cell>
          <table:table-cell office:value-type="float" office:value="40359" calcext:value-type="float">
            <text:p>40359</text:p>
          </table:table-cell>
          <table:table-cell office:value-type="float" office:value="0.220975" calcext:value-type="float">
            <text:p>0.220975</text:p>
          </table:table-cell>
          <table:table-cell office:value-type="float" office:value="0.214615" calcext:value-type="float">
            <text:p>0.214615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03" calcext:value-type="float">
            <text:p>1.03</text:p>
          </table:table-cell>
          <table:table-cell office:value-type="float" office:value="6808.55" calcext:value-type="float">
            <text:p>6808.55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2041" calcext:value-type="float">
            <text:p>12041</text:p>
          </table:table-cell>
          <table:table-cell office:value-type="float" office:value="1732710320" calcext:value-type="float">
            <text:p>1732710320</text:p>
          </table:table-cell>
          <table:table-cell office:value-type="float" office:value="2316821666" calcext:value-type="float">
            <text:p>2316821666</text:p>
          </table:table-cell>
          <table:table-cell office:value-type="float" office:value="29629" calcext:value-type="float">
            <text:p>29629</text:p>
          </table:table-cell>
          <table:table-cell office:value-type="float" office:value="3502780" calcext:value-type="float">
            <text:p>3502780</text:p>
          </table:table-cell>
          <table:table-cell office:value-type="float" office:value="3368366" calcext:value-type="float">
            <text:p>3368366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82" calcext:value-type="float">
            <text:p>0.747882</text:p>
          </table:table-cell>
          <table:table-cell office:value-type="float" office:value="29629" calcext:value-type="float">
            <text:p>29629</text:p>
          </table:table-cell>
          <table:table-cell office:value-type="float" office:value="0.223285" calcext:value-type="float">
            <text:p>0.223285</text:p>
          </table:table-cell>
          <table:table-cell office:value-type="float" office:value="0.214717" calcext:value-type="float">
            <text:p>0.214717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4" calcext:value-type="float">
            <text:p>1.04</text:p>
          </table:table-cell>
          <table:table-cell office:value-type="float" office:value="11736.47" calcext:value-type="float">
            <text:p>11736.47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2044" calcext:value-type="float">
            <text:p>12044</text:p>
          </table:table-cell>
          <table:table-cell office:value-type="float" office:value="1730487144" calcext:value-type="float">
            <text:p>1730487144</text:p>
          </table:table-cell>
          <table:table-cell office:value-type="float" office:value="2318526349" calcext:value-type="float">
            <text:p>2318526349</text:p>
          </table:table-cell>
          <table:table-cell office:value-type="float" office:value="40266" calcext:value-type="float">
            <text:p>40266</text:p>
          </table:table-cell>
          <table:table-cell office:value-type="float" office:value="3473788" calcext:value-type="float">
            <text:p>3473788</text:p>
          </table:table-cell>
          <table:table-cell office:value-type="float" office:value="3360940" calcext:value-type="float">
            <text:p>3360940</text:p>
          </table:table-cell>
          <table:table-cell office:value-type="float" office:value="565" calcext:value-type="float">
            <text:p>5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374" calcext:value-type="float">
            <text:p>0.746374</text:p>
          </table:table-cell>
          <table:table-cell office:value-type="float" office:value="40266" calcext:value-type="float">
            <text:p>40266</text:p>
          </table:table-cell>
          <table:table-cell office:value-type="float" office:value="0.221657" calcext:value-type="float">
            <text:p>0.221657</text:p>
          </table:table-cell>
          <table:table-cell office:value-type="float" office:value="0.214457" calcext:value-type="float">
            <text:p>0.214457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03" calcext:value-type="float">
            <text:p>1.03</text:p>
          </table:table-cell>
          <table:table-cell office:value-type="float" office:value="5948.57" calcext:value-type="float">
            <text:p>5948.57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2044" calcext:value-type="float">
            <text:p>12044</text:p>
          </table:table-cell>
          <table:table-cell office:value-type="float" office:value="1735927953" calcext:value-type="float">
            <text:p>1735927953</text:p>
          </table:table-cell>
          <table:table-cell office:value-type="float" office:value="2317661555" calcext:value-type="float">
            <text:p>2317661555</text:p>
          </table:table-cell>
          <table:table-cell office:value-type="float" office:value="21967" calcext:value-type="float">
            <text:p>21967</text:p>
          </table:table-cell>
          <table:table-cell office:value-type="float" office:value="3529519" calcext:value-type="float">
            <text:p>3529519</text:p>
          </table:table-cell>
          <table:table-cell office:value-type="float" office:value="3372833" calcext:value-type="float">
            <text:p>3372833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" calcext:value-type="float">
            <text:p>0.749</text:p>
          </table:table-cell>
          <table:table-cell office:value-type="float" office:value="21967" calcext:value-type="float">
            <text:p>21967</text:p>
          </table:table-cell>
          <table:table-cell office:value-type="float" office:value="0.225214" calcext:value-type="float">
            <text:p>0.225214</text:p>
          </table:table-cell>
          <table:table-cell office:value-type="float" office:value="0.215216" calcext:value-type="float">
            <text:p>0.215216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5" calcext:value-type="float">
            <text:p>1.05</text:p>
          </table:table-cell>
          <table:table-cell office:value-type="float" office:value="20076.39" calcext:value-type="float">
            <text:p>20076.39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2044" calcext:value-type="float">
            <text:p>12044</text:p>
          </table:table-cell>
          <table:table-cell office:value-type="float" office:value="1731583457" calcext:value-type="float">
            <text:p>1731583457</text:p>
          </table:table-cell>
          <table:table-cell office:value-type="float" office:value="2318438977" calcext:value-type="float">
            <text:p>2318438977</text:p>
          </table:table-cell>
          <table:table-cell office:value-type="float" office:value="40490" calcext:value-type="float">
            <text:p>40490</text:p>
          </table:table-cell>
          <table:table-cell office:value-type="float" office:value="3493631" calcext:value-type="float">
            <text:p>3493631</text:p>
          </table:table-cell>
          <table:table-cell office:value-type="float" office:value="3365092" calcext:value-type="float">
            <text:p>3365092</text:p>
          </table:table-cell>
          <table:table-cell office:value-type="float" office:value="319" calcext:value-type="float">
            <text:p>3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75" calcext:value-type="float">
            <text:p>0.746875</text:p>
          </table:table-cell>
          <table:table-cell office:value-type="float" office:value="40490" calcext:value-type="float">
            <text:p>40490</text:p>
          </table:table-cell>
          <table:table-cell office:value-type="float" office:value="0.222702" calcext:value-type="float">
            <text:p>0.222702</text:p>
          </table:table-cell>
          <table:table-cell office:value-type="float" office:value="0.214508" calcext:value-type="float">
            <text:p>0.21450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0548.88" calcext:value-type="float">
            <text:p>10548.88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2044" calcext:value-type="float">
            <text:p>12044</text:p>
          </table:table-cell>
          <table:table-cell office:value-type="float" office:value="1732632698" calcext:value-type="float">
            <text:p>1732632698</text:p>
          </table:table-cell>
          <table:table-cell office:value-type="float" office:value="2318117809" calcext:value-type="float">
            <text:p>2318117809</text:p>
          </table:table-cell>
          <table:table-cell office:value-type="float" office:value="29912" calcext:value-type="float">
            <text:p>29912</text:p>
          </table:table-cell>
          <table:table-cell office:value-type="float" office:value="3472025" calcext:value-type="float">
            <text:p>3472025</text:p>
          </table:table-cell>
          <table:table-cell office:value-type="float" office:value="3368646" calcext:value-type="float">
            <text:p>3368646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431" calcext:value-type="float">
            <text:p>0.747431</text:p>
          </table:table-cell>
          <table:table-cell office:value-type="float" office:value="29912" calcext:value-type="float">
            <text:p>29912</text:p>
          </table:table-cell>
          <table:table-cell office:value-type="float" office:value="0.221324" calcext:value-type="float">
            <text:p>0.221324</text:p>
          </table:table-cell>
          <table:table-cell office:value-type="float" office:value="0.214734" calcext:value-type="float">
            <text:p>0.21473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1.03" calcext:value-type="float">
            <text:p>1.03</text:p>
          </table:table-cell>
          <table:table-cell office:value-type="float" office:value="7536.12" calcext:value-type="float">
            <text:p>7536.12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3049" calcext:value-type="float">
            <text:p>13049</text:p>
          </table:table-cell>
          <table:table-cell office:value-type="float" office:value="1832304570" calcext:value-type="float">
            <text:p>1832304570</text:p>
          </table:table-cell>
          <table:table-cell office:value-type="float" office:value="2450720703" calcext:value-type="float">
            <text:p>2450720703</text:p>
          </table:table-cell>
          <table:table-cell office:value-type="float" office:value="42277" calcext:value-type="float">
            <text:p>42277</text:p>
          </table:table-cell>
          <table:table-cell office:value-type="float" office:value="3677065" calcext:value-type="float">
            <text:p>3677065</text:p>
          </table:table-cell>
          <table:table-cell office:value-type="float" office:value="3560369" calcext:value-type="float">
            <text:p>3560369</text:p>
          </table:table-cell>
          <table:table-cell office:value-type="float" office:value="181" calcext:value-type="float">
            <text:p>1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59" calcext:value-type="float">
            <text:p>0.747659</text:p>
          </table:table-cell>
          <table:table-cell office:value-type="float" office:value="42277" calcext:value-type="float">
            <text:p>42277</text:p>
          </table:table-cell>
          <table:table-cell office:value-type="float" office:value="0.234395" calcext:value-type="float">
            <text:p>0.234395</text:p>
          </table:table-cell>
          <table:table-cell office:value-type="float" office:value="0.226956" calcext:value-type="float">
            <text:p>0.22695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.03" calcext:value-type="float">
            <text:p>1.03</text:p>
          </table:table-cell>
          <table:table-cell office:value-type="float" office:value="19670.55" calcext:value-type="float">
            <text:p>19670.55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3049" calcext:value-type="float">
            <text:p>13049</text:p>
          </table:table-cell>
          <table:table-cell office:value-type="float" office:value="1828989525" calcext:value-type="float">
            <text:p>1828989525</text:p>
          </table:table-cell>
          <table:table-cell office:value-type="float" office:value="2450345734" calcext:value-type="float">
            <text:p>2450345734</text:p>
          </table:table-cell>
          <table:table-cell office:value-type="float" office:value="31222" calcext:value-type="float">
            <text:p>31222</text:p>
          </table:table-cell>
          <table:table-cell office:value-type="float" office:value="3677165" calcext:value-type="float">
            <text:p>3677165</text:p>
          </table:table-cell>
          <table:table-cell office:value-type="float" office:value="3553243" calcext:value-type="float">
            <text:p>355324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21" calcext:value-type="float">
            <text:p>0.746421</text:p>
          </table:table-cell>
          <table:table-cell office:value-type="float" office:value="31222" calcext:value-type="float">
            <text:p>31222</text:p>
          </table:table-cell>
          <table:table-cell office:value-type="float" office:value="0.234401" calcext:value-type="float">
            <text:p>0.234401</text:p>
          </table:table-cell>
          <table:table-cell office:value-type="float" office:value="0.226502" calcext:value-type="float">
            <text:p>0.22650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03" calcext:value-type="float">
            <text:p>1.03</text:p>
          </table:table-cell>
          <table:table-cell office:value-type="float" office:value="10638.45" calcext:value-type="float">
            <text:p>10638.45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3043" calcext:value-type="float">
            <text:p>13043</text:p>
          </table:table-cell>
          <table:table-cell office:value-type="float" office:value="1735987472" calcext:value-type="float">
            <text:p>1735987472</text:p>
          </table:table-cell>
          <table:table-cell office:value-type="float" office:value="2318598665" calcext:value-type="float">
            <text:p>2318598665</text:p>
          </table:table-cell>
          <table:table-cell office:value-type="float" office:value="40627" calcext:value-type="float">
            <text:p>40627</text:p>
          </table:table-cell>
          <table:table-cell office:value-type="float" office:value="3465039" calcext:value-type="float">
            <text:p>3465039</text:p>
          </table:table-cell>
          <table:table-cell office:value-type="float" office:value="3367092" calcext:value-type="float">
            <text:p>3367092</text:p>
          </table:table-cell>
          <table:table-cell office:value-type="float" office:value="497" calcext:value-type="float">
            <text:p>49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723" calcext:value-type="float">
            <text:p>0.748723</text:p>
          </table:table-cell>
          <table:table-cell office:value-type="float" office:value="40627" calcext:value-type="float">
            <text:p>40627</text:p>
          </table:table-cell>
          <table:table-cell office:value-type="float" office:value="0.221099" calcext:value-type="float">
            <text:p>0.221099</text:p>
          </table:table-cell>
          <table:table-cell office:value-type="float" office:value="0.214849" calcext:value-type="float">
            <text:p>0.214849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03" calcext:value-type="float">
            <text:p>1.03</text:p>
          </table:table-cell>
          <table:table-cell office:value-type="float" office:value="6774.83" calcext:value-type="float">
            <text:p>6774.83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3044" calcext:value-type="float">
            <text:p>13044</text:p>
          </table:table-cell>
          <table:table-cell office:value-type="float" office:value="1732599824" calcext:value-type="float">
            <text:p>1732599824</text:p>
          </table:table-cell>
          <table:table-cell office:value-type="float" office:value="2318661123" calcext:value-type="float">
            <text:p>2318661123</text:p>
          </table:table-cell>
          <table:table-cell office:value-type="float" office:value="29765" calcext:value-type="float">
            <text:p>29765</text:p>
          </table:table-cell>
          <table:table-cell office:value-type="float" office:value="3501386" calcext:value-type="float">
            <text:p>3501386</text:p>
          </table:table-cell>
          <table:table-cell office:value-type="float" office:value="3368412" calcext:value-type="float">
            <text:p>3368412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41" calcext:value-type="float">
            <text:p>0.747241</text:p>
          </table:table-cell>
          <table:table-cell office:value-type="float" office:value="29765" calcext:value-type="float">
            <text:p>29765</text:p>
          </table:table-cell>
          <table:table-cell office:value-type="float" office:value="0.223418" calcext:value-type="float">
            <text:p>0.223418</text:p>
          </table:table-cell>
          <table:table-cell office:value-type="float" office:value="0.214934" calcext:value-type="float">
            <text:p>0.21493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4" calcext:value-type="float">
            <text:p>1.04</text:p>
          </table:table-cell>
          <table:table-cell office:value-type="float" office:value="11818.99" calcext:value-type="float">
            <text:p>11818.99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3048" calcext:value-type="float">
            <text:p>13048</text:p>
          </table:table-cell>
          <table:table-cell office:value-type="float" office:value="1731340368" calcext:value-type="float">
            <text:p>1731340368</text:p>
          </table:table-cell>
          <table:table-cell office:value-type="float" office:value="2319386399" calcext:value-type="float">
            <text:p>2319386399</text:p>
          </table:table-cell>
          <table:table-cell office:value-type="float" office:value="42623" calcext:value-type="float">
            <text:p>42623</text:p>
          </table:table-cell>
          <table:table-cell office:value-type="float" office:value="3477848" calcext:value-type="float">
            <text:p>3477848</text:p>
          </table:table-cell>
          <table:table-cell office:value-type="float" office:value="3366254" calcext:value-type="float">
            <text:p>3366254</text:p>
          </table:table-cell>
          <table:table-cell office:value-type="float" office:value="619" calcext:value-type="float">
            <text:p>61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65" calcext:value-type="float">
            <text:p>0.746465</text:p>
          </table:table-cell>
          <table:table-cell office:value-type="float" office:value="42623" calcext:value-type="float">
            <text:p>42623</text:p>
          </table:table-cell>
          <table:table-cell office:value-type="float" office:value="0.221695" calcext:value-type="float">
            <text:p>0.221695</text:p>
          </table:table-cell>
          <table:table-cell office:value-type="float" office:value="0.214582" calcext:value-type="float">
            <text:p>0.214582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03" calcext:value-type="float">
            <text:p>1.03</text:p>
          </table:table-cell>
          <table:table-cell office:value-type="float" office:value="5438.21" calcext:value-type="float">
            <text:p>5438.21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3048" calcext:value-type="float">
            <text:p>13048</text:p>
          </table:table-cell>
          <table:table-cell office:value-type="float" office:value="1738909994" calcext:value-type="float">
            <text:p>1738909994</text:p>
          </table:table-cell>
          <table:table-cell office:value-type="float" office:value="2319023379" calcext:value-type="float">
            <text:p>2319023379</text:p>
          </table:table-cell>
          <table:table-cell office:value-type="float" office:value="22299" calcext:value-type="float">
            <text:p>22299</text:p>
          </table:table-cell>
          <table:table-cell office:value-type="float" office:value="3536861" calcext:value-type="float">
            <text:p>3536861</text:p>
          </table:table-cell>
          <table:table-cell office:value-type="float" office:value="3372359" calcext:value-type="float">
            <text:p>337235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846" calcext:value-type="float">
            <text:p>0.749846</text:p>
          </table:table-cell>
          <table:table-cell office:value-type="float" office:value="22299" calcext:value-type="float">
            <text:p>22299</text:p>
          </table:table-cell>
          <table:table-cell office:value-type="float" office:value="0.225457" calcext:value-type="float">
            <text:p>0.225457</text:p>
          </table:table-cell>
          <table:table-cell office:value-type="float" office:value="0.214971" calcext:value-type="float">
            <text:p>0.21497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05" calcext:value-type="float">
            <text:p>1.05</text:p>
          </table:table-cell>
          <table:table-cell office:value-type="float" office:value="20817.03" calcext:value-type="float">
            <text:p>20817.0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3048" calcext:value-type="float">
            <text:p>13048</text:p>
          </table:table-cell>
          <table:table-cell office:value-type="float" office:value="1768751088" calcext:value-type="float">
            <text:p>1768751088</text:p>
          </table:table-cell>
          <table:table-cell office:value-type="float" office:value="2367161132" calcext:value-type="float">
            <text:p>2367161132</text:p>
          </table:table-cell>
          <table:table-cell office:value-type="float" office:value="43635" calcext:value-type="float">
            <text:p>43635</text:p>
          </table:table-cell>
          <table:table-cell office:value-type="float" office:value="3564293" calcext:value-type="float">
            <text:p>3564293</text:p>
          </table:table-cell>
          <table:table-cell office:value-type="float" office:value="3435827" calcext:value-type="float">
            <text:p>3435827</text:p>
          </table:table-cell>
          <table:table-cell office:value-type="float" office:value="361" calcext:value-type="float">
            <text:p>3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04" calcext:value-type="float">
            <text:p>0.747204</text:p>
          </table:table-cell>
          <table:table-cell office:value-type="float" office:value="43635" calcext:value-type="float">
            <text:p>43635</text:p>
          </table:table-cell>
          <table:table-cell office:value-type="float" office:value="0.227206" calcext:value-type="float">
            <text:p>0.227206</text:p>
          </table:table-cell>
          <table:table-cell office:value-type="float" office:value="0.219017" calcext:value-type="float">
            <text:p>0.219017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04" calcext:value-type="float">
            <text:p>1.04</text:p>
          </table:table-cell>
          <table:table-cell office:value-type="float" office:value="9517.53" calcext:value-type="float">
            <text:p>9517.53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3048" calcext:value-type="float">
            <text:p>13048</text:p>
          </table:table-cell>
          <table:table-cell office:value-type="float" office:value="1768697352" calcext:value-type="float">
            <text:p>1768697352</text:p>
          </table:table-cell>
          <table:table-cell office:value-type="float" office:value="2366859791" calcext:value-type="float">
            <text:p>2366859791</text:p>
          </table:table-cell>
          <table:table-cell office:value-type="float" office:value="30302" calcext:value-type="float">
            <text:p>30302</text:p>
          </table:table-cell>
          <table:table-cell office:value-type="float" office:value="3541849" calcext:value-type="float">
            <text:p>3541849</text:p>
          </table:table-cell>
          <table:table-cell office:value-type="float" office:value="3439483" calcext:value-type="float">
            <text:p>3439483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76" calcext:value-type="float">
            <text:p>0.747276</text:p>
          </table:table-cell>
          <table:table-cell office:value-type="float" office:value="30302" calcext:value-type="float">
            <text:p>30302</text:p>
          </table:table-cell>
          <table:table-cell office:value-type="float" office:value="0.225775" calcext:value-type="float">
            <text:p>0.225775</text:p>
          </table:table-cell>
          <table:table-cell office:value-type="float" office:value="0.21925" calcext:value-type="float">
            <text:p>0.2192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03" calcext:value-type="float">
            <text:p>1.03</text:p>
          </table:table-cell>
          <table:table-cell office:value-type="float" office:value="7033.71" calcext:value-type="float">
            <text:p>7033.71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4052" calcext:value-type="float">
            <text:p>14052</text:p>
          </table:table-cell>
          <table:table-cell office:value-type="float" office:value="1861115148" calcext:value-type="float">
            <text:p>1861115148</text:p>
          </table:table-cell>
          <table:table-cell office:value-type="float" office:value="2486072688" calcext:value-type="float">
            <text:p>2486072688</text:p>
          </table:table-cell>
          <table:table-cell office:value-type="float" office:value="240221" calcext:value-type="float">
            <text:p>240221</text:p>
          </table:table-cell>
          <table:table-cell office:value-type="float" office:value="3727233" calcext:value-type="float">
            <text:p>3727233</text:p>
          </table:table-cell>
          <table:table-cell office:value-type="float" office:value="3607795" calcext:value-type="float">
            <text:p>3607795</text:p>
          </table:table-cell>
          <table:table-cell office:value-type="float" office:value="195" calcext:value-type="float">
            <text:p>19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617" calcext:value-type="float">
            <text:p>0.748617</text:p>
          </table:table-cell>
          <table:table-cell office:value-type="float" office:value="240221" calcext:value-type="float">
            <text:p>240221</text:p>
          </table:table-cell>
          <table:table-cell office:value-type="float" office:value="0.237829" calcext:value-type="float">
            <text:p>0.237829</text:p>
          </table:table-cell>
          <table:table-cell office:value-type="float" office:value="0.230208" calcext:value-type="float">
            <text:p>0.23020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.03" calcext:value-type="float">
            <text:p>1.03</text:p>
          </table:table-cell>
          <table:table-cell office:value-type="float" office:value="18501.51" calcext:value-type="float">
            <text:p>18501.51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4052" calcext:value-type="float">
            <text:p>14052</text:p>
          </table:table-cell>
          <table:table-cell office:value-type="float" office:value="1856425367" calcext:value-type="float">
            <text:p>1856425367</text:p>
          </table:table-cell>
          <table:table-cell office:value-type="float" office:value="2485083748" calcext:value-type="float">
            <text:p>2485083748</text:p>
          </table:table-cell>
          <table:table-cell office:value-type="float" office:value="31143" calcext:value-type="float">
            <text:p>31143</text:p>
          </table:table-cell>
          <table:table-cell office:value-type="float" office:value="3728920" calcext:value-type="float">
            <text:p>3728920</text:p>
          </table:table-cell>
          <table:table-cell office:value-type="float" office:value="3604498" calcext:value-type="float">
            <text:p>3604498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27" calcext:value-type="float">
            <text:p>0.747027</text:p>
          </table:table-cell>
          <table:table-cell office:value-type="float" office:value="31143" calcext:value-type="float">
            <text:p>31143</text:p>
          </table:table-cell>
          <table:table-cell office:value-type="float" office:value="0.237937" calcext:value-type="float">
            <text:p>0.237937</text:p>
          </table:table-cell>
          <table:table-cell office:value-type="float" office:value="0.229998" calcext:value-type="float">
            <text:p>0.22999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3" calcext:value-type="float">
            <text:p>1.03</text:p>
          </table:table-cell>
          <table:table-cell office:value-type="float" office:value="10478.19" calcext:value-type="float">
            <text:p>10478.19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4046" calcext:value-type="float">
            <text:p>14046</text:p>
          </table:table-cell>
          <table:table-cell office:value-type="float" office:value="1822607136" calcext:value-type="float">
            <text:p>1822607136</text:p>
          </table:table-cell>
          <table:table-cell office:value-type="float" office:value="2435696145" calcext:value-type="float">
            <text:p>2435696145</text:p>
          </table:table-cell>
          <table:table-cell office:value-type="float" office:value="41941" calcext:value-type="float">
            <text:p>41941</text:p>
          </table:table-cell>
          <table:table-cell office:value-type="float" office:value="3636744" calcext:value-type="float">
            <text:p>3636744</text:p>
          </table:table-cell>
          <table:table-cell office:value-type="float" office:value="3535313" calcext:value-type="float">
            <text:p>3535313</text:p>
          </table:table-cell>
          <table:table-cell office:value-type="float" office:value="326" calcext:value-type="float">
            <text:p>32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29" calcext:value-type="float">
            <text:p>0.74829</text:p>
          </table:table-cell>
          <table:table-cell office:value-type="float" office:value="41941" calcext:value-type="float">
            <text:p>41941</text:p>
          </table:table-cell>
          <table:table-cell office:value-type="float" office:value="0.232055" calcext:value-type="float">
            <text:p>0.232055</text:p>
          </table:table-cell>
          <table:table-cell office:value-type="float" office:value="0.225583" calcext:value-type="float">
            <text:p>0.22558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03" calcext:value-type="float">
            <text:p>1.03</text:p>
          </table:table-cell>
          <table:table-cell office:value-type="float" office:value="10844.52" calcext:value-type="float">
            <text:p>10844.52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4047" calcext:value-type="float">
            <text:p>14047</text:p>
          </table:table-cell>
          <table:table-cell office:value-type="float" office:value="1820266400" calcext:value-type="float">
            <text:p>1820266400</text:p>
          </table:table-cell>
          <table:table-cell office:value-type="float" office:value="2435523952" calcext:value-type="float">
            <text:p>2435523952</text:p>
          </table:table-cell>
          <table:table-cell office:value-type="float" office:value="31595" calcext:value-type="float">
            <text:p>31595</text:p>
          </table:table-cell>
          <table:table-cell office:value-type="float" office:value="3678542" calcext:value-type="float">
            <text:p>3678542</text:p>
          </table:table-cell>
          <table:table-cell office:value-type="float" office:value="3537515" calcext:value-type="float">
            <text:p>3537515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82" calcext:value-type="float">
            <text:p>0.747382</text:p>
          </table:table-cell>
          <table:table-cell office:value-type="float" office:value="31595" calcext:value-type="float">
            <text:p>31595</text:p>
          </table:table-cell>
          <table:table-cell office:value-type="float" office:value="0.234723" calcext:value-type="float">
            <text:p>0.234723</text:p>
          </table:table-cell>
          <table:table-cell office:value-type="float" office:value="0.225724" calcext:value-type="float">
            <text:p>0.225724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4" calcext:value-type="float">
            <text:p>1.04</text:p>
          </table:table-cell>
          <table:table-cell office:value-type="float" office:value="11713.63" calcext:value-type="float">
            <text:p>11713.63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4052" calcext:value-type="float">
            <text:p>14052</text:p>
          </table:table-cell>
          <table:table-cell office:value-type="float" office:value="1819813020" calcext:value-type="float">
            <text:p>1819813020</text:p>
          </table:table-cell>
          <table:table-cell office:value-type="float" office:value="2437376644" calcext:value-type="float">
            <text:p>2437376644</text:p>
          </table:table-cell>
          <table:table-cell office:value-type="float" office:value="43141" calcext:value-type="float">
            <text:p>43141</text:p>
          </table:table-cell>
          <table:table-cell office:value-type="float" office:value="3649771" calcext:value-type="float">
            <text:p>3649771</text:p>
          </table:table-cell>
          <table:table-cell office:value-type="float" office:value="3533790" calcext:value-type="float">
            <text:p>3533790</text:p>
          </table:table-cell>
          <table:table-cell office:value-type="float" office:value="593" calcext:value-type="float">
            <text:p>5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28" calcext:value-type="float">
            <text:p>0.746628</text:p>
          </table:table-cell>
          <table:table-cell office:value-type="float" office:value="43141" calcext:value-type="float">
            <text:p>43141</text:p>
          </table:table-cell>
          <table:table-cell office:value-type="float" office:value="0.232655" calcext:value-type="float">
            <text:p>0.232655</text:p>
          </table:table-cell>
          <table:table-cell office:value-type="float" office:value="0.225262" calcext:value-type="float">
            <text:p>0.225262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3" calcext:value-type="float">
            <text:p>1.03</text:p>
          </table:table-cell>
          <table:table-cell office:value-type="float" office:value="5959.17" calcext:value-type="float">
            <text:p>5959.17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4052" calcext:value-type="float">
            <text:p>14052</text:p>
          </table:table-cell>
          <table:table-cell office:value-type="float" office:value="1823446558" calcext:value-type="float">
            <text:p>1823446558</text:p>
          </table:table-cell>
          <table:table-cell office:value-type="float" office:value="2436424877" calcext:value-type="float">
            <text:p>2436424877</text:p>
          </table:table-cell>
          <table:table-cell office:value-type="float" office:value="23977" calcext:value-type="float">
            <text:p>23977</text:p>
          </table:table-cell>
          <table:table-cell office:value-type="float" office:value="3710329" calcext:value-type="float">
            <text:p>3710329</text:p>
          </table:table-cell>
          <table:table-cell office:value-type="float" office:value="3543473" calcext:value-type="float">
            <text:p>3543473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411" calcext:value-type="float">
            <text:p>0.748411</text:p>
          </table:table-cell>
          <table:table-cell office:value-type="float" office:value="23977" calcext:value-type="float">
            <text:p>23977</text:p>
          </table:table-cell>
          <table:table-cell office:value-type="float" office:value="0.236515" calcext:value-type="float">
            <text:p>0.236515</text:p>
          </table:table-cell>
          <table:table-cell office:value-type="float" office:value="0.225879" calcext:value-type="float">
            <text:p>0.22587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05" calcext:value-type="float">
            <text:p>1.05</text:p>
          </table:table-cell>
          <table:table-cell office:value-type="float" office:value="17201.33" calcext:value-type="float">
            <text:p>17201.3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4051" calcext:value-type="float">
            <text:p>14051</text:p>
          </table:table-cell>
          <table:table-cell office:value-type="float" office:value="1786636009" calcext:value-type="float">
            <text:p>1786636009</text:p>
          </table:table-cell>
          <table:table-cell office:value-type="float" office:value="2394343360" calcext:value-type="float">
            <text:p>2394343360</text:p>
          </table:table-cell>
          <table:table-cell office:value-type="float" office:value="41635" calcext:value-type="float">
            <text:p>41635</text:p>
          </table:table-cell>
          <table:table-cell office:value-type="float" office:value="3604097" calcext:value-type="float">
            <text:p>3604097</text:p>
          </table:table-cell>
          <table:table-cell office:value-type="float" office:value="3470740" calcext:value-type="float">
            <text:p>3470740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19" calcext:value-type="float">
            <text:p>0.74619</text:p>
          </table:table-cell>
          <table:table-cell office:value-type="float" office:value="41635" calcext:value-type="float">
            <text:p>41635</text:p>
          </table:table-cell>
          <table:table-cell office:value-type="float" office:value="0.229972" calcext:value-type="float">
            <text:p>0.229972</text:p>
          </table:table-cell>
          <table:table-cell office:value-type="float" office:value="0.221463" calcext:value-type="float">
            <text:p>0.22146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0983.35" calcext:value-type="float">
            <text:p>10983.35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4051" calcext:value-type="float">
            <text:p>14051</text:p>
          </table:table-cell>
          <table:table-cell office:value-type="float" office:value="1791921870" calcext:value-type="float">
            <text:p>1791921870</text:p>
          </table:table-cell>
          <table:table-cell office:value-type="float" office:value="2393198788" calcext:value-type="float">
            <text:p>2393198788</text:p>
          </table:table-cell>
          <table:table-cell office:value-type="float" office:value="30495" calcext:value-type="float">
            <text:p>30495</text:p>
          </table:table-cell>
          <table:table-cell office:value-type="float" office:value="3581821" calcext:value-type="float">
            <text:p>3581821</text:p>
          </table:table-cell>
          <table:table-cell office:value-type="float" office:value="3477204" calcext:value-type="float">
            <text:p>3477204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756" calcext:value-type="float">
            <text:p>0.748756</text:p>
          </table:table-cell>
          <table:table-cell office:value-type="float" office:value="30495" calcext:value-type="float">
            <text:p>30495</text:p>
          </table:table-cell>
          <table:table-cell office:value-type="float" office:value="0.228551" calcext:value-type="float">
            <text:p>0.228551</text:p>
          </table:table-cell>
          <table:table-cell office:value-type="float" office:value="0.221875" calcext:value-type="float">
            <text:p>0.221875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03" calcext:value-type="float">
            <text:p>1.03</text:p>
          </table:table-cell>
          <table:table-cell office:value-type="float" office:value="4988.81" calcext:value-type="float">
            <text:p>4988.81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5055" calcext:value-type="float">
            <text:p>15055</text:p>
          </table:table-cell>
          <table:table-cell office:value-type="float" office:value="1838779795" calcext:value-type="float">
            <text:p>1838779795</text:p>
          </table:table-cell>
          <table:table-cell office:value-type="float" office:value="2460551932" calcext:value-type="float">
            <text:p>2460551932</text:p>
          </table:table-cell>
          <table:table-cell office:value-type="float" office:value="43332" calcext:value-type="float">
            <text:p>43332</text:p>
          </table:table-cell>
          <table:table-cell office:value-type="float" office:value="3691183" calcext:value-type="float">
            <text:p>3691183</text:p>
          </table:table-cell>
          <table:table-cell office:value-type="float" office:value="3572190" calcext:value-type="float">
            <text:p>3572190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04" calcext:value-type="float">
            <text:p>0.747304</text:p>
          </table:table-cell>
          <table:table-cell office:value-type="float" office:value="43332" calcext:value-type="float">
            <text:p>43332</text:p>
          </table:table-cell>
          <table:table-cell office:value-type="float" office:value="0.235529" calcext:value-type="float">
            <text:p>0.235529</text:p>
          </table:table-cell>
          <table:table-cell office:value-type="float" office:value="0.227936" calcext:value-type="float">
            <text:p>0.22793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3" calcext:value-type="float">
            <text:p>1.03</text:p>
          </table:table-cell>
          <table:table-cell office:value-type="float" office:value="15736.52" calcext:value-type="float">
            <text:p>15736.52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5055" calcext:value-type="float">
            <text:p>15055</text:p>
          </table:table-cell>
          <table:table-cell office:value-type="float" office:value="1837453315" calcext:value-type="float">
            <text:p>1837453315</text:p>
          </table:table-cell>
          <table:table-cell office:value-type="float" office:value="2459531037" calcext:value-type="float">
            <text:p>2459531037</text:p>
          </table:table-cell>
          <table:table-cell office:value-type="float" office:value="30915" calcext:value-type="float">
            <text:p>30915</text:p>
          </table:table-cell>
          <table:table-cell office:value-type="float" office:value="3690315" calcext:value-type="float">
            <text:p>3690315</text:p>
          </table:table-cell>
          <table:table-cell office:value-type="float" office:value="3568393" calcext:value-type="float">
            <text:p>3568393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75" calcext:value-type="float">
            <text:p>0.747075</text:p>
          </table:table-cell>
          <table:table-cell office:value-type="float" office:value="30915" calcext:value-type="float">
            <text:p>30915</text:p>
          </table:table-cell>
          <table:table-cell office:value-type="float" office:value="0.235474" calcext:value-type="float">
            <text:p>0.235474</text:p>
          </table:table-cell>
          <table:table-cell office:value-type="float" office:value="0.227694" calcext:value-type="float">
            <text:p>0.22769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03" calcext:value-type="float">
            <text:p>1.03</text:p>
          </table:table-cell>
          <table:table-cell office:value-type="float" office:value="9776.42" calcext:value-type="float">
            <text:p>9776.42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5050" calcext:value-type="float">
            <text:p>15050</text:p>
          </table:table-cell>
          <table:table-cell office:value-type="float" office:value="1734661125" calcext:value-type="float">
            <text:p>1734661125</text:p>
          </table:table-cell>
          <table:table-cell office:value-type="float" office:value="2320856163" calcext:value-type="float">
            <text:p>2320856163</text:p>
          </table:table-cell>
          <table:table-cell office:value-type="float" office:value="40606" calcext:value-type="float">
            <text:p>40606</text:p>
          </table:table-cell>
          <table:table-cell office:value-type="float" office:value="3468779" calcext:value-type="float">
            <text:p>3468779</text:p>
          </table:table-cell>
          <table:table-cell office:value-type="float" office:value="3369926" calcext:value-type="float">
            <text:p>3369926</text:p>
          </table:table-cell>
          <table:table-cell office:value-type="float" office:value="523" calcext:value-type="float">
            <text:p>5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423" calcext:value-type="float">
            <text:p>0.747423</text:p>
          </table:table-cell>
          <table:table-cell office:value-type="float" office:value="40606" calcext:value-type="float">
            <text:p>40606</text:p>
          </table:table-cell>
          <table:table-cell office:value-type="float" office:value="0.221117" calcext:value-type="float">
            <text:p>0.221117</text:p>
          </table:table-cell>
          <table:table-cell office:value-type="float" office:value="0.214816" calcext:value-type="float">
            <text:p>0.214816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03" calcext:value-type="float">
            <text:p>1.03</text:p>
          </table:table-cell>
          <table:table-cell office:value-type="float" office:value="6443.45" calcext:value-type="float">
            <text:p>6443.45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5051" calcext:value-type="float">
            <text:p>15051</text:p>
          </table:table-cell>
          <table:table-cell office:value-type="float" office:value="1736729518" calcext:value-type="float">
            <text:p>1736729518</text:p>
          </table:table-cell>
          <table:table-cell office:value-type="float" office:value="2320643623" calcext:value-type="float">
            <text:p>2320643623</text:p>
          </table:table-cell>
          <table:table-cell office:value-type="float" office:value="29836" calcext:value-type="float">
            <text:p>29836</text:p>
          </table:table-cell>
          <table:table-cell office:value-type="float" office:value="3503155" calcext:value-type="float">
            <text:p>3503155</text:p>
          </table:table-cell>
          <table:table-cell office:value-type="float" office:value="3369454" calcext:value-type="float">
            <text:p>336945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383" calcext:value-type="float">
            <text:p>0.748383</text:p>
          </table:table-cell>
          <table:table-cell office:value-type="float" office:value="29836" calcext:value-type="float">
            <text:p>29836</text:p>
          </table:table-cell>
          <table:table-cell office:value-type="float" office:value="0.223309" calcext:value-type="float">
            <text:p>0.223309</text:p>
          </table:table-cell>
          <table:table-cell office:value-type="float" office:value="0.214786" calcext:value-type="float">
            <text:p>0.21478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0662.83" calcext:value-type="float">
            <text:p>10662.83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5055" calcext:value-type="float">
            <text:p>15055</text:p>
          </table:table-cell>
          <table:table-cell office:value-type="float" office:value="1733986957" calcext:value-type="float">
            <text:p>1733986957</text:p>
          </table:table-cell>
          <table:table-cell office:value-type="float" office:value="2321702752" calcext:value-type="float">
            <text:p>2321702752</text:p>
          </table:table-cell>
          <table:table-cell office:value-type="float" office:value="41293" calcext:value-type="float">
            <text:p>41293</text:p>
          </table:table-cell>
          <table:table-cell office:value-type="float" office:value="3479539" calcext:value-type="float">
            <text:p>3479539</text:p>
          </table:table-cell>
          <table:table-cell office:value-type="float" office:value="3368750" calcext:value-type="float">
            <text:p>3368750</text:p>
          </table:table-cell>
          <table:table-cell office:value-type="float" office:value="589" calcext:value-type="float">
            <text:p>5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6" calcext:value-type="float">
            <text:p>0.74686</text:p>
          </table:table-cell>
          <table:table-cell office:value-type="float" office:value="41293" calcext:value-type="float">
            <text:p>41293</text:p>
          </table:table-cell>
          <table:table-cell office:value-type="float" office:value="0.222024" calcext:value-type="float">
            <text:p>0.222024</text:p>
          </table:table-cell>
          <table:table-cell office:value-type="float" office:value="0.214955" calcext:value-type="float">
            <text:p>0.214955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3" calcext:value-type="float">
            <text:p>1.03</text:p>
          </table:table-cell>
          <table:table-cell office:value-type="float" office:value="5719.44" calcext:value-type="float">
            <text:p>5719.44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5055" calcext:value-type="float">
            <text:p>15055</text:p>
          </table:table-cell>
          <table:table-cell office:value-type="float" office:value="1743018736" calcext:value-type="float">
            <text:p>1743018736</text:p>
          </table:table-cell>
          <table:table-cell office:value-type="float" office:value="2321225735" calcext:value-type="float">
            <text:p>2321225735</text:p>
          </table:table-cell>
          <table:table-cell office:value-type="float" office:value="22616" calcext:value-type="float">
            <text:p>22616</text:p>
          </table:table-cell>
          <table:table-cell office:value-type="float" office:value="3539307" calcext:value-type="float">
            <text:p>3539307</text:p>
          </table:table-cell>
          <table:table-cell office:value-type="float" office:value="3374113" calcext:value-type="float">
            <text:p>337411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0904" calcext:value-type="float">
            <text:p>0.750904</text:p>
          </table:table-cell>
          <table:table-cell office:value-type="float" office:value="22616" calcext:value-type="float">
            <text:p>22616</text:p>
          </table:table-cell>
          <table:table-cell office:value-type="float" office:value="0.225838" calcext:value-type="float">
            <text:p>0.225838</text:p>
          </table:table-cell>
          <table:table-cell office:value-type="float" office:value="0.215297" calcext:value-type="float">
            <text:p>0.21529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5" calcext:value-type="float">
            <text:p>1.05</text:p>
          </table:table-cell>
          <table:table-cell office:value-type="float" office:value="19503.54" calcext:value-type="float">
            <text:p>19503.54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5055" calcext:value-type="float">
            <text:p>15055</text:p>
          </table:table-cell>
          <table:table-cell office:value-type="float" office:value="1719832082" calcext:value-type="float">
            <text:p>1719832082</text:p>
          </table:table-cell>
          <table:table-cell office:value-type="float" office:value="2301928924" calcext:value-type="float">
            <text:p>2301928924</text:p>
          </table:table-cell>
          <table:table-cell office:value-type="float" office:value="39403" calcext:value-type="float">
            <text:p>39403</text:p>
          </table:table-cell>
          <table:table-cell office:value-type="float" office:value="3467579" calcext:value-type="float">
            <text:p>3467579</text:p>
          </table:table-cell>
          <table:table-cell office:value-type="float" office:value="3340349" calcext:value-type="float">
            <text:p>3340349</text:p>
          </table:table-cell>
          <table:table-cell office:value-type="float" office:value="291" calcext:value-type="float">
            <text:p>29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26" calcext:value-type="float">
            <text:p>0.747126</text:p>
          </table:table-cell>
          <table:table-cell office:value-type="float" office:value="39403" calcext:value-type="float">
            <text:p>39403</text:p>
          </table:table-cell>
          <table:table-cell office:value-type="float" office:value="0.221041" calcext:value-type="float">
            <text:p>0.221041</text:p>
          </table:table-cell>
          <table:table-cell office:value-type="float" office:value="0.212931" calcext:value-type="float">
            <text:p>0.212931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4" calcext:value-type="float">
            <text:p>1.04</text:p>
          </table:table-cell>
          <table:table-cell office:value-type="float" office:value="11478.86" calcext:value-type="float">
            <text:p>11478.86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5055" calcext:value-type="float">
            <text:p>15055</text:p>
          </table:table-cell>
          <table:table-cell office:value-type="float" office:value="1719756004" calcext:value-type="float">
            <text:p>1719756004</text:p>
          </table:table-cell>
          <table:table-cell office:value-type="float" office:value="2301357534" calcext:value-type="float">
            <text:p>2301357534</text:p>
          </table:table-cell>
          <table:table-cell office:value-type="float" office:value="29703" calcext:value-type="float">
            <text:p>29703</text:p>
          </table:table-cell>
          <table:table-cell office:value-type="float" office:value="3446841" calcext:value-type="float">
            <text:p>3446841</text:p>
          </table:table-cell>
          <table:table-cell office:value-type="float" office:value="3343496" calcext:value-type="float">
            <text:p>3343496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79" calcext:value-type="float">
            <text:p>0.747279</text:p>
          </table:table-cell>
          <table:table-cell office:value-type="float" office:value="29703" calcext:value-type="float">
            <text:p>29703</text:p>
          </table:table-cell>
          <table:table-cell office:value-type="float" office:value="0.219719" calcext:value-type="float">
            <text:p>0.219719</text:p>
          </table:table-cell>
          <table:table-cell office:value-type="float" office:value="0.213131" calcext:value-type="float">
            <text:p>0.213131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03" calcext:value-type="float">
            <text:p>1.03</text:p>
          </table:table-cell>
          <table:table-cell office:value-type="float" office:value="4702.53" calcext:value-type="float">
            <text:p>4702.53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6059" calcext:value-type="float">
            <text:p>16059</text:p>
          </table:table-cell>
          <table:table-cell office:value-type="float" office:value="1845401216" calcext:value-type="float">
            <text:p>1845401216</text:p>
          </table:table-cell>
          <table:table-cell office:value-type="float" office:value="2465195557" calcext:value-type="float">
            <text:p>2465195557</text:p>
          </table:table-cell>
          <table:table-cell office:value-type="float" office:value="41643" calcext:value-type="float">
            <text:p>41643</text:p>
          </table:table-cell>
          <table:table-cell office:value-type="float" office:value="3698498" calcext:value-type="float">
            <text:p>3698498</text:p>
          </table:table-cell>
          <table:table-cell office:value-type="float" office:value="3577590" calcext:value-type="float">
            <text:p>3577590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582" calcext:value-type="float">
            <text:p>0.748582</text:p>
          </table:table-cell>
          <table:table-cell office:value-type="float" office:value="41643" calcext:value-type="float">
            <text:p>41643</text:p>
          </table:table-cell>
          <table:table-cell office:value-type="float" office:value="0.235761" calcext:value-type="float">
            <text:p>0.235761</text:p>
          </table:table-cell>
          <table:table-cell office:value-type="float" office:value="0.228054" calcext:value-type="float">
            <text:p>0.228054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3" calcext:value-type="float">
            <text:p>1.03</text:p>
          </table:table-cell>
          <table:table-cell office:value-type="float" office:value="20560.86" calcext:value-type="float">
            <text:p>20560.86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6059" calcext:value-type="float">
            <text:p>16059</text:p>
          </table:table-cell>
          <table:table-cell office:value-type="float" office:value="1838157096" calcext:value-type="float">
            <text:p>1838157096</text:p>
          </table:table-cell>
          <table:table-cell office:value-type="float" office:value="2464146472" calcext:value-type="float">
            <text:p>2464146472</text:p>
          </table:table-cell>
          <table:table-cell office:value-type="float" office:value="31307" calcext:value-type="float">
            <text:p>31307</text:p>
          </table:table-cell>
          <table:table-cell office:value-type="float" office:value="3696123" calcext:value-type="float">
            <text:p>3696123</text:p>
          </table:table-cell>
          <table:table-cell office:value-type="float" office:value="3574677" calcext:value-type="float">
            <text:p>357467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961" calcext:value-type="float">
            <text:p>0.745961</text:p>
          </table:table-cell>
          <table:table-cell office:value-type="float" office:value="31307" calcext:value-type="float">
            <text:p>31307</text:p>
          </table:table-cell>
          <table:table-cell office:value-type="float" office:value="0.235609" calcext:value-type="float">
            <text:p>0.235609</text:p>
          </table:table-cell>
          <table:table-cell office:value-type="float" office:value="0.227868" calcext:value-type="float">
            <text:p>0.227868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03" calcext:value-type="float">
            <text:p>1.03</text:p>
          </table:table-cell>
          <table:table-cell office:value-type="float" office:value="8936.69" calcext:value-type="float">
            <text:p>8936.69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6053" calcext:value-type="float">
            <text:p>16053</text:p>
          </table:table-cell>
          <table:table-cell office:value-type="float" office:value="1739515618" calcext:value-type="float">
            <text:p>1739515618</text:p>
          </table:table-cell>
          <table:table-cell office:value-type="float" office:value="2321870028" calcext:value-type="float">
            <text:p>2321870028</text:p>
          </table:table-cell>
          <table:table-cell office:value-type="float" office:value="40565" calcext:value-type="float">
            <text:p>40565</text:p>
          </table:table-cell>
          <table:table-cell office:value-type="float" office:value="3467570" calcext:value-type="float">
            <text:p>3467570</text:p>
          </table:table-cell>
          <table:table-cell office:value-type="float" office:value="3369217" calcext:value-type="float">
            <text:p>3369217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187" calcext:value-type="float">
            <text:p>0.749187</text:p>
          </table:table-cell>
          <table:table-cell office:value-type="float" office:value="40565" calcext:value-type="float">
            <text:p>40565</text:p>
          </table:table-cell>
          <table:table-cell office:value-type="float" office:value="0.221261" calcext:value-type="float">
            <text:p>0.221261</text:p>
          </table:table-cell>
          <table:table-cell office:value-type="float" office:value="0.214985" calcext:value-type="float">
            <text:p>0.21498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03" calcext:value-type="float">
            <text:p>1.03</text:p>
          </table:table-cell>
          <table:table-cell office:value-type="float" office:value="13369.91" calcext:value-type="float">
            <text:p>13369.91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6054" calcext:value-type="float">
            <text:p>16054</text:p>
          </table:table-cell>
          <table:table-cell office:value-type="float" office:value="1734095983" calcext:value-type="float">
            <text:p>1734095983</text:p>
          </table:table-cell>
          <table:table-cell office:value-type="float" office:value="2321775538" calcext:value-type="float">
            <text:p>2321775538</text:p>
          </table:table-cell>
          <table:table-cell office:value-type="float" office:value="29601" calcext:value-type="float">
            <text:p>29601</text:p>
          </table:table-cell>
          <table:table-cell office:value-type="float" office:value="3507518" calcext:value-type="float">
            <text:p>3507518</text:p>
          </table:table-cell>
          <table:table-cell office:value-type="float" office:value="3373198" calcext:value-type="float">
            <text:p>3373198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84" calcext:value-type="float">
            <text:p>0.746884</text:p>
          </table:table-cell>
          <table:table-cell office:value-type="float" office:value="29601" calcext:value-type="float">
            <text:p>29601</text:p>
          </table:table-cell>
          <table:table-cell office:value-type="float" office:value="0.22381" calcext:value-type="float">
            <text:p>0.22381</text:p>
          </table:table-cell>
          <table:table-cell office:value-type="float" office:value="0.215239" calcext:value-type="float">
            <text:p>0.21523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4" calcext:value-type="float">
            <text:p>1.04</text:p>
          </table:table-cell>
          <table:table-cell office:value-type="float" office:value="11132.67" calcext:value-type="float">
            <text:p>11132.67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6058" calcext:value-type="float">
            <text:p>16058</text:p>
          </table:table-cell>
          <table:table-cell office:value-type="float" office:value="1732794580" calcext:value-type="float">
            <text:p>1732794580</text:p>
          </table:table-cell>
          <table:table-cell office:value-type="float" office:value="2322614449" calcext:value-type="float">
            <text:p>2322614449</text:p>
          </table:table-cell>
          <table:table-cell office:value-type="float" office:value="40737" calcext:value-type="float">
            <text:p>40737</text:p>
          </table:table-cell>
          <table:table-cell office:value-type="float" office:value="3481124" calcext:value-type="float">
            <text:p>3481124</text:p>
          </table:table-cell>
          <table:table-cell office:value-type="float" office:value="3369670" calcext:value-type="float">
            <text:p>3369670</text:p>
          </table:table-cell>
          <table:table-cell office:value-type="float" office:value="626" calcext:value-type="float">
            <text:p>6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053" calcext:value-type="float">
            <text:p>0.746053</text:p>
          </table:table-cell>
          <table:table-cell office:value-type="float" office:value="40737" calcext:value-type="float">
            <text:p>40737</text:p>
          </table:table-cell>
          <table:table-cell office:value-type="float" office:value="0.222126" calcext:value-type="float">
            <text:p>0.222126</text:p>
          </table:table-cell>
          <table:table-cell office:value-type="float" office:value="0.215014" calcext:value-type="float">
            <text:p>0.21501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03" calcext:value-type="float">
            <text:p>1.03</text:p>
          </table:table-cell>
          <table:table-cell office:value-type="float" office:value="5382.86" calcext:value-type="float">
            <text:p>5382.86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6059" calcext:value-type="float">
            <text:p>16059</text:p>
          </table:table-cell>
          <table:table-cell office:value-type="float" office:value="1738906167" calcext:value-type="float">
            <text:p>1738906167</text:p>
          </table:table-cell>
          <table:table-cell office:value-type="float" office:value="2322362440" calcext:value-type="float">
            <text:p>2322362440</text:p>
          </table:table-cell>
          <table:table-cell office:value-type="float" office:value="22256" calcext:value-type="float">
            <text:p>22256</text:p>
          </table:table-cell>
          <table:table-cell office:value-type="float" office:value="3539262" calcext:value-type="float">
            <text:p>3539262</text:p>
          </table:table-cell>
          <table:table-cell office:value-type="float" office:value="3376337" calcext:value-type="float">
            <text:p>3376337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766" calcext:value-type="float">
            <text:p>0.748766</text:p>
          </table:table-cell>
          <table:table-cell office:value-type="float" office:value="22256" calcext:value-type="float">
            <text:p>22256</text:p>
          </table:table-cell>
          <table:table-cell office:value-type="float" office:value="0.22561" calcext:value-type="float">
            <text:p>0.22561</text:p>
          </table:table-cell>
          <table:table-cell office:value-type="float" office:value="0.215225" calcext:value-type="float">
            <text:p>0.215225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05" calcext:value-type="float">
            <text:p>1.05</text:p>
          </table:table-cell>
          <table:table-cell office:value-type="float" office:value="24644.79" calcext:value-type="float">
            <text:p>24644.79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6058" calcext:value-type="float">
            <text:p>16058</text:p>
          </table:table-cell>
          <table:table-cell office:value-type="float" office:value="1737092104" calcext:value-type="float">
            <text:p>1737092104</text:p>
          </table:table-cell>
          <table:table-cell office:value-type="float" office:value="2323426307" calcext:value-type="float">
            <text:p>2323426307</text:p>
          </table:table-cell>
          <table:table-cell office:value-type="float" office:value="40192" calcext:value-type="float">
            <text:p>40192</text:p>
          </table:table-cell>
          <table:table-cell office:value-type="float" office:value="3501286" calcext:value-type="float">
            <text:p>3501286</text:p>
          </table:table-cell>
          <table:table-cell office:value-type="float" office:value="3370621" calcext:value-type="float">
            <text:p>3370621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42" calcext:value-type="float">
            <text:p>0.747642</text:p>
          </table:table-cell>
          <table:table-cell office:value-type="float" office:value="40192" calcext:value-type="float">
            <text:p>40192</text:p>
          </table:table-cell>
          <table:table-cell office:value-type="float" office:value="0.223412" calcext:value-type="float">
            <text:p>0.223412</text:p>
          </table:table-cell>
          <table:table-cell office:value-type="float" office:value="0.215075" calcext:value-type="float">
            <text:p>0.21507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4" calcext:value-type="float">
            <text:p>1.04</text:p>
          </table:table-cell>
          <table:table-cell office:value-type="float" office:value="15677.31" calcext:value-type="float">
            <text:p>15677.31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6058" calcext:value-type="float">
            <text:p>16058</text:p>
          </table:table-cell>
          <table:table-cell office:value-type="float" office:value="1737978638" calcext:value-type="float">
            <text:p>1737978638</text:p>
          </table:table-cell>
          <table:table-cell office:value-type="float" office:value="2322200168" calcext:value-type="float">
            <text:p>2322200168</text:p>
          </table:table-cell>
          <table:table-cell office:value-type="float" office:value="30152" calcext:value-type="float">
            <text:p>30152</text:p>
          </table:table-cell>
          <table:table-cell office:value-type="float" office:value="3477490" calcext:value-type="float">
            <text:p>3477490</text:p>
          </table:table-cell>
          <table:table-cell office:value-type="float" office:value="3375078" calcext:value-type="float">
            <text:p>3375078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419" calcext:value-type="float">
            <text:p>0.748419</text:p>
          </table:table-cell>
          <table:table-cell office:value-type="float" office:value="30152" calcext:value-type="float">
            <text:p>30152</text:p>
          </table:table-cell>
          <table:table-cell office:value-type="float" office:value="0.221894" calcext:value-type="float">
            <text:p>0.221894</text:p>
          </table:table-cell>
          <table:table-cell office:value-type="float" office:value="0.215359" calcext:value-type="float">
            <text:p>0.215359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03" calcext:value-type="float">
            <text:p>1.03</text:p>
          </table:table-cell>
          <table:table-cell office:value-type="float" office:value="6392.19" calcext:value-type="float">
            <text:p>6392.19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7062" calcext:value-type="float">
            <text:p>17062</text:p>
          </table:table-cell>
          <table:table-cell office:value-type="float" office:value="1850126825" calcext:value-type="float">
            <text:p>1850126825</text:p>
          </table:table-cell>
          <table:table-cell office:value-type="float" office:value="2469646447" calcext:value-type="float">
            <text:p>2469646447</text:p>
          </table:table-cell>
          <table:table-cell office:value-type="float" office:value="45965" calcext:value-type="float">
            <text:p>45965</text:p>
          </table:table-cell>
          <table:table-cell office:value-type="float" office:value="3705985" calcext:value-type="float">
            <text:p>3705985</text:p>
          </table:table-cell>
          <table:table-cell office:value-type="float" office:value="3585357" calcext:value-type="float">
            <text:p>3585357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146" calcext:value-type="float">
            <text:p>0.749146</text:p>
          </table:table-cell>
          <table:table-cell office:value-type="float" office:value="45965" calcext:value-type="float">
            <text:p>45965</text:p>
          </table:table-cell>
          <table:table-cell office:value-type="float" office:value="0.236474" calcext:value-type="float">
            <text:p>0.236474</text:p>
          </table:table-cell>
          <table:table-cell office:value-type="float" office:value="0.228777" calcext:value-type="float">
            <text:p>0.228777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03" calcext:value-type="float">
            <text:p>1.03</text:p>
          </table:table-cell>
          <table:table-cell office:value-type="float" office:value="17837.6" calcext:value-type="float">
            <text:p>17837.6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7062" calcext:value-type="float">
            <text:p>17062</text:p>
          </table:table-cell>
          <table:table-cell office:value-type="float" office:value="1846253422" calcext:value-type="float">
            <text:p>1846253422</text:p>
          </table:table-cell>
          <table:table-cell office:value-type="float" office:value="2468601419" calcext:value-type="float">
            <text:p>2468601419</text:p>
          </table:table-cell>
          <table:table-cell office:value-type="float" office:value="31099" calcext:value-type="float">
            <text:p>31099</text:p>
          </table:table-cell>
          <table:table-cell office:value-type="float" office:value="3704952" calcext:value-type="float">
            <text:p>3704952</text:p>
          </table:table-cell>
          <table:table-cell office:value-type="float" office:value="3580700" calcext:value-type="float">
            <text:p>358070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95" calcext:value-type="float">
            <text:p>0.747895</text:p>
          </table:table-cell>
          <table:table-cell office:value-type="float" office:value="31099" calcext:value-type="float">
            <text:p>31099</text:p>
          </table:table-cell>
          <table:table-cell office:value-type="float" office:value="0.236408" calcext:value-type="float">
            <text:p>0.236408</text:p>
          </table:table-cell>
          <table:table-cell office:value-type="float" office:value="0.228479" calcext:value-type="float">
            <text:p>0.228479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03" calcext:value-type="float">
            <text:p>1.03</text:p>
          </table:table-cell>
          <table:table-cell office:value-type="float" office:value="8974.19" calcext:value-type="float">
            <text:p>8974.19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7057" calcext:value-type="float">
            <text:p>17057</text:p>
          </table:table-cell>
          <table:table-cell office:value-type="float" office:value="1734790153" calcext:value-type="float">
            <text:p>1734790153</text:p>
          </table:table-cell>
          <table:table-cell office:value-type="float" office:value="2322893802" calcext:value-type="float">
            <text:p>2322893802</text:p>
          </table:table-cell>
          <table:table-cell office:value-type="float" office:value="40355" calcext:value-type="float">
            <text:p>40355</text:p>
          </table:table-cell>
          <table:table-cell office:value-type="float" office:value="3471036" calcext:value-type="float">
            <text:p>3471036</text:p>
          </table:table-cell>
          <table:table-cell office:value-type="float" office:value="3372884" calcext:value-type="float">
            <text:p>3372884</text:p>
          </table:table-cell>
          <table:table-cell office:value-type="float" office:value="489" calcext:value-type="float">
            <text:p>4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23" calcext:value-type="float">
            <text:p>0.746823</text:p>
          </table:table-cell>
          <table:table-cell office:value-type="float" office:value="40355" calcext:value-type="float">
            <text:p>40355</text:p>
          </table:table-cell>
          <table:table-cell office:value-type="float" office:value="0.221261" calcext:value-type="float">
            <text:p>0.221261</text:p>
          </table:table-cell>
          <table:table-cell office:value-type="float" office:value="0.215005" calcext:value-type="float">
            <text:p>0.21500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03" calcext:value-type="float">
            <text:p>1.03</text:p>
          </table:table-cell>
          <table:table-cell office:value-type="float" office:value="6897.51" calcext:value-type="float">
            <text:p>6897.51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7058" calcext:value-type="float">
            <text:p>17058</text:p>
          </table:table-cell>
          <table:table-cell office:value-type="float" office:value="1738584460" calcext:value-type="float">
            <text:p>1738584460</text:p>
          </table:table-cell>
          <table:table-cell office:value-type="float" office:value="2322811028" calcext:value-type="float">
            <text:p>2322811028</text:p>
          </table:table-cell>
          <table:table-cell office:value-type="float" office:value="29953" calcext:value-type="float">
            <text:p>29953</text:p>
          </table:table-cell>
          <table:table-cell office:value-type="float" office:value="3508065" calcext:value-type="float">
            <text:p>3508065</text:p>
          </table:table-cell>
          <table:table-cell office:value-type="float" office:value="3373199" calcext:value-type="float">
            <text:p>337319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483" calcext:value-type="float">
            <text:p>0.748483</text:p>
          </table:table-cell>
          <table:table-cell office:value-type="float" office:value="29953" calcext:value-type="float">
            <text:p>29953</text:p>
          </table:table-cell>
          <table:table-cell office:value-type="float" office:value="0.223622" calcext:value-type="float">
            <text:p>0.223622</text:p>
          </table:table-cell>
          <table:table-cell office:value-type="float" office:value="0.215025" calcext:value-type="float">
            <text:p>0.21502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4" calcext:value-type="float">
            <text:p>1.04</text:p>
          </table:table-cell>
          <table:table-cell office:value-type="float" office:value="12177.61" calcext:value-type="float">
            <text:p>12177.61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7061" calcext:value-type="float">
            <text:p>17061</text:p>
          </table:table-cell>
          <table:table-cell office:value-type="float" office:value="1735074963" calcext:value-type="float">
            <text:p>1735074963</text:p>
          </table:table-cell>
          <table:table-cell office:value-type="float" office:value="2324356913" calcext:value-type="float">
            <text:p>2324356913</text:p>
          </table:table-cell>
          <table:table-cell office:value-type="float" office:value="40029" calcext:value-type="float">
            <text:p>40029</text:p>
          </table:table-cell>
          <table:table-cell office:value-type="float" office:value="3483012" calcext:value-type="float">
            <text:p>3483012</text:p>
          </table:table-cell>
          <table:table-cell office:value-type="float" office:value="3369882" calcext:value-type="float">
            <text:p>3369882</text:p>
          </table:table-cell>
          <table:table-cell office:value-type="float" office:value="610" calcext:value-type="float">
            <text:p>6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75" calcext:value-type="float">
            <text:p>0.746475</text:p>
          </table:table-cell>
          <table:table-cell office:value-type="float" office:value="40029" calcext:value-type="float">
            <text:p>40029</text:p>
          </table:table-cell>
          <table:table-cell office:value-type="float" office:value="0.222246" calcext:value-type="float">
            <text:p>0.222246</text:p>
          </table:table-cell>
          <table:table-cell office:value-type="float" office:value="0.215027" calcext:value-type="float">
            <text:p>0.215027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03" calcext:value-type="float">
            <text:p>1.03</text:p>
          </table:table-cell>
          <table:table-cell office:value-type="float" office:value="5524.4" calcext:value-type="float">
            <text:p>5524.4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7062" calcext:value-type="float">
            <text:p>17062</text:p>
          </table:table-cell>
          <table:table-cell office:value-type="float" office:value="1739414407" calcext:value-type="float">
            <text:p>1739414407</text:p>
          </table:table-cell>
          <table:table-cell office:value-type="float" office:value="2323386490" calcext:value-type="float">
            <text:p>2323386490</text:p>
          </table:table-cell>
          <table:table-cell office:value-type="float" office:value="21940" calcext:value-type="float">
            <text:p>21940</text:p>
          </table:table-cell>
          <table:table-cell office:value-type="float" office:value="3536994" calcext:value-type="float">
            <text:p>3536994</text:p>
          </table:table-cell>
          <table:table-cell office:value-type="float" office:value="3380635" calcext:value-type="float">
            <text:p>338063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655" calcext:value-type="float">
            <text:p>0.748655</text:p>
          </table:table-cell>
          <table:table-cell office:value-type="float" office:value="21940" calcext:value-type="float">
            <text:p>21940</text:p>
          </table:table-cell>
          <table:table-cell office:value-type="float" office:value="0.225691" calcext:value-type="float">
            <text:p>0.225691</text:p>
          </table:table-cell>
          <table:table-cell office:value-type="float" office:value="0.215714" calcext:value-type="float">
            <text:p>0.21571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05" calcext:value-type="float">
            <text:p>1.05</text:p>
          </table:table-cell>
          <table:table-cell office:value-type="float" office:value="21261.86" calcext:value-type="float">
            <text:p>21261.86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7062" calcext:value-type="float">
            <text:p>17062</text:p>
          </table:table-cell>
          <table:table-cell office:value-type="float" office:value="1793165837" calcext:value-type="float">
            <text:p>1793165837</text:p>
          </table:table-cell>
          <table:table-cell office:value-type="float" office:value="2401839722" calcext:value-type="float">
            <text:p>2401839722</text:p>
          </table:table-cell>
          <table:table-cell office:value-type="float" office:value="40535" calcext:value-type="float">
            <text:p>40535</text:p>
          </table:table-cell>
          <table:table-cell office:value-type="float" office:value="3619105" calcext:value-type="float">
            <text:p>3619105</text:p>
          </table:table-cell>
          <table:table-cell office:value-type="float" office:value="3483089" calcext:value-type="float">
            <text:p>3483089</text:p>
          </table:table-cell>
          <table:table-cell office:value-type="float" office:value="294" calcext:value-type="float">
            <text:p>2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58" calcext:value-type="float">
            <text:p>0.74658</text:p>
          </table:table-cell>
          <table:table-cell office:value-type="float" office:value="40535" calcext:value-type="float">
            <text:p>40535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22203" calcext:value-type="float">
            <text:p>0.2220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4" calcext:value-type="float">
            <text:p>1.04</text:p>
          </table:table-cell>
          <table:table-cell office:value-type="float" office:value="11847.24" calcext:value-type="float">
            <text:p>11847.24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7062" calcext:value-type="float">
            <text:p>17062</text:p>
          </table:table-cell>
          <table:table-cell office:value-type="float" office:value="1797437197" calcext:value-type="float">
            <text:p>1797437197</text:p>
          </table:table-cell>
          <table:table-cell office:value-type="float" office:value="2400730746" calcext:value-type="float">
            <text:p>2400730746</text:p>
          </table:table-cell>
          <table:table-cell office:value-type="float" office:value="30244" calcext:value-type="float">
            <text:p>30244</text:p>
          </table:table-cell>
          <table:table-cell office:value-type="float" office:value="3595057" calcext:value-type="float">
            <text:p>3595057</text:p>
          </table:table-cell>
          <table:table-cell office:value-type="float" office:value="3489125" calcext:value-type="float">
            <text:p>3489125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704" calcext:value-type="float">
            <text:p>0.748704</text:p>
          </table:table-cell>
          <table:table-cell office:value-type="float" office:value="30244" calcext:value-type="float">
            <text:p>30244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222414" calcext:value-type="float">
            <text:p>0.22241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03" calcext:value-type="float">
            <text:p>1.03</text:p>
          </table:table-cell>
          <table:table-cell office:value-type="float" office:value="6558.51" calcext:value-type="float">
            <text:p>6558.51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8066" calcext:value-type="float">
            <text:p>18066</text:p>
          </table:table-cell>
          <table:table-cell office:value-type="float" office:value="1851608801" calcext:value-type="float">
            <text:p>1851608801</text:p>
          </table:table-cell>
          <table:table-cell office:value-type="float" office:value="2473941934" calcext:value-type="float">
            <text:p>2473941934</text:p>
          </table:table-cell>
          <table:table-cell office:value-type="float" office:value="45493" calcext:value-type="float">
            <text:p>45493</text:p>
          </table:table-cell>
          <table:table-cell office:value-type="float" office:value="3711235" calcext:value-type="float">
            <text:p>3711235</text:p>
          </table:table-cell>
          <table:table-cell office:value-type="float" office:value="3592235" calcext:value-type="float">
            <text:p>3592235</text:p>
          </table:table-cell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445" calcext:value-type="float">
            <text:p>0.748445</text:p>
          </table:table-cell>
          <table:table-cell office:value-type="float" office:value="45493" calcext:value-type="float">
            <text:p>45493</text:p>
          </table:table-cell>
          <table:table-cell office:value-type="float" office:value="0.236573" calcext:value-type="float">
            <text:p>0.236573</text:p>
          </table:table-cell>
          <table:table-cell office:value-type="float" office:value="0.228987" calcext:value-type="float">
            <text:p>0.22898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03" calcext:value-type="float">
            <text:p>1.03</text:p>
          </table:table-cell>
          <table:table-cell office:value-type="float" office:value="24604.35" calcext:value-type="float">
            <text:p>24604.35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8066" calcext:value-type="float">
            <text:p>18066</text:p>
          </table:table-cell>
          <table:table-cell office:value-type="float" office:value="1848865013" calcext:value-type="float">
            <text:p>1848865013</text:p>
          </table:table-cell>
          <table:table-cell office:value-type="float" office:value="2473599859" calcext:value-type="float">
            <text:p>2473599859</text:p>
          </table:table-cell>
          <table:table-cell office:value-type="float" office:value="32555" calcext:value-type="float">
            <text:p>32555</text:p>
          </table:table-cell>
          <table:table-cell office:value-type="float" office:value="3713132" calcext:value-type="float">
            <text:p>3713132</text:p>
          </table:table-cell>
          <table:table-cell office:value-type="float" office:value="3587359" calcext:value-type="float">
            <text:p>358735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439" calcext:value-type="float">
            <text:p>0.747439</text:p>
          </table:table-cell>
          <table:table-cell office:value-type="float" office:value="32555" calcext:value-type="float">
            <text:p>32555</text:p>
          </table:table-cell>
          <table:table-cell office:value-type="float" office:value="0.236694" calcext:value-type="float">
            <text:p>0.236694</text:p>
          </table:table-cell>
          <table:table-cell office:value-type="float" office:value="0.228676" calcext:value-type="float">
            <text:p>0.22867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1281" calcext:value-type="float">
            <text:p>11281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8060" calcext:value-type="float">
            <text:p>18060</text:p>
          </table:table-cell>
          <table:table-cell office:value-type="float" office:value="1741715543" calcext:value-type="float">
            <text:p>1741715543</text:p>
          </table:table-cell>
          <table:table-cell office:value-type="float" office:value="2324393728" calcext:value-type="float">
            <text:p>2324393728</text:p>
          </table:table-cell>
          <table:table-cell office:value-type="float" office:value="40574" calcext:value-type="float">
            <text:p>40574</text:p>
          </table:table-cell>
          <table:table-cell office:value-type="float" office:value="3472821" calcext:value-type="float">
            <text:p>3472821</text:p>
          </table:table-cell>
          <table:table-cell office:value-type="float" office:value="3373930" calcext:value-type="float">
            <text:p>3373930</text:p>
          </table:table-cell>
          <table:table-cell office:value-type="float" office:value="530" calcext:value-type="float">
            <text:p>53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32" calcext:value-type="float">
            <text:p>0.74932</text:p>
          </table:table-cell>
          <table:table-cell office:value-type="float" office:value="40574" calcext:value-type="float">
            <text:p>40574</text:p>
          </table:table-cell>
          <table:table-cell office:value-type="float" office:value="0.221596" calcext:value-type="float">
            <text:p>0.221596</text:p>
          </table:table-cell>
          <table:table-cell office:value-type="float" office:value="0.215286" calcext:value-type="float">
            <text:p>0.215286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03" calcext:value-type="float">
            <text:p>1.03</text:p>
          </table:table-cell>
          <table:table-cell office:value-type="float" office:value="6365.91" calcext:value-type="float">
            <text:p>6365.91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8061" calcext:value-type="float">
            <text:p>18061</text:p>
          </table:table-cell>
          <table:table-cell office:value-type="float" office:value="1735838296" calcext:value-type="float">
            <text:p>1735838296</text:p>
          </table:table-cell>
          <table:table-cell office:value-type="float" office:value="2324215201" calcext:value-type="float">
            <text:p>2324215201</text:p>
          </table:table-cell>
          <table:table-cell office:value-type="float" office:value="29857" calcext:value-type="float">
            <text:p>29857</text:p>
          </table:table-cell>
          <table:table-cell office:value-type="float" office:value="3508789" calcext:value-type="float">
            <text:p>3508789</text:p>
          </table:table-cell>
          <table:table-cell office:value-type="float" office:value="3375802" calcext:value-type="float">
            <text:p>337580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49" calcext:value-type="float">
            <text:p>0.746849</text:p>
          </table:table-cell>
          <table:table-cell office:value-type="float" office:value="29857" calcext:value-type="float">
            <text:p>29857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215405" calcext:value-type="float">
            <text:p>0.2154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.04" calcext:value-type="float">
            <text:p>1.04</text:p>
          </table:table-cell>
          <table:table-cell office:value-type="float" office:value="187544.56" calcext:value-type="float">
            <text:p>187544.56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8064" calcext:value-type="float">
            <text:p>18064</text:p>
          </table:table-cell>
          <table:table-cell office:value-type="float" office:value="1737716474" calcext:value-type="float">
            <text:p>1737716474</text:p>
          </table:table-cell>
          <table:table-cell office:value-type="float" office:value="2325491960" calcext:value-type="float">
            <text:p>2325491960</text:p>
          </table:table-cell>
          <table:table-cell office:value-type="float" office:value="42126" calcext:value-type="float">
            <text:p>42126</text:p>
          </table:table-cell>
          <table:table-cell office:value-type="float" office:value="3484562" calcext:value-type="float">
            <text:p>3484562</text:p>
          </table:table-cell>
          <table:table-cell office:value-type="float" office:value="3372635" calcext:value-type="float">
            <text:p>3372635</text:p>
          </table:table-cell>
          <table:table-cell office:value-type="float" office:value="666" calcext:value-type="float">
            <text:p>66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47" calcext:value-type="float">
            <text:p>0.747247</text:p>
          </table:table-cell>
          <table:table-cell office:value-type="float" office:value="42126" calcext:value-type="float">
            <text:p>42126</text:p>
          </table:table-cell>
          <table:table-cell office:value-type="float" office:value="0.222345" calcext:value-type="float">
            <text:p>0.222345</text:p>
          </table:table-cell>
          <table:table-cell office:value-type="float" office:value="0.215203" calcext:value-type="float">
            <text:p>0.215203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03" calcext:value-type="float">
            <text:p>1.03</text:p>
          </table:table-cell>
          <table:table-cell office:value-type="float" office:value="5064.02" calcext:value-type="float">
            <text:p>5064.02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8065" calcext:value-type="float">
            <text:p>18065</text:p>
          </table:table-cell>
          <table:table-cell office:value-type="float" office:value="1743788074" calcext:value-type="float">
            <text:p>1743788074</text:p>
          </table:table-cell>
          <table:table-cell office:value-type="float" office:value="2324501222" calcext:value-type="float">
            <text:p>2324501222</text:p>
          </table:table-cell>
          <table:table-cell office:value-type="float" office:value="22326" calcext:value-type="float">
            <text:p>22326</text:p>
          </table:table-cell>
          <table:table-cell office:value-type="float" office:value="3539833" calcext:value-type="float">
            <text:p>3539833</text:p>
          </table:table-cell>
          <table:table-cell office:value-type="float" office:value="3381268" calcext:value-type="float">
            <text:p>338126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0177" calcext:value-type="float">
            <text:p>0.750177</text:p>
          </table:table-cell>
          <table:table-cell office:value-type="float" office:value="22326" calcext:value-type="float">
            <text:p>22326</text:p>
          </table:table-cell>
          <table:table-cell office:value-type="float" office:value="0.225872" calcext:value-type="float">
            <text:p>0.225872</text:p>
          </table:table-cell>
          <table:table-cell office:value-type="float" office:value="0.215754" calcext:value-type="float">
            <text:p>0.21575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05" calcext:value-type="float">
            <text:p>1.05</text:p>
          </table:table-cell>
          <table:table-cell office:value-type="float" office:value="112708.93" calcext:value-type="float">
            <text:p>112708.9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8066" calcext:value-type="float">
            <text:p>18066</text:p>
          </table:table-cell>
          <table:table-cell office:value-type="float" office:value="1790739420" calcext:value-type="float">
            <text:p>1790739420</text:p>
          </table:table-cell>
          <table:table-cell office:value-type="float" office:value="2401622627" calcext:value-type="float">
            <text:p>2401622627</text:p>
          </table:table-cell>
          <table:table-cell office:value-type="float" office:value="42864" calcext:value-type="float">
            <text:p>42864</text:p>
          </table:table-cell>
          <table:table-cell office:value-type="float" office:value="3616744" calcext:value-type="float">
            <text:p>3616744</text:p>
          </table:table-cell>
          <table:table-cell office:value-type="float" office:value="3484022" calcext:value-type="float">
            <text:p>3484022</text:p>
          </table:table-cell>
          <table:table-cell office:value-type="float" office:value="276" calcext:value-type="float">
            <text:p>2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637" calcext:value-type="float">
            <text:p>0.745637</text:p>
          </table:table-cell>
          <table:table-cell office:value-type="float" office:value="42864" calcext:value-type="float">
            <text:p>42864</text:p>
          </table:table-cell>
          <table:table-cell office:value-type="float" office:value="0.230549" calcext:value-type="float">
            <text:p>0.230549</text:p>
          </table:table-cell>
          <table:table-cell office:value-type="float" office:value="0.222089" calcext:value-type="float">
            <text:p>0.22208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4" calcext:value-type="float">
            <text:p>1.04</text:p>
          </table:table-cell>
          <table:table-cell office:value-type="float" office:value="12623.27" calcext:value-type="float">
            <text:p>12623.27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8066" calcext:value-type="float">
            <text:p>18066</text:p>
          </table:table-cell>
          <table:table-cell office:value-type="float" office:value="1795089804" calcext:value-type="float">
            <text:p>1795089804</text:p>
          </table:table-cell>
          <table:table-cell office:value-type="float" office:value="2401274864" calcext:value-type="float">
            <text:p>2401274864</text:p>
          </table:table-cell>
          <table:table-cell office:value-type="float" office:value="30598" calcext:value-type="float">
            <text:p>30598</text:p>
          </table:table-cell>
          <table:table-cell office:value-type="float" office:value="3593225" calcext:value-type="float">
            <text:p>3593225</text:p>
          </table:table-cell>
          <table:table-cell office:value-type="float" office:value="3489299" calcext:value-type="float">
            <text:p>3489299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57" calcext:value-type="float">
            <text:p>0.747557</text:p>
          </table:table-cell>
          <table:table-cell office:value-type="float" office:value="30598" calcext:value-type="float">
            <text:p>30598</text:p>
          </table:table-cell>
          <table:table-cell office:value-type="float" office:value="0.22905" calcext:value-type="float">
            <text:p>0.22905</text:p>
          </table:table-cell>
          <table:table-cell office:value-type="float" office:value="0.222425" calcext:value-type="float">
            <text:p>0.222425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03" calcext:value-type="float">
            <text:p>1.03</text:p>
          </table:table-cell>
          <table:table-cell office:value-type="float" office:value="7668.79" calcext:value-type="float">
            <text:p>7668.79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19069" calcext:value-type="float">
            <text:p>19069</text:p>
          </table:table-cell>
          <table:table-cell office:value-type="float" office:value="1859418998" calcext:value-type="float">
            <text:p>1859418998</text:p>
          </table:table-cell>
          <table:table-cell office:value-type="float" office:value="2486471976" calcext:value-type="float">
            <text:p>2486471976</text:p>
          </table:table-cell>
          <table:table-cell office:value-type="float" office:value="47099" calcext:value-type="float">
            <text:p>47099</text:p>
          </table:table-cell>
          <table:table-cell office:value-type="float" office:value="3728316" calcext:value-type="float">
            <text:p>3728316</text:p>
          </table:table-cell>
          <table:table-cell office:value-type="float" office:value="3610426" calcext:value-type="float">
            <text:p>3610426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14" calcext:value-type="float">
            <text:p>0.747814</text:p>
          </table:table-cell>
          <table:table-cell office:value-type="float" office:value="47099" calcext:value-type="float">
            <text:p>47099</text:p>
          </table:table-cell>
          <table:table-cell office:value-type="float" office:value="0.237899" calcext:value-type="float">
            <text:p>0.237899</text:p>
          </table:table-cell>
          <table:table-cell office:value-type="float" office:value="0.230376" calcext:value-type="float">
            <text:p>0.23037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03" calcext:value-type="float">
            <text:p>1.03</text:p>
          </table:table-cell>
          <table:table-cell office:value-type="float" office:value="26547.25" calcext:value-type="float">
            <text:p>26547.25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19070" calcext:value-type="float">
            <text:p>19070</text:p>
          </table:table-cell>
          <table:table-cell office:value-type="float" office:value="1854657397" calcext:value-type="float">
            <text:p>1854657397</text:p>
          </table:table-cell>
          <table:table-cell office:value-type="float" office:value="2485527765" calcext:value-type="float">
            <text:p>2485527765</text:p>
          </table:table-cell>
          <table:table-cell office:value-type="float" office:value="30967" calcext:value-type="float">
            <text:p>30967</text:p>
          </table:table-cell>
          <table:table-cell office:value-type="float" office:value="3726019" calcext:value-type="float">
            <text:p>3726019</text:p>
          </table:table-cell>
          <table:table-cell office:value-type="float" office:value="3605927" calcext:value-type="float">
            <text:p>360592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183" calcext:value-type="float">
            <text:p>0.746183</text:p>
          </table:table-cell>
          <table:table-cell office:value-type="float" office:value="30967" calcext:value-type="float">
            <text:p>30967</text:p>
          </table:table-cell>
          <table:table-cell office:value-type="float" office:value="0.237515" calcext:value-type="float">
            <text:p>0.237515</text:p>
          </table:table-cell>
          <table:table-cell office:value-type="float" office:value="0.22986" calcext:value-type="float">
            <text:p>0.22986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3" calcext:value-type="float">
            <text:p>1.03</text:p>
          </table:table-cell>
          <table:table-cell office:value-type="float" office:value="12141.17" calcext:value-type="float">
            <text:p>12141.17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19063" calcext:value-type="float">
            <text:p>19063</text:p>
          </table:table-cell>
          <table:table-cell office:value-type="float" office:value="1778794476" calcext:value-type="float">
            <text:p>1778794476</text:p>
          </table:table-cell>
          <table:table-cell office:value-type="float" office:value="2377710916" calcext:value-type="float">
            <text:p>2377710916</text:p>
          </table:table-cell>
          <table:table-cell office:value-type="float" office:value="30456" calcext:value-type="float">
            <text:p>30456</text:p>
          </table:table-cell>
          <table:table-cell office:value-type="float" office:value="3551416" calcext:value-type="float">
            <text:p>3551416</text:p>
          </table:table-cell>
          <table:table-cell office:value-type="float" office:value="3451946" calcext:value-type="float">
            <text:p>3451946</text:p>
          </table:table-cell>
          <table:table-cell office:value-type="float" office:value="294" calcext:value-type="float">
            <text:p>29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112" calcext:value-type="float">
            <text:p>0.748112</text:p>
          </table:table-cell>
          <table:table-cell office:value-type="float" office:value="30456" calcext:value-type="float">
            <text:p>30456</text:p>
          </table:table-cell>
          <table:table-cell office:value-type="float" office:value="0.226611" calcext:value-type="float">
            <text:p>0.226611</text:p>
          </table:table-cell>
          <table:table-cell office:value-type="float" office:value="0.220264" calcext:value-type="float">
            <text:p>0.220264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3" calcext:value-type="float">
            <text:p>1.03</text:p>
          </table:table-cell>
          <table:table-cell office:value-type="float" office:value="11741.31" calcext:value-type="float">
            <text:p>11741.31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19064" calcext:value-type="float">
            <text:p>19064</text:p>
          </table:table-cell>
          <table:table-cell office:value-type="float" office:value="1780460481" calcext:value-type="float">
            <text:p>1780460481</text:p>
          </table:table-cell>
          <table:table-cell office:value-type="float" office:value="2377520199" calcext:value-type="float">
            <text:p>2377520199</text:p>
          </table:table-cell>
          <table:table-cell office:value-type="float" office:value="41092" calcext:value-type="float">
            <text:p>41092</text:p>
          </table:table-cell>
          <table:table-cell office:value-type="float" office:value="3591469" calcext:value-type="float">
            <text:p>3591469</text:p>
          </table:table-cell>
          <table:table-cell office:value-type="float" office:value="3453740" calcext:value-type="float">
            <text:p>34537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873" calcext:value-type="float">
            <text:p>0.748873</text:p>
          </table:table-cell>
          <table:table-cell office:value-type="float" office:value="41092" calcext:value-type="float">
            <text:p>41092</text:p>
          </table:table-cell>
          <table:table-cell office:value-type="float" office:value="0.229167" calcext:value-type="float">
            <text:p>0.229167</text:p>
          </table:table-cell>
          <table:table-cell office:value-type="float" office:value="0.220378" calcext:value-type="float">
            <text:p>0.22037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32836.16" calcext:value-type="float">
            <text:p>132836.16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19068" calcext:value-type="float">
            <text:p>19068</text:p>
          </table:table-cell>
          <table:table-cell office:value-type="float" office:value="1716465232" calcext:value-type="float">
            <text:p>1716465232</text:p>
          </table:table-cell>
          <table:table-cell office:value-type="float" office:value="2302375269" calcext:value-type="float">
            <text:p>2302375269</text:p>
          </table:table-cell>
          <table:table-cell office:value-type="float" office:value="30246" calcext:value-type="float">
            <text:p>30246</text:p>
          </table:table-cell>
          <table:table-cell office:value-type="float" office:value="3449170" calcext:value-type="float">
            <text:p>3449170</text:p>
          </table:table-cell>
          <table:table-cell office:value-type="float" office:value="3339782" calcext:value-type="float">
            <text:p>3339782</text:p>
          </table:table-cell>
          <table:table-cell office:value-type="float" office:value="620" calcext:value-type="float">
            <text:p>6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519" calcext:value-type="float">
            <text:p>0.745519</text:p>
          </table:table-cell>
          <table:table-cell office:value-type="float" office:value="30246" calcext:value-type="float">
            <text:p>30246</text:p>
          </table:table-cell>
          <table:table-cell office:value-type="float" office:value="0.219867" calcext:value-type="float">
            <text:p>0.219867</text:p>
          </table:table-cell>
          <table:table-cell office:value-type="float" office:value="0.212894" calcext:value-type="float">
            <text:p>0.21289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03" calcext:value-type="float">
            <text:p>1.03</text:p>
          </table:table-cell>
          <table:table-cell office:value-type="float" office:value="5386.75" calcext:value-type="float">
            <text:p>5386.75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19069" calcext:value-type="float">
            <text:p>19069</text:p>
          </table:table-cell>
          <table:table-cell office:value-type="float" office:value="1726634767" calcext:value-type="float">
            <text:p>1726634767</text:p>
          </table:table-cell>
          <table:table-cell office:value-type="float" office:value="2301285456" calcext:value-type="float">
            <text:p>2301285456</text:p>
          </table:table-cell>
          <table:table-cell office:value-type="float" office:value="22076" calcext:value-type="float">
            <text:p>22076</text:p>
          </table:table-cell>
          <table:table-cell office:value-type="float" office:value="3505710" calcext:value-type="float">
            <text:p>3505710</text:p>
          </table:table-cell>
          <table:table-cell office:value-type="float" office:value="3347631" calcext:value-type="float">
            <text:p>3347631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0291" calcext:value-type="float">
            <text:p>0.750291</text:p>
          </table:table-cell>
          <table:table-cell office:value-type="float" office:value="22076" calcext:value-type="float">
            <text:p>22076</text:p>
          </table:table-cell>
          <table:table-cell office:value-type="float" office:value="0.223472" calcext:value-type="float">
            <text:p>0.223472</text:p>
          </table:table-cell>
          <table:table-cell office:value-type="float" office:value="0.213395" calcext:value-type="float">
            <text:p>0.21339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05" calcext:value-type="float">
            <text:p>1.05</text:p>
          </table:table-cell>
          <table:table-cell office:value-type="float" office:value="20792.74" calcext:value-type="float">
            <text:p>20792.74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19069" calcext:value-type="float">
            <text:p>19069</text:p>
          </table:table-cell>
          <table:table-cell office:value-type="float" office:value="1721728809" calcext:value-type="float">
            <text:p>1721728809</text:p>
          </table:table-cell>
          <table:table-cell office:value-type="float" office:value="2302071387" calcext:value-type="float">
            <text:p>2302071387</text:p>
          </table:table-cell>
          <table:table-cell office:value-type="float" office:value="29511" calcext:value-type="float">
            <text:p>29511</text:p>
          </table:table-cell>
          <table:table-cell office:value-type="float" office:value="3467578" calcext:value-type="float">
            <text:p>3467578</text:p>
          </table:table-cell>
          <table:table-cell office:value-type="float" office:value="3338766" calcext:value-type="float">
            <text:p>3338766</text:p>
          </table:table-cell>
          <table:table-cell office:value-type="float" office:value="273" calcext:value-type="float">
            <text:p>27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904" calcext:value-type="float">
            <text:p>0.747904</text:p>
          </table:table-cell>
          <table:table-cell office:value-type="float" office:value="29511" calcext:value-type="float">
            <text:p>29511</text:p>
          </table:table-cell>
          <table:table-cell office:value-type="float" office:value="0.221261" calcext:value-type="float">
            <text:p>0.221261</text:p>
          </table:table-cell>
          <table:table-cell office:value-type="float" office:value="0.213042" calcext:value-type="float">
            <text:p>0.213042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4" calcext:value-type="float">
            <text:p>1.04</text:p>
          </table:table-cell>
          <table:table-cell office:value-type="float" office:value="12229.91" calcext:value-type="float">
            <text:p>12229.91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19069" calcext:value-type="float">
            <text:p>19069</text:p>
          </table:table-cell>
          <table:table-cell office:value-type="float" office:value="1717395551" calcext:value-type="float">
            <text:p>1717395551</text:p>
          </table:table-cell>
          <table:table-cell office:value-type="float" office:value="2300900487" calcext:value-type="float">
            <text:p>2300900487</text:p>
          </table:table-cell>
          <table:table-cell office:value-type="float" office:value="29601" calcext:value-type="float">
            <text:p>29601</text:p>
          </table:table-cell>
          <table:table-cell office:value-type="float" office:value="3444657" calcext:value-type="float">
            <text:p>3444657</text:p>
          </table:table-cell>
          <table:table-cell office:value-type="float" office:value="3345119" calcext:value-type="float">
            <text:p>3345119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01" calcext:value-type="float">
            <text:p>0.746401</text:p>
          </table:table-cell>
          <table:table-cell office:value-type="float" office:value="29601" calcext:value-type="float">
            <text:p>29601</text:p>
          </table:table-cell>
          <table:table-cell office:value-type="float" office:value="0.219799" calcext:value-type="float">
            <text:p>0.219799</text:p>
          </table:table-cell>
          <table:table-cell office:value-type="float" office:value="0.213447" calcext:value-type="float">
            <text:p>0.213447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03" calcext:value-type="float">
            <text:p>1.03</text:p>
          </table:table-cell>
          <table:table-cell office:value-type="float" office:value="6911.4" calcext:value-type="float">
            <text:p>6911.4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0072" calcext:value-type="float">
            <text:p>20072</text:p>
          </table:table-cell>
          <table:table-cell office:value-type="float" office:value="1858029130" calcext:value-type="float">
            <text:p>1858029130</text:p>
          </table:table-cell>
          <table:table-cell office:value-type="float" office:value="2482375127" calcext:value-type="float">
            <text:p>2482375127</text:p>
          </table:table-cell>
          <table:table-cell office:value-type="float" office:value="31710" calcext:value-type="float">
            <text:p>31710</text:p>
          </table:table-cell>
          <table:table-cell office:value-type="float" office:value="3723181" calcext:value-type="float">
            <text:p>3723181</text:p>
          </table:table-cell>
          <table:table-cell office:value-type="float" office:value="3602977" calcext:value-type="float">
            <text:p>3602977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488" calcext:value-type="float">
            <text:p>0.748488</text:p>
          </table:table-cell>
          <table:table-cell office:value-type="float" office:value="31710" calcext:value-type="float">
            <text:p>31710</text:p>
          </table:table-cell>
          <table:table-cell office:value-type="float" office:value="0.237571" calcext:value-type="float">
            <text:p>0.237571</text:p>
          </table:table-cell>
          <table:table-cell office:value-type="float" office:value="0.229901" calcext:value-type="float">
            <text:p>0.22990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.03" calcext:value-type="float">
            <text:p>1.03</text:p>
          </table:table-cell>
          <table:table-cell office:value-type="float" office:value="38329.54" calcext:value-type="float">
            <text:p>38329.54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0073" calcext:value-type="float">
            <text:p>20073</text:p>
          </table:table-cell>
          <table:table-cell office:value-type="float" office:value="1852546687" calcext:value-type="float">
            <text:p>1852546687</text:p>
          </table:table-cell>
          <table:table-cell office:value-type="float" office:value="2481271981" calcext:value-type="float">
            <text:p>2481271981</text:p>
          </table:table-cell>
          <table:table-cell office:value-type="float" office:value="30692" calcext:value-type="float">
            <text:p>30692</text:p>
          </table:table-cell>
          <table:table-cell office:value-type="float" office:value="3722247" calcext:value-type="float">
            <text:p>3722247</text:p>
          </table:table-cell>
          <table:table-cell office:value-type="float" office:value="3599593" calcext:value-type="float">
            <text:p>3599593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12" calcext:value-type="float">
            <text:p>0.746612</text:p>
          </table:table-cell>
          <table:table-cell office:value-type="float" office:value="30692" calcext:value-type="float">
            <text:p>30692</text:p>
          </table:table-cell>
          <table:table-cell office:value-type="float" office:value="0.237511" calcext:value-type="float">
            <text:p>0.237511</text:p>
          </table:table-cell>
          <table:table-cell office:value-type="float" office:value="0.229685" calcext:value-type="float">
            <text:p>0.22968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3" calcext:value-type="float">
            <text:p>1.03</text:p>
          </table:table-cell>
          <table:table-cell office:value-type="float" office:value="12719.41" calcext:value-type="float">
            <text:p>12719.41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0066" calcext:value-type="float">
            <text:p>20066</text:p>
          </table:table-cell>
          <table:table-cell office:value-type="float" office:value="1717914805" calcext:value-type="float">
            <text:p>1717914805</text:p>
          </table:table-cell>
          <table:table-cell office:value-type="float" office:value="2301368199" calcext:value-type="float">
            <text:p>2301368199</text:p>
          </table:table-cell>
          <table:table-cell office:value-type="float" office:value="29812" calcext:value-type="float">
            <text:p>29812</text:p>
          </table:table-cell>
          <table:table-cell office:value-type="float" office:value="3435896" calcext:value-type="float">
            <text:p>3435896</text:p>
          </table:table-cell>
          <table:table-cell office:value-type="float" office:value="3340973" calcext:value-type="float">
            <text:p>3340973</text:p>
          </table:table-cell>
          <table:table-cell office:value-type="float" office:value="514" calcext:value-type="float">
            <text:p>51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75" calcext:value-type="float">
            <text:p>0.746475</text:p>
          </table:table-cell>
          <table:table-cell office:value-type="float" office:value="29812" calcext:value-type="float">
            <text:p>29812</text:p>
          </table:table-cell>
          <table:table-cell office:value-type="float" office:value="0.21924" calcext:value-type="float">
            <text:p>0.21924</text:p>
          </table:table-cell>
          <table:table-cell office:value-type="float" office:value="0.213183" calcext:value-type="float">
            <text:p>0.213183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03" calcext:value-type="float">
            <text:p>1.03</text:p>
          </table:table-cell>
          <table:table-cell office:value-type="float" office:value="6499.95" calcext:value-type="float">
            <text:p>6499.95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0067" calcext:value-type="float">
            <text:p>20067</text:p>
          </table:table-cell>
          <table:table-cell office:value-type="float" office:value="1720064489" calcext:value-type="float">
            <text:p>1720064489</text:p>
          </table:table-cell>
          <table:table-cell office:value-type="float" office:value="2300931198" calcext:value-type="float">
            <text:p>2300931198</text:p>
          </table:table-cell>
          <table:table-cell office:value-type="float" office:value="29903" calcext:value-type="float">
            <text:p>29903</text:p>
          </table:table-cell>
          <table:table-cell office:value-type="float" office:value="3475368" calcext:value-type="float">
            <text:p>3475368</text:p>
          </table:table-cell>
          <table:table-cell office:value-type="float" office:value="3342628" calcext:value-type="float">
            <text:p>334262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52" calcext:value-type="float">
            <text:p>0.747552</text:p>
          </table:table-cell>
          <table:table-cell office:value-type="float" office:value="29903" calcext:value-type="float">
            <text:p>29903</text:p>
          </table:table-cell>
          <table:table-cell office:value-type="float" office:value="0.221758" calcext:value-type="float">
            <text:p>0.221758</text:p>
          </table:table-cell>
          <table:table-cell office:value-type="float" office:value="0.213288" calcext:value-type="float">
            <text:p>0.21328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04" calcext:value-type="float">
            <text:p>1.04</text:p>
          </table:table-cell>
          <table:table-cell office:value-type="float" office:value="13587.92" calcext:value-type="float">
            <text:p>13587.92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0071" calcext:value-type="float">
            <text:p>20071</text:p>
          </table:table-cell>
          <table:table-cell office:value-type="float" office:value="1719733626" calcext:value-type="float">
            <text:p>1719733626</text:p>
          </table:table-cell>
          <table:table-cell office:value-type="float" office:value="2301645955" calcext:value-type="float">
            <text:p>2301645955</text:p>
          </table:table-cell>
          <table:table-cell office:value-type="float" office:value="30765" calcext:value-type="float">
            <text:p>30765</text:p>
          </table:table-cell>
          <table:table-cell office:value-type="float" office:value="3448412" calcext:value-type="float">
            <text:p>3448412</text:p>
          </table:table-cell>
          <table:table-cell office:value-type="float" office:value="3339176" calcext:value-type="float">
            <text:p>3339176</text:p>
          </table:table-cell>
          <table:table-cell office:value-type="float" office:value="528" calcext:value-type="float">
            <text:p>5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76" calcext:value-type="float">
            <text:p>0.747176</text:p>
          </table:table-cell>
          <table:table-cell office:value-type="float" office:value="30765" calcext:value-type="float">
            <text:p>30765</text:p>
          </table:table-cell>
          <table:table-cell office:value-type="float" office:value="0.220038" calcext:value-type="float">
            <text:p>0.220038</text:p>
          </table:table-cell>
          <table:table-cell office:value-type="float" office:value="0.213068" calcext:value-type="float">
            <text:p>0.213068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03" calcext:value-type="float">
            <text:p>1.03</text:p>
          </table:table-cell>
          <table:table-cell office:value-type="float" office:value="6324.2" calcext:value-type="float">
            <text:p>6324.2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0072" calcext:value-type="float">
            <text:p>20072</text:p>
          </table:table-cell>
          <table:table-cell office:value-type="float" office:value="1722850475" calcext:value-type="float">
            <text:p>1722850475</text:p>
          </table:table-cell>
          <table:table-cell office:value-type="float" office:value="2301111587" calcext:value-type="float">
            <text:p>2301111587</text:p>
          </table:table-cell>
          <table:table-cell office:value-type="float" office:value="22423" calcext:value-type="float">
            <text:p>22423</text:p>
          </table:table-cell>
          <table:table-cell office:value-type="float" office:value="3504088" calcext:value-type="float">
            <text:p>3504088</text:p>
          </table:table-cell>
          <table:table-cell office:value-type="float" office:value="3346688" calcext:value-type="float">
            <text:p>334668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704" calcext:value-type="float">
            <text:p>0.748704</text:p>
          </table:table-cell>
          <table:table-cell office:value-type="float" office:value="22423" calcext:value-type="float">
            <text:p>22423</text:p>
          </table:table-cell>
          <table:table-cell office:value-type="float" office:value="0.223591" calcext:value-type="float">
            <text:p>0.223591</text:p>
          </table:table-cell>
          <table:table-cell office:value-type="float" office:value="0.213547" calcext:value-type="float">
            <text:p>0.21354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.05" calcext:value-type="float">
            <text:p>1.05</text:p>
          </table:table-cell>
          <table:table-cell office:value-type="float" office:value="209168" calcext:value-type="float">
            <text:p>209168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0072" calcext:value-type="float">
            <text:p>20072</text:p>
          </table:table-cell>
          <table:table-cell office:value-type="float" office:value="1717037892" calcext:value-type="float">
            <text:p>1717037892</text:p>
          </table:table-cell>
          <table:table-cell office:value-type="float" office:value="2302017037" calcext:value-type="float">
            <text:p>2302017037</text:p>
          </table:table-cell>
          <table:table-cell office:value-type="float" office:value="29425" calcext:value-type="float">
            <text:p>29425</text:p>
          </table:table-cell>
          <table:table-cell office:value-type="float" office:value="3464830" calcext:value-type="float">
            <text:p>3464830</text:p>
          </table:table-cell>
          <table:table-cell office:value-type="float" office:value="3338750" calcext:value-type="float">
            <text:p>3338750</text:p>
          </table:table-cell>
          <table:table-cell office:value-type="float" office:value="294" calcext:value-type="float">
            <text:p>29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884" calcext:value-type="float">
            <text:p>0.745884</text:p>
          </table:table-cell>
          <table:table-cell office:value-type="float" office:value="29425" calcext:value-type="float">
            <text:p>29425</text:p>
          </table:table-cell>
          <table:table-cell office:value-type="float" office:value="0.221086" calcext:value-type="float">
            <text:p>0.221086</text:p>
          </table:table-cell>
          <table:table-cell office:value-type="float" office:value="0.213041" calcext:value-type="float">
            <text:p>0.213041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4" calcext:value-type="float">
            <text:p>1.04</text:p>
          </table:table-cell>
          <table:table-cell office:value-type="float" office:value="11356.29" calcext:value-type="float">
            <text:p>11356.29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0073" calcext:value-type="float">
            <text:p>20073</text:p>
          </table:table-cell>
          <table:table-cell office:value-type="float" office:value="1723666176" calcext:value-type="float">
            <text:p>1723666176</text:p>
          </table:table-cell>
          <table:table-cell office:value-type="float" office:value="2300844552" calcext:value-type="float">
            <text:p>2300844552</text:p>
          </table:table-cell>
          <table:table-cell office:value-type="float" office:value="29733" calcext:value-type="float">
            <text:p>29733</text:p>
          </table:table-cell>
          <table:table-cell office:value-type="float" office:value="3443583" calcext:value-type="float">
            <text:p>3443583</text:p>
          </table:table-cell>
          <table:table-cell office:value-type="float" office:value="3344241" calcext:value-type="float">
            <text:p>3344241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145" calcext:value-type="float">
            <text:p>0.749145</text:p>
          </table:table-cell>
          <table:table-cell office:value-type="float" office:value="29733" calcext:value-type="float">
            <text:p>29733</text:p>
          </table:table-cell>
          <table:table-cell office:value-type="float" office:value="0.219511" calcext:value-type="float">
            <text:p>0.219511</text:p>
          </table:table-cell>
          <table:table-cell office:value-type="float" office:value="0.213179" calcext:value-type="float">
            <text:p>0.213179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03" calcext:value-type="float">
            <text:p>1.03</text:p>
          </table:table-cell>
          <table:table-cell office:value-type="float" office:value="7270.09" calcext:value-type="float">
            <text:p>7270.09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1076" calcext:value-type="float">
            <text:p>21076</text:p>
          </table:table-cell>
          <table:table-cell office:value-type="float" office:value="1859775868" calcext:value-type="float">
            <text:p>1859775868</text:p>
          </table:table-cell>
          <table:table-cell office:value-type="float" office:value="2487390248" calcext:value-type="float">
            <text:p>2487390248</text:p>
          </table:table-cell>
          <table:table-cell office:value-type="float" office:value="31811" calcext:value-type="float">
            <text:p>31811</text:p>
          </table:table-cell>
          <table:table-cell office:value-type="float" office:value="3733427" calcext:value-type="float">
            <text:p>3733427</text:p>
          </table:table-cell>
          <table:table-cell office:value-type="float" office:value="3612643" calcext:value-type="float">
            <text:p>3612643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82" calcext:value-type="float">
            <text:p>0.747682</text:p>
          </table:table-cell>
          <table:table-cell office:value-type="float" office:value="31811" calcext:value-type="float">
            <text:p>31811</text:p>
          </table:table-cell>
          <table:table-cell office:value-type="float" office:value="0.237987" calcext:value-type="float">
            <text:p>0.237987</text:p>
          </table:table-cell>
          <table:table-cell office:value-type="float" office:value="0.230288" calcext:value-type="float">
            <text:p>0.23028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.03" calcext:value-type="float">
            <text:p>1.03</text:p>
          </table:table-cell>
          <table:table-cell office:value-type="float" office:value="45158.04" calcext:value-type="float">
            <text:p>45158.04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1077" calcext:value-type="float">
            <text:p>21077</text:p>
          </table:table-cell>
          <table:table-cell office:value-type="float" office:value="1858600774" calcext:value-type="float">
            <text:p>1858600774</text:p>
          </table:table-cell>
          <table:table-cell office:value-type="float" office:value="2486223649" calcext:value-type="float">
            <text:p>2486223649</text:p>
          </table:table-cell>
          <table:table-cell office:value-type="float" office:value="31113" calcext:value-type="float">
            <text:p>31113</text:p>
          </table:table-cell>
          <table:table-cell office:value-type="float" office:value="3730142" calcext:value-type="float">
            <text:p>3730142</text:p>
          </table:table-cell>
          <table:table-cell office:value-type="float" office:value="3607644" calcext:value-type="float">
            <text:p>3607644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6" calcext:value-type="float">
            <text:p>0.74756</text:p>
          </table:table-cell>
          <table:table-cell office:value-type="float" office:value="31113" calcext:value-type="float">
            <text:p>31113</text:p>
          </table:table-cell>
          <table:table-cell office:value-type="float" office:value="0.237778" calcext:value-type="float">
            <text:p>0.237778</text:p>
          </table:table-cell>
          <table:table-cell office:value-type="float" office:value="0.229969" calcext:value-type="float">
            <text:p>0.22996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3" calcext:value-type="float">
            <text:p>1.03</text:p>
          </table:table-cell>
          <table:table-cell office:value-type="float" office:value="13361.64" calcext:value-type="float">
            <text:p>13361.64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1069" calcext:value-type="float">
            <text:p>21069</text:p>
          </table:table-cell>
          <table:table-cell office:value-type="float" office:value="1724278654" calcext:value-type="float">
            <text:p>1724278654</text:p>
          </table:table-cell>
          <table:table-cell office:value-type="float" office:value="2301408903" calcext:value-type="float">
            <text:p>2301408903</text:p>
          </table:table-cell>
          <table:table-cell office:value-type="float" office:value="29983" calcext:value-type="float">
            <text:p>29983</text:p>
          </table:table-cell>
          <table:table-cell office:value-type="float" office:value="3436448" calcext:value-type="float">
            <text:p>3436448</text:p>
          </table:table-cell>
          <table:table-cell office:value-type="float" office:value="3339830" calcext:value-type="float">
            <text:p>3339830</text:p>
          </table:table-cell>
          <table:table-cell office:value-type="float" office:value="493" calcext:value-type="float">
            <text:p>49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227" calcext:value-type="float">
            <text:p>0.749227</text:p>
          </table:table-cell>
          <table:table-cell office:value-type="float" office:value="29983" calcext:value-type="float">
            <text:p>29983</text:p>
          </table:table-cell>
          <table:table-cell office:value-type="float" office:value="0.219275" calcext:value-type="float">
            <text:p>0.219275</text:p>
          </table:table-cell>
          <table:table-cell office:value-type="float" office:value="0.21311" calcext:value-type="float">
            <text:p>0.2131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03" calcext:value-type="float">
            <text:p>1.03</text:p>
          </table:table-cell>
          <table:table-cell office:value-type="float" office:value="6774.5" calcext:value-type="float">
            <text:p>6774.5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1070" calcext:value-type="float">
            <text:p>21070</text:p>
          </table:table-cell>
          <table:table-cell office:value-type="float" office:value="1720630815" calcext:value-type="float">
            <text:p>1720630815</text:p>
          </table:table-cell>
          <table:table-cell office:value-type="float" office:value="2300970489" calcext:value-type="float">
            <text:p>2300970489</text:p>
          </table:table-cell>
          <table:table-cell office:value-type="float" office:value="29683" calcext:value-type="float">
            <text:p>29683</text:p>
          </table:table-cell>
          <table:table-cell office:value-type="float" office:value="3476824" calcext:value-type="float">
            <text:p>3476824</text:p>
          </table:table-cell>
          <table:table-cell office:value-type="float" office:value="3343221" calcext:value-type="float">
            <text:p>3343221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85" calcext:value-type="float">
            <text:p>0.747785</text:p>
          </table:table-cell>
          <table:table-cell office:value-type="float" office:value="29683" calcext:value-type="float">
            <text:p>29683</text:p>
          </table:table-cell>
          <table:table-cell office:value-type="float" office:value="0.221851" calcext:value-type="float">
            <text:p>0.221851</text:p>
          </table:table-cell>
          <table:table-cell office:value-type="float" office:value="0.213326" calcext:value-type="float">
            <text:p>0.21332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4" calcext:value-type="float">
            <text:p>1.04</text:p>
          </table:table-cell>
          <table:table-cell office:value-type="float" office:value="12711.87" calcext:value-type="float">
            <text:p>12711.87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1075" calcext:value-type="float">
            <text:p>21075</text:p>
          </table:table-cell>
          <table:table-cell office:value-type="float" office:value="1718168972" calcext:value-type="float">
            <text:p>1718168972</text:p>
          </table:table-cell>
          <table:table-cell office:value-type="float" office:value="2302028389" calcext:value-type="float">
            <text:p>2302028389</text:p>
          </table:table-cell>
          <table:table-cell office:value-type="float" office:value="30126" calcext:value-type="float">
            <text:p>30126</text:p>
          </table:table-cell>
          <table:table-cell office:value-type="float" office:value="3448552" calcext:value-type="float">
            <text:p>3448552</text:p>
          </table:table-cell>
          <table:table-cell office:value-type="float" office:value="3337715" calcext:value-type="float">
            <text:p>3337715</text:p>
          </table:table-cell>
          <table:table-cell office:value-type="float" office:value="597" calcext:value-type="float">
            <text:p>5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372" calcext:value-type="float">
            <text:p>0.746372</text:p>
          </table:table-cell>
          <table:table-cell office:value-type="float" office:value="30126" calcext:value-type="float">
            <text:p>30126</text:p>
          </table:table-cell>
          <table:table-cell office:value-type="float" office:value="0.219828" calcext:value-type="float">
            <text:p>0.219828</text:p>
          </table:table-cell>
          <table:table-cell office:value-type="float" office:value="0.212763" calcext:value-type="float">
            <text:p>0.21276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3" calcext:value-type="float">
            <text:p>1.03</text:p>
          </table:table-cell>
          <table:table-cell office:value-type="float" office:value="5590.81" calcext:value-type="float">
            <text:p>5590.81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1076" calcext:value-type="float">
            <text:p>21076</text:p>
          </table:table-cell>
          <table:table-cell office:value-type="float" office:value="1721316885" calcext:value-type="float">
            <text:p>1721316885</text:p>
          </table:table-cell>
          <table:table-cell office:value-type="float" office:value="2300884242" calcext:value-type="float">
            <text:p>2300884242</text:p>
          </table:table-cell>
          <table:table-cell office:value-type="float" office:value="21839" calcext:value-type="float">
            <text:p>21839</text:p>
          </table:table-cell>
          <table:table-cell office:value-type="float" office:value="3502984" calcext:value-type="float">
            <text:p>3502984</text:p>
          </table:table-cell>
          <table:table-cell office:value-type="float" office:value="3347584" calcext:value-type="float">
            <text:p>334758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111" calcext:value-type="float">
            <text:p>0.748111</text:p>
          </table:table-cell>
          <table:table-cell office:value-type="float" office:value="21839" calcext:value-type="float">
            <text:p>21839</text:p>
          </table:table-cell>
          <table:table-cell office:value-type="float" office:value="0.223298" calcext:value-type="float">
            <text:p>0.223298</text:p>
          </table:table-cell>
          <table:table-cell office:value-type="float" office:value="0.213392" calcext:value-type="float">
            <text:p>0.21339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.05" calcext:value-type="float">
            <text:p>1.05</text:p>
          </table:table-cell>
          <table:table-cell office:value-type="float" office:value="34159.02" calcext:value-type="float">
            <text:p>34159.02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1075" calcext:value-type="float">
            <text:p>21075</text:p>
          </table:table-cell>
          <table:table-cell office:value-type="float" office:value="1762594150" calcext:value-type="float">
            <text:p>1762594150</text:p>
          </table:table-cell>
          <table:table-cell office:value-type="float" office:value="2355637203" calcext:value-type="float">
            <text:p>2355637203</text:p>
          </table:table-cell>
          <table:table-cell office:value-type="float" office:value="51239" calcext:value-type="float">
            <text:p>51239</text:p>
          </table:table-cell>
          <table:table-cell office:value-type="float" office:value="3546771" calcext:value-type="float">
            <text:p>3546771</text:p>
          </table:table-cell>
          <table:table-cell office:value-type="float" office:value="3418892" calcext:value-type="float">
            <text:p>3418892</text:p>
          </table:table-cell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245" calcext:value-type="float">
            <text:p>0.748245</text:p>
          </table:table-cell>
          <table:table-cell office:value-type="float" office:value="51239" calcext:value-type="float">
            <text:p>51239</text:p>
          </table:table-cell>
          <table:table-cell office:value-type="float" office:value="0.226314" calcext:value-type="float">
            <text:p>0.226314</text:p>
          </table:table-cell>
          <table:table-cell office:value-type="float" office:value="0.218155" calcext:value-type="float">
            <text:p>0.218155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4" calcext:value-type="float">
            <text:p>1.04</text:p>
          </table:table-cell>
          <table:table-cell office:value-type="float" office:value="11472.79" calcext:value-type="float">
            <text:p>11472.79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1076" calcext:value-type="float">
            <text:p>21076</text:p>
          </table:table-cell>
          <table:table-cell office:value-type="float" office:value="1760854336" calcext:value-type="float">
            <text:p>1760854336</text:p>
          </table:table-cell>
          <table:table-cell office:value-type="float" office:value="2355293849" calcext:value-type="float">
            <text:p>2355293849</text:p>
          </table:table-cell>
          <table:table-cell office:value-type="float" office:value="30493" calcext:value-type="float">
            <text:p>30493</text:p>
          </table:table-cell>
          <table:table-cell office:value-type="float" office:value="3526116" calcext:value-type="float">
            <text:p>3526116</text:p>
          </table:table-cell>
          <table:table-cell office:value-type="float" office:value="3421728" calcext:value-type="float">
            <text:p>3421728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16" calcext:value-type="float">
            <text:p>0.747616</text:p>
          </table:table-cell>
          <table:table-cell office:value-type="float" office:value="30493" calcext:value-type="float">
            <text:p>30493</text:p>
          </table:table-cell>
          <table:table-cell office:value-type="float" office:value="0.224996" calcext:value-type="float">
            <text:p>0.224996</text:p>
          </table:table-cell>
          <table:table-cell office:value-type="float" office:value="0.218336" calcext:value-type="float">
            <text:p>0.21833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03" calcext:value-type="float">
            <text:p>1.03</text:p>
          </table:table-cell>
          <table:table-cell office:value-type="float" office:value="7026.14" calcext:value-type="float">
            <text:p>7026.14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2079" calcext:value-type="float">
            <text:p>22079</text:p>
          </table:table-cell>
          <table:table-cell office:value-type="float" office:value="1856170578" calcext:value-type="float">
            <text:p>1856170578</text:p>
          </table:table-cell>
          <table:table-cell office:value-type="float" office:value="2480808634" calcext:value-type="float">
            <text:p>2480808634</text:p>
          </table:table-cell>
          <table:table-cell office:value-type="float" office:value="583163" calcext:value-type="float">
            <text:p>583163</text:p>
          </table:table-cell>
          <table:table-cell office:value-type="float" office:value="3724017" calcext:value-type="float">
            <text:p>3724017</text:p>
          </table:table-cell>
          <table:table-cell office:value-type="float" office:value="3603268" calcext:value-type="float">
            <text:p>3603268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212" calcext:value-type="float">
            <text:p>0.748212</text:p>
          </table:table-cell>
          <table:table-cell office:value-type="float" office:value="583163" calcext:value-type="float">
            <text:p>583163</text:p>
          </table:table-cell>
          <table:table-cell office:value-type="float" office:value="0.237624" calcext:value-type="float">
            <text:p>0.237624</text:p>
          </table:table-cell>
          <table:table-cell office:value-type="float" office:value="0.229919" calcext:value-type="float">
            <text:p>0.22991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3" calcext:value-type="float">
            <text:p>1.03</text:p>
          </table:table-cell>
          <table:table-cell office:value-type="float" office:value="20828.14" calcext:value-type="float">
            <text:p>20828.14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2080" calcext:value-type="float">
            <text:p>22080</text:p>
          </table:table-cell>
          <table:table-cell office:value-type="float" office:value="1852146618" calcext:value-type="float">
            <text:p>1852146618</text:p>
          </table:table-cell>
          <table:table-cell office:value-type="float" office:value="2480527067" calcext:value-type="float">
            <text:p>2480527067</text:p>
          </table:table-cell>
          <table:table-cell office:value-type="float" office:value="31624" calcext:value-type="float">
            <text:p>31624</text:p>
          </table:table-cell>
          <table:table-cell office:value-type="float" office:value="3721844" calcext:value-type="float">
            <text:p>3721844</text:p>
          </table:table-cell>
          <table:table-cell office:value-type="float" office:value="3598853" calcext:value-type="float">
            <text:p>3598853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75" calcext:value-type="float">
            <text:p>0.746675</text:p>
          </table:table-cell>
          <table:table-cell office:value-type="float" office:value="31624" calcext:value-type="float">
            <text:p>31624</text:p>
          </table:table-cell>
          <table:table-cell office:value-type="float" office:value="0.237486" calcext:value-type="float">
            <text:p>0.237486</text:p>
          </table:table-cell>
          <table:table-cell office:value-type="float" office:value="0.229638" calcext:value-type="float">
            <text:p>0.229638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3" calcext:value-type="float">
            <text:p>1.03</text:p>
          </table:table-cell>
          <table:table-cell office:value-type="float" office:value="11956.32" calcext:value-type="float">
            <text:p>11956.32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2073" calcext:value-type="float">
            <text:p>22073</text:p>
          </table:table-cell>
          <table:table-cell office:value-type="float" office:value="1753391984" calcext:value-type="float">
            <text:p>1753391984</text:p>
          </table:table-cell>
          <table:table-cell office:value-type="float" office:value="2348693196" calcext:value-type="float">
            <text:p>2348693196</text:p>
          </table:table-cell>
          <table:table-cell office:value-type="float" office:value="578722" calcext:value-type="float">
            <text:p>578722</text:p>
          </table:table-cell>
          <table:table-cell office:value-type="float" office:value="3509537" calcext:value-type="float">
            <text:p>3509537</text:p>
          </table:table-cell>
          <table:table-cell office:value-type="float" office:value="3411118" calcext:value-type="float">
            <text:p>3411118</text:p>
          </table:table-cell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539" calcext:value-type="float">
            <text:p>0.746539</text:p>
          </table:table-cell>
          <table:table-cell office:value-type="float" office:value="578722" calcext:value-type="float">
            <text:p>578722</text:p>
          </table:table-cell>
          <table:table-cell office:value-type="float" office:value="0.223715" calcext:value-type="float">
            <text:p>0.223715</text:p>
          </table:table-cell>
          <table:table-cell office:value-type="float" office:value="0.217442" calcext:value-type="float">
            <text:p>0.217442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03" calcext:value-type="float">
            <text:p>1.03</text:p>
          </table:table-cell>
          <table:table-cell office:value-type="float" office:value="6662.34" calcext:value-type="float">
            <text:p>6662.34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2074" calcext:value-type="float">
            <text:p>22074</text:p>
          </table:table-cell>
          <table:table-cell office:value-type="float" office:value="1755253315" calcext:value-type="float">
            <text:p>1755253315</text:p>
          </table:table-cell>
          <table:table-cell office:value-type="float" office:value="2347606146" calcext:value-type="float">
            <text:p>2347606146</text:p>
          </table:table-cell>
          <table:table-cell office:value-type="float" office:value="31209" calcext:value-type="float">
            <text:p>31209</text:p>
          </table:table-cell>
          <table:table-cell office:value-type="float" office:value="3543765" calcext:value-type="float">
            <text:p>3543765</text:p>
          </table:table-cell>
          <table:table-cell office:value-type="float" office:value="3412269" calcext:value-type="float">
            <text:p>3412269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78" calcext:value-type="float">
            <text:p>0.747678</text:p>
          </table:table-cell>
          <table:table-cell office:value-type="float" office:value="31209" calcext:value-type="float">
            <text:p>31209</text:p>
          </table:table-cell>
          <table:table-cell office:value-type="float" office:value="0.225897" calcext:value-type="float">
            <text:p>0.225897</text:p>
          </table:table-cell>
          <table:table-cell office:value-type="float" office:value="0.217515" calcext:value-type="float">
            <text:p>0.21751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4" calcext:value-type="float">
            <text:p>1.04</text:p>
          </table:table-cell>
          <table:table-cell office:value-type="float" office:value="11972.87" calcext:value-type="float">
            <text:p>11972.87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2078" calcext:value-type="float">
            <text:p>22078</text:p>
          </table:table-cell>
          <table:table-cell office:value-type="float" office:value="1760449129" calcext:value-type="float">
            <text:p>1760449129</text:p>
          </table:table-cell>
          <table:table-cell office:value-type="float" office:value="2357146519" calcext:value-type="float">
            <text:p>2357146519</text:p>
          </table:table-cell>
          <table:table-cell office:value-type="float" office:value="580331" calcext:value-type="float">
            <text:p>580331</text:p>
          </table:table-cell>
          <table:table-cell office:value-type="float" office:value="3534154" calcext:value-type="float">
            <text:p>3534154</text:p>
          </table:table-cell>
          <table:table-cell office:value-type="float" office:value="3419920" calcext:value-type="float">
            <text:p>3419920</text:p>
          </table:table-cell>
          <table:table-cell office:value-type="float" office:value="701" calcext:value-type="float">
            <text:p>7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56" calcext:value-type="float">
            <text:p>0.746856</text:p>
          </table:table-cell>
          <table:table-cell office:value-type="float" office:value="580331" calcext:value-type="float">
            <text:p>580331</text:p>
          </table:table-cell>
          <table:table-cell office:value-type="float" office:value="0.225509" calcext:value-type="float">
            <text:p>0.225509</text:p>
          </table:table-cell>
          <table:table-cell office:value-type="float" office:value="0.21822" calcext:value-type="float">
            <text:p>0.21822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03" calcext:value-type="float">
            <text:p>1.03</text:p>
          </table:table-cell>
          <table:table-cell office:value-type="float" office:value="4878.63" calcext:value-type="float">
            <text:p>4878.63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2079" calcext:value-type="float">
            <text:p>22079</text:p>
          </table:table-cell>
          <table:table-cell office:value-type="float" office:value="1765426139" calcext:value-type="float">
            <text:p>1765426139</text:p>
          </table:table-cell>
          <table:table-cell office:value-type="float" office:value="2356177181" calcext:value-type="float">
            <text:p>2356177181</text:p>
          </table:table-cell>
          <table:table-cell office:value-type="float" office:value="23697" calcext:value-type="float">
            <text:p>23697</text:p>
          </table:table-cell>
          <table:table-cell office:value-type="float" office:value="3587878" calcext:value-type="float">
            <text:p>3587878</text:p>
          </table:table-cell>
          <table:table-cell office:value-type="float" office:value="3428332" calcext:value-type="float">
            <text:p>342833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276" calcext:value-type="float">
            <text:p>0.749276</text:p>
          </table:table-cell>
          <table:table-cell office:value-type="float" office:value="23697" calcext:value-type="float">
            <text:p>23697</text:p>
          </table:table-cell>
          <table:table-cell office:value-type="float" office:value="0.228937" calcext:value-type="float">
            <text:p>0.228937</text:p>
          </table:table-cell>
          <table:table-cell office:value-type="float" office:value="0.218757" calcext:value-type="float">
            <text:p>0.21875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1.05" calcext:value-type="float">
            <text:p>1.05</text:p>
          </table:table-cell>
          <table:table-cell office:value-type="float" office:value="57138.87" calcext:value-type="float">
            <text:p>57138.87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2078" calcext:value-type="float">
            <text:p>22078</text:p>
          </table:table-cell>
          <table:table-cell office:value-type="float" office:value="1717369767" calcext:value-type="float">
            <text:p>1717369767</text:p>
          </table:table-cell>
          <table:table-cell office:value-type="float" office:value="2301640175" calcext:value-type="float">
            <text:p>2301640175</text:p>
          </table:table-cell>
          <table:table-cell office:value-type="float" office:value="579995" calcext:value-type="float">
            <text:p>579995</text:p>
          </table:table-cell>
          <table:table-cell office:value-type="float" office:value="3466456" calcext:value-type="float">
            <text:p>3466456</text:p>
          </table:table-cell>
          <table:table-cell office:value-type="float" office:value="3341498" calcext:value-type="float">
            <text:p>3341498</text:p>
          </table:table-cell>
          <table:table-cell office:value-type="float" office:value="363" calcext:value-type="float">
            <text:p>36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15" calcext:value-type="float">
            <text:p>0.74615</text:p>
          </table:table-cell>
          <table:table-cell office:value-type="float" office:value="579995" calcext:value-type="float">
            <text:p>579995</text:p>
          </table:table-cell>
          <table:table-cell office:value-type="float" office:value="0.22119" calcext:value-type="float">
            <text:p>0.22119</text:p>
          </table:table-cell>
          <table:table-cell office:value-type="float" office:value="0.213216" calcext:value-type="float">
            <text:p>0.213216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04" calcext:value-type="float">
            <text:p>1.04</text:p>
          </table:table-cell>
          <table:table-cell office:value-type="float" office:value="9205.23" calcext:value-type="float">
            <text:p>9205.23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2079" calcext:value-type="float">
            <text:p>22079</text:p>
          </table:table-cell>
          <table:table-cell office:value-type="float" office:value="1717384803" calcext:value-type="float">
            <text:p>1717384803</text:p>
          </table:table-cell>
          <table:table-cell office:value-type="float" office:value="2301107511" calcext:value-type="float">
            <text:p>2301107511</text:p>
          </table:table-cell>
          <table:table-cell office:value-type="float" office:value="30706" calcext:value-type="float">
            <text:p>30706</text:p>
          </table:table-cell>
          <table:table-cell office:value-type="float" office:value="3447324" calcext:value-type="float">
            <text:p>3447324</text:p>
          </table:table-cell>
          <table:table-cell office:value-type="float" office:value="3344743" calcext:value-type="float">
            <text:p>3344743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33" calcext:value-type="float">
            <text:p>0.74633</text:p>
          </table:table-cell>
          <table:table-cell office:value-type="float" office:value="30706" calcext:value-type="float">
            <text:p>30706</text:p>
          </table:table-cell>
          <table:table-cell office:value-type="float" office:value="0.219969" calcext:value-type="float">
            <text:p>0.219969</text:p>
          </table:table-cell>
          <table:table-cell office:value-type="float" office:value="0.213423" calcext:value-type="float">
            <text:p>0.213423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1.03" calcext:value-type="float">
            <text:p>1.03</text:p>
          </table:table-cell>
          <table:table-cell office:value-type="float" office:value="7367.28" calcext:value-type="float">
            <text:p>7367.28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3082" calcext:value-type="float">
            <text:p>23082</text:p>
          </table:table-cell>
          <table:table-cell office:value-type="float" office:value="1869994016" calcext:value-type="float">
            <text:p>1869994016</text:p>
          </table:table-cell>
          <table:table-cell office:value-type="float" office:value="2500253275" calcext:value-type="float">
            <text:p>2500253275</text:p>
          </table:table-cell>
          <table:table-cell office:value-type="float" office:value="577777" calcext:value-type="float">
            <text:p>577777</text:p>
          </table:table-cell>
          <table:table-cell office:value-type="float" office:value="3749565" calcext:value-type="float">
            <text:p>3749565</text:p>
          </table:table-cell>
          <table:table-cell office:value-type="float" office:value="3628986" calcext:value-type="float">
            <text:p>3628986</text:p>
          </table:table-cell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922" calcext:value-type="float">
            <text:p>0.747922</text:p>
          </table:table-cell>
          <table:table-cell office:value-type="float" office:value="577777" calcext:value-type="float">
            <text:p>577777</text:p>
          </table:table-cell>
          <table:table-cell office:value-type="float" office:value="0.239254" calcext:value-type="float">
            <text:p>0.239254</text:p>
          </table:table-cell>
          <table:table-cell office:value-type="float" office:value="0.23156" calcext:value-type="float">
            <text:p>0.2315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3" calcext:value-type="float">
            <text:p>1.03</text:p>
          </table:table-cell>
          <table:table-cell office:value-type="float" office:value="17117.86" calcext:value-type="float">
            <text:p>17117.86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3083" calcext:value-type="float">
            <text:p>23083</text:p>
          </table:table-cell>
          <table:table-cell office:value-type="float" office:value="1868244310" calcext:value-type="float">
            <text:p>1868244310</text:p>
          </table:table-cell>
          <table:table-cell office:value-type="float" office:value="2499690777" calcext:value-type="float">
            <text:p>2499690777</text:p>
          </table:table-cell>
          <table:table-cell office:value-type="float" office:value="31638" calcext:value-type="float">
            <text:p>31638</text:p>
          </table:table-cell>
          <table:table-cell office:value-type="float" office:value="3749955" calcext:value-type="float">
            <text:p>3749955</text:p>
          </table:table-cell>
          <table:table-cell office:value-type="float" office:value="3625892" calcext:value-type="float">
            <text:p>3625892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9" calcext:value-type="float">
            <text:p>0.74739</text:p>
          </table:table-cell>
          <table:table-cell office:value-type="float" office:value="31638" calcext:value-type="float">
            <text:p>31638</text:p>
          </table:table-cell>
          <table:table-cell office:value-type="float" office:value="0.239279" calcext:value-type="float">
            <text:p>0.239279</text:p>
          </table:table-cell>
          <table:table-cell office:value-type="float" office:value="0.231363" calcext:value-type="float">
            <text:p>0.23136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3" calcext:value-type="float">
            <text:p>1.03</text:p>
          </table:table-cell>
          <table:table-cell office:value-type="float" office:value="11849.32" calcext:value-type="float">
            <text:p>11849.32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3077" calcext:value-type="float">
            <text:p>23077</text:p>
          </table:table-cell>
          <table:table-cell office:value-type="float" office:value="1723104855" calcext:value-type="float">
            <text:p>1723104855</text:p>
          </table:table-cell>
          <table:table-cell office:value-type="float" office:value="2301564595" calcext:value-type="float">
            <text:p>2301564595</text:p>
          </table:table-cell>
          <table:table-cell office:value-type="float" office:value="582364" calcext:value-type="float">
            <text:p>582364</text:p>
          </table:table-cell>
          <table:table-cell office:value-type="float" office:value="3441366" calcext:value-type="float">
            <text:p>3441366</text:p>
          </table:table-cell>
          <table:table-cell office:value-type="float" office:value="3341860" calcext:value-type="float">
            <text:p>3341860</text:p>
          </table:table-cell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667" calcext:value-type="float">
            <text:p>0.748667</text:p>
          </table:table-cell>
          <table:table-cell office:value-type="float" office:value="582364" calcext:value-type="float">
            <text:p>582364</text:p>
          </table:table-cell>
          <table:table-cell office:value-type="float" office:value="0.21937" calcext:value-type="float">
            <text:p>0.21937</text:p>
          </table:table-cell>
          <table:table-cell office:value-type="float" office:value="0.213027" calcext:value-type="float">
            <text:p>0.21302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3" calcext:value-type="float">
            <text:p>1.03</text:p>
          </table:table-cell>
          <table:table-cell office:value-type="float" office:value="10443.31" calcext:value-type="float">
            <text:p>10443.31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3078" calcext:value-type="float">
            <text:p>23078</text:p>
          </table:table-cell>
          <table:table-cell office:value-type="float" office:value="1718764405" calcext:value-type="float">
            <text:p>1718764405</text:p>
          </table:table-cell>
          <table:table-cell office:value-type="float" office:value="2300628457" calcext:value-type="float">
            <text:p>2300628457</text:p>
          </table:table-cell>
          <table:table-cell office:value-type="float" office:value="29363" calcext:value-type="float">
            <text:p>29363</text:p>
          </table:table-cell>
          <table:table-cell office:value-type="float" office:value="3476634" calcext:value-type="float">
            <text:p>3476634</text:p>
          </table:table-cell>
          <table:table-cell office:value-type="float" office:value="3343246" calcext:value-type="float">
            <text:p>334324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85" calcext:value-type="float">
            <text:p>0.747085</text:p>
          </table:table-cell>
          <table:table-cell office:value-type="float" office:value="29363" calcext:value-type="float">
            <text:p>29363</text:p>
          </table:table-cell>
          <table:table-cell office:value-type="float" office:value="0.221618" calcext:value-type="float">
            <text:p>0.221618</text:p>
          </table:table-cell>
          <table:table-cell office:value-type="float" office:value="0.213115" calcext:value-type="float">
            <text:p>0.21311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4" calcext:value-type="float">
            <text:p>1.04</text:p>
          </table:table-cell>
          <table:table-cell office:value-type="float" office:value="12026.06" calcext:value-type="float">
            <text:p>12026.06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3081" calcext:value-type="float">
            <text:p>23081</text:p>
          </table:table-cell>
          <table:table-cell office:value-type="float" office:value="1716346735" calcext:value-type="float">
            <text:p>1716346735</text:p>
          </table:table-cell>
          <table:table-cell office:value-type="float" office:value="2302096519" calcext:value-type="float">
            <text:p>2302096519</text:p>
          </table:table-cell>
          <table:table-cell office:value-type="float" office:value="582601" calcext:value-type="float">
            <text:p>582601</text:p>
          </table:table-cell>
          <table:table-cell office:value-type="float" office:value="3452089" calcext:value-type="float">
            <text:p>3452089</text:p>
          </table:table-cell>
          <table:table-cell office:value-type="float" office:value="3341149" calcext:value-type="float">
            <text:p>3341149</text:p>
          </table:table-cell>
          <table:table-cell office:value-type="float" office:value="729" calcext:value-type="float">
            <text:p>7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558" calcext:value-type="float">
            <text:p>0.745558</text:p>
          </table:table-cell>
          <table:table-cell office:value-type="float" office:value="582601" calcext:value-type="float">
            <text:p>582601</text:p>
          </table:table-cell>
          <table:table-cell office:value-type="float" office:value="0.220273" calcext:value-type="float">
            <text:p>0.220273</text:p>
          </table:table-cell>
          <table:table-cell office:value-type="float" office:value="0.213194" calcext:value-type="float">
            <text:p>0.213194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03" calcext:value-type="float">
            <text:p>1.03</text:p>
          </table:table-cell>
          <table:table-cell office:value-type="float" office:value="4583.19" calcext:value-type="float">
            <text:p>4583.19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3083" calcext:value-type="float">
            <text:p>23083</text:p>
          </table:table-cell>
          <table:table-cell office:value-type="float" office:value="1722484526" calcext:value-type="float">
            <text:p>1722484526</text:p>
          </table:table-cell>
          <table:table-cell office:value-type="float" office:value="2301015388" calcext:value-type="float">
            <text:p>2301015388</text:p>
          </table:table-cell>
          <table:table-cell office:value-type="float" office:value="22079" calcext:value-type="float">
            <text:p>22079</text:p>
          </table:table-cell>
          <table:table-cell office:value-type="float" office:value="3507748" calcext:value-type="float">
            <text:p>3507748</text:p>
          </table:table-cell>
          <table:table-cell office:value-type="float" office:value="3348045" calcext:value-type="float">
            <text:p>334804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576" calcext:value-type="float">
            <text:p>0.748576</text:p>
          </table:table-cell>
          <table:table-cell office:value-type="float" office:value="22079" calcext:value-type="float">
            <text:p>22079</text:p>
          </table:table-cell>
          <table:table-cell office:value-type="float" office:value="0.223601" calcext:value-type="float">
            <text:p>0.223601</text:p>
          </table:table-cell>
          <table:table-cell office:value-type="float" office:value="0.213421" calcext:value-type="float">
            <text:p>0.21342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05" calcext:value-type="float">
            <text:p>1.05</text:p>
          </table:table-cell>
          <table:table-cell office:value-type="float" office:value="22320.3" calcext:value-type="float">
            <text:p>22320.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3081" calcext:value-type="float">
            <text:p>23081</text:p>
          </table:table-cell>
          <table:table-cell office:value-type="float" office:value="1721266036" calcext:value-type="float">
            <text:p>1721266036</text:p>
          </table:table-cell>
          <table:table-cell office:value-type="float" office:value="2301620112" calcext:value-type="float">
            <text:p>2301620112</text:p>
          </table:table-cell>
          <table:table-cell office:value-type="float" office:value="578337" calcext:value-type="float">
            <text:p>578337</text:p>
          </table:table-cell>
          <table:table-cell office:value-type="float" office:value="3472247" calcext:value-type="float">
            <text:p>3472247</text:p>
          </table:table-cell>
          <table:table-cell office:value-type="float" office:value="3340178" calcext:value-type="float">
            <text:p>3340178</text:p>
          </table:table-cell>
          <table:table-cell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5" calcext:value-type="float">
            <text:p>0.74785</text:p>
          </table:table-cell>
          <table:table-cell office:value-type="float" office:value="578337" calcext:value-type="float">
            <text:p>578337</text:p>
          </table:table-cell>
          <table:table-cell office:value-type="float" office:value="0.221559" calcext:value-type="float">
            <text:p>0.221559</text:p>
          </table:table-cell>
          <table:table-cell office:value-type="float" office:value="0.213132" calcext:value-type="float">
            <text:p>0.21313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04" calcext:value-type="float">
            <text:p>1.04</text:p>
          </table:table-cell>
          <table:table-cell office:value-type="float" office:value="10000.53" calcext:value-type="float">
            <text:p>10000.53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3082" calcext:value-type="float">
            <text:p>23082</text:p>
          </table:table-cell>
          <table:table-cell office:value-type="float" office:value="1723737346" calcext:value-type="float">
            <text:p>1723737346</text:p>
          </table:table-cell>
          <table:table-cell office:value-type="float" office:value="2300824787" calcext:value-type="float">
            <text:p>2300824787</text:p>
          </table:table-cell>
          <table:table-cell office:value-type="float" office:value="29677" calcext:value-type="float">
            <text:p>29677</text:p>
          </table:table-cell>
          <table:table-cell office:value-type="float" office:value="3447682" calcext:value-type="float">
            <text:p>3447682</text:p>
          </table:table-cell>
          <table:table-cell office:value-type="float" office:value="3346052" calcext:value-type="float">
            <text:p>3346052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182" calcext:value-type="float">
            <text:p>0.749182</text:p>
          </table:table-cell>
          <table:table-cell office:value-type="float" office:value="29677" calcext:value-type="float">
            <text:p>29677</text:p>
          </table:table-cell>
          <table:table-cell office:value-type="float" office:value="0.219992" calcext:value-type="float">
            <text:p>0.219992</text:p>
          </table:table-cell>
          <table:table-cell office:value-type="float" office:value="0.213507" calcext:value-type="float">
            <text:p>0.21350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03" calcext:value-type="float">
            <text:p>1.03</text:p>
          </table:table-cell>
          <table:table-cell office:value-type="float" office:value="7074.11" calcext:value-type="float">
            <text:p>7074.11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4086" calcext:value-type="float">
            <text:p>24086</text:p>
          </table:table-cell>
          <table:table-cell office:value-type="float" office:value="1862211241" calcext:value-type="float">
            <text:p>1862211241</text:p>
          </table:table-cell>
          <table:table-cell office:value-type="float" office:value="2489942489" calcext:value-type="float">
            <text:p>2489942489</text:p>
          </table:table-cell>
          <table:table-cell office:value-type="float" office:value="574950" calcext:value-type="float">
            <text:p>574950</text:p>
          </table:table-cell>
          <table:table-cell office:value-type="float" office:value="3735358" calcext:value-type="float">
            <text:p>3735358</text:p>
          </table:table-cell>
          <table:table-cell office:value-type="float" office:value="3615704" calcext:value-type="float">
            <text:p>3615704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93" calcext:value-type="float">
            <text:p>0.747893</text:p>
          </table:table-cell>
          <table:table-cell office:value-type="float" office:value="574950" calcext:value-type="float">
            <text:p>574950</text:p>
          </table:table-cell>
          <table:table-cell office:value-type="float" office:value="0.23811" calcext:value-type="float">
            <text:p>0.23811</text:p>
          </table:table-cell>
          <table:table-cell office:value-type="float" office:value="0.230483" calcext:value-type="float">
            <text:p>0.23048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03" calcext:value-type="float">
            <text:p>1.03</text:p>
          </table:table-cell>
          <table:table-cell office:value-type="float" office:value="17136.04" calcext:value-type="float">
            <text:p>17136.04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4087" calcext:value-type="float">
            <text:p>24087</text:p>
          </table:table-cell>
          <table:table-cell office:value-type="float" office:value="1855897023" calcext:value-type="float">
            <text:p>1855897023</text:p>
          </table:table-cell>
          <table:table-cell office:value-type="float" office:value="2489000469" calcext:value-type="float">
            <text:p>2489000469</text:p>
          </table:table-cell>
          <table:table-cell office:value-type="float" office:value="31038" calcext:value-type="float">
            <text:p>31038</text:p>
          </table:table-cell>
          <table:table-cell office:value-type="float" office:value="3732188" calcext:value-type="float">
            <text:p>3732188</text:p>
          </table:table-cell>
          <table:table-cell office:value-type="float" office:value="3611253" calcext:value-type="float">
            <text:p>3611253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639" calcext:value-type="float">
            <text:p>0.745639</text:p>
          </table:table-cell>
          <table:table-cell office:value-type="float" office:value="31038" calcext:value-type="float">
            <text:p>31038</text:p>
          </table:table-cell>
          <table:table-cell office:value-type="float" office:value="0.237908" calcext:value-type="float">
            <text:p>0.237908</text:p>
          </table:table-cell>
          <table:table-cell office:value-type="float" office:value="0.230199" calcext:value-type="float">
            <text:p>0.23019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3" calcext:value-type="float">
            <text:p>1.03</text:p>
          </table:table-cell>
          <table:table-cell office:value-type="float" office:value="13576.14" calcext:value-type="float">
            <text:p>13576.14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4081" calcext:value-type="float">
            <text:p>24081</text:p>
          </table:table-cell>
          <table:table-cell office:value-type="float" office:value="1772757555" calcext:value-type="float">
            <text:p>1772757555</text:p>
          </table:table-cell>
          <table:table-cell office:value-type="float" office:value="2371412212" calcext:value-type="float">
            <text:p>2371412212</text:p>
          </table:table-cell>
          <table:table-cell office:value-type="float" office:value="580017" calcext:value-type="float">
            <text:p>580017</text:p>
          </table:table-cell>
          <table:table-cell office:value-type="float" office:value="3536845" calcext:value-type="float">
            <text:p>3536845</text:p>
          </table:table-cell>
          <table:table-cell office:value-type="float" office:value="3441309" calcext:value-type="float">
            <text:p>3441309</text:p>
          </table:table-cell>
          <table:table-cell office:value-type="float" office:value="556" calcext:value-type="float">
            <text:p>5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54" calcext:value-type="float">
            <text:p>0.747554</text:p>
          </table:table-cell>
          <table:table-cell office:value-type="float" office:value="580017" calcext:value-type="float">
            <text:p>580017</text:p>
          </table:table-cell>
          <table:table-cell office:value-type="float" office:value="0.225456" calcext:value-type="float">
            <text:p>0.225456</text:p>
          </table:table-cell>
          <table:table-cell office:value-type="float" office:value="0.219366" calcext:value-type="float">
            <text:p>0.219366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03" calcext:value-type="float">
            <text:p>1.03</text:p>
          </table:table-cell>
          <table:table-cell office:value-type="float" office:value="6189.4" calcext:value-type="float">
            <text:p>6189.4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4082" calcext:value-type="float">
            <text:p>24082</text:p>
          </table:table-cell>
          <table:table-cell office:value-type="float" office:value="1771833456" calcext:value-type="float">
            <text:p>1771833456</text:p>
          </table:table-cell>
          <table:table-cell office:value-type="float" office:value="2370536798" calcext:value-type="float">
            <text:p>2370536798</text:p>
          </table:table-cell>
          <table:table-cell office:value-type="float" office:value="30385" calcext:value-type="float">
            <text:p>30385</text:p>
          </table:table-cell>
          <table:table-cell office:value-type="float" office:value="3575149" calcext:value-type="float">
            <text:p>3575149</text:p>
          </table:table-cell>
          <table:table-cell office:value-type="float" office:value="3442884" calcext:value-type="float">
            <text:p>344288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44" calcext:value-type="float">
            <text:p>0.74744</text:p>
          </table:table-cell>
          <table:table-cell office:value-type="float" office:value="30385" calcext:value-type="float">
            <text:p>30385</text:p>
          </table:table-cell>
          <table:table-cell office:value-type="float" office:value="0.227898" calcext:value-type="float">
            <text:p>0.227898</text:p>
          </table:table-cell>
          <table:table-cell office:value-type="float" office:value="0.219467" calcext:value-type="float">
            <text:p>0.21946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.04" calcext:value-type="float">
            <text:p>1.04</text:p>
          </table:table-cell>
          <table:table-cell office:value-type="float" office:value="74845.3" calcext:value-type="float">
            <text:p>74845.3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4084" calcext:value-type="float">
            <text:p>24084</text:p>
          </table:table-cell>
          <table:table-cell office:value-type="float" office:value="1719748702" calcext:value-type="float">
            <text:p>1719748702</text:p>
          </table:table-cell>
          <table:table-cell office:value-type="float" office:value="2302020863" calcext:value-type="float">
            <text:p>2302020863</text:p>
          </table:table-cell>
          <table:table-cell office:value-type="float" office:value="583675" calcext:value-type="float">
            <text:p>583675</text:p>
          </table:table-cell>
          <table:table-cell office:value-type="float" office:value="3450244" calcext:value-type="float">
            <text:p>3450244</text:p>
          </table:table-cell>
          <table:table-cell office:value-type="float" office:value="3338696" calcext:value-type="float">
            <text:p>3338696</text:p>
          </table:table-cell>
          <table:table-cell office:value-type="float" office:value="470" calcext:value-type="float">
            <text:p>4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6" calcext:value-type="float">
            <text:p>0.74706</text:p>
          </table:table-cell>
          <table:table-cell office:value-type="float" office:value="583675" calcext:value-type="float">
            <text:p>583675</text:p>
          </table:table-cell>
          <table:table-cell office:value-type="float" office:value="0.220155" calcext:value-type="float">
            <text:p>0.220155</text:p>
          </table:table-cell>
          <table:table-cell office:value-type="float" office:value="0.213037" calcext:value-type="float">
            <text:p>0.2130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03" calcext:value-type="float">
            <text:p>1.03</text:p>
          </table:table-cell>
          <table:table-cell office:value-type="float" office:value="7103.61" calcext:value-type="float">
            <text:p>7103.61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4086" calcext:value-type="float">
            <text:p>24086</text:p>
          </table:table-cell>
          <table:table-cell office:value-type="float" office:value="1726541725" calcext:value-type="float">
            <text:p>1726541725</text:p>
          </table:table-cell>
          <table:table-cell office:value-type="float" office:value="2300972733" calcext:value-type="float">
            <text:p>2300972733</text:p>
          </table:table-cell>
          <table:table-cell office:value-type="float" office:value="22298" calcext:value-type="float">
            <text:p>22298</text:p>
          </table:table-cell>
          <table:table-cell office:value-type="float" office:value="3504381" calcext:value-type="float">
            <text:p>3504381</text:p>
          </table:table-cell>
          <table:table-cell office:value-type="float" office:value="3346276" calcext:value-type="float">
            <text:p>334627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0353" calcext:value-type="float">
            <text:p>0.750353</text:p>
          </table:table-cell>
          <table:table-cell office:value-type="float" office:value="22298" calcext:value-type="float">
            <text:p>22298</text:p>
          </table:table-cell>
          <table:table-cell office:value-type="float" office:value="0.22361" calcext:value-type="float">
            <text:p>0.22361</text:p>
          </table:table-cell>
          <table:table-cell office:value-type="float" office:value="0.213521" calcext:value-type="float">
            <text:p>0.21352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.05" calcext:value-type="float">
            <text:p>1.05</text:p>
          </table:table-cell>
          <table:table-cell office:value-type="float" office:value="79673.23" calcext:value-type="float">
            <text:p>79673.2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4084" calcext:value-type="float">
            <text:p>24084</text:p>
          </table:table-cell>
          <table:table-cell office:value-type="float" office:value="1717073288" calcext:value-type="float">
            <text:p>1717073288</text:p>
          </table:table-cell>
          <table:table-cell office:value-type="float" office:value="2301806899" calcext:value-type="float">
            <text:p>2301806899</text:p>
          </table:table-cell>
          <table:table-cell office:value-type="float" office:value="582081" calcext:value-type="float">
            <text:p>582081</text:p>
          </table:table-cell>
          <table:table-cell office:value-type="float" office:value="3467479" calcext:value-type="float">
            <text:p>3467479</text:p>
          </table:table-cell>
          <table:table-cell office:value-type="float" office:value="3339861" calcext:value-type="float">
            <text:p>3339861</text:p>
          </table:table-cell>
          <table:table-cell office:value-type="float" office:value="339" calcext:value-type="float">
            <text:p>3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968" calcext:value-type="float">
            <text:p>0.745968</text:p>
          </table:table-cell>
          <table:table-cell office:value-type="float" office:value="582081" calcext:value-type="float">
            <text:p>582081</text:p>
          </table:table-cell>
          <table:table-cell office:value-type="float" office:value="0.221255" calcext:value-type="float">
            <text:p>0.221255</text:p>
          </table:table-cell>
          <table:table-cell office:value-type="float" office:value="0.213112" calcext:value-type="float">
            <text:p>0.21311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4" calcext:value-type="float">
            <text:p>1.04</text:p>
          </table:table-cell>
          <table:table-cell office:value-type="float" office:value="9852.1" calcext:value-type="float">
            <text:p>9852.1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4085" calcext:value-type="float">
            <text:p>24085</text:p>
          </table:table-cell>
          <table:table-cell office:value-type="float" office:value="1718050130" calcext:value-type="float">
            <text:p>1718050130</text:p>
          </table:table-cell>
          <table:table-cell office:value-type="float" office:value="2300860354" calcext:value-type="float">
            <text:p>2300860354</text:p>
          </table:table-cell>
          <table:table-cell office:value-type="float" office:value="30043" calcext:value-type="float">
            <text:p>30043</text:p>
          </table:table-cell>
          <table:table-cell office:value-type="float" office:value="3446662" calcext:value-type="float">
            <text:p>3446662</text:p>
          </table:table-cell>
          <table:table-cell office:value-type="float" office:value="3345579" calcext:value-type="float">
            <text:p>3345579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99" calcext:value-type="float">
            <text:p>0.746699</text:p>
          </table:table-cell>
          <table:table-cell office:value-type="float" office:value="30043" calcext:value-type="float">
            <text:p>30043</text:p>
          </table:table-cell>
          <table:table-cell office:value-type="float" office:value="0.219927" calcext:value-type="float">
            <text:p>0.219927</text:p>
          </table:table-cell>
          <table:table-cell office:value-type="float" office:value="0.213477" calcext:value-type="float">
            <text:p>0.213477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1.03" calcext:value-type="float">
            <text:p>1.03</text:p>
          </table:table-cell>
          <table:table-cell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5089" calcext:value-type="float">
            <text:p>25089</text:p>
          </table:table-cell>
          <table:table-cell office:value-type="float" office:value="1863143234" calcext:value-type="float">
            <text:p>1863143234</text:p>
          </table:table-cell>
          <table:table-cell office:value-type="float" office:value="2494438600" calcext:value-type="float">
            <text:p>2494438600</text:p>
          </table:table-cell>
          <table:table-cell office:value-type="float" office:value="578760" calcext:value-type="float">
            <text:p>578760</text:p>
          </table:table-cell>
          <table:table-cell office:value-type="float" office:value="3742767" calcext:value-type="float">
            <text:p>3742767</text:p>
          </table:table-cell>
          <table:table-cell office:value-type="float" office:value="3621521" calcext:value-type="float">
            <text:p>3621521</text:p>
          </table:table-cell>
          <table:table-cell office:value-type="float" office:value="266" calcext:value-type="float">
            <text:p>26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19" calcext:value-type="float">
            <text:p>0.746919</text:p>
          </table:table-cell>
          <table:table-cell office:value-type="float" office:value="578760" calcext:value-type="float">
            <text:p>578760</text:p>
          </table:table-cell>
          <table:table-cell office:value-type="float" office:value="0.238821" calcext:value-type="float">
            <text:p>0.238821</text:p>
          </table:table-cell>
          <table:table-cell office:value-type="float" office:value="0.231084" calcext:value-type="float">
            <text:p>0.23108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3" calcext:value-type="float">
            <text:p>1.03</text:p>
          </table:table-cell>
          <table:table-cell office:value-type="float" office:value="13614.74" calcext:value-type="float">
            <text:p>13614.74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5091" calcext:value-type="float">
            <text:p>25091</text:p>
          </table:table-cell>
          <table:table-cell office:value-type="float" office:value="1862318244" calcext:value-type="float">
            <text:p>1862318244</text:p>
          </table:table-cell>
          <table:table-cell office:value-type="float" office:value="2493541142" calcext:value-type="float">
            <text:p>2493541142</text:p>
          </table:table-cell>
          <table:table-cell office:value-type="float" office:value="31010" calcext:value-type="float">
            <text:p>31010</text:p>
          </table:table-cell>
          <table:table-cell office:value-type="float" office:value="3739698" calcext:value-type="float">
            <text:p>3739698</text:p>
          </table:table-cell>
          <table:table-cell office:value-type="float" office:value="3617418" calcext:value-type="float">
            <text:p>361741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57" calcext:value-type="float">
            <text:p>0.746857</text:p>
          </table:table-cell>
          <table:table-cell office:value-type="float" office:value="31010" calcext:value-type="float">
            <text:p>31010</text:p>
          </table:table-cell>
          <table:table-cell office:value-type="float" office:value="0.238387" calcext:value-type="float">
            <text:p>0.238387</text:p>
          </table:table-cell>
          <table:table-cell office:value-type="float" office:value="0.230592" calcext:value-type="float">
            <text:p>0.23059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03" calcext:value-type="float">
            <text:p>1.03</text:p>
          </table:table-cell>
          <table:table-cell office:value-type="float" office:value="15072.58" calcext:value-type="float">
            <text:p>15072.58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5084" calcext:value-type="float">
            <text:p>25084</text:p>
          </table:table-cell>
          <table:table-cell office:value-type="float" office:value="1721610669" calcext:value-type="float">
            <text:p>1721610669</text:p>
          </table:table-cell>
          <table:table-cell office:value-type="float" office:value="2301506971" calcext:value-type="float">
            <text:p>2301506971</text:p>
          </table:table-cell>
          <table:table-cell office:value-type="float" office:value="582321" calcext:value-type="float">
            <text:p>582321</text:p>
          </table:table-cell>
          <table:table-cell office:value-type="float" office:value="3437345" calcext:value-type="float">
            <text:p>3437345</text:p>
          </table:table-cell>
          <table:table-cell office:value-type="float" office:value="3340063" calcext:value-type="float">
            <text:p>3340063</text:p>
          </table:table-cell>
          <table:table-cell office:value-type="float" office:value="578" calcext:value-type="float">
            <text:p>57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036" calcext:value-type="float">
            <text:p>0.748036</text:p>
          </table:table-cell>
          <table:table-cell office:value-type="float" office:value="582321" calcext:value-type="float">
            <text:p>582321</text:p>
          </table:table-cell>
          <table:table-cell office:value-type="float" office:value="0.219332" calcext:value-type="float">
            <text:p>0.219332</text:p>
          </table:table-cell>
          <table:table-cell office:value-type="float" office:value="0.213125" calcext:value-type="float">
            <text:p>0.213125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03" calcext:value-type="float">
            <text:p>1.03</text:p>
          </table:table-cell>
          <table:table-cell office:value-type="float" office:value="5778.66" calcext:value-type="float">
            <text:p>5778.66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5085" calcext:value-type="float">
            <text:p>25085</text:p>
          </table:table-cell>
          <table:table-cell office:value-type="float" office:value="1719967827" calcext:value-type="float">
            <text:p>1719967827</text:p>
          </table:table-cell>
          <table:table-cell office:value-type="float" office:value="2300607732" calcext:value-type="float">
            <text:p>2300607732</text:p>
          </table:table-cell>
          <table:table-cell office:value-type="float" office:value="29489" calcext:value-type="float">
            <text:p>29489</text:p>
          </table:table-cell>
          <table:table-cell office:value-type="float" office:value="3474026" calcext:value-type="float">
            <text:p>3474026</text:p>
          </table:table-cell>
          <table:table-cell office:value-type="float" office:value="3342071" calcext:value-type="float">
            <text:p>3342071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15" calcext:value-type="float">
            <text:p>0.747615</text:p>
          </table:table-cell>
          <table:table-cell office:value-type="float" office:value="29489" calcext:value-type="float">
            <text:p>29489</text:p>
          </table:table-cell>
          <table:table-cell office:value-type="float" office:value="0.221673" calcext:value-type="float">
            <text:p>0.221673</text:p>
          </table:table-cell>
          <table:table-cell office:value-type="float" office:value="0.213253" calcext:value-type="float">
            <text:p>0.213253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4" calcext:value-type="float">
            <text:p>1.04</text:p>
          </table:table-cell>
          <table:table-cell office:value-type="float" office:value="10993.65" calcext:value-type="float">
            <text:p>10993.65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5087" calcext:value-type="float">
            <text:p>25087</text:p>
          </table:table-cell>
          <table:table-cell office:value-type="float" office:value="1771641387" calcext:value-type="float">
            <text:p>1771641387</text:p>
          </table:table-cell>
          <table:table-cell office:value-type="float" office:value="2373133962" calcext:value-type="float">
            <text:p>2373133962</text:p>
          </table:table-cell>
          <table:table-cell office:value-type="float" office:value="584459" calcext:value-type="float">
            <text:p>584459</text:p>
          </table:table-cell>
          <table:table-cell office:value-type="float" office:value="3552077" calcext:value-type="float">
            <text:p>3552077</text:p>
          </table:table-cell>
          <table:table-cell office:value-type="float" office:value="3441255" calcext:value-type="float">
            <text:p>3441255</text:p>
          </table:table-cell>
          <table:table-cell office:value-type="float" office:value="568" calcext:value-type="float">
            <text:p>5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541" calcext:value-type="float">
            <text:p>0.746541</text:p>
          </table:table-cell>
          <table:table-cell office:value-type="float" office:value="584459" calcext:value-type="float">
            <text:p>584459</text:p>
          </table:table-cell>
          <table:table-cell office:value-type="float" office:value="0.226653" calcext:value-type="float">
            <text:p>0.226653</text:p>
          </table:table-cell>
          <table:table-cell office:value-type="float" office:value="0.219582" calcext:value-type="float">
            <text:p>0.219582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1.03" calcext:value-type="float">
            <text:p>1.03</text:p>
          </table:table-cell>
          <table:table-cell office:value-type="float" office:value="6058.55" calcext:value-type="float">
            <text:p>6058.55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5090" calcext:value-type="float">
            <text:p>25090</text:p>
          </table:table-cell>
          <table:table-cell office:value-type="float" office:value="1778762200" calcext:value-type="float">
            <text:p>1778762200</text:p>
          </table:table-cell>
          <table:table-cell office:value-type="float" office:value="2372106328" calcext:value-type="float">
            <text:p>2372106328</text:p>
          </table:table-cell>
          <table:table-cell office:value-type="float" office:value="23022" calcext:value-type="float">
            <text:p>23022</text:p>
          </table:table-cell>
          <table:table-cell office:value-type="float" office:value="3612467" calcext:value-type="float">
            <text:p>3612467</text:p>
          </table:table-cell>
          <table:table-cell office:value-type="float" office:value="3450035" calcext:value-type="float">
            <text:p>34500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866" calcext:value-type="float">
            <text:p>0.749866</text:p>
          </table:table-cell>
          <table:table-cell office:value-type="float" office:value="23022" calcext:value-type="float">
            <text:p>23022</text:p>
          </table:table-cell>
          <table:table-cell office:value-type="float" office:value="0.230277" calcext:value-type="float">
            <text:p>0.230277</text:p>
          </table:table-cell>
          <table:table-cell office:value-type="float" office:value="0.219923" calcext:value-type="float">
            <text:p>0.21992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.05" calcext:value-type="float">
            <text:p>1.05</text:p>
          </table:table-cell>
          <table:table-cell office:value-type="float" office:value="17968.93" calcext:value-type="float">
            <text:p>17968.9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5087" calcext:value-type="float">
            <text:p>25087</text:p>
          </table:table-cell>
          <table:table-cell office:value-type="float" office:value="1721587157" calcext:value-type="float">
            <text:p>1721587157</text:p>
          </table:table-cell>
          <table:table-cell office:value-type="float" office:value="2301787787" calcext:value-type="float">
            <text:p>2301787787</text:p>
          </table:table-cell>
          <table:table-cell office:value-type="float" office:value="582510" calcext:value-type="float">
            <text:p>582510</text:p>
          </table:table-cell>
          <table:table-cell office:value-type="float" office:value="3464882" calcext:value-type="float">
            <text:p>3464882</text:p>
          </table:table-cell>
          <table:table-cell office:value-type="float" office:value="3339238" calcext:value-type="float">
            <text:p>3339238</text:p>
          </table:table-cell>
          <table:table-cell office:value-type="float" office:value="307" calcext:value-type="float">
            <text:p>3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935" calcext:value-type="float">
            <text:p>0.747935</text:p>
          </table:table-cell>
          <table:table-cell office:value-type="float" office:value="582510" calcext:value-type="float">
            <text:p>582510</text:p>
          </table:table-cell>
          <table:table-cell office:value-type="float" office:value="0.221089" calcext:value-type="float">
            <text:p>0.221089</text:p>
          </table:table-cell>
          <table:table-cell office:value-type="float" office:value="0.213072" calcext:value-type="float">
            <text:p>0.21307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5088" calcext:value-type="float">
            <text:p>25088</text:p>
          </table:table-cell>
          <table:table-cell office:value-type="float" office:value="1723236146" calcext:value-type="float">
            <text:p>1723236146</text:p>
          </table:table-cell>
          <table:table-cell office:value-type="float" office:value="2300941107" calcext:value-type="float">
            <text:p>2300941107</text:p>
          </table:table-cell>
          <table:table-cell office:value-type="float" office:value="29988" calcext:value-type="float">
            <text:p>29988</text:p>
          </table:table-cell>
          <table:table-cell office:value-type="float" office:value="3444998" calcext:value-type="float">
            <text:p>3444998</text:p>
          </table:table-cell>
          <table:table-cell office:value-type="float" office:value="3343985" calcext:value-type="float">
            <text:p>3343985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927" calcext:value-type="float">
            <text:p>0.748927</text:p>
          </table:table-cell>
          <table:table-cell office:value-type="float" office:value="29988" calcext:value-type="float">
            <text:p>29988</text:p>
          </table:table-cell>
          <table:table-cell office:value-type="float" office:value="0.21982" calcext:value-type="float">
            <text:p>0.21982</text:p>
          </table:table-cell>
          <table:table-cell office:value-type="float" office:value="0.213375" calcext:value-type="float">
            <text:p>0.213375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03" calcext:value-type="float">
            <text:p>1.03</text:p>
          </table:table-cell>
          <table:table-cell office:value-type="float" office:value="4512.8" calcext:value-type="float">
            <text:p>4512.8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6093" calcext:value-type="float">
            <text:p>26093</text:p>
          </table:table-cell>
          <table:table-cell office:value-type="float" office:value="1867644625" calcext:value-type="float">
            <text:p>1867644625</text:p>
          </table:table-cell>
          <table:table-cell office:value-type="float" office:value="2498888598" calcext:value-type="float">
            <text:p>2498888598</text:p>
          </table:table-cell>
          <table:table-cell office:value-type="float" office:value="577817" calcext:value-type="float">
            <text:p>577817</text:p>
          </table:table-cell>
          <table:table-cell office:value-type="float" office:value="3746520" calcext:value-type="float">
            <text:p>3746520</text:p>
          </table:table-cell>
          <table:table-cell office:value-type="float" office:value="3627344" calcext:value-type="float">
            <text:p>3627344</text:p>
          </table:table-cell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9" calcext:value-type="float">
            <text:p>0.74739</text:p>
          </table:table-cell>
          <table:table-cell office:value-type="float" office:value="577817" calcext:value-type="float">
            <text:p>577817</text:p>
          </table:table-cell>
          <table:table-cell office:value-type="float" office:value="0.238822" calcext:value-type="float">
            <text:p>0.238822</text:p>
          </table:table-cell>
          <table:table-cell office:value-type="float" office:value="0.231225" calcext:value-type="float">
            <text:p>0.23122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3" calcext:value-type="float">
            <text:p>1.03</text:p>
          </table:table-cell>
          <table:table-cell office:value-type="float" office:value="12954.8" calcext:value-type="float">
            <text:p>12954.8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6095" calcext:value-type="float">
            <text:p>26095</text:p>
          </table:table-cell>
          <table:table-cell office:value-type="float" office:value="1867616235" calcext:value-type="float">
            <text:p>1867616235</text:p>
          </table:table-cell>
          <table:table-cell office:value-type="float" office:value="2497844654" calcext:value-type="float">
            <text:p>2497844654</text:p>
          </table:table-cell>
          <table:table-cell office:value-type="float" office:value="30880" calcext:value-type="float">
            <text:p>30880</text:p>
          </table:table-cell>
          <table:table-cell office:value-type="float" office:value="3747883" calcext:value-type="float">
            <text:p>3747883</text:p>
          </table:table-cell>
          <table:table-cell office:value-type="float" office:value="3623077" calcext:value-type="float">
            <text:p>3623077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91" calcext:value-type="float">
            <text:p>0.747691</text:p>
          </table:table-cell>
          <table:table-cell office:value-type="float" office:value="30880" calcext:value-type="float">
            <text:p>30880</text:p>
          </table:table-cell>
          <table:table-cell office:value-type="float" office:value="0.238909" calcext:value-type="float">
            <text:p>0.238909</text:p>
          </table:table-cell>
          <table:table-cell office:value-type="float" office:value="0.230953" calcext:value-type="float">
            <text:p>0.23095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03" calcext:value-type="float">
            <text:p>1.03</text:p>
          </table:table-cell>
          <table:table-cell office:value-type="float" office:value="15616.71" calcext:value-type="float">
            <text:p>15616.71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6088" calcext:value-type="float">
            <text:p>26088</text:p>
          </table:table-cell>
          <table:table-cell office:value-type="float" office:value="1722569608" calcext:value-type="float">
            <text:p>1722569608</text:p>
          </table:table-cell>
          <table:table-cell office:value-type="float" office:value="2301383112" calcext:value-type="float">
            <text:p>2301383112</text:p>
          </table:table-cell>
          <table:table-cell office:value-type="float" office:value="576374" calcext:value-type="float">
            <text:p>576374</text:p>
          </table:table-cell>
          <table:table-cell office:value-type="float" office:value="3438363" calcext:value-type="float">
            <text:p>3438363</text:p>
          </table:table-cell>
          <table:table-cell office:value-type="float" office:value="3341484" calcext:value-type="float">
            <text:p>3341484</text:p>
          </table:table-cell>
          <table:table-cell office:value-type="float" office:value="349" calcext:value-type="float">
            <text:p>3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493" calcext:value-type="float">
            <text:p>0.748493</text:p>
          </table:table-cell>
          <table:table-cell office:value-type="float" office:value="576374" calcext:value-type="float">
            <text:p>576374</text:p>
          </table:table-cell>
          <table:table-cell office:value-type="float" office:value="0.219179" calcext:value-type="float">
            <text:p>0.219179</text:p>
          </table:table-cell>
          <table:table-cell office:value-type="float" office:value="0.213003" calcext:value-type="float">
            <text:p>0.21300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3" calcext:value-type="float">
            <text:p>1.03</text:p>
          </table:table-cell>
          <table:table-cell office:value-type="float" office:value="9574.45" calcext:value-type="float">
            <text:p>9574.45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6089" calcext:value-type="float">
            <text:p>26089</text:p>
          </table:table-cell>
          <table:table-cell office:value-type="float" office:value="1720738837" calcext:value-type="float">
            <text:p>1720738837</text:p>
          </table:table-cell>
          <table:table-cell office:value-type="float" office:value="2300996330" calcext:value-type="float">
            <text:p>2300996330</text:p>
          </table:table-cell>
          <table:table-cell office:value-type="float" office:value="30598" calcext:value-type="float">
            <text:p>30598</text:p>
          </table:table-cell>
          <table:table-cell office:value-type="float" office:value="3481076" calcext:value-type="float">
            <text:p>3481076</text:p>
          </table:table-cell>
          <table:table-cell office:value-type="float" office:value="3343485" calcext:value-type="float">
            <text:p>3343485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23" calcext:value-type="float">
            <text:p>0.747823</text:p>
          </table:table-cell>
          <table:table-cell office:value-type="float" office:value="30598" calcext:value-type="float">
            <text:p>30598</text:p>
          </table:table-cell>
          <table:table-cell office:value-type="float" office:value="0.221901" calcext:value-type="float">
            <text:p>0.221901</text:p>
          </table:table-cell>
          <table:table-cell office:value-type="float" office:value="0.213131" calcext:value-type="float">
            <text:p>0.21313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0514.1" calcext:value-type="float">
            <text:p>10514.1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6090" calcext:value-type="float">
            <text:p>26090</text:p>
          </table:table-cell>
          <table:table-cell office:value-type="float" office:value="1716098814" calcext:value-type="float">
            <text:p>1716098814</text:p>
          </table:table-cell>
          <table:table-cell office:value-type="float" office:value="2301994019" calcext:value-type="float">
            <text:p>2301994019</text:p>
          </table:table-cell>
          <table:table-cell office:value-type="float" office:value="579080" calcext:value-type="float">
            <text:p>579080</text:p>
          </table:table-cell>
          <table:table-cell office:value-type="float" office:value="3448128" calcext:value-type="float">
            <text:p>3448128</text:p>
          </table:table-cell>
          <table:table-cell office:value-type="float" office:value="3338345" calcext:value-type="float">
            <text:p>3338345</text:p>
          </table:table-cell>
          <table:table-cell office:value-type="float" office:value="591" calcext:value-type="float">
            <text:p>59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484" calcext:value-type="float">
            <text:p>0.745484</text:p>
          </table:table-cell>
          <table:table-cell office:value-type="float" office:value="579080" calcext:value-type="float">
            <text:p>579080</text:p>
          </table:table-cell>
          <table:table-cell office:value-type="float" office:value="0.22002" calcext:value-type="float">
            <text:p>0.22002</text:p>
          </table:table-cell>
          <table:table-cell office:value-type="float" office:value="0.213015" calcext:value-type="float">
            <text:p>0.213015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3" calcext:value-type="float">
            <text:p>1.03</text:p>
          </table:table-cell>
          <table:table-cell office:value-type="float" office:value="5648.64" calcext:value-type="float">
            <text:p>5648.64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6093" calcext:value-type="float">
            <text:p>26093</text:p>
          </table:table-cell>
          <table:table-cell office:value-type="float" office:value="1722774774" calcext:value-type="float">
            <text:p>1722774774</text:p>
          </table:table-cell>
          <table:table-cell office:value-type="float" office:value="2301005621" calcext:value-type="float">
            <text:p>2301005621</text:p>
          </table:table-cell>
          <table:table-cell office:value-type="float" office:value="22350" calcext:value-type="float">
            <text:p>22350</text:p>
          </table:table-cell>
          <table:table-cell office:value-type="float" office:value="3502896" calcext:value-type="float">
            <text:p>3502896</text:p>
          </table:table-cell>
          <table:table-cell office:value-type="float" office:value="3347945" calcext:value-type="float">
            <text:p>33479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705" calcext:value-type="float">
            <text:p>0.748705</text:p>
          </table:table-cell>
          <table:table-cell office:value-type="float" office:value="22350" calcext:value-type="float">
            <text:p>22350</text:p>
          </table:table-cell>
          <table:table-cell office:value-type="float" office:value="0.223515" calcext:value-type="float">
            <text:p>0.223515</text:p>
          </table:table-cell>
          <table:table-cell office:value-type="float" office:value="0.213628" calcext:value-type="float">
            <text:p>0.21362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05" calcext:value-type="float">
            <text:p>1.05</text:p>
          </table:table-cell>
          <table:table-cell office:value-type="float" office:value="98468.97" calcext:value-type="float">
            <text:p>98468.97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6091" calcext:value-type="float">
            <text:p>26091</text:p>
          </table:table-cell>
          <table:table-cell office:value-type="float" office:value="1770473465" calcext:value-type="float">
            <text:p>1770473465</text:p>
          </table:table-cell>
          <table:table-cell office:value-type="float" office:value="2374296265" calcext:value-type="float">
            <text:p>2374296265</text:p>
          </table:table-cell>
          <table:table-cell office:value-type="float" office:value="578084" calcext:value-type="float">
            <text:p>578084</text:p>
          </table:table-cell>
          <table:table-cell office:value-type="float" office:value="3578560" calcext:value-type="float">
            <text:p>3578560</text:p>
          </table:table-cell>
          <table:table-cell office:value-type="float" office:value="3443582" calcext:value-type="float">
            <text:p>3443582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683" calcext:value-type="float">
            <text:p>0.745683</text:p>
          </table:table-cell>
          <table:table-cell office:value-type="float" office:value="578084" calcext:value-type="float">
            <text:p>578084</text:p>
          </table:table-cell>
          <table:table-cell office:value-type="float" office:value="0.228115" calcext:value-type="float">
            <text:p>0.228115</text:p>
          </table:table-cell>
          <table:table-cell office:value-type="float" office:value="0.219511" calcext:value-type="float">
            <text:p>0.21951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1.04" calcext:value-type="float">
            <text:p>1.04</text:p>
          </table:table-cell>
          <table:table-cell office:value-type="float" office:value="49194.03" calcext:value-type="float">
            <text:p>49194.03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6092" calcext:value-type="float">
            <text:p>26092</text:p>
          </table:table-cell>
          <table:table-cell office:value-type="float" office:value="1772936577" calcext:value-type="float">
            <text:p>1772936577</text:p>
          </table:table-cell>
          <table:table-cell office:value-type="float" office:value="2373456930" calcext:value-type="float">
            <text:p>2373456930</text:p>
          </table:table-cell>
          <table:table-cell office:value-type="float" office:value="30490" calcext:value-type="float">
            <text:p>30490</text:p>
          </table:table-cell>
          <table:table-cell office:value-type="float" office:value="3551597" calcext:value-type="float">
            <text:p>3551597</text:p>
          </table:table-cell>
          <table:table-cell office:value-type="float" office:value="3449492" calcext:value-type="float">
            <text:p>3449492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85" calcext:value-type="float">
            <text:p>0.746985</text:p>
          </table:table-cell>
          <table:table-cell office:value-type="float" office:value="30490" calcext:value-type="float">
            <text:p>30490</text:p>
          </table:table-cell>
          <table:table-cell office:value-type="float" office:value="0.226397" calcext:value-type="float">
            <text:p>0.226397</text:p>
          </table:table-cell>
          <table:table-cell office:value-type="float" office:value="0.219888" calcext:value-type="float">
            <text:p>0.219888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03" calcext:value-type="float">
            <text:p>1.03</text:p>
          </table:table-cell>
          <table:table-cell office:value-type="float" office:value="4777.69" calcext:value-type="float">
            <text:p>4777.69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7097" calcext:value-type="float">
            <text:p>27097</text:p>
          </table:table-cell>
          <table:table-cell office:value-type="float" office:value="1872107559" calcext:value-type="float">
            <text:p>1872107559</text:p>
          </table:table-cell>
          <table:table-cell office:value-type="float" office:value="2502863327" calcext:value-type="float">
            <text:p>2502863327</text:p>
          </table:table-cell>
          <table:table-cell office:value-type="float" office:value="574360" calcext:value-type="float">
            <text:p>574360</text:p>
          </table:table-cell>
          <table:table-cell office:value-type="float" office:value="3756336" calcext:value-type="float">
            <text:p>3756336</text:p>
          </table:table-cell>
          <table:table-cell office:value-type="float" office:value="3634147" calcext:value-type="float">
            <text:p>3634147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986" calcext:value-type="float">
            <text:p>0.747986</text:p>
          </table:table-cell>
          <table:table-cell office:value-type="float" office:value="574360" calcext:value-type="float">
            <text:p>574360</text:p>
          </table:table-cell>
          <table:table-cell office:value-type="float" office:value="0.239448" calcext:value-type="float">
            <text:p>0.239448</text:p>
          </table:table-cell>
          <table:table-cell office:value-type="float" office:value="0.231659" calcext:value-type="float">
            <text:p>0.23165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1.03" calcext:value-type="float">
            <text:p>1.03</text:p>
          </table:table-cell>
          <table:table-cell office:value-type="float" office:value="31601.28" calcext:value-type="float">
            <text:p>31601.28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7099" calcext:value-type="float">
            <text:p>27099</text:p>
          </table:table-cell>
          <table:table-cell office:value-type="float" office:value="1869231408" calcext:value-type="float">
            <text:p>1869231408</text:p>
          </table:table-cell>
          <table:table-cell office:value-type="float" office:value="2502621901" calcext:value-type="float">
            <text:p>2502621901</text:p>
          </table:table-cell>
          <table:table-cell office:value-type="float" office:value="31897" calcext:value-type="float">
            <text:p>31897</text:p>
          </table:table-cell>
          <table:table-cell office:value-type="float" office:value="3750182" calcext:value-type="float">
            <text:p>3750182</text:p>
          </table:table-cell>
          <table:table-cell office:value-type="float" office:value="3628383" calcext:value-type="float">
            <text:p>362838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09" calcext:value-type="float">
            <text:p>0.746909</text:p>
          </table:table-cell>
          <table:table-cell office:value-type="float" office:value="31897" calcext:value-type="float">
            <text:p>31897</text:p>
          </table:table-cell>
          <table:table-cell office:value-type="float" office:value="0.239055" calcext:value-type="float">
            <text:p>0.239055</text:p>
          </table:table-cell>
          <table:table-cell office:value-type="float" office:value="0.231291" calcext:value-type="float">
            <text:p>0.231291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3" calcext:value-type="float">
            <text:p>1.03</text:p>
          </table:table-cell>
          <table:table-cell office:value-type="float" office:value="16344.07" calcext:value-type="float">
            <text:p>16344.07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7091" calcext:value-type="float">
            <text:p>27091</text:p>
          </table:table-cell>
          <table:table-cell office:value-type="float" office:value="1719721547" calcext:value-type="float">
            <text:p>1719721547</text:p>
          </table:table-cell>
          <table:table-cell office:value-type="float" office:value="2301382309" calcext:value-type="float">
            <text:p>2301382309</text:p>
          </table:table-cell>
          <table:table-cell office:value-type="float" office:value="579024" calcext:value-type="float">
            <text:p>579024</text:p>
          </table:table-cell>
          <table:table-cell office:value-type="float" office:value="3438231" calcext:value-type="float">
            <text:p>3438231</text:p>
          </table:table-cell>
          <table:table-cell office:value-type="float" office:value="3341564" calcext:value-type="float">
            <text:p>3341564</text:p>
          </table:table-cell>
          <table:table-cell office:value-type="float" office:value="582" calcext:value-type="float">
            <text:p>5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56" calcext:value-type="float">
            <text:p>0.747256</text:p>
          </table:table-cell>
          <table:table-cell office:value-type="float" office:value="579024" calcext:value-type="float">
            <text:p>579024</text:p>
          </table:table-cell>
          <table:table-cell office:value-type="float" office:value="0.219389" calcext:value-type="float">
            <text:p>0.219389</text:p>
          </table:table-cell>
          <table:table-cell office:value-type="float" office:value="0.21322" calcext:value-type="float">
            <text:p>0.21322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03" calcext:value-type="float">
            <text:p>1.03</text:p>
          </table:table-cell>
          <table:table-cell office:value-type="float" office:value="5741.52" calcext:value-type="float">
            <text:p>5741.52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7092" calcext:value-type="float">
            <text:p>27092</text:p>
          </table:table-cell>
          <table:table-cell office:value-type="float" office:value="1720054372" calcext:value-type="float">
            <text:p>1720054372</text:p>
          </table:table-cell>
          <table:table-cell office:value-type="float" office:value="2300922867" calcext:value-type="float">
            <text:p>2300922867</text:p>
          </table:table-cell>
          <table:table-cell office:value-type="float" office:value="30518" calcext:value-type="float">
            <text:p>30518</text:p>
          </table:table-cell>
          <table:table-cell office:value-type="float" office:value="3477969" calcext:value-type="float">
            <text:p>3477969</text:p>
          </table:table-cell>
          <table:table-cell office:value-type="float" office:value="3343357" calcext:value-type="float">
            <text:p>3343357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5" calcext:value-type="float">
            <text:p>0.74755</text:p>
          </table:table-cell>
          <table:table-cell office:value-type="float" office:value="30518" calcext:value-type="float">
            <text:p>30518</text:p>
          </table:table-cell>
          <table:table-cell office:value-type="float" office:value="0.221924" calcext:value-type="float">
            <text:p>0.221924</text:p>
          </table:table-cell>
          <table:table-cell office:value-type="float" office:value="0.213335" calcext:value-type="float">
            <text:p>0.213335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4" calcext:value-type="float">
            <text:p>1.04</text:p>
          </table:table-cell>
          <table:table-cell office:value-type="float" office:value="11219.32" calcext:value-type="float">
            <text:p>11219.32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7094" calcext:value-type="float">
            <text:p>27094</text:p>
          </table:table-cell>
          <table:table-cell office:value-type="float" office:value="1720193809" calcext:value-type="float">
            <text:p>1720193809</text:p>
          </table:table-cell>
          <table:table-cell office:value-type="float" office:value="2302171319" calcext:value-type="float">
            <text:p>2302171319</text:p>
          </table:table-cell>
          <table:table-cell office:value-type="float" office:value="583845" calcext:value-type="float">
            <text:p>583845</text:p>
          </table:table-cell>
          <table:table-cell office:value-type="float" office:value="3451029" calcext:value-type="float">
            <text:p>3451029</text:p>
          </table:table-cell>
          <table:table-cell office:value-type="float" office:value="3340436" calcext:value-type="float">
            <text:p>3340436</text:p>
          </table:table-cell>
          <table:table-cell office:value-type="float" office:value="728" calcext:value-type="float">
            <text:p>7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05" calcext:value-type="float">
            <text:p>0.747205</text:p>
          </table:table-cell>
          <table:table-cell office:value-type="float" office:value="583845" calcext:value-type="float">
            <text:p>583845</text:p>
          </table:table-cell>
          <table:table-cell office:value-type="float" office:value="0.219986" calcext:value-type="float">
            <text:p>0.219986</text:p>
          </table:table-cell>
          <table:table-cell office:value-type="float" office:value="0.212936" calcext:value-type="float">
            <text:p>0.212936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03" calcext:value-type="float">
            <text:p>1.03</text:p>
          </table:table-cell>
          <table:table-cell office:value-type="float" office:value="4588.51" calcext:value-type="float">
            <text:p>4588.51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7097" calcext:value-type="float">
            <text:p>27097</text:p>
          </table:table-cell>
          <table:table-cell office:value-type="float" office:value="1721799670" calcext:value-type="float">
            <text:p>1721799670</text:p>
          </table:table-cell>
          <table:table-cell office:value-type="float" office:value="2300992889" calcext:value-type="float">
            <text:p>2300992889</text:p>
          </table:table-cell>
          <table:table-cell office:value-type="float" office:value="22176" calcext:value-type="float">
            <text:p>22176</text:p>
          </table:table-cell>
          <table:table-cell office:value-type="float" office:value="3505181" calcext:value-type="float">
            <text:p>3505181</text:p>
          </table:table-cell>
          <table:table-cell office:value-type="float" office:value="3347862" calcext:value-type="float">
            <text:p>3347862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286" calcext:value-type="float">
            <text:p>0.748286</text:p>
          </table:table-cell>
          <table:table-cell office:value-type="float" office:value="22176" calcext:value-type="float">
            <text:p>22176</text:p>
          </table:table-cell>
          <table:table-cell office:value-type="float" office:value="0.223438" calcext:value-type="float">
            <text:p>0.223438</text:p>
          </table:table-cell>
          <table:table-cell office:value-type="float" office:value="0.21341" calcext:value-type="float">
            <text:p>0.2134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1.05" calcext:value-type="float">
            <text:p>1.05</text:p>
          </table:table-cell>
          <table:table-cell office:value-type="float" office:value="28133.29" calcext:value-type="float">
            <text:p>28133.29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7094" calcext:value-type="float">
            <text:p>27094</text:p>
          </table:table-cell>
          <table:table-cell office:value-type="float" office:value="1720801197" calcext:value-type="float">
            <text:p>1720801197</text:p>
          </table:table-cell>
          <table:table-cell office:value-type="float" office:value="2301959332" calcext:value-type="float">
            <text:p>2301959332</text:p>
          </table:table-cell>
          <table:table-cell office:value-type="float" office:value="576784" calcext:value-type="float">
            <text:p>576784</text:p>
          </table:table-cell>
          <table:table-cell office:value-type="float" office:value="3469416" calcext:value-type="float">
            <text:p>3469416</text:p>
          </table:table-cell>
          <table:table-cell office:value-type="float" office:value="3339336" calcext:value-type="float">
            <text:p>3339336</text:p>
          </table:table-cell>
          <table:table-cell office:value-type="float" office:value="283" calcext:value-type="float">
            <text:p>28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38" calcext:value-type="float">
            <text:p>0.747538</text:p>
          </table:table-cell>
          <table:table-cell office:value-type="float" office:value="576784" calcext:value-type="float">
            <text:p>576784</text:p>
          </table:table-cell>
          <table:table-cell office:value-type="float" office:value="0.221378" calcext:value-type="float">
            <text:p>0.221378</text:p>
          </table:table-cell>
          <table:table-cell office:value-type="float" office:value="0.213078" calcext:value-type="float">
            <text:p>0.213078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4" calcext:value-type="float">
            <text:p>1.04</text:p>
          </table:table-cell>
          <table:table-cell office:value-type="float" office:value="11799.77" calcext:value-type="float">
            <text:p>11799.77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7095" calcext:value-type="float">
            <text:p>27095</text:p>
          </table:table-cell>
          <table:table-cell office:value-type="float" office:value="1720707434" calcext:value-type="float">
            <text:p>1720707434</text:p>
          </table:table-cell>
          <table:table-cell office:value-type="float" office:value="2301038200" calcext:value-type="float">
            <text:p>2301038200</text:p>
          </table:table-cell>
          <table:table-cell office:value-type="float" office:value="29881" calcext:value-type="float">
            <text:p>29881</text:p>
          </table:table-cell>
          <table:table-cell office:value-type="float" office:value="3445718" calcext:value-type="float">
            <text:p>3445718</text:p>
          </table:table-cell>
          <table:table-cell office:value-type="float" office:value="3344784" calcext:value-type="float">
            <text:p>3344784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96" calcext:value-type="float">
            <text:p>0.747796</text:p>
          </table:table-cell>
          <table:table-cell office:value-type="float" office:value="29881" calcext:value-type="float">
            <text:p>29881</text:p>
          </table:table-cell>
          <table:table-cell office:value-type="float" office:value="0.219866" calcext:value-type="float">
            <text:p>0.219866</text:p>
          </table:table-cell>
          <table:table-cell office:value-type="float" office:value="0.213426" calcext:value-type="float">
            <text:p>0.21342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03" calcext:value-type="float">
            <text:p>1.03</text:p>
          </table:table-cell>
          <table:table-cell office:value-type="float" office:value="4260.87" calcext:value-type="float">
            <text:p>4260.87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8100" calcext:value-type="float">
            <text:p>28100</text:p>
          </table:table-cell>
          <table:table-cell office:value-type="float" office:value="1884323559" calcext:value-type="float">
            <text:p>1884323559</text:p>
          </table:table-cell>
          <table:table-cell office:value-type="float" office:value="2520253048" calcext:value-type="float">
            <text:p>2520253048</text:p>
          </table:table-cell>
          <table:table-cell office:value-type="float" office:value="571075" calcext:value-type="float">
            <text:p>571075</text:p>
          </table:table-cell>
          <table:table-cell office:value-type="float" office:value="3779429" calcext:value-type="float">
            <text:p>3779429</text:p>
          </table:table-cell>
          <table:table-cell office:value-type="float" office:value="3660525" calcext:value-type="float">
            <text:p>3660525</text:p>
          </table:table-cell>
          <table:table-cell office:value-type="float" office:value="222" calcext:value-type="float">
            <text:p>2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72" calcext:value-type="float">
            <text:p>0.747672</text:p>
          </table:table-cell>
          <table:table-cell office:value-type="float" office:value="571075" calcext:value-type="float">
            <text:p>571075</text:p>
          </table:table-cell>
          <table:table-cell office:value-type="float" office:value="0.24116" calcext:value-type="float">
            <text:p>0.24116</text:p>
          </table:table-cell>
          <table:table-cell office:value-type="float" office:value="0.233573" calcext:value-type="float">
            <text:p>0.23357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3" calcext:value-type="float">
            <text:p>1.03</text:p>
          </table:table-cell>
          <table:table-cell office:value-type="float" office:value="16488.85" calcext:value-type="float">
            <text:p>16488.85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8102" calcext:value-type="float">
            <text:p>28102</text:p>
          </table:table-cell>
          <table:table-cell office:value-type="float" office:value="1883100927" calcext:value-type="float">
            <text:p>1883100927</text:p>
          </table:table-cell>
          <table:table-cell office:value-type="float" office:value="2520248521" calcext:value-type="float">
            <text:p>2520248521</text:p>
          </table:table-cell>
          <table:table-cell office:value-type="float" office:value="32209" calcext:value-type="float">
            <text:p>32209</text:p>
          </table:table-cell>
          <table:table-cell office:value-type="float" office:value="3778252" calcext:value-type="float">
            <text:p>3778252</text:p>
          </table:table-cell>
          <table:table-cell office:value-type="float" office:value="3655693" calcext:value-type="float">
            <text:p>365569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89" calcext:value-type="float">
            <text:p>0.747189</text:p>
          </table:table-cell>
          <table:table-cell office:value-type="float" office:value="32209" calcext:value-type="float">
            <text:p>32209</text:p>
          </table:table-cell>
          <table:table-cell office:value-type="float" office:value="0.241085" calcext:value-type="float">
            <text:p>0.241085</text:p>
          </table:table-cell>
          <table:table-cell office:value-type="float" office:value="0.233265" calcext:value-type="float">
            <text:p>0.23326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3" calcext:value-type="float">
            <text:p>1.03</text:p>
          </table:table-cell>
          <table:table-cell office:value-type="float" office:value="22155.71" calcext:value-type="float">
            <text:p>22155.71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8095" calcext:value-type="float">
            <text:p>28095</text:p>
          </table:table-cell>
          <table:table-cell office:value-type="float" office:value="1783705111" calcext:value-type="float">
            <text:p>1783705111</text:p>
          </table:table-cell>
          <table:table-cell office:value-type="float" office:value="2385565311" calcext:value-type="float">
            <text:p>2385565311</text:p>
          </table:table-cell>
          <table:table-cell office:value-type="float" office:value="574898" calcext:value-type="float">
            <text:p>574898</text:p>
          </table:table-cell>
          <table:table-cell office:value-type="float" office:value="3560845" calcext:value-type="float">
            <text:p>3560845</text:p>
          </table:table-cell>
          <table:table-cell office:value-type="float" office:value="3461952" calcext:value-type="float">
            <text:p>3461952</text:p>
          </table:table-cell>
          <table:table-cell office:value-type="float" office:value="589" calcext:value-type="float">
            <text:p>5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08" calcext:value-type="float">
            <text:p>0.747708</text:p>
          </table:table-cell>
          <table:table-cell office:value-type="float" office:value="574898" calcext:value-type="float">
            <text:p>574898</text:p>
          </table:table-cell>
          <table:table-cell office:value-type="float" office:value="0.226986" calcext:value-type="float">
            <text:p>0.226986</text:p>
          </table:table-cell>
          <table:table-cell office:value-type="float" office:value="0.220682" calcext:value-type="float">
            <text:p>0.220682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3" calcext:value-type="float">
            <text:p>1.03</text:p>
          </table:table-cell>
          <table:table-cell office:value-type="float" office:value="5877.68" calcext:value-type="float">
            <text:p>5877.68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8095" calcext:value-type="float">
            <text:p>28095</text:p>
          </table:table-cell>
          <table:table-cell office:value-type="float" office:value="1782543604" calcext:value-type="float">
            <text:p>1782543604</text:p>
          </table:table-cell>
          <table:table-cell office:value-type="float" office:value="2384825817" calcext:value-type="float">
            <text:p>2384825817</text:p>
          </table:table-cell>
          <table:table-cell office:value-type="float" office:value="30741" calcext:value-type="float">
            <text:p>30741</text:p>
          </table:table-cell>
          <table:table-cell office:value-type="float" office:value="3601660" calcext:value-type="float">
            <text:p>3601660</text:p>
          </table:table-cell>
          <table:table-cell office:value-type="float" office:value="3461776" calcext:value-type="float">
            <text:p>346177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452" calcext:value-type="float">
            <text:p>0.747452</text:p>
          </table:table-cell>
          <table:table-cell office:value-type="float" office:value="30741" calcext:value-type="float">
            <text:p>30741</text:p>
          </table:table-cell>
          <table:table-cell office:value-type="float" office:value="0.229817" calcext:value-type="float">
            <text:p>0.229817</text:p>
          </table:table-cell>
          <table:table-cell office:value-type="float" office:value="0.220891" calcext:value-type="float">
            <text:p>0.22089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04" calcext:value-type="float">
            <text:p>1.04</text:p>
          </table:table-cell>
          <table:table-cell office:value-type="float" office:value="98907.88" calcext:value-type="float">
            <text:p>98907.88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8098" calcext:value-type="float">
            <text:p>28098</text:p>
          </table:table-cell>
          <table:table-cell office:value-type="float" office:value="1778700614" calcext:value-type="float">
            <text:p>1778700614</text:p>
          </table:table-cell>
          <table:table-cell office:value-type="float" office:value="2386689435" calcext:value-type="float">
            <text:p>2386689435</text:p>
          </table:table-cell>
          <table:table-cell office:value-type="float" office:value="579012" calcext:value-type="float">
            <text:p>579012</text:p>
          </table:table-cell>
          <table:table-cell office:value-type="float" office:value="3575649" calcext:value-type="float">
            <text:p>3575649</text:p>
          </table:table-cell>
          <table:table-cell office:value-type="float" office:value="3461262" calcext:value-type="float">
            <text:p>3461262</text:p>
          </table:table-cell>
          <table:table-cell office:value-type="float" office:value="659" calcext:value-type="float">
            <text:p>6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259" calcext:value-type="float">
            <text:p>0.745259</text:p>
          </table:table-cell>
          <table:table-cell office:value-type="float" office:value="579012" calcext:value-type="float">
            <text:p>579012</text:p>
          </table:table-cell>
          <table:table-cell office:value-type="float" office:value="0.22793" calcext:value-type="float">
            <text:p>0.22793</text:p>
          </table:table-cell>
          <table:table-cell office:value-type="float" office:value="0.220638" calcext:value-type="float">
            <text:p>0.220638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1.03" calcext:value-type="float">
            <text:p>1.03</text:p>
          </table:table-cell>
          <table:table-cell office:value-type="float" office:value="5252.29" calcext:value-type="float">
            <text:p>5252.29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8101" calcext:value-type="float">
            <text:p>28101</text:p>
          </table:table-cell>
          <table:table-cell office:value-type="float" office:value="1787531906" calcext:value-type="float">
            <text:p>1787531906</text:p>
          </table:table-cell>
          <table:table-cell office:value-type="float" office:value="2385656002" calcext:value-type="float">
            <text:p>2385656002</text:p>
          </table:table-cell>
          <table:table-cell office:value-type="float" office:value="22223" calcext:value-type="float">
            <text:p>22223</text:p>
          </table:table-cell>
          <table:table-cell office:value-type="float" office:value="3634189" calcext:value-type="float">
            <text:p>3634189</text:p>
          </table:table-cell>
          <table:table-cell office:value-type="float" office:value="3469010" calcext:value-type="float">
            <text:p>34690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283" calcext:value-type="float">
            <text:p>0.749283</text:p>
          </table:table-cell>
          <table:table-cell office:value-type="float" office:value="22223" calcext:value-type="float">
            <text:p>22223</text:p>
          </table:table-cell>
          <table:table-cell office:value-type="float" office:value="0.231661" calcext:value-type="float">
            <text:p>0.231661</text:p>
          </table:table-cell>
          <table:table-cell office:value-type="float" office:value="0.221132" calcext:value-type="float">
            <text:p>0.22113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05" calcext:value-type="float">
            <text:p>1.05</text:p>
          </table:table-cell>
          <table:table-cell office:value-type="float" office:value="119621.03" calcext:value-type="float">
            <text:p>119621.0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8097" calcext:value-type="float">
            <text:p>28097</text:p>
          </table:table-cell>
          <table:table-cell office:value-type="float" office:value="1719459756" calcext:value-type="float">
            <text:p>1719459756</text:p>
          </table:table-cell>
          <table:table-cell office:value-type="float" office:value="2301582151" calcext:value-type="float">
            <text:p>2301582151</text:p>
          </table:table-cell>
          <table:table-cell office:value-type="float" office:value="572993" calcext:value-type="float">
            <text:p>572993</text:p>
          </table:table-cell>
          <table:table-cell office:value-type="float" office:value="3468684" calcext:value-type="float">
            <text:p>3468684</text:p>
          </table:table-cell>
          <table:table-cell office:value-type="float" office:value="3338983" calcext:value-type="float">
            <text:p>3338983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77" calcext:value-type="float">
            <text:p>0.747077</text:p>
          </table:table-cell>
          <table:table-cell office:value-type="float" office:value="572993" calcext:value-type="float">
            <text:p>572993</text:p>
          </table:table-cell>
          <table:table-cell office:value-type="float" office:value="0.221332" calcext:value-type="float">
            <text:p>0.221332</text:p>
          </table:table-cell>
          <table:table-cell office:value-type="float" office:value="0.213056" calcext:value-type="float">
            <text:p>0.21305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4" calcext:value-type="float">
            <text:p>1.04</text:p>
          </table:table-cell>
          <table:table-cell office:value-type="float" office:value="12366.6" calcext:value-type="float">
            <text:p>12366.6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8098" calcext:value-type="float">
            <text:p>28098</text:p>
          </table:table-cell>
          <table:table-cell office:value-type="float" office:value="1722291020" calcext:value-type="float">
            <text:p>1722291020</text:p>
          </table:table-cell>
          <table:table-cell office:value-type="float" office:value="2301205899" calcext:value-type="float">
            <text:p>2301205899</text:p>
          </table:table-cell>
          <table:table-cell office:value-type="float" office:value="30872" calcext:value-type="float">
            <text:p>30872</text:p>
          </table:table-cell>
          <table:table-cell office:value-type="float" office:value="3448412" calcext:value-type="float">
            <text:p>3448412</text:p>
          </table:table-cell>
          <table:table-cell office:value-type="float" office:value="3343942" calcext:value-type="float">
            <text:p>3343942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43" calcext:value-type="float">
            <text:p>0.74843</text:p>
          </table:table-cell>
          <table:table-cell office:value-type="float" office:value="30872" calcext:value-type="float">
            <text:p>30872</text:p>
          </table:table-cell>
          <table:table-cell office:value-type="float" office:value="0.220038" calcext:value-type="float">
            <text:p>0.220038</text:p>
          </table:table-cell>
          <table:table-cell office:value-type="float" office:value="0.213372" calcext:value-type="float">
            <text:p>0.213372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1.03" calcext:value-type="float">
            <text:p>1.03</text:p>
          </table:table-cell>
          <table:table-cell office:value-type="float" office:value="4476.5" calcext:value-type="float">
            <text:p>4476.5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29103" calcext:value-type="float">
            <text:p>29103</text:p>
          </table:table-cell>
          <table:table-cell office:value-type="float" office:value="1875807362" calcext:value-type="float">
            <text:p>1875807362</text:p>
          </table:table-cell>
          <table:table-cell office:value-type="float" office:value="2512237042" calcext:value-type="float">
            <text:p>2512237042</text:p>
          </table:table-cell>
          <table:table-cell office:value-type="float" office:value="570118" calcext:value-type="float">
            <text:p>570118</text:p>
          </table:table-cell>
          <table:table-cell office:value-type="float" office:value="3769526" calcext:value-type="float">
            <text:p>3769526</text:p>
          </table:table-cell>
          <table:table-cell office:value-type="float" office:value="3648560" calcext:value-type="float">
            <text:p>3648560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68" calcext:value-type="float">
            <text:p>0.746668</text:p>
          </table:table-cell>
          <table:table-cell office:value-type="float" office:value="570118" calcext:value-type="float">
            <text:p>570118</text:p>
          </table:table-cell>
          <table:table-cell office:value-type="float" office:value="0.240528" calcext:value-type="float">
            <text:p>0.240528</text:p>
          </table:table-cell>
          <table:table-cell office:value-type="float" office:value="0.232809" calcext:value-type="float">
            <text:p>0.23280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3" calcext:value-type="float">
            <text:p>1.03</text:p>
          </table:table-cell>
          <table:table-cell office:value-type="float" office:value="16288.21" calcext:value-type="float">
            <text:p>16288.21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29105" calcext:value-type="float">
            <text:p>29105</text:p>
          </table:table-cell>
          <table:table-cell office:value-type="float" office:value="1872214464" calcext:value-type="float">
            <text:p>1872214464</text:p>
          </table:table-cell>
          <table:table-cell office:value-type="float" office:value="2511320393" calcext:value-type="float">
            <text:p>2511320393</text:p>
          </table:table-cell>
          <table:table-cell office:value-type="float" office:value="31176" calcext:value-type="float">
            <text:p>31176</text:p>
          </table:table-cell>
          <table:table-cell office:value-type="float" office:value="3767336" calcext:value-type="float">
            <text:p>3767336</text:p>
          </table:table-cell>
          <table:table-cell office:value-type="float" office:value="3644996" calcext:value-type="float">
            <text:p>3644996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51" calcext:value-type="float">
            <text:p>0.74551</text:p>
          </table:table-cell>
          <table:table-cell office:value-type="float" office:value="31176" calcext:value-type="float">
            <text:p>31176</text:p>
          </table:table-cell>
          <table:table-cell office:value-type="float" office:value="0.240388" calcext:value-type="float">
            <text:p>0.240388</text:p>
          </table:table-cell>
          <table:table-cell office:value-type="float" office:value="0.232582" calcext:value-type="float">
            <text:p>0.23258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3" calcext:value-type="float">
            <text:p>1.03</text:p>
          </table:table-cell>
          <table:table-cell office:value-type="float" office:value="16874.98" calcext:value-type="float">
            <text:p>16874.98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29099" calcext:value-type="float">
            <text:p>29099</text:p>
          </table:table-cell>
          <table:table-cell office:value-type="float" office:value="1777926998" calcext:value-type="float">
            <text:p>1777926998</text:p>
          </table:table-cell>
          <table:table-cell office:value-type="float" office:value="2376493873" calcext:value-type="float">
            <text:p>2376493873</text:p>
          </table:table-cell>
          <table:table-cell office:value-type="float" office:value="574810" calcext:value-type="float">
            <text:p>574810</text:p>
          </table:table-cell>
          <table:table-cell office:value-type="float" office:value="3547087" calcext:value-type="float">
            <text:p>3547087</text:p>
          </table:table-cell>
          <table:table-cell office:value-type="float" office:value="3447423" calcext:value-type="float">
            <text:p>3447423</text:p>
          </table:table-cell>
          <table:table-cell office:value-type="float" office:value="578" calcext:value-type="float">
            <text:p>5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13" calcext:value-type="float">
            <text:p>0.74813</text:p>
          </table:table-cell>
          <table:table-cell office:value-type="float" office:value="574810" calcext:value-type="float">
            <text:p>574810</text:p>
          </table:table-cell>
          <table:table-cell office:value-type="float" office:value="0.226109" calcext:value-type="float">
            <text:p>0.226109</text:p>
          </table:table-cell>
          <table:table-cell office:value-type="float" office:value="0.219756" calcext:value-type="float">
            <text:p>0.219756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03" calcext:value-type="float">
            <text:p>1.03</text:p>
          </table:table-cell>
          <table:table-cell office:value-type="float" office:value="5964.4" calcext:value-type="float">
            <text:p>5964.4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29099" calcext:value-type="float">
            <text:p>29099</text:p>
          </table:table-cell>
          <table:table-cell office:value-type="float" office:value="1777942253" calcext:value-type="float">
            <text:p>1777942253</text:p>
          </table:table-cell>
          <table:table-cell office:value-type="float" office:value="2375692412" calcext:value-type="float">
            <text:p>2375692412</text:p>
          </table:table-cell>
          <table:table-cell office:value-type="float" office:value="30356" calcext:value-type="float">
            <text:p>30356</text:p>
          </table:table-cell>
          <table:table-cell office:value-type="float" office:value="3584826" calcext:value-type="float">
            <text:p>3584826</text:p>
          </table:table-cell>
          <table:table-cell office:value-type="float" office:value="3451601" calcext:value-type="float">
            <text:p>345160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389" calcext:value-type="float">
            <text:p>0.748389</text:p>
          </table:table-cell>
          <table:table-cell office:value-type="float" office:value="30356" calcext:value-type="float">
            <text:p>30356</text:p>
          </table:table-cell>
          <table:table-cell office:value-type="float" office:value="0.228515" calcext:value-type="float">
            <text:p>0.228515</text:p>
          </table:table-cell>
          <table:table-cell office:value-type="float" office:value="0.220022" calcext:value-type="float">
            <text:p>0.22002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.04" calcext:value-type="float">
            <text:p>1.04</text:p>
          </table:table-cell>
          <table:table-cell office:value-type="float" office:value="82180.98" calcext:value-type="float">
            <text:p>82180.98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29101" calcext:value-type="float">
            <text:p>29101</text:p>
          </table:table-cell>
          <table:table-cell office:value-type="float" office:value="1719493894" calcext:value-type="float">
            <text:p>1719493894</text:p>
          </table:table-cell>
          <table:table-cell office:value-type="float" office:value="2302010456" calcext:value-type="float">
            <text:p>2302010456</text:p>
          </table:table-cell>
          <table:table-cell office:value-type="float" office:value="577950" calcext:value-type="float">
            <text:p>577950</text:p>
          </table:table-cell>
          <table:table-cell office:value-type="float" office:value="3450364" calcext:value-type="float">
            <text:p>3450364</text:p>
          </table:table-cell>
          <table:table-cell office:value-type="float" office:value="3340421" calcext:value-type="float">
            <text:p>3340421</text:p>
          </table:table-cell>
          <table:table-cell office:value-type="float" office:value="671" calcext:value-type="float">
            <text:p>6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53" calcext:value-type="float">
            <text:p>0.746953</text:p>
          </table:table-cell>
          <table:table-cell office:value-type="float" office:value="577950" calcext:value-type="float">
            <text:p>577950</text:p>
          </table:table-cell>
          <table:table-cell office:value-type="float" office:value="0.220163" calcext:value-type="float">
            <text:p>0.220163</text:p>
          </table:table-cell>
          <table:table-cell office:value-type="float" office:value="0.213148" calcext:value-type="float">
            <text:p>0.213148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03" calcext:value-type="float">
            <text:p>1.03</text:p>
          </table:table-cell>
          <table:table-cell office:value-type="float" office:value="4978.27" calcext:value-type="float">
            <text:p>4978.27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29104" calcext:value-type="float">
            <text:p>29104</text:p>
          </table:table-cell>
          <table:table-cell office:value-type="float" office:value="1720977295" calcext:value-type="float">
            <text:p>1720977295</text:p>
          </table:table-cell>
          <table:table-cell office:value-type="float" office:value="2300916446" calcext:value-type="float">
            <text:p>2300916446</text:p>
          </table:table-cell>
          <table:table-cell office:value-type="float" office:value="22045" calcext:value-type="float">
            <text:p>22045</text:p>
          </table:table-cell>
          <table:table-cell office:value-type="float" office:value="3503377" calcext:value-type="float">
            <text:p>3503377</text:p>
          </table:table-cell>
          <table:table-cell office:value-type="float" office:value="3349087" calcext:value-type="float">
            <text:p>334908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953" calcext:value-type="float">
            <text:p>0.747953</text:p>
          </table:table-cell>
          <table:table-cell office:value-type="float" office:value="22045" calcext:value-type="float">
            <text:p>22045</text:p>
          </table:table-cell>
          <table:table-cell office:value-type="float" office:value="0.223545" calcext:value-type="float">
            <text:p>0.223545</text:p>
          </table:table-cell>
          <table:table-cell office:value-type="float" office:value="0.2137" calcext:value-type="float">
            <text:p>0.213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.05" calcext:value-type="float">
            <text:p>1.05</text:p>
          </table:table-cell>
          <table:table-cell office:value-type="float" office:value="22179.38" calcext:value-type="float">
            <text:p>22179.38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29100" calcext:value-type="float">
            <text:p>29100</text:p>
          </table:table-cell>
          <table:table-cell office:value-type="float" office:value="1730239279" calcext:value-type="float">
            <text:p>1730239279</text:p>
          </table:table-cell>
          <table:table-cell office:value-type="float" office:value="2315317825" calcext:value-type="float">
            <text:p>2315317825</text:p>
          </table:table-cell>
          <table:table-cell office:value-type="float" office:value="300007" calcext:value-type="float">
            <text:p>300007</text:p>
          </table:table-cell>
          <table:table-cell office:value-type="float" office:value="3485161" calcext:value-type="float">
            <text:p>3485161</text:p>
          </table:table-cell>
          <table:table-cell office:value-type="float" office:value="3360540" calcext:value-type="float">
            <text:p>3360540</text:p>
          </table:table-cell>
          <table:table-cell office:value-type="float" office:value="258" calcext:value-type="float">
            <text:p>2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01" calcext:value-type="float">
            <text:p>0.747301</text:p>
          </table:table-cell>
          <table:table-cell office:value-type="float" office:value="300007" calcext:value-type="float">
            <text:p>300007</text:p>
          </table:table-cell>
          <table:table-cell office:value-type="float" office:value="0.222383" calcext:value-type="float">
            <text:p>0.222383</text:p>
          </table:table-cell>
          <table:table-cell office:value-type="float" office:value="0.214431" calcext:value-type="float">
            <text:p>0.21443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04" calcext:value-type="float">
            <text:p>1.04</text:p>
          </table:table-cell>
          <table:table-cell office:value-type="float" office:value="13025.35" calcext:value-type="float">
            <text:p>13025.35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29101" calcext:value-type="float">
            <text:p>29101</text:p>
          </table:table-cell>
          <table:table-cell office:value-type="float" office:value="1730874453" calcext:value-type="float">
            <text:p>1730874453</text:p>
          </table:table-cell>
          <table:table-cell office:value-type="float" office:value="2315066376" calcext:value-type="float">
            <text:p>2315066376</text:p>
          </table:table-cell>
          <table:table-cell office:value-type="float" office:value="30258" calcext:value-type="float">
            <text:p>30258</text:p>
          </table:table-cell>
          <table:table-cell office:value-type="float" office:value="3463366" calcext:value-type="float">
            <text:p>3463366</text:p>
          </table:table-cell>
          <table:table-cell office:value-type="float" office:value="3364037" calcext:value-type="float">
            <text:p>3364037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57" calcext:value-type="float">
            <text:p>0.747657</text:p>
          </table:table-cell>
          <table:table-cell office:value-type="float" office:value="30258" calcext:value-type="float">
            <text:p>30258</text:p>
          </table:table-cell>
          <table:table-cell office:value-type="float" office:value="0.220992" calcext:value-type="float">
            <text:p>0.220992</text:p>
          </table:table-cell>
          <table:table-cell office:value-type="float" office:value="0.214654" calcext:value-type="float">
            <text:p>0.214654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03" calcext:value-type="float">
            <text:p>1.03</text:p>
          </table:table-cell>
          <table:table-cell office:value-type="float" office:value="4420.55" calcext:value-type="float">
            <text:p>4420.55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0106" calcext:value-type="float">
            <text:p>30106</text:p>
          </table:table-cell>
          <table:table-cell office:value-type="float" office:value="1880565194" calcext:value-type="float">
            <text:p>1880565194</text:p>
          </table:table-cell>
          <table:table-cell office:value-type="float" office:value="2516259514" calcext:value-type="float">
            <text:p>2516259514</text:p>
          </table:table-cell>
          <table:table-cell office:value-type="float" office:value="572561" calcext:value-type="float">
            <text:p>572561</text:p>
          </table:table-cell>
          <table:table-cell office:value-type="float" office:value="3773521" calcext:value-type="float">
            <text:p>3773521</text:p>
          </table:table-cell>
          <table:table-cell office:value-type="float" office:value="3653619" calcext:value-type="float">
            <text:p>3653619</text:p>
          </table:table-cell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65" calcext:value-type="float">
            <text:p>0.747365</text:p>
          </table:table-cell>
          <table:table-cell office:value-type="float" office:value="572561" calcext:value-type="float">
            <text:p>572561</text:p>
          </table:table-cell>
          <table:table-cell office:value-type="float" office:value="0.240783" calcext:value-type="float">
            <text:p>0.240783</text:p>
          </table:table-cell>
          <table:table-cell office:value-type="float" office:value="0.233132" calcext:value-type="float">
            <text:p>0.23313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3" calcext:value-type="float">
            <text:p>1.03</text:p>
          </table:table-cell>
          <table:table-cell office:value-type="float" office:value="16532.21" calcext:value-type="float">
            <text:p>16532.21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0108" calcext:value-type="float">
            <text:p>30108</text:p>
          </table:table-cell>
          <table:table-cell office:value-type="float" office:value="1880986680" calcext:value-type="float">
            <text:p>1880986680</text:p>
          </table:table-cell>
          <table:table-cell office:value-type="float" office:value="2515889866" calcext:value-type="float">
            <text:p>2515889866</text:p>
          </table:table-cell>
          <table:table-cell office:value-type="float" office:value="32050" calcext:value-type="float">
            <text:p>32050</text:p>
          </table:table-cell>
          <table:table-cell office:value-type="float" office:value="3772062" calcext:value-type="float">
            <text:p>3772062</text:p>
          </table:table-cell>
          <table:table-cell office:value-type="float" office:value="3649165" calcext:value-type="float">
            <text:p>3649165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43" calcext:value-type="float">
            <text:p>0.747643</text:p>
          </table:table-cell>
          <table:table-cell office:value-type="float" office:value="32050" calcext:value-type="float">
            <text:p>32050</text:p>
          </table:table-cell>
          <table:table-cell office:value-type="float" office:value="0.24069" calcext:value-type="float">
            <text:p>0.24069</text:p>
          </table:table-cell>
          <table:table-cell office:value-type="float" office:value="0.232848" calcext:value-type="float">
            <text:p>0.23284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3" calcext:value-type="float">
            <text:p>1.03</text:p>
          </table:table-cell>
          <table:table-cell office:value-type="float" office:value="16075.62" calcext:value-type="float">
            <text:p>16075.62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0103" calcext:value-type="float">
            <text:p>30103</text:p>
          </table:table-cell>
          <table:table-cell office:value-type="float" office:value="1765601622" calcext:value-type="float">
            <text:p>1765601622</text:p>
          </table:table-cell>
          <table:table-cell office:value-type="float" office:value="2361221924" calcext:value-type="float">
            <text:p>2361221924</text:p>
          </table:table-cell>
          <table:table-cell office:value-type="float" office:value="576888" calcext:value-type="float">
            <text:p>576888</text:p>
          </table:table-cell>
          <table:table-cell office:value-type="float" office:value="3527226" calcext:value-type="float">
            <text:p>3527226</text:p>
          </table:table-cell>
          <table:table-cell office:value-type="float" office:value="3427010" calcext:value-type="float">
            <text:p>3427010</text:p>
          </table:table-cell>
          <table:table-cell office:value-type="float" office:value="318" calcext:value-type="float">
            <text:p>3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49" calcext:value-type="float">
            <text:p>0.747749</text:p>
          </table:table-cell>
          <table:table-cell office:value-type="float" office:value="576888" calcext:value-type="float">
            <text:p>576888</text:p>
          </table:table-cell>
          <table:table-cell office:value-type="float" office:value="0.224843" calcext:value-type="float">
            <text:p>0.224843</text:p>
          </table:table-cell>
          <table:table-cell office:value-type="float" office:value="0.218455" calcext:value-type="float">
            <text:p>0.21845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3" calcext:value-type="float">
            <text:p>1.03</text:p>
          </table:table-cell>
          <table:table-cell office:value-type="float" office:value="10776.76" calcext:value-type="float">
            <text:p>10776.76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0103" calcext:value-type="float">
            <text:p>30103</text:p>
          </table:table-cell>
          <table:table-cell office:value-type="float" office:value="1764932175" calcext:value-type="float">
            <text:p>1764932175</text:p>
          </table:table-cell>
          <table:table-cell office:value-type="float" office:value="2360221093" calcext:value-type="float">
            <text:p>2360221093</text:p>
          </table:table-cell>
          <table:table-cell office:value-type="float" office:value="31320" calcext:value-type="float">
            <text:p>31320</text:p>
          </table:table-cell>
          <table:table-cell office:value-type="float" office:value="3566664" calcext:value-type="float">
            <text:p>3566664</text:p>
          </table:table-cell>
          <table:table-cell office:value-type="float" office:value="3430298" calcext:value-type="float">
            <text:p>3430298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83" calcext:value-type="float">
            <text:p>0.747783</text:p>
          </table:table-cell>
          <table:table-cell office:value-type="float" office:value="31320" calcext:value-type="float">
            <text:p>31320</text:p>
          </table:table-cell>
          <table:table-cell office:value-type="float" office:value="0.227357" calcext:value-type="float">
            <text:p>0.227357</text:p>
          </table:table-cell>
          <table:table-cell office:value-type="float" office:value="0.218664" calcext:value-type="float">
            <text:p>0.21866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4" calcext:value-type="float">
            <text:p>1.04</text:p>
          </table:table-cell>
          <table:table-cell office:value-type="float" office:value="12121.19" calcext:value-type="float">
            <text:p>12121.19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0104" calcext:value-type="float">
            <text:p>30104</text:p>
          </table:table-cell>
          <table:table-cell office:value-type="float" office:value="1782864093" calcext:value-type="float">
            <text:p>1782864093</text:p>
          </table:table-cell>
          <table:table-cell office:value-type="float" office:value="2388548983" calcext:value-type="float">
            <text:p>2388548983</text:p>
          </table:table-cell>
          <table:table-cell office:value-type="float" office:value="580253" calcext:value-type="float">
            <text:p>580253</text:p>
          </table:table-cell>
          <table:table-cell office:value-type="float" office:value="3580557" calcext:value-type="float">
            <text:p>3580557</text:p>
          </table:table-cell>
          <table:table-cell office:value-type="float" office:value="3464980" calcext:value-type="float">
            <text:p>3464980</text:p>
          </table:table-cell>
          <table:table-cell office:value-type="float" office:value="515" calcext:value-type="float">
            <text:p>5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21" calcext:value-type="float">
            <text:p>0.746421</text:p>
          </table:table-cell>
          <table:table-cell office:value-type="float" office:value="580253" calcext:value-type="float">
            <text:p>580253</text:p>
          </table:table-cell>
          <table:table-cell office:value-type="float" office:value="0.22847" calcext:value-type="float">
            <text:p>0.22847</text:p>
          </table:table-cell>
          <table:table-cell office:value-type="float" office:value="0.221095" calcext:value-type="float">
            <text:p>0.221095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03" calcext:value-type="float">
            <text:p>1.03</text:p>
          </table:table-cell>
          <table:table-cell office:value-type="float" office:value="6728.12" calcext:value-type="float">
            <text:p>6728.12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0107" calcext:value-type="float">
            <text:p>30107</text:p>
          </table:table-cell>
          <table:table-cell office:value-type="float" office:value="1790492883" calcext:value-type="float">
            <text:p>1790492883</text:p>
          </table:table-cell>
          <table:table-cell office:value-type="float" office:value="2387534343" calcext:value-type="float">
            <text:p>2387534343</text:p>
          </table:table-cell>
          <table:table-cell office:value-type="float" office:value="23660" calcext:value-type="float">
            <text:p>23660</text:p>
          </table:table-cell>
          <table:table-cell office:value-type="float" office:value="3639638" calcext:value-type="float">
            <text:p>3639638</text:p>
          </table:table-cell>
          <table:table-cell office:value-type="float" office:value="3472045" calcext:value-type="float">
            <text:p>3472045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934" calcext:value-type="float">
            <text:p>0.749934</text:p>
          </table:table-cell>
          <table:table-cell office:value-type="float" office:value="23660" calcext:value-type="float">
            <text:p>23660</text:p>
          </table:table-cell>
          <table:table-cell office:value-type="float" office:value="0.23224" calcext:value-type="float">
            <text:p>0.23224</text:p>
          </table:table-cell>
          <table:table-cell office:value-type="float" office:value="0.221546" calcext:value-type="float">
            <text:p>0.22154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5" calcext:value-type="float">
            <text:p>1.05</text:p>
          </table:table-cell>
          <table:table-cell office:value-type="float" office:value="15569.71" calcext:value-type="float">
            <text:p>15569.71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0104" calcext:value-type="float">
            <text:p>30104</text:p>
          </table:table-cell>
          <table:table-cell office:value-type="float" office:value="1716979737" calcext:value-type="float">
            <text:p>1716979737</text:p>
          </table:table-cell>
          <table:table-cell office:value-type="float" office:value="2301642509" calcext:value-type="float">
            <text:p>2301642509</text:p>
          </table:table-cell>
          <table:table-cell office:value-type="float" office:value="569322" calcext:value-type="float">
            <text:p>569322</text:p>
          </table:table-cell>
          <table:table-cell office:value-type="float" office:value="3467730" calcext:value-type="float">
            <text:p>3467730</text:p>
          </table:table-cell>
          <table:table-cell office:value-type="float" office:value="3339902" calcext:value-type="float">
            <text:p>3339902</text:p>
          </table:table-cell>
          <table:table-cell office:value-type="float" office:value="365" calcext:value-type="float">
            <text:p>3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98" calcext:value-type="float">
            <text:p>0.74598</text:p>
          </table:table-cell>
          <table:table-cell office:value-type="float" office:value="569322" calcext:value-type="float">
            <text:p>569322</text:p>
          </table:table-cell>
          <table:table-cell office:value-type="float" office:value="0.221051" calcext:value-type="float">
            <text:p>0.221051</text:p>
          </table:table-cell>
          <table:table-cell office:value-type="float" office:value="0.212902" calcext:value-type="float">
            <text:p>0.21290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.04" calcext:value-type="float">
            <text:p>1.04</text:p>
          </table:table-cell>
          <table:table-cell office:value-type="float" office:value="9150.42" calcext:value-type="float">
            <text:p>9150.42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0104" calcext:value-type="float">
            <text:p>30104</text:p>
          </table:table-cell>
          <table:table-cell office:value-type="float" office:value="1717174548" calcext:value-type="float">
            <text:p>1717174548</text:p>
          </table:table-cell>
          <table:table-cell office:value-type="float" office:value="2300595625" calcext:value-type="float">
            <text:p>2300595625</text:p>
          </table:table-cell>
          <table:table-cell office:value-type="float" office:value="29967" calcext:value-type="float">
            <text:p>29967</text:p>
          </table:table-cell>
          <table:table-cell office:value-type="float" office:value="3445194" calcext:value-type="float">
            <text:p>3445194</text:p>
          </table:table-cell>
          <table:table-cell office:value-type="float" office:value="3345423" calcext:value-type="float">
            <text:p>3345423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04" calcext:value-type="float">
            <text:p>0.746404</text:p>
          </table:table-cell>
          <table:table-cell office:value-type="float" office:value="29967" calcext:value-type="float">
            <text:p>29967</text:p>
          </table:table-cell>
          <table:table-cell office:value-type="float" office:value="0.219833" calcext:value-type="float">
            <text:p>0.219833</text:p>
          </table:table-cell>
          <table:table-cell office:value-type="float" office:value="0.213467" calcext:value-type="float">
            <text:p>0.213467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03" calcext:value-type="float">
            <text:p>1.03</text:p>
          </table:table-cell>
          <table:table-cell office:value-type="float" office:value="6546.82" calcext:value-type="float">
            <text:p>6546.82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1110" calcext:value-type="float">
            <text:p>31110</text:p>
          </table:table-cell>
          <table:table-cell office:value-type="float" office:value="1884583911" calcext:value-type="float">
            <text:p>1884583911</text:p>
          </table:table-cell>
          <table:table-cell office:value-type="float" office:value="2520271936" calcext:value-type="float">
            <text:p>2520271936</text:p>
          </table:table-cell>
          <table:table-cell office:value-type="float" office:value="571471" calcext:value-type="float">
            <text:p>571471</text:p>
          </table:table-cell>
          <table:table-cell office:value-type="float" office:value="3778153" calcext:value-type="float">
            <text:p>3778153</text:p>
          </table:table-cell>
          <table:table-cell office:value-type="float" office:value="3656533" calcext:value-type="float">
            <text:p>3656533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7" calcext:value-type="float">
            <text:p>0.74777</text:p>
          </table:table-cell>
          <table:table-cell office:value-type="float" office:value="571471" calcext:value-type="float">
            <text:p>571471</text:p>
          </table:table-cell>
          <table:table-cell office:value-type="float" office:value="0.240838" calcext:value-type="float">
            <text:p>0.240838</text:p>
          </table:table-cell>
          <table:table-cell office:value-type="float" office:value="0.233086" calcext:value-type="float">
            <text:p>0.233086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03" calcext:value-type="float">
            <text:p>1.03</text:p>
          </table:table-cell>
          <table:table-cell office:value-type="float" office:value="17664.41" calcext:value-type="float">
            <text:p>17664.41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1112" calcext:value-type="float">
            <text:p>31112</text:p>
          </table:table-cell>
          <table:table-cell office:value-type="float" office:value="1880509221" calcext:value-type="float">
            <text:p>1880509221</text:p>
          </table:table-cell>
          <table:table-cell office:value-type="float" office:value="2520215951" calcext:value-type="float">
            <text:p>2520215951</text:p>
          </table:table-cell>
          <table:table-cell office:value-type="float" office:value="31612" calcext:value-type="float">
            <text:p>31612</text:p>
          </table:table-cell>
          <table:table-cell office:value-type="float" office:value="3777239" calcext:value-type="float">
            <text:p>3777239</text:p>
          </table:table-cell>
          <table:table-cell office:value-type="float" office:value="3654097" calcext:value-type="float">
            <text:p>365409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17" calcext:value-type="float">
            <text:p>0.74617</text:p>
          </table:table-cell>
          <table:table-cell office:value-type="float" office:value="31612" calcext:value-type="float">
            <text:p>31612</text:p>
          </table:table-cell>
          <table:table-cell office:value-type="float" office:value="0.24078" calcext:value-type="float">
            <text:p>0.24078</text:p>
          </table:table-cell>
          <table:table-cell office:value-type="float" office:value="0.23293" calcext:value-type="float">
            <text:p>0.2329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03" calcext:value-type="float">
            <text:p>1.03</text:p>
          </table:table-cell>
          <table:table-cell office:value-type="float" office:value="15225.4" calcext:value-type="float">
            <text:p>15225.4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1106" calcext:value-type="float">
            <text:p>31106</text:p>
          </table:table-cell>
          <table:table-cell office:value-type="float" office:value="1723742979" calcext:value-type="float">
            <text:p>1723742979</text:p>
          </table:table-cell>
          <table:table-cell office:value-type="float" office:value="2301121183" calcext:value-type="float">
            <text:p>2301121183</text:p>
          </table:table-cell>
          <table:table-cell office:value-type="float" office:value="573847" calcext:value-type="float">
            <text:p>573847</text:p>
          </table:table-cell>
          <table:table-cell office:value-type="float" office:value="3437590" calcext:value-type="float">
            <text:p>3437590</text:p>
          </table:table-cell>
          <table:table-cell office:value-type="float" office:value="3341909" calcext:value-type="float">
            <text:p>3341909</text:p>
          </table:table-cell>
          <table:table-cell office:value-type="float" office:value="623" calcext:value-type="float">
            <text:p>6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088" calcext:value-type="float">
            <text:p>0.749088</text:p>
          </table:table-cell>
          <table:table-cell office:value-type="float" office:value="573847" calcext:value-type="float">
            <text:p>573847</text:p>
          </table:table-cell>
          <table:table-cell office:value-type="float" office:value="0.219348" calcext:value-type="float">
            <text:p>0.219348</text:p>
          </table:table-cell>
          <table:table-cell office:value-type="float" office:value="0.213242" calcext:value-type="float">
            <text:p>0.21324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03" calcext:value-type="float">
            <text:p>1.03</text:p>
          </table:table-cell>
          <table:table-cell office:value-type="float" office:value="5364.22" calcext:value-type="float">
            <text:p>5364.22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1106" calcext:value-type="float">
            <text:p>31106</text:p>
          </table:table-cell>
          <table:table-cell office:value-type="float" office:value="1718689043" calcext:value-type="float">
            <text:p>1718689043</text:p>
          </table:table-cell>
          <table:table-cell office:value-type="float" office:value="2300977217" calcext:value-type="float">
            <text:p>2300977217</text:p>
          </table:table-cell>
          <table:table-cell office:value-type="float" office:value="30574" calcext:value-type="float">
            <text:p>30574</text:p>
          </table:table-cell>
          <table:table-cell office:value-type="float" office:value="3478461" calcext:value-type="float">
            <text:p>3478461</text:p>
          </table:table-cell>
          <table:table-cell office:value-type="float" office:value="3344272" calcext:value-type="float">
            <text:p>3344272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39" calcext:value-type="float">
            <text:p>0.746939</text:p>
          </table:table-cell>
          <table:table-cell office:value-type="float" office:value="30574" calcext:value-type="float">
            <text:p>30574</text:p>
          </table:table-cell>
          <table:table-cell office:value-type="float" office:value="0.221956" calcext:value-type="float">
            <text:p>0.221956</text:p>
          </table:table-cell>
          <table:table-cell office:value-type="float" office:value="0.213393" calcext:value-type="float">
            <text:p>0.21339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04" calcext:value-type="float">
            <text:p>1.04</text:p>
          </table:table-cell>
          <table:table-cell office:value-type="float" office:value="10385.94" calcext:value-type="float">
            <text:p>10385.94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1108" calcext:value-type="float">
            <text:p>31108</text:p>
          </table:table-cell>
          <table:table-cell office:value-type="float" office:value="1716169260" calcext:value-type="float">
            <text:p>1716169260</text:p>
          </table:table-cell>
          <table:table-cell office:value-type="float" office:value="2302076478" calcext:value-type="float">
            <text:p>2302076478</text:p>
          </table:table-cell>
          <table:table-cell office:value-type="float" office:value="575821" calcext:value-type="float">
            <text:p>575821</text:p>
          </table:table-cell>
          <table:table-cell office:value-type="float" office:value="3447240" calcext:value-type="float">
            <text:p>3447240</text:p>
          </table:table-cell>
          <table:table-cell office:value-type="float" office:value="3338390" calcext:value-type="float">
            <text:p>3338390</text:p>
          </table:table-cell>
          <table:table-cell office:value-type="float" office:value="547" calcext:value-type="float">
            <text:p>54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488" calcext:value-type="float">
            <text:p>0.745488</text:p>
          </table:table-cell>
          <table:table-cell office:value-type="float" office:value="575821" calcext:value-type="float">
            <text:p>575821</text:p>
          </table:table-cell>
          <table:table-cell office:value-type="float" office:value="0.219744" calcext:value-type="float">
            <text:p>0.219744</text:p>
          </table:table-cell>
          <table:table-cell office:value-type="float" office:value="0.212806" calcext:value-type="float">
            <text:p>0.212806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03" calcext:value-type="float">
            <text:p>1.03</text:p>
          </table:table-cell>
          <table:table-cell office:value-type="float" office:value="6103.09" calcext:value-type="float">
            <text:p>6103.09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1111" calcext:value-type="float">
            <text:p>31111</text:p>
          </table:table-cell>
          <table:table-cell office:value-type="float" office:value="1723076706" calcext:value-type="float">
            <text:p>1723076706</text:p>
          </table:table-cell>
          <table:table-cell office:value-type="float" office:value="2301022293" calcext:value-type="float">
            <text:p>2301022293</text:p>
          </table:table-cell>
          <table:table-cell office:value-type="float" office:value="22182" calcext:value-type="float">
            <text:p>22182</text:p>
          </table:table-cell>
          <table:table-cell office:value-type="float" office:value="3503715" calcext:value-type="float">
            <text:p>3503715</text:p>
          </table:table-cell>
          <table:table-cell office:value-type="float" office:value="3347092" calcext:value-type="float">
            <text:p>3347092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831" calcext:value-type="float">
            <text:p>0.748831</text:p>
          </table:table-cell>
          <table:table-cell office:value-type="float" office:value="22182" calcext:value-type="float">
            <text:p>22182</text:p>
          </table:table-cell>
          <table:table-cell office:value-type="float" office:value="0.223344" calcext:value-type="float">
            <text:p>0.223344</text:p>
          </table:table-cell>
          <table:table-cell office:value-type="float" office:value="0.21336" calcext:value-type="float">
            <text:p>0.2133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5" calcext:value-type="float">
            <text:p>1.05</text:p>
          </table:table-cell>
          <table:table-cell office:value-type="float" office:value="12873.43" calcext:value-type="float">
            <text:p>12873.4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1107" calcext:value-type="float">
            <text:p>31107</text:p>
          </table:table-cell>
          <table:table-cell office:value-type="float" office:value="1776515299" calcext:value-type="float">
            <text:p>1776515299</text:p>
          </table:table-cell>
          <table:table-cell office:value-type="float" office:value="2378845700" calcext:value-type="float">
            <text:p>2378845700</text:p>
          </table:table-cell>
          <table:table-cell office:value-type="float" office:value="573238" calcext:value-type="float">
            <text:p>573238</text:p>
          </table:table-cell>
          <table:table-cell office:value-type="float" office:value="3581258" calcext:value-type="float">
            <text:p>3581258</text:p>
          </table:table-cell>
          <table:table-cell office:value-type="float" office:value="3449679" calcext:value-type="float">
            <text:p>3449679</text:p>
          </table:table-cell>
          <table:table-cell office:value-type="float" office:value="310" calcext:value-type="float">
            <text:p>3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797" calcext:value-type="float">
            <text:p>0.746797</text:p>
          </table:table-cell>
          <table:table-cell office:value-type="float" office:value="573238" calcext:value-type="float">
            <text:p>573238</text:p>
          </table:table-cell>
          <table:table-cell office:value-type="float" office:value="0.228515" calcext:value-type="float">
            <text:p>0.228515</text:p>
          </table:table-cell>
          <table:table-cell office:value-type="float" office:value="0.220119" calcext:value-type="float">
            <text:p>0.22011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1128" calcext:value-type="float">
            <text:p>11128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1107" calcext:value-type="float">
            <text:p>31107</text:p>
          </table:table-cell>
          <table:table-cell office:value-type="float" office:value="1778243257" calcext:value-type="float">
            <text:p>1778243257</text:p>
          </table:table-cell>
          <table:table-cell office:value-type="float" office:value="2378081327" calcext:value-type="float">
            <text:p>2378081327</text:p>
          </table:table-cell>
          <table:table-cell office:value-type="float" office:value="30580" calcext:value-type="float">
            <text:p>30580</text:p>
          </table:table-cell>
          <table:table-cell office:value-type="float" office:value="3557865" calcext:value-type="float">
            <text:p>3557865</text:p>
          </table:table-cell>
          <table:table-cell office:value-type="float" office:value="3455002" calcext:value-type="float">
            <text:p>3455002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64" calcext:value-type="float">
            <text:p>0.747764</text:p>
          </table:table-cell>
          <table:table-cell office:value-type="float" office:value="30580" calcext:value-type="float">
            <text:p>30580</text:p>
          </table:table-cell>
          <table:table-cell office:value-type="float" office:value="0.227022" calcext:value-type="float">
            <text:p>0.227022</text:p>
          </table:table-cell>
          <table:table-cell office:value-type="float" office:value="0.220459" calcext:value-type="float">
            <text:p>0.220459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03" calcext:value-type="float">
            <text:p>1.03</text:p>
          </table:table-cell>
          <table:table-cell office:value-type="float" office:value="4340.45" calcext:value-type="float">
            <text:p>4340.45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2113" calcext:value-type="float">
            <text:p>32113</text:p>
          </table:table-cell>
          <table:table-cell office:value-type="float" office:value="1887364383" calcext:value-type="float">
            <text:p>1887364383</text:p>
          </table:table-cell>
          <table:table-cell office:value-type="float" office:value="2524866079" calcext:value-type="float">
            <text:p>2524866079</text:p>
          </table:table-cell>
          <table:table-cell office:value-type="float" office:value="567161" calcext:value-type="float">
            <text:p>567161</text:p>
          </table:table-cell>
          <table:table-cell office:value-type="float" office:value="3788013" calcext:value-type="float">
            <text:p>3788013</text:p>
          </table:table-cell>
          <table:table-cell office:value-type="float" office:value="3665669" calcext:value-type="float">
            <text:p>3665669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11" calcext:value-type="float">
            <text:p>0.747511</text:p>
          </table:table-cell>
          <table:table-cell office:value-type="float" office:value="567161" calcext:value-type="float">
            <text:p>567161</text:p>
          </table:table-cell>
          <table:table-cell office:value-type="float" office:value="0.241708" calcext:value-type="float">
            <text:p>0.241708</text:p>
          </table:table-cell>
          <table:table-cell office:value-type="float" office:value="0.233901" calcext:value-type="float">
            <text:p>0.23390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03" calcext:value-type="float">
            <text:p>1.03</text:p>
          </table:table-cell>
          <table:table-cell office:value-type="float" office:value="14901.09" calcext:value-type="float">
            <text:p>14901.09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2115" calcext:value-type="float">
            <text:p>32115</text:p>
          </table:table-cell>
          <table:table-cell office:value-type="float" office:value="1882805338" calcext:value-type="float">
            <text:p>1882805338</text:p>
          </table:table-cell>
          <table:table-cell office:value-type="float" office:value="2524575035" calcext:value-type="float">
            <text:p>2524575035</text:p>
          </table:table-cell>
          <table:table-cell office:value-type="float" office:value="31616" calcext:value-type="float">
            <text:p>31616</text:p>
          </table:table-cell>
          <table:table-cell office:value-type="float" office:value="3786700" calcext:value-type="float">
            <text:p>3786700</text:p>
          </table:table-cell>
          <table:table-cell office:value-type="float" office:value="3661155" calcext:value-type="float">
            <text:p>366115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791" calcext:value-type="float">
            <text:p>0.745791</text:p>
          </table:table-cell>
          <table:table-cell office:value-type="float" office:value="31616" calcext:value-type="float">
            <text:p>31616</text:p>
          </table:table-cell>
          <table:table-cell office:value-type="float" office:value="0.241624" calcext:value-type="float">
            <text:p>0.241624</text:p>
          </table:table-cell>
          <table:table-cell office:value-type="float" office:value="0.233613" calcext:value-type="float">
            <text:p>0.23361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1.03" calcext:value-type="float">
            <text:p>1.03</text:p>
          </table:table-cell>
          <table:table-cell office:value-type="float" office:value="25602.48" calcext:value-type="float">
            <text:p>25602.48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2110" calcext:value-type="float">
            <text:p>32110</text:p>
          </table:table-cell>
          <table:table-cell office:value-type="float" office:value="1718827675" calcext:value-type="float">
            <text:p>1718827675</text:p>
          </table:table-cell>
          <table:table-cell office:value-type="float" office:value="2301647065" calcext:value-type="float">
            <text:p>2301647065</text:p>
          </table:table-cell>
          <table:table-cell office:value-type="float" office:value="575399" calcext:value-type="float">
            <text:p>575399</text:p>
          </table:table-cell>
          <table:table-cell office:value-type="float" office:value="3440367" calcext:value-type="float">
            <text:p>3440367</text:p>
          </table:table-cell>
          <table:table-cell office:value-type="float" office:value="3342405" calcext:value-type="float">
            <text:p>3342405</text:p>
          </table:table-cell>
          <table:table-cell office:value-type="float" office:value="589" calcext:value-type="float">
            <text:p>5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782" calcext:value-type="float">
            <text:p>0.746782</text:p>
          </table:table-cell>
          <table:table-cell office:value-type="float" office:value="575399" calcext:value-type="float">
            <text:p>575399</text:p>
          </table:table-cell>
          <table:table-cell office:value-type="float" office:value="0.219306" calcext:value-type="float">
            <text:p>0.219306</text:p>
          </table:table-cell>
          <table:table-cell office:value-type="float" office:value="0.213062" calcext:value-type="float">
            <text:p>0.213062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3" calcext:value-type="float">
            <text:p>1.03</text:p>
          </table:table-cell>
          <table:table-cell office:value-type="float" office:value="5674.71" calcext:value-type="float">
            <text:p>5674.71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2110" calcext:value-type="float">
            <text:p>32110</text:p>
          </table:table-cell>
          <table:table-cell office:value-type="float" office:value="1721905862" calcext:value-type="float">
            <text:p>1721905862</text:p>
          </table:table-cell>
          <table:table-cell office:value-type="float" office:value="2300714974" calcext:value-type="float">
            <text:p>2300714974</text:p>
          </table:table-cell>
          <table:table-cell office:value-type="float" office:value="29724" calcext:value-type="float">
            <text:p>29724</text:p>
          </table:table-cell>
          <table:table-cell office:value-type="float" office:value="3474236" calcext:value-type="float">
            <text:p>3474236</text:p>
          </table:table-cell>
          <table:table-cell office:value-type="float" office:value="3342697" calcext:value-type="float">
            <text:p>3342697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422" calcext:value-type="float">
            <text:p>0.748422</text:p>
          </table:table-cell>
          <table:table-cell office:value-type="float" office:value="29724" calcext:value-type="float">
            <text:p>29724</text:p>
          </table:table-cell>
          <table:table-cell office:value-type="float" office:value="0.221465" calcext:value-type="float">
            <text:p>0.221465</text:p>
          </table:table-cell>
          <table:table-cell office:value-type="float" office:value="0.21308" calcext:value-type="float">
            <text:p>0.2130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0544.79" calcext:value-type="float">
            <text:p>10544.79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2111" calcext:value-type="float">
            <text:p>32111</text:p>
          </table:table-cell>
          <table:table-cell office:value-type="float" office:value="1720131492" calcext:value-type="float">
            <text:p>1720131492</text:p>
          </table:table-cell>
          <table:table-cell office:value-type="float" office:value="2301675579" calcext:value-type="float">
            <text:p>2301675579</text:p>
          </table:table-cell>
          <table:table-cell office:value-type="float" office:value="575543" calcext:value-type="float">
            <text:p>575543</text:p>
          </table:table-cell>
          <table:table-cell office:value-type="float" office:value="3448805" calcext:value-type="float">
            <text:p>3448805</text:p>
          </table:table-cell>
          <table:table-cell office:value-type="float" office:value="3339432" calcext:value-type="float">
            <text:p>3339432</text:p>
          </table:table-cell>
          <table:table-cell office:value-type="float" office:value="620" calcext:value-type="float">
            <text:p>6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339" calcext:value-type="float">
            <text:p>0.747339</text:p>
          </table:table-cell>
          <table:table-cell office:value-type="float" office:value="575543" calcext:value-type="float">
            <text:p>575543</text:p>
          </table:table-cell>
          <table:table-cell office:value-type="float" office:value="0.220063" calcext:value-type="float">
            <text:p>0.220063</text:p>
          </table:table-cell>
          <table:table-cell office:value-type="float" office:value="0.213084" calcext:value-type="float">
            <text:p>0.213084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03" calcext:value-type="float">
            <text:p>1.03</text:p>
          </table:table-cell>
          <table:table-cell office:value-type="float" office:value="5386.18" calcext:value-type="float">
            <text:p>5386.18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2114" calcext:value-type="float">
            <text:p>32114</text:p>
          </table:table-cell>
          <table:table-cell office:value-type="float" office:value="1720805585" calcext:value-type="float">
            <text:p>1720805585</text:p>
          </table:table-cell>
          <table:table-cell office:value-type="float" office:value="2300895321" calcext:value-type="float">
            <text:p>2300895321</text:p>
          </table:table-cell>
          <table:table-cell office:value-type="float" office:value="21874" calcext:value-type="float">
            <text:p>21874</text:p>
          </table:table-cell>
          <table:table-cell office:value-type="float" office:value="3505547" calcext:value-type="float">
            <text:p>3505547</text:p>
          </table:table-cell>
          <table:table-cell office:value-type="float" office:value="3347451" calcext:value-type="float">
            <text:p>3347451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85" calcext:value-type="float">
            <text:p>0.747885</text:p>
          </table:table-cell>
          <table:table-cell office:value-type="float" office:value="21874" calcext:value-type="float">
            <text:p>21874</text:p>
          </table:table-cell>
          <table:table-cell office:value-type="float" office:value="0.223684" calcext:value-type="float">
            <text:p>0.223684</text:p>
          </table:table-cell>
          <table:table-cell office:value-type="float" office:value="0.213596" calcext:value-type="float">
            <text:p>0.213596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5" calcext:value-type="float">
            <text:p>1.05</text:p>
          </table:table-cell>
          <table:table-cell office:value-type="float" office:value="12490.49" calcext:value-type="float">
            <text:p>12490.49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2111" calcext:value-type="float">
            <text:p>32111</text:p>
          </table:table-cell>
          <table:table-cell office:value-type="float" office:value="1717848693" calcext:value-type="float">
            <text:p>1717848693</text:p>
          </table:table-cell>
          <table:table-cell office:value-type="float" office:value="2301807558" calcext:value-type="float">
            <text:p>2301807558</text:p>
          </table:table-cell>
          <table:table-cell office:value-type="float" office:value="573152" calcext:value-type="float">
            <text:p>573152</text:p>
          </table:table-cell>
          <table:table-cell office:value-type="float" office:value="3466307" calcext:value-type="float">
            <text:p>3466307</text:p>
          </table:table-cell>
          <table:table-cell office:value-type="float" office:value="3339059" calcext:value-type="float">
            <text:p>3339059</text:p>
          </table:table-cell>
          <table:table-cell office:value-type="float" office:value="371" calcext:value-type="float">
            <text:p>3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304" calcext:value-type="float">
            <text:p>0.746304</text:p>
          </table:table-cell>
          <table:table-cell office:value-type="float" office:value="573152" calcext:value-type="float">
            <text:p>573152</text:p>
          </table:table-cell>
          <table:table-cell office:value-type="float" office:value="0.22096" calcext:value-type="float">
            <text:p>0.22096</text:p>
          </table:table-cell>
          <table:table-cell office:value-type="float" office:value="0.212848" calcext:value-type="float">
            <text:p>0.21284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04" calcext:value-type="float">
            <text:p>1.04</text:p>
          </table:table-cell>
          <table:table-cell office:value-type="float" office:value="9000.16" calcext:value-type="float">
            <text:p>9000.16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2111" calcext:value-type="float">
            <text:p>32111</text:p>
          </table:table-cell>
          <table:table-cell office:value-type="float" office:value="1721851696" calcext:value-type="float">
            <text:p>1721851696</text:p>
          </table:table-cell>
          <table:table-cell office:value-type="float" office:value="2300899108" calcext:value-type="float">
            <text:p>2300899108</text:p>
          </table:table-cell>
          <table:table-cell office:value-type="float" office:value="30156" calcext:value-type="float">
            <text:p>30156</text:p>
          </table:table-cell>
          <table:table-cell office:value-type="float" office:value="3444972" calcext:value-type="float">
            <text:p>3444972</text:p>
          </table:table-cell>
          <table:table-cell office:value-type="float" office:value="3344489" calcext:value-type="float">
            <text:p>3344489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339" calcext:value-type="float">
            <text:p>0.748339</text:p>
          </table:table-cell>
          <table:table-cell office:value-type="float" office:value="30156" calcext:value-type="float">
            <text:p>30156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13195" calcext:value-type="float">
            <text:p>0.213195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03" calcext:value-type="float">
            <text:p>1.03</text:p>
          </table:table-cell>
          <table:table-cell office:value-type="float" office:value="4366.17" calcext:value-type="float">
            <text:p>4366.17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3117" calcext:value-type="float">
            <text:p>33117</text:p>
          </table:table-cell>
          <table:table-cell office:value-type="float" office:value="1900745388" calcext:value-type="float">
            <text:p>1900745388</text:p>
          </table:table-cell>
          <table:table-cell office:value-type="float" office:value="2540607783" calcext:value-type="float">
            <text:p>2540607783</text:p>
          </table:table-cell>
          <table:table-cell office:value-type="float" office:value="568622" calcext:value-type="float">
            <text:p>568622</text:p>
          </table:table-cell>
          <table:table-cell office:value-type="float" office:value="3809485" calcext:value-type="float">
            <text:p>3809485</text:p>
          </table:table-cell>
          <table:table-cell office:value-type="float" office:value="3687328" calcext:value-type="float">
            <text:p>3687328</text:p>
          </table:table-cell>
          <table:table-cell office:value-type="float" office:value="261" calcext:value-type="float">
            <text:p>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146" calcext:value-type="float">
            <text:p>0.748146</text:p>
          </table:table-cell>
          <table:table-cell office:value-type="float" office:value="568622" calcext:value-type="float">
            <text:p>568622</text:p>
          </table:table-cell>
          <table:table-cell office:value-type="float" office:value="0.242836" calcext:value-type="float">
            <text:p>0.242836</text:p>
          </table:table-cell>
          <table:table-cell office:value-type="float" office:value="0.235049" calcext:value-type="float">
            <text:p>0.235049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3" calcext:value-type="float">
            <text:p>1.03</text:p>
          </table:table-cell>
          <table:table-cell office:value-type="float" office:value="14127.69" calcext:value-type="float">
            <text:p>14127.69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3119" calcext:value-type="float">
            <text:p>33119</text:p>
          </table:table-cell>
          <table:table-cell office:value-type="float" office:value="1891972353" calcext:value-type="float">
            <text:p>1891972353</text:p>
          </table:table-cell>
          <table:table-cell office:value-type="float" office:value="2539675873" calcext:value-type="float">
            <text:p>2539675873</text:p>
          </table:table-cell>
          <table:table-cell office:value-type="float" office:value="31222" calcext:value-type="float">
            <text:p>31222</text:p>
          </table:table-cell>
          <table:table-cell office:value-type="float" office:value="3806295" calcext:value-type="float">
            <text:p>3806295</text:p>
          </table:table-cell>
          <table:table-cell office:value-type="float" office:value="3684418" calcext:value-type="float">
            <text:p>3684418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4966" calcext:value-type="float">
            <text:p>0.744966</text:p>
          </table:table-cell>
          <table:table-cell office:value-type="float" office:value="31222" calcext:value-type="float">
            <text:p>31222</text:p>
          </table:table-cell>
          <table:table-cell office:value-type="float" office:value="0.242632" calcext:value-type="float">
            <text:p>0.242632</text:p>
          </table:table-cell>
          <table:table-cell office:value-type="float" office:value="0.234863" calcext:value-type="float">
            <text:p>0.23486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3" calcext:value-type="float">
            <text:p>1.03</text:p>
          </table:table-cell>
          <table:table-cell office:value-type="float" office:value="20698.98" calcext:value-type="float">
            <text:p>20698.98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3113" calcext:value-type="float">
            <text:p>33113</text:p>
          </table:table-cell>
          <table:table-cell office:value-type="float" office:value="1725037196" calcext:value-type="float">
            <text:p>1725037196</text:p>
          </table:table-cell>
          <table:table-cell office:value-type="float" office:value="2301342428" calcext:value-type="float">
            <text:p>2301342428</text:p>
          </table:table-cell>
          <table:table-cell office:value-type="float" office:value="574806" calcext:value-type="float">
            <text:p>574806</text:p>
          </table:table-cell>
          <table:table-cell office:value-type="float" office:value="3438562" calcext:value-type="float">
            <text:p>3438562</text:p>
          </table:table-cell>
          <table:table-cell office:value-type="float" office:value="3340219" calcext:value-type="float">
            <text:p>3340219</text:p>
          </table:table-cell>
          <table:table-cell office:value-type="float" office:value="552" calcext:value-type="float">
            <text:p>5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579" calcext:value-type="float">
            <text:p>0.749579</text:p>
          </table:table-cell>
          <table:table-cell office:value-type="float" office:value="574806" calcext:value-type="float">
            <text:p>574806</text:p>
          </table:table-cell>
          <table:table-cell office:value-type="float" office:value="0.21941" calcext:value-type="float">
            <text:p>0.21941</text:p>
          </table:table-cell>
          <table:table-cell office:value-type="float" office:value="0.213135" calcext:value-type="float">
            <text:p>0.213135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03" calcext:value-type="float">
            <text:p>1.03</text:p>
          </table:table-cell>
          <table:table-cell office:value-type="float" office:value="6051.12" calcext:value-type="float">
            <text:p>6051.12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3113" calcext:value-type="float">
            <text:p>33113</text:p>
          </table:table-cell>
          <table:table-cell office:value-type="float" office:value="1718572994" calcext:value-type="float">
            <text:p>1718572994</text:p>
          </table:table-cell>
          <table:table-cell office:value-type="float" office:value="2300384873" calcext:value-type="float">
            <text:p>2300384873</text:p>
          </table:table-cell>
          <table:table-cell office:value-type="float" office:value="29570" calcext:value-type="float">
            <text:p>29570</text:p>
          </table:table-cell>
          <table:table-cell office:value-type="float" office:value="3475060" calcext:value-type="float">
            <text:p>3475060</text:p>
          </table:table-cell>
          <table:table-cell office:value-type="float" office:value="3343066" calcext:value-type="float">
            <text:p>3343066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81" calcext:value-type="float">
            <text:p>0.747081</text:p>
          </table:table-cell>
          <table:table-cell office:value-type="float" office:value="29570" calcext:value-type="float">
            <text:p>29570</text:p>
          </table:table-cell>
          <table:table-cell office:value-type="float" office:value="0.221739" calcext:value-type="float">
            <text:p>0.221739</text:p>
          </table:table-cell>
          <table:table-cell office:value-type="float" office:value="0.213316" calcext:value-type="float">
            <text:p>0.21331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0889.47" calcext:value-type="float">
            <text:p>10889.47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3114" calcext:value-type="float">
            <text:p>33114</text:p>
          </table:table-cell>
          <table:table-cell office:value-type="float" office:value="1715422843" calcext:value-type="float">
            <text:p>1715422843</text:p>
          </table:table-cell>
          <table:table-cell office:value-type="float" office:value="2301419978" calcext:value-type="float">
            <text:p>2301419978</text:p>
          </table:table-cell>
          <table:table-cell office:value-type="float" office:value="575310" calcext:value-type="float">
            <text:p>575310</text:p>
          </table:table-cell>
          <table:table-cell office:value-type="float" office:value="3448354" calcext:value-type="float">
            <text:p>3448354</text:p>
          </table:table-cell>
          <table:table-cell office:value-type="float" office:value="3337518" calcext:value-type="float">
            <text:p>3337518</text:p>
          </table:table-cell>
          <table:table-cell office:value-type="float" office:value="721" calcext:value-type="float">
            <text:p>7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376" calcext:value-type="float">
            <text:p>0.745376</text:p>
          </table:table-cell>
          <table:table-cell office:value-type="float" office:value="575310" calcext:value-type="float">
            <text:p>575310</text:p>
          </table:table-cell>
          <table:table-cell office:value-type="float" office:value="0.220035" calcext:value-type="float">
            <text:p>0.220035</text:p>
          </table:table-cell>
          <table:table-cell office:value-type="float" office:value="0.212962" calcext:value-type="float">
            <text:p>0.21296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1.03" calcext:value-type="float">
            <text:p>1.03</text:p>
          </table:table-cell>
          <table:table-cell office:value-type="float" office:value="4629.01" calcext:value-type="float">
            <text:p>4629.01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3117" calcext:value-type="float">
            <text:p>33117</text:p>
          </table:table-cell>
          <table:table-cell office:value-type="float" office:value="1725027288" calcext:value-type="float">
            <text:p>1725027288</text:p>
          </table:table-cell>
          <table:table-cell office:value-type="float" office:value="2300985468" calcext:value-type="float">
            <text:p>2300985468</text:p>
          </table:table-cell>
          <table:table-cell office:value-type="float" office:value="22646" calcext:value-type="float">
            <text:p>22646</text:p>
          </table:table-cell>
          <table:table-cell office:value-type="float" office:value="3505778" calcext:value-type="float">
            <text:p>3505778</text:p>
          </table:table-cell>
          <table:table-cell office:value-type="float" office:value="3346327" calcext:value-type="float">
            <text:p>334632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691" calcext:value-type="float">
            <text:p>0.749691</text:p>
          </table:table-cell>
          <table:table-cell office:value-type="float" office:value="22646" calcext:value-type="float">
            <text:p>22646</text:p>
          </table:table-cell>
          <table:table-cell office:value-type="float" office:value="0.223699" calcext:value-type="float">
            <text:p>0.223699</text:p>
          </table:table-cell>
          <table:table-cell office:value-type="float" office:value="0.213524" calcext:value-type="float">
            <text:p>0.21352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1.05" calcext:value-type="float">
            <text:p>1.05</text:p>
          </table:table-cell>
          <table:table-cell office:value-type="float" office:value="68292.39" calcext:value-type="float">
            <text:p>68292.39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3114" calcext:value-type="float">
            <text:p>33114</text:p>
          </table:table-cell>
          <table:table-cell office:value-type="float" office:value="1719697441" calcext:value-type="float">
            <text:p>1719697441</text:p>
          </table:table-cell>
          <table:table-cell office:value-type="float" office:value="2301358543" calcext:value-type="float">
            <text:p>2301358543</text:p>
          </table:table-cell>
          <table:table-cell office:value-type="float" office:value="576589" calcext:value-type="float">
            <text:p>576589</text:p>
          </table:table-cell>
          <table:table-cell office:value-type="float" office:value="3469264" calcext:value-type="float">
            <text:p>3469264</text:p>
          </table:table-cell>
          <table:table-cell office:value-type="float" office:value="3338917" calcext:value-type="float">
            <text:p>3338917</text:p>
          </table:table-cell>
          <table:table-cell office:value-type="float" office:value="291" calcext:value-type="float">
            <text:p>29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53" calcext:value-type="float">
            <text:p>0.747253</text:p>
          </table:table-cell>
          <table:table-cell office:value-type="float" office:value="576589" calcext:value-type="float">
            <text:p>576589</text:p>
          </table:table-cell>
          <table:table-cell office:value-type="float" office:value="0.221369" calcext:value-type="float">
            <text:p>0.221369</text:p>
          </table:table-cell>
          <table:table-cell office:value-type="float" office:value="0.213052" calcext:value-type="float">
            <text:p>0.21305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4" calcext:value-type="float">
            <text:p>1.04</text:p>
          </table:table-cell>
          <table:table-cell office:value-type="float" office:value="11473.94" calcext:value-type="float">
            <text:p>11473.94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3114" calcext:value-type="float">
            <text:p>33114</text:p>
          </table:table-cell>
          <table:table-cell office:value-type="float" office:value="1718665737" calcext:value-type="float">
            <text:p>1718665737</text:p>
          </table:table-cell>
          <table:table-cell office:value-type="float" office:value="2301001855" calcext:value-type="float">
            <text:p>2301001855</text:p>
          </table:table-cell>
          <table:table-cell office:value-type="float" office:value="30574" calcext:value-type="float">
            <text:p>30574</text:p>
          </table:table-cell>
          <table:table-cell office:value-type="float" office:value="3448214" calcext:value-type="float">
            <text:p>3448214</text:p>
          </table:table-cell>
          <table:table-cell office:value-type="float" office:value="3344107" calcext:value-type="float">
            <text:p>3344107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21" calcext:value-type="float">
            <text:p>0.746921</text:p>
          </table:table-cell>
          <table:table-cell office:value-type="float" office:value="30574" calcext:value-type="float">
            <text:p>30574</text:p>
          </table:table-cell>
          <table:table-cell office:value-type="float" office:value="0.220026" calcext:value-type="float">
            <text:p>0.220026</text:p>
          </table:table-cell>
          <table:table-cell office:value-type="float" office:value="0.213383" calcext:value-type="float">
            <text:p>0.21338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03" calcext:value-type="float">
            <text:p>1.03</text:p>
          </table:table-cell>
          <table:table-cell office:value-type="float" office:value="4048.56" calcext:value-type="float">
            <text:p>4048.56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4120" calcext:value-type="float">
            <text:p>34120</text:p>
          </table:table-cell>
          <table:table-cell office:value-type="float" office:value="1896217974" calcext:value-type="float">
            <text:p>1896217974</text:p>
          </table:table-cell>
          <table:table-cell office:value-type="float" office:value="2533125811" calcext:value-type="float">
            <text:p>2533125811</text:p>
          </table:table-cell>
          <table:table-cell office:value-type="float" office:value="571287" calcext:value-type="float">
            <text:p>571287</text:p>
          </table:table-cell>
          <table:table-cell office:value-type="float" office:value="3799551" calcext:value-type="float">
            <text:p>3799551</text:p>
          </table:table-cell>
          <table:table-cell office:value-type="float" office:value="3678671" calcext:value-type="float">
            <text:p>3678671</text:p>
          </table:table-cell>
          <table:table-cell office:value-type="float" office:value="302" calcext:value-type="float">
            <text:p>3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568" calcext:value-type="float">
            <text:p>0.748568</text:p>
          </table:table-cell>
          <table:table-cell office:value-type="float" office:value="571287" calcext:value-type="float">
            <text:p>571287</text:p>
          </table:table-cell>
          <table:table-cell office:value-type="float" office:value="0.242444" calcext:value-type="float">
            <text:p>0.242444</text:p>
          </table:table-cell>
          <table:table-cell office:value-type="float" office:value="0.234731" calcext:value-type="float">
            <text:p>0.234731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3" calcext:value-type="float">
            <text:p>1.03</text:p>
          </table:table-cell>
          <table:table-cell office:value-type="float" office:value="12181.03" calcext:value-type="float">
            <text:p>12181.03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4122" calcext:value-type="float">
            <text:p>34122</text:p>
          </table:table-cell>
          <table:table-cell office:value-type="float" office:value="1892152899" calcext:value-type="float">
            <text:p>1892152899</text:p>
          </table:table-cell>
          <table:table-cell office:value-type="float" office:value="2532827085" calcext:value-type="float">
            <text:p>2532827085</text:p>
          </table:table-cell>
          <table:table-cell office:value-type="float" office:value="31513" calcext:value-type="float">
            <text:p>31513</text:p>
          </table:table-cell>
          <table:table-cell office:value-type="float" office:value="3801603" calcext:value-type="float">
            <text:p>3801603</text:p>
          </table:table-cell>
          <table:table-cell office:value-type="float" office:value="3674064" calcext:value-type="float">
            <text:p>3674064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052" calcext:value-type="float">
            <text:p>0.747052</text:p>
          </table:table-cell>
          <table:table-cell office:value-type="float" office:value="31513" calcext:value-type="float">
            <text:p>31513</text:p>
          </table:table-cell>
          <table:table-cell office:value-type="float" office:value="0.242575" calcext:value-type="float">
            <text:p>0.242575</text:p>
          </table:table-cell>
          <table:table-cell office:value-type="float" office:value="0.234437" calcext:value-type="float">
            <text:p>0.234437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03" calcext:value-type="float">
            <text:p>1.03</text:p>
          </table:table-cell>
          <table:table-cell office:value-type="float" office:value="18098.84" calcext:value-type="float">
            <text:p>18098.84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4117" calcext:value-type="float">
            <text:p>34117</text:p>
          </table:table-cell>
          <table:table-cell office:value-type="float" office:value="1780119150" calcext:value-type="float">
            <text:p>1780119150</text:p>
          </table:table-cell>
          <table:table-cell office:value-type="float" office:value="2380805313" calcext:value-type="float">
            <text:p>2380805313</text:p>
          </table:table-cell>
          <table:table-cell office:value-type="float" office:value="572009" calcext:value-type="float">
            <text:p>572009</text:p>
          </table:table-cell>
          <table:table-cell office:value-type="float" office:value="3554655" calcext:value-type="float">
            <text:p>3554655</text:p>
          </table:table-cell>
          <table:table-cell office:value-type="float" office:value="3455160" calcext:value-type="float">
            <text:p>3455160</text:p>
          </table:table-cell>
          <table:table-cell office:value-type="float" office:value="592" calcext:value-type="float">
            <text:p>5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96" calcext:value-type="float">
            <text:p>0.747696</text:p>
          </table:table-cell>
          <table:table-cell office:value-type="float" office:value="572009" calcext:value-type="float">
            <text:p>572009</text:p>
          </table:table-cell>
          <table:table-cell office:value-type="float" office:value="0.226592" calcext:value-type="float">
            <text:p>0.226592</text:p>
          </table:table-cell>
          <table:table-cell office:value-type="float" office:value="0.220249" calcext:value-type="float">
            <text:p>0.220249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3" calcext:value-type="float">
            <text:p>1.03</text:p>
          </table:table-cell>
          <table:table-cell office:value-type="float" office:value="5836.42" calcext:value-type="float">
            <text:p>5836.42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4117" calcext:value-type="float">
            <text:p>34117</text:p>
          </table:table-cell>
          <table:table-cell office:value-type="float" office:value="1776716918" calcext:value-type="float">
            <text:p>1776716918</text:p>
          </table:table-cell>
          <table:table-cell office:value-type="float" office:value="2380351134" calcext:value-type="float">
            <text:p>2380351134</text:p>
          </table:table-cell>
          <table:table-cell office:value-type="float" office:value="31141" calcext:value-type="float">
            <text:p>31141</text:p>
          </table:table-cell>
          <table:table-cell office:value-type="float" office:value="3592187" calcext:value-type="float">
            <text:p>3592187</text:p>
          </table:table-cell>
          <table:table-cell office:value-type="float" office:value="3456400" calcext:value-type="float">
            <text:p>345640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1" calcext:value-type="float">
            <text:p>0.74641</text:p>
          </table:table-cell>
          <table:table-cell office:value-type="float" office:value="31141" calcext:value-type="float">
            <text:p>31141</text:p>
          </table:table-cell>
          <table:table-cell office:value-type="float" office:value="0.228984" calcext:value-type="float">
            <text:p>0.228984</text:p>
          </table:table-cell>
          <table:table-cell office:value-type="float" office:value="0.220328" calcext:value-type="float">
            <text:p>0.22032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04" calcext:value-type="float">
            <text:p>1.04</text:p>
          </table:table-cell>
          <table:table-cell office:value-type="float" office:value="10700.93" calcext:value-type="float">
            <text:p>10700.93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4117" calcext:value-type="float">
            <text:p>34117</text:p>
          </table:table-cell>
          <table:table-cell office:value-type="float" office:value="1717132733" calcext:value-type="float">
            <text:p>1717132733</text:p>
          </table:table-cell>
          <table:table-cell office:value-type="float" office:value="2301836821" calcext:value-type="float">
            <text:p>2301836821</text:p>
          </table:table-cell>
          <table:table-cell office:value-type="float" office:value="578720" calcext:value-type="float">
            <text:p>578720</text:p>
          </table:table-cell>
          <table:table-cell office:value-type="float" office:value="3448864" calcext:value-type="float">
            <text:p>3448864</text:p>
          </table:table-cell>
          <table:table-cell office:value-type="float" office:value="3340631" calcext:value-type="float">
            <text:p>3340631</text:p>
          </table:table-cell>
          <table:table-cell office:value-type="float" office:value="521" calcext:value-type="float">
            <text:p>5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984" calcext:value-type="float">
            <text:p>0.745984</text:p>
          </table:table-cell>
          <table:table-cell office:value-type="float" office:value="578720" calcext:value-type="float">
            <text:p>578720</text:p>
          </table:table-cell>
          <table:table-cell office:value-type="float" office:value="0.220067" calcext:value-type="float">
            <text:p>0.220067</text:p>
          </table:table-cell>
          <table:table-cell office:value-type="float" office:value="0.213161" calcext:value-type="float">
            <text:p>0.213161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1.03" calcext:value-type="float">
            <text:p>1.03</text:p>
          </table:table-cell>
          <table:table-cell office:value-type="float" office:value="6411.96" calcext:value-type="float">
            <text:p>6411.96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4120" calcext:value-type="float">
            <text:p>34120</text:p>
          </table:table-cell>
          <table:table-cell office:value-type="float" office:value="1726268125" calcext:value-type="float">
            <text:p>1726268125</text:p>
          </table:table-cell>
          <table:table-cell office:value-type="float" office:value="2301211183" calcext:value-type="float">
            <text:p>2301211183</text:p>
          </table:table-cell>
          <table:table-cell office:value-type="float" office:value="22649" calcext:value-type="float">
            <text:p>22649</text:p>
          </table:table-cell>
          <table:table-cell office:value-type="float" office:value="3512308" calcext:value-type="float">
            <text:p>3512308</text:p>
          </table:table-cell>
          <table:table-cell office:value-type="float" office:value="3345719" calcext:value-type="float">
            <text:p>3345719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0156" calcext:value-type="float">
            <text:p>0.750156</text:p>
          </table:table-cell>
          <table:table-cell office:value-type="float" office:value="22649" calcext:value-type="float">
            <text:p>22649</text:p>
          </table:table-cell>
          <table:table-cell office:value-type="float" office:value="0.224115" calcext:value-type="float">
            <text:p>0.224115</text:p>
          </table:table-cell>
          <table:table-cell office:value-type="float" office:value="0.213486" calcext:value-type="float">
            <text:p>0.21348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5" calcext:value-type="float">
            <text:p>1.05</text:p>
          </table:table-cell>
          <table:table-cell office:value-type="float" office:value="15070.81" calcext:value-type="float">
            <text:p>15070.81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4117" calcext:value-type="float">
            <text:p>34117</text:p>
          </table:table-cell>
          <table:table-cell office:value-type="float" office:value="1779661897" calcext:value-type="float">
            <text:p>1779661897</text:p>
          </table:table-cell>
          <table:table-cell office:value-type="float" office:value="2385689955" calcext:value-type="float">
            <text:p>2385689955</text:p>
          </table:table-cell>
          <table:table-cell office:value-type="float" office:value="575243" calcext:value-type="float">
            <text:p>575243</text:p>
          </table:table-cell>
          <table:table-cell office:value-type="float" office:value="3588328" calcext:value-type="float">
            <text:p>3588328</text:p>
          </table:table-cell>
          <table:table-cell office:value-type="float" office:value="3460408" calcext:value-type="float">
            <text:p>3460408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974" calcext:value-type="float">
            <text:p>0.745974</text:p>
          </table:table-cell>
          <table:table-cell office:value-type="float" office:value="575243" calcext:value-type="float">
            <text:p>575243</text:p>
          </table:table-cell>
          <table:table-cell office:value-type="float" office:value="0.228966" calcext:value-type="float">
            <text:p>0.228966</text:p>
          </table:table-cell>
          <table:table-cell office:value-type="float" office:value="0.220804" calcext:value-type="float">
            <text:p>0.22080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0950.66" calcext:value-type="float">
            <text:p>10950.66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4117" calcext:value-type="float">
            <text:p>34117</text:p>
          </table:table-cell>
          <table:table-cell office:value-type="float" office:value="1782834674" calcext:value-type="float">
            <text:p>1782834674</text:p>
          </table:table-cell>
          <table:table-cell office:value-type="float" office:value="2384951452" calcext:value-type="float">
            <text:p>2384951452</text:p>
          </table:table-cell>
          <table:table-cell office:value-type="float" office:value="30994" calcext:value-type="float">
            <text:p>30994</text:p>
          </table:table-cell>
          <table:table-cell office:value-type="float" office:value="3569371" calcext:value-type="float">
            <text:p>3569371</text:p>
          </table:table-cell>
          <table:table-cell office:value-type="float" office:value="3463995" calcext:value-type="float">
            <text:p>3463995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35" calcext:value-type="float">
            <text:p>0.747535</text:p>
          </table:table-cell>
          <table:table-cell office:value-type="float" office:value="30994" calcext:value-type="float">
            <text:p>30994</text:p>
          </table:table-cell>
          <table:table-cell office:value-type="float" office:value="0.227756" calcext:value-type="float">
            <text:p>0.227756</text:p>
          </table:table-cell>
          <table:table-cell office:value-type="float" office:value="0.221033" calcext:value-type="float">
            <text:p>0.22103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03" calcext:value-type="float">
            <text:p>1.03</text:p>
          </table:table-cell>
          <table:table-cell office:value-type="float" office:value="5941.67" calcext:value-type="float">
            <text:p>5941.67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5124" calcext:value-type="float">
            <text:p>35124</text:p>
          </table:table-cell>
          <table:table-cell office:value-type="float" office:value="1894130527" calcext:value-type="float">
            <text:p>1894130527</text:p>
          </table:table-cell>
          <table:table-cell office:value-type="float" office:value="2537680259" calcext:value-type="float">
            <text:p>2537680259</text:p>
          </table:table-cell>
          <table:table-cell office:value-type="float" office:value="569175" calcext:value-type="float">
            <text:p>569175</text:p>
          </table:table-cell>
          <table:table-cell office:value-type="float" office:value="3806908" calcext:value-type="float">
            <text:p>3806908</text:p>
          </table:table-cell>
          <table:table-cell office:value-type="float" office:value="3684172" calcext:value-type="float">
            <text:p>3684172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02" calcext:value-type="float">
            <text:p>0.746402</text:p>
          </table:table-cell>
          <table:table-cell office:value-type="float" office:value="569175" calcext:value-type="float">
            <text:p>569175</text:p>
          </table:table-cell>
          <table:table-cell office:value-type="float" office:value="0.242671" calcext:value-type="float">
            <text:p>0.242671</text:p>
          </table:table-cell>
          <table:table-cell office:value-type="float" office:value="0.234848" calcext:value-type="float">
            <text:p>0.23484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1.03" calcext:value-type="float">
            <text:p>1.03</text:p>
          </table:table-cell>
          <table:table-cell office:value-type="float" office:value="13544.75" calcext:value-type="float">
            <text:p>13544.75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5126" calcext:value-type="float">
            <text:p>35126</text:p>
          </table:table-cell>
          <table:table-cell office:value-type="float" office:value="1890541270" calcext:value-type="float">
            <text:p>1890541270</text:p>
          </table:table-cell>
          <table:table-cell office:value-type="float" office:value="2536871023" calcext:value-type="float">
            <text:p>2536871023</text:p>
          </table:table-cell>
          <table:table-cell office:value-type="float" office:value="31039" calcext:value-type="float">
            <text:p>31039</text:p>
          </table:table-cell>
          <table:table-cell office:value-type="float" office:value="3805824" calcext:value-type="float">
            <text:p>3805824</text:p>
          </table:table-cell>
          <table:table-cell office:value-type="float" office:value="3681933" calcext:value-type="float">
            <text:p>368193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226" calcext:value-type="float">
            <text:p>0.745226</text:p>
          </table:table-cell>
          <table:table-cell office:value-type="float" office:value="31039" calcext:value-type="float">
            <text:p>31039</text:p>
          </table:table-cell>
          <table:table-cell office:value-type="float" office:value="0.242602" calcext:value-type="float">
            <text:p>0.242602</text:p>
          </table:table-cell>
          <table:table-cell office:value-type="float" office:value="0.234705" calcext:value-type="float">
            <text:p>0.234705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03" calcext:value-type="float">
            <text:p>1.03</text:p>
          </table:table-cell>
          <table:table-cell office:value-type="float" office:value="18690.02" calcext:value-type="float">
            <text:p>18690.02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5120" calcext:value-type="float">
            <text:p>35120</text:p>
          </table:table-cell>
          <table:table-cell office:value-type="float" office:value="1718050780" calcext:value-type="float">
            <text:p>1718050780</text:p>
          </table:table-cell>
          <table:table-cell office:value-type="float" office:value="2301255768" calcext:value-type="float">
            <text:p>2301255768</text:p>
          </table:table-cell>
          <table:table-cell office:value-type="float" office:value="576678" calcext:value-type="float">
            <text:p>576678</text:p>
          </table:table-cell>
          <table:table-cell office:value-type="float" office:value="3436170" calcext:value-type="float">
            <text:p>3436170</text:p>
          </table:table-cell>
          <table:table-cell office:value-type="float" office:value="3342098" calcext:value-type="float">
            <text:p>3342098</text:p>
          </table:table-cell>
          <table:table-cell office:value-type="float" office:value="552" calcext:value-type="float">
            <text:p>5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571" calcext:value-type="float">
            <text:p>0.746571</text:p>
          </table:table-cell>
          <table:table-cell office:value-type="float" office:value="576678" calcext:value-type="float">
            <text:p>576678</text:p>
          </table:table-cell>
          <table:table-cell office:value-type="float" office:value="0.219257" calcext:value-type="float">
            <text:p>0.219257</text:p>
          </table:table-cell>
          <table:table-cell office:value-type="float" office:value="0.213255" calcext:value-type="float">
            <text:p>0.213255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03" calcext:value-type="float">
            <text:p>1.03</text:p>
          </table:table-cell>
          <table:table-cell office:value-type="float" office:value="6054.53" calcext:value-type="float">
            <text:p>6054.53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5120" calcext:value-type="float">
            <text:p>35120</text:p>
          </table:table-cell>
          <table:table-cell office:value-type="float" office:value="1723272962" calcext:value-type="float">
            <text:p>1723272962</text:p>
          </table:table-cell>
          <table:table-cell office:value-type="float" office:value="2300841285" calcext:value-type="float">
            <text:p>2300841285</text:p>
          </table:table-cell>
          <table:table-cell office:value-type="float" office:value="30438" calcext:value-type="float">
            <text:p>30438</text:p>
          </table:table-cell>
          <table:table-cell office:value-type="float" office:value="3478943" calcext:value-type="float">
            <text:p>3478943</text:p>
          </table:table-cell>
          <table:table-cell office:value-type="float" office:value="3342872" calcext:value-type="float">
            <text:p>3342872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975" calcext:value-type="float">
            <text:p>0.748975</text:p>
          </table:table-cell>
          <table:table-cell office:value-type="float" office:value="30438" calcext:value-type="float">
            <text:p>30438</text:p>
          </table:table-cell>
          <table:table-cell office:value-type="float" office:value="0.221986" calcext:value-type="float">
            <text:p>0.221986</text:p>
          </table:table-cell>
          <table:table-cell office:value-type="float" office:value="0.213304" calcext:value-type="float">
            <text:p>0.21330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04" calcext:value-type="float">
            <text:p>1.04</text:p>
          </table:table-cell>
          <table:table-cell office:value-type="float" office:value="10512.18" calcext:value-type="float">
            <text:p>10512.18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5121" calcext:value-type="float">
            <text:p>35121</text:p>
          </table:table-cell>
          <table:table-cell office:value-type="float" office:value="1777412852" calcext:value-type="float">
            <text:p>1777412852</text:p>
          </table:table-cell>
          <table:table-cell office:value-type="float" office:value="2382617099" calcext:value-type="float">
            <text:p>2382617099</text:p>
          </table:table-cell>
          <table:table-cell office:value-type="float" office:value="574888" calcext:value-type="float">
            <text:p>574888</text:p>
          </table:table-cell>
          <table:table-cell office:value-type="float" office:value="3566278" calcext:value-type="float">
            <text:p>3566278</text:p>
          </table:table-cell>
          <table:table-cell office:value-type="float" office:value="3454626" calcext:value-type="float">
            <text:p>3454626</text:p>
          </table:table-cell>
          <table:table-cell office:value-type="float" office:value="595" calcext:value-type="float">
            <text:p>59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992" calcext:value-type="float">
            <text:p>0.745992</text:p>
          </table:table-cell>
          <table:table-cell office:value-type="float" office:value="574888" calcext:value-type="float">
            <text:p>574888</text:p>
          </table:table-cell>
          <table:table-cell office:value-type="float" office:value="0.227332" calcext:value-type="float">
            <text:p>0.227332</text:p>
          </table:table-cell>
          <table:table-cell office:value-type="float" office:value="0.220215" calcext:value-type="float">
            <text:p>0.220215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03" calcext:value-type="float">
            <text:p>1.03</text:p>
          </table:table-cell>
          <table:table-cell office:value-type="float" office:value="5806.09" calcext:value-type="float">
            <text:p>5806.09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5124" calcext:value-type="float">
            <text:p>35124</text:p>
          </table:table-cell>
          <table:table-cell office:value-type="float" office:value="1783622798" calcext:value-type="float">
            <text:p>1783622798</text:p>
          </table:table-cell>
          <table:table-cell office:value-type="float" office:value="2381859781" calcext:value-type="float">
            <text:p>2381859781</text:p>
          </table:table-cell>
          <table:table-cell office:value-type="float" office:value="23208" calcext:value-type="float">
            <text:p>23208</text:p>
          </table:table-cell>
          <table:table-cell office:value-type="float" office:value="3625922" calcext:value-type="float">
            <text:p>3625922</text:p>
          </table:table-cell>
          <table:table-cell office:value-type="float" office:value="3462720" calcext:value-type="float">
            <text:p>34627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836" calcext:value-type="float">
            <text:p>0.748836</text:p>
          </table:table-cell>
          <table:table-cell office:value-type="float" office:value="23208" calcext:value-type="float">
            <text:p>23208</text:p>
          </table:table-cell>
          <table:table-cell office:value-type="float" office:value="0.231134" calcext:value-type="float">
            <text:p>0.231134</text:p>
          </table:table-cell>
          <table:table-cell office:value-type="float" office:value="0.220731" calcext:value-type="float">
            <text:p>0.22073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05" calcext:value-type="float">
            <text:p>1.05</text:p>
          </table:table-cell>
          <table:table-cell office:value-type="float" office:value="98934.86" calcext:value-type="float">
            <text:p>98934.86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5120" calcext:value-type="float">
            <text:p>35120</text:p>
          </table:table-cell>
          <table:table-cell office:value-type="float" office:value="1716953583" calcext:value-type="float">
            <text:p>1716953583</text:p>
          </table:table-cell>
          <table:table-cell office:value-type="float" office:value="2301664797" calcext:value-type="float">
            <text:p>2301664797</text:p>
          </table:table-cell>
          <table:table-cell office:value-type="float" office:value="572866" calcext:value-type="float">
            <text:p>572866</text:p>
          </table:table-cell>
          <table:table-cell office:value-type="float" office:value="3466223" calcext:value-type="float">
            <text:p>3466223</text:p>
          </table:table-cell>
          <table:table-cell office:value-type="float" office:value="3340597" calcext:value-type="float">
            <text:p>3340597</text:p>
          </table:table-cell>
          <table:table-cell office:value-type="float" office:value="348" calcext:value-type="float">
            <text:p>3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962" calcext:value-type="float">
            <text:p>0.745962</text:p>
          </table:table-cell>
          <table:table-cell office:value-type="float" office:value="572866" calcext:value-type="float">
            <text:p>572866</text:p>
          </table:table-cell>
          <table:table-cell office:value-type="float" office:value="0.221175" calcext:value-type="float">
            <text:p>0.221175</text:p>
          </table:table-cell>
          <table:table-cell office:value-type="float" office:value="0.213159" calcext:value-type="float">
            <text:p>0.21315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4" calcext:value-type="float">
            <text:p>1.04</text:p>
          </table:table-cell>
          <table:table-cell office:value-type="float" office:value="9599.42" calcext:value-type="float">
            <text:p>9599.42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5120" calcext:value-type="float">
            <text:p>35120</text:p>
          </table:table-cell>
          <table:table-cell office:value-type="float" office:value="1722934947" calcext:value-type="float">
            <text:p>1722934947</text:p>
          </table:table-cell>
          <table:table-cell office:value-type="float" office:value="2301209839" calcext:value-type="float">
            <text:p>2301209839</text:p>
          </table:table-cell>
          <table:table-cell office:value-type="float" office:value="30690" calcext:value-type="float">
            <text:p>30690</text:p>
          </table:table-cell>
          <table:table-cell office:value-type="float" office:value="3444926" calcext:value-type="float">
            <text:p>3444926</text:p>
          </table:table-cell>
          <table:table-cell office:value-type="float" office:value="3341769" calcext:value-type="float">
            <text:p>3341769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708" calcext:value-type="float">
            <text:p>0.748708</text:p>
          </table:table-cell>
          <table:table-cell office:value-type="float" office:value="30690" calcext:value-type="float">
            <text:p>30690</text:p>
          </table:table-cell>
          <table:table-cell office:value-type="float" office:value="0.219816" calcext:value-type="float">
            <text:p>0.219816</text:p>
          </table:table-cell>
          <table:table-cell office:value-type="float" office:value="0.213234" calcext:value-type="float">
            <text:p>0.21323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03" calcext:value-type="float">
            <text:p>1.03</text:p>
          </table:table-cell>
          <table:table-cell office:value-type="float" office:value="6246.3" calcext:value-type="float">
            <text:p>6246.3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6127" calcext:value-type="float">
            <text:p>36127</text:p>
          </table:table-cell>
          <table:table-cell office:value-type="float" office:value="1898983242" calcext:value-type="float">
            <text:p>1898983242</text:p>
          </table:table-cell>
          <table:table-cell office:value-type="float" office:value="2541782739" calcext:value-type="float">
            <text:p>2541782739</text:p>
          </table:table-cell>
          <table:table-cell office:value-type="float" office:value="568637" calcext:value-type="float">
            <text:p>568637</text:p>
          </table:table-cell>
          <table:table-cell office:value-type="float" office:value="3811797" calcext:value-type="float">
            <text:p>3811797</text:p>
          </table:table-cell>
          <table:table-cell office:value-type="float" office:value="3689672" calcext:value-type="float">
            <text:p>3689672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07" calcext:value-type="float">
            <text:p>0.747107</text:p>
          </table:table-cell>
          <table:table-cell office:value-type="float" office:value="568637" calcext:value-type="float">
            <text:p>568637</text:p>
          </table:table-cell>
          <table:table-cell office:value-type="float" office:value="0.243225" calcext:value-type="float">
            <text:p>0.243225</text:p>
          </table:table-cell>
          <table:table-cell office:value-type="float" office:value="0.235433" calcext:value-type="float">
            <text:p>0.235433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3" calcext:value-type="float">
            <text:p>1.03</text:p>
          </table:table-cell>
          <table:table-cell office:value-type="float" office:value="21205.01" calcext:value-type="float">
            <text:p>21205.01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6129" calcext:value-type="float">
            <text:p>36129</text:p>
          </table:table-cell>
          <table:table-cell office:value-type="float" office:value="1899705687" calcext:value-type="float">
            <text:p>1899705687</text:p>
          </table:table-cell>
          <table:table-cell office:value-type="float" office:value="2541099741" calcext:value-type="float">
            <text:p>2541099741</text:p>
          </table:table-cell>
          <table:table-cell office:value-type="float" office:value="31056" calcext:value-type="float">
            <text:p>31056</text:p>
          </table:table-cell>
          <table:table-cell office:value-type="float" office:value="3810480" calcext:value-type="float">
            <text:p>3810480</text:p>
          </table:table-cell>
          <table:table-cell office:value-type="float" office:value="3686144" calcext:value-type="float">
            <text:p>3686144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592" calcext:value-type="float">
            <text:p>0.747592</text:p>
          </table:table-cell>
          <table:table-cell office:value-type="float" office:value="31056" calcext:value-type="float">
            <text:p>31056</text:p>
          </table:table-cell>
          <table:table-cell office:value-type="float" office:value="0.243141" calcext:value-type="float">
            <text:p>0.243141</text:p>
          </table:table-cell>
          <table:table-cell office:value-type="float" office:value="0.235208" calcext:value-type="float">
            <text:p>0.23520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.03" calcext:value-type="float">
            <text:p>1.03</text:p>
          </table:table-cell>
          <table:table-cell office:value-type="float" office:value="14984.33" calcext:value-type="float">
            <text:p>14984.33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6124" calcext:value-type="float">
            <text:p>36124</text:p>
          </table:table-cell>
          <table:table-cell office:value-type="float" office:value="1724468256" calcext:value-type="float">
            <text:p>1724468256</text:p>
          </table:table-cell>
          <table:table-cell office:value-type="float" office:value="2301373526" calcext:value-type="float">
            <text:p>2301373526</text:p>
          </table:table-cell>
          <table:table-cell office:value-type="float" office:value="576618" calcext:value-type="float">
            <text:p>576618</text:p>
          </table:table-cell>
          <table:table-cell office:value-type="float" office:value="3439731" calcext:value-type="float">
            <text:p>3439731</text:p>
          </table:table-cell>
          <table:table-cell office:value-type="float" office:value="3341398" calcext:value-type="float">
            <text:p>3341398</text:p>
          </table:table-cell>
          <table:table-cell office:value-type="float" office:value="508" calcext:value-type="float">
            <text:p>5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321" calcext:value-type="float">
            <text:p>0.749321</text:p>
          </table:table-cell>
          <table:table-cell office:value-type="float" office:value="576618" calcext:value-type="float">
            <text:p>576618</text:p>
          </table:table-cell>
          <table:table-cell office:value-type="float" office:value="0.219266" calcext:value-type="float">
            <text:p>0.219266</text:p>
          </table:table-cell>
          <table:table-cell office:value-type="float" office:value="0.212997" calcext:value-type="float">
            <text:p>0.212997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1.03" calcext:value-type="float">
            <text:p>1.03</text:p>
          </table:table-cell>
          <table:table-cell office:value-type="float" office:value="6577.56" calcext:value-type="float">
            <text:p>6577.56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6124" calcext:value-type="float">
            <text:p>36124</text:p>
          </table:table-cell>
          <table:table-cell office:value-type="float" office:value="1717054194" calcext:value-type="float">
            <text:p>1717054194</text:p>
          </table:table-cell>
          <table:table-cell office:value-type="float" office:value="2300892611" calcext:value-type="float">
            <text:p>2300892611</text:p>
          </table:table-cell>
          <table:table-cell office:value-type="float" office:value="30370" calcext:value-type="float">
            <text:p>30370</text:p>
          </table:table-cell>
          <table:table-cell office:value-type="float" office:value="3479988" calcext:value-type="float">
            <text:p>3479988</text:p>
          </table:table-cell>
          <table:table-cell office:value-type="float" office:value="3343829" calcext:value-type="float">
            <text:p>3343829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256" calcext:value-type="float">
            <text:p>0.746256</text:p>
          </table:table-cell>
          <table:table-cell office:value-type="float" office:value="30370" calcext:value-type="float">
            <text:p>30370</text:p>
          </table:table-cell>
          <table:table-cell office:value-type="float" office:value="0.221832" calcext:value-type="float">
            <text:p>0.221832</text:p>
          </table:table-cell>
          <table:table-cell office:value-type="float" office:value="0.213152" calcext:value-type="float">
            <text:p>0.213152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4" calcext:value-type="float">
            <text:p>1.04</text:p>
          </table:table-cell>
          <table:table-cell office:value-type="float" office:value="9805.95" calcext:value-type="float">
            <text:p>9805.95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6124" calcext:value-type="float">
            <text:p>36124</text:p>
          </table:table-cell>
          <table:table-cell office:value-type="float" office:value="1718799329" calcext:value-type="float">
            <text:p>1718799329</text:p>
          </table:table-cell>
          <table:table-cell office:value-type="float" office:value="2301908086" calcext:value-type="float">
            <text:p>2301908086</text:p>
          </table:table-cell>
          <table:table-cell office:value-type="float" office:value="576737" calcext:value-type="float">
            <text:p>576737</text:p>
          </table:table-cell>
          <table:table-cell office:value-type="float" office:value="3452860" calcext:value-type="float">
            <text:p>3452860</text:p>
          </table:table-cell>
          <table:table-cell office:value-type="float" office:value="3340757" calcext:value-type="float">
            <text:p>3340757</text:p>
          </table:table-cell>
          <table:table-cell office:value-type="float" office:value="734" calcext:value-type="float">
            <text:p>73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85" calcext:value-type="float">
            <text:p>0.746685</text:p>
          </table:table-cell>
          <table:table-cell office:value-type="float" office:value="576737" calcext:value-type="float">
            <text:p>576737</text:p>
          </table:table-cell>
          <table:table-cell office:value-type="float" office:value="0.220322" calcext:value-type="float">
            <text:p>0.220322</text:p>
          </table:table-cell>
          <table:table-cell office:value-type="float" office:value="0.213169" calcext:value-type="float">
            <text:p>0.213169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1.03" calcext:value-type="float">
            <text:p>1.03</text:p>
          </table:table-cell>
          <table:table-cell office:value-type="float" office:value="4551.44" calcext:value-type="float">
            <text:p>4551.44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6127" calcext:value-type="float">
            <text:p>36127</text:p>
          </table:table-cell>
          <table:table-cell office:value-type="float" office:value="1724715504" calcext:value-type="float">
            <text:p>1724715504</text:p>
          </table:table-cell>
          <table:table-cell office:value-type="float" office:value="2300872735" calcext:value-type="float">
            <text:p>2300872735</text:p>
          </table:table-cell>
          <table:table-cell office:value-type="float" office:value="21955" calcext:value-type="float">
            <text:p>21955</text:p>
          </table:table-cell>
          <table:table-cell office:value-type="float" office:value="3503879" calcext:value-type="float">
            <text:p>3503879</text:p>
          </table:table-cell>
          <table:table-cell office:value-type="float" office:value="3348466" calcext:value-type="float">
            <text:p>3348466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592" calcext:value-type="float">
            <text:p>0.749592</text:p>
          </table:table-cell>
          <table:table-cell office:value-type="float" office:value="21955" calcext:value-type="float">
            <text:p>21955</text:p>
          </table:table-cell>
          <table:table-cell office:value-type="float" office:value="0.223578" calcext:value-type="float">
            <text:p>0.223578</text:p>
          </table:table-cell>
          <table:table-cell office:value-type="float" office:value="0.213661" calcext:value-type="float">
            <text:p>0.21366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5" calcext:value-type="float">
            <text:p>1.05</text:p>
          </table:table-cell>
          <table:table-cell office:value-type="float" office:value="18706.51" calcext:value-type="float">
            <text:p>18706.51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6124" calcext:value-type="float">
            <text:p>36124</text:p>
          </table:table-cell>
          <table:table-cell office:value-type="float" office:value="1780878422" calcext:value-type="float">
            <text:p>1780878422</text:p>
          </table:table-cell>
          <table:table-cell office:value-type="float" office:value="2383348587" calcext:value-type="float">
            <text:p>2383348587</text:p>
          </table:table-cell>
          <table:table-cell office:value-type="float" office:value="572083" calcext:value-type="float">
            <text:p>572083</text:p>
          </table:table-cell>
          <table:table-cell office:value-type="float" office:value="3590366" calcext:value-type="float">
            <text:p>3590366</text:p>
          </table:table-cell>
          <table:table-cell office:value-type="float" office:value="3456681" calcext:value-type="float">
            <text:p>3456681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217" calcext:value-type="float">
            <text:p>0.747217</text:p>
          </table:table-cell>
          <table:table-cell office:value-type="float" office:value="572083" calcext:value-type="float">
            <text:p>572083</text:p>
          </table:table-cell>
          <table:table-cell office:value-type="float" office:value="0.228868" calcext:value-type="float">
            <text:p>0.228868</text:p>
          </table:table-cell>
          <table:table-cell office:value-type="float" office:value="0.220346" calcext:value-type="float">
            <text:p>0.22034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.04" calcext:value-type="float">
            <text:p>1.04</text:p>
          </table:table-cell>
          <table:table-cell office:value-type="float" office:value="44891.96" calcext:value-type="float">
            <text:p>44891.96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6124" calcext:value-type="float">
            <text:p>36124</text:p>
          </table:table-cell>
          <table:table-cell office:value-type="float" office:value="1779347995" calcext:value-type="float">
            <text:p>1779347995</text:p>
          </table:table-cell>
          <table:table-cell office:value-type="float" office:value="2382898475" calcext:value-type="float">
            <text:p>2382898475</text:p>
          </table:table-cell>
          <table:table-cell office:value-type="float" office:value="31428" calcext:value-type="float">
            <text:p>31428</text:p>
          </table:table-cell>
          <table:table-cell office:value-type="float" office:value="3568299" calcext:value-type="float">
            <text:p>3568299</text:p>
          </table:table-cell>
          <table:table-cell office:value-type="float" office:value="3462484" calcext:value-type="float">
            <text:p>3462484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716" calcext:value-type="float">
            <text:p>0.746716</text:p>
          </table:table-cell>
          <table:table-cell office:value-type="float" office:value="31428" calcext:value-type="float">
            <text:p>31428</text:p>
          </table:table-cell>
          <table:table-cell office:value-type="float" office:value="0.227461" calcext:value-type="float">
            <text:p>0.227461</text:p>
          </table:table-cell>
          <table:table-cell office:value-type="float" office:value="0.220716" calcext:value-type="float">
            <text:p>0.22071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03" calcext:value-type="float">
            <text:p>1.03</text:p>
          </table:table-cell>
          <table:table-cell office:value-type="float" office:value="7183.58" calcext:value-type="float">
            <text:p>7183.58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7131" calcext:value-type="float">
            <text:p>37131</text:p>
          </table:table-cell>
          <table:table-cell office:value-type="float" office:value="1914999953" calcext:value-type="float">
            <text:p>1914999953</text:p>
          </table:table-cell>
          <table:table-cell office:value-type="float" office:value="2557758230" calcext:value-type="float">
            <text:p>2557758230</text:p>
          </table:table-cell>
          <table:table-cell office:value-type="float" office:value="569338" calcext:value-type="float">
            <text:p>569338</text:p>
          </table:table-cell>
          <table:table-cell office:value-type="float" office:value="3833492" calcext:value-type="float">
            <text:p>3833492</text:p>
          </table:table-cell>
          <table:table-cell office:value-type="float" office:value="3711497" calcext:value-type="float">
            <text:p>3711497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569338" calcext:value-type="float">
            <text:p>569338</text:p>
          </table:table-cell>
          <table:table-cell office:value-type="float" office:value="0.244366" calcext:value-type="float">
            <text:p>0.244366</text:p>
          </table:table-cell>
          <table:table-cell office:value-type="float" office:value="0.236589" calcext:value-type="float">
            <text:p>0.23658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03" calcext:value-type="float">
            <text:p>1.03</text:p>
          </table:table-cell>
          <table:table-cell office:value-type="float" office:value="18465.16" calcext:value-type="float">
            <text:p>18465.16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7133" calcext:value-type="float">
            <text:p>37133</text:p>
          </table:table-cell>
          <table:table-cell office:value-type="float" office:value="1906822882" calcext:value-type="float">
            <text:p>1906822882</text:p>
          </table:table-cell>
          <table:table-cell office:value-type="float" office:value="2556835733" calcext:value-type="float">
            <text:p>2556835733</text:p>
          </table:table-cell>
          <table:table-cell office:value-type="float" office:value="31004" calcext:value-type="float">
            <text:p>31004</text:p>
          </table:table-cell>
          <table:table-cell office:value-type="float" office:value="3835291" calcext:value-type="float">
            <text:p>3835291</text:p>
          </table:table-cell>
          <table:table-cell office:value-type="float" office:value="3709458" calcext:value-type="float">
            <text:p>370945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774" calcext:value-type="float">
            <text:p>0.745774</text:p>
          </table:table-cell>
          <table:table-cell office:value-type="float" office:value="31004" calcext:value-type="float">
            <text:p>31004</text:p>
          </table:table-cell>
          <table:table-cell office:value-type="float" office:value="0.244481" calcext:value-type="float">
            <text:p>0.244481</text:p>
          </table:table-cell>
          <table:table-cell office:value-type="float" office:value="0.236459" calcext:value-type="float">
            <text:p>0.236459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03" calcext:value-type="float">
            <text:p>1.03</text:p>
          </table:table-cell>
          <table:table-cell office:value-type="float" office:value="15328.34" calcext:value-type="float">
            <text:p>15328.34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7127" calcext:value-type="float">
            <text:p>37127</text:p>
          </table:table-cell>
          <table:table-cell office:value-type="float" office:value="1718705514" calcext:value-type="float">
            <text:p>1718705514</text:p>
          </table:table-cell>
          <table:table-cell office:value-type="float" office:value="2301206057" calcext:value-type="float">
            <text:p>2301206057</text:p>
          </table:table-cell>
          <table:table-cell office:value-type="float" office:value="576309" calcext:value-type="float">
            <text:p>576309</text:p>
          </table:table-cell>
          <table:table-cell office:value-type="float" office:value="3439545" calcext:value-type="float">
            <text:p>3439545</text:p>
          </table:table-cell>
          <table:table-cell office:value-type="float" office:value="3342136" calcext:value-type="float">
            <text:p>3342136</text:p>
          </table:table-cell>
          <table:table-cell office:value-type="float" office:value="389" calcext:value-type="float">
            <text:p>3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72" calcext:value-type="float">
            <text:p>0.746872</text:p>
          </table:table-cell>
          <table:table-cell office:value-type="float" office:value="576309" calcext:value-type="float">
            <text:p>576309</text:p>
          </table:table-cell>
          <table:table-cell office:value-type="float" office:value="0.219472" calcext:value-type="float">
            <text:p>0.219472</text:p>
          </table:table-cell>
          <table:table-cell office:value-type="float" office:value="0.213257" calcext:value-type="float">
            <text:p>0.213257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.03" calcext:value-type="float">
            <text:p>1.03</text:p>
          </table:table-cell>
          <table:table-cell office:value-type="float" office:value="8591.61" calcext:value-type="float">
            <text:p>8591.61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7127" calcext:value-type="float">
            <text:p>37127</text:p>
          </table:table-cell>
          <table:table-cell office:value-type="float" office:value="1722527022" calcext:value-type="float">
            <text:p>1722527022</text:p>
          </table:table-cell>
          <table:table-cell office:value-type="float" office:value="2300797256" calcext:value-type="float">
            <text:p>2300797256</text:p>
          </table:table-cell>
          <table:table-cell office:value-type="float" office:value="30404" calcext:value-type="float">
            <text:p>30404</text:p>
          </table:table-cell>
          <table:table-cell office:value-type="float" office:value="3474362" calcext:value-type="float">
            <text:p>3474362</text:p>
          </table:table-cell>
          <table:table-cell office:value-type="float" office:value="3343049" calcext:value-type="float">
            <text:p>3343049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665" calcext:value-type="float">
            <text:p>0.748665</text:p>
          </table:table-cell>
          <table:table-cell office:value-type="float" office:value="30404" calcext:value-type="float">
            <text:p>30404</text:p>
          </table:table-cell>
          <table:table-cell office:value-type="float" office:value="0.221694" calcext:value-type="float">
            <text:p>0.221694</text:p>
          </table:table-cell>
          <table:table-cell office:value-type="float" office:value="0.213315" calcext:value-type="float">
            <text:p>0.213315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.04" calcext:value-type="float">
            <text:p>1.04</text:p>
          </table:table-cell>
          <table:table-cell office:value-type="float" office:value="9890.68" calcext:value-type="float">
            <text:p>9890.68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7128" calcext:value-type="float">
            <text:p>37128</text:p>
          </table:table-cell>
          <table:table-cell office:value-type="float" office:value="1719738094" calcext:value-type="float">
            <text:p>1719738094</text:p>
          </table:table-cell>
          <table:table-cell office:value-type="float" office:value="2301644321" calcext:value-type="float">
            <text:p>2301644321</text:p>
          </table:table-cell>
          <table:table-cell office:value-type="float" office:value="573407" calcext:value-type="float">
            <text:p>573407</text:p>
          </table:table-cell>
          <table:table-cell office:value-type="float" office:value="3448709" calcext:value-type="float">
            <text:p>3448709</text:p>
          </table:table-cell>
          <table:table-cell office:value-type="float" office:value="3339586" calcext:value-type="float">
            <text:p>3339586</text:p>
          </table:table-cell>
          <table:table-cell office:value-type="float" office:value="575" calcext:value-type="float">
            <text:p>5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78" calcext:value-type="float">
            <text:p>0.747178</text:p>
          </table:table-cell>
          <table:table-cell office:value-type="float" office:value="573407" calcext:value-type="float">
            <text:p>573407</text:p>
          </table:table-cell>
          <table:table-cell office:value-type="float" office:value="0.219838" calcext:value-type="float">
            <text:p>0.219838</text:p>
          </table:table-cell>
          <table:table-cell office:value-type="float" office:value="0.212882" calcext:value-type="float">
            <text:p>0.212882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03" calcext:value-type="float">
            <text:p>1.03</text:p>
          </table:table-cell>
          <table:table-cell office:value-type="float" office:value="5807.98" calcext:value-type="float">
            <text:p>5807.98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7131" calcext:value-type="float">
            <text:p>37131</text:p>
          </table:table-cell>
          <table:table-cell office:value-type="float" office:value="1720972040" calcext:value-type="float">
            <text:p>1720972040</text:p>
          </table:table-cell>
          <table:table-cell office:value-type="float" office:value="2300997061" calcext:value-type="float">
            <text:p>2300997061</text:p>
          </table:table-cell>
          <table:table-cell office:value-type="float" office:value="22852" calcext:value-type="float">
            <text:p>22852</text:p>
          </table:table-cell>
          <table:table-cell office:value-type="float" office:value="3509719" calcext:value-type="float">
            <text:p>3509719</text:p>
          </table:table-cell>
          <table:table-cell office:value-type="float" office:value="3348260" calcext:value-type="float">
            <text:p>334826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924" calcext:value-type="float">
            <text:p>0.747924</text:p>
          </table:table-cell>
          <table:table-cell office:value-type="float" office:value="22852" calcext:value-type="float">
            <text:p>22852</text:p>
          </table:table-cell>
          <table:table-cell office:value-type="float" office:value="0.223727" calcext:value-type="float">
            <text:p>0.223727</text:p>
          </table:table-cell>
          <table:table-cell office:value-type="float" office:value="0.213435" calcext:value-type="float">
            <text:p>0.2134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1.05" calcext:value-type="float">
            <text:p>1.05</text:p>
          </table:table-cell>
          <table:table-cell office:value-type="float" office:value="17259.07" calcext:value-type="float">
            <text:p>17259.07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7127" calcext:value-type="float">
            <text:p>37127</text:p>
          </table:table-cell>
          <table:table-cell office:value-type="float" office:value="1735325858" calcext:value-type="float">
            <text:p>1735325858</text:p>
          </table:table-cell>
          <table:table-cell office:value-type="float" office:value="2325703146" calcext:value-type="float">
            <text:p>2325703146</text:p>
          </table:table-cell>
          <table:table-cell office:value-type="float" office:value="297758" calcext:value-type="float">
            <text:p>297758</text:p>
          </table:table-cell>
          <table:table-cell office:value-type="float" office:value="3503639" calcext:value-type="float">
            <text:p>3503639</text:p>
          </table:table-cell>
          <table:table-cell office:value-type="float" office:value="3376292" calcext:value-type="float">
            <text:p>3376292</text:p>
          </table:table-cell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151" calcext:value-type="float">
            <text:p>0.746151</text:p>
          </table:table-cell>
          <table:table-cell office:value-type="float" office:value="297758" calcext:value-type="float">
            <text:p>297758</text:p>
          </table:table-cell>
          <table:table-cell office:value-type="float" office:value="0.223562" calcext:value-type="float">
            <text:p>0.223562</text:p>
          </table:table-cell>
          <table:table-cell office:value-type="float" office:value="0.215436" calcext:value-type="float">
            <text:p>0.21543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4" calcext:value-type="float">
            <text:p>1.04</text:p>
          </table:table-cell>
          <table:table-cell office:value-type="float" office:value="11682.67" calcext:value-type="float">
            <text:p>11682.67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7127" calcext:value-type="float">
            <text:p>37127</text:p>
          </table:table-cell>
          <table:table-cell office:value-type="float" office:value="1735217908" calcext:value-type="float">
            <text:p>1735217908</text:p>
          </table:table-cell>
          <table:table-cell office:value-type="float" office:value="2325367016" calcext:value-type="float">
            <text:p>2325367016</text:p>
          </table:table-cell>
          <table:table-cell office:value-type="float" office:value="30294" calcext:value-type="float">
            <text:p>30294</text:p>
          </table:table-cell>
          <table:table-cell office:value-type="float" office:value="3481794" calcext:value-type="float">
            <text:p>3481794</text:p>
          </table:table-cell>
          <table:table-cell office:value-type="float" office:value="3378628" calcext:value-type="float">
            <text:p>3378628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30294" calcext:value-type="float">
            <text:p>30294</text:p>
          </table:table-cell>
          <table:table-cell office:value-type="float" office:value="0.222168" calcext:value-type="float">
            <text:p>0.222168</text:p>
          </table:table-cell>
          <table:table-cell office:value-type="float" office:value="0.215585" calcext:value-type="float">
            <text:p>0.215585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03" calcext:value-type="float">
            <text:p>1.03</text:p>
          </table:table-cell>
          <table:table-cell office:value-type="float" office:value="8867.79" calcext:value-type="float">
            <text:p>8867.79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8134" calcext:value-type="float">
            <text:p>38134</text:p>
          </table:table-cell>
          <table:table-cell office:value-type="float" office:value="1924053970" calcext:value-type="float">
            <text:p>1924053970</text:p>
          </table:table-cell>
          <table:table-cell office:value-type="float" office:value="2575266541" calcext:value-type="float">
            <text:p>2575266541</text:p>
          </table:table-cell>
          <table:table-cell office:value-type="float" office:value="69186" calcext:value-type="float">
            <text:p>69186</text:p>
          </table:table-cell>
          <table:table-cell office:value-type="float" office:value="3861183" calcext:value-type="float">
            <text:p>3861183</text:p>
          </table:table-cell>
          <table:table-cell office:value-type="float" office:value="3737253" calcext:value-type="float">
            <text:p>3737253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28" calcext:value-type="float">
            <text:p>0.747128</text:p>
          </table:table-cell>
          <table:table-cell office:value-type="float" office:value="69186" calcext:value-type="float">
            <text:p>69186</text:p>
          </table:table-cell>
          <table:table-cell office:value-type="float" office:value="0.246377" calcext:value-type="float">
            <text:p>0.246377</text:p>
          </table:table-cell>
          <table:table-cell office:value-type="float" office:value="0.238469" calcext:value-type="float">
            <text:p>0.23846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1.03" calcext:value-type="float">
            <text:p>1.03</text:p>
          </table:table-cell>
          <table:table-cell office:value-type="float" office:value="21114.42" calcext:value-type="float">
            <text:p>21114.42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8136" calcext:value-type="float">
            <text:p>38136</text:p>
          </table:table-cell>
          <table:table-cell office:value-type="float" office:value="1922340977" calcext:value-type="float">
            <text:p>1922340977</text:p>
          </table:table-cell>
          <table:table-cell office:value-type="float" office:value="2574088961" calcext:value-type="float">
            <text:p>2574088961</text:p>
          </table:table-cell>
          <table:table-cell office:value-type="float" office:value="31539" calcext:value-type="float">
            <text:p>31539</text:p>
          </table:table-cell>
          <table:table-cell office:value-type="float" office:value="3859591" calcext:value-type="float">
            <text:p>3859591</text:p>
          </table:table-cell>
          <table:table-cell office:value-type="float" office:value="3734102" calcext:value-type="float">
            <text:p>3734102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04" calcext:value-type="float">
            <text:p>0.746804</text:p>
          </table:table-cell>
          <table:table-cell office:value-type="float" office:value="31539" calcext:value-type="float">
            <text:p>31539</text:p>
          </table:table-cell>
          <table:table-cell office:value-type="float" office:value="0.246275" calcext:value-type="float">
            <text:p>0.246275</text:p>
          </table:table-cell>
          <table:table-cell office:value-type="float" office:value="0.238268" calcext:value-type="float">
            <text:p>0.238268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03" calcext:value-type="float">
            <text:p>1.03</text:p>
          </table:table-cell>
          <table:table-cell office:value-type="float" office:value="15689.5" calcext:value-type="float">
            <text:p>15689.5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8131" calcext:value-type="float">
            <text:p>38131</text:p>
          </table:table-cell>
          <table:table-cell office:value-type="float" office:value="1743273893" calcext:value-type="float">
            <text:p>1743273893</text:p>
          </table:table-cell>
          <table:table-cell office:value-type="float" office:value="2331104826" calcext:value-type="float">
            <text:p>2331104826</text:p>
          </table:table-cell>
          <table:table-cell office:value-type="float" office:value="30170" calcext:value-type="float">
            <text:p>30170</text:p>
          </table:table-cell>
          <table:table-cell office:value-type="float" office:value="3482325" calcext:value-type="float">
            <text:p>3482325</text:p>
          </table:table-cell>
          <table:table-cell office:value-type="float" office:value="3383157" calcext:value-type="float">
            <text:p>3383157</text:p>
          </table:table-cell>
          <table:table-cell office:value-type="float" office:value="291" calcext:value-type="float">
            <text:p>2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32" calcext:value-type="float">
            <text:p>0.747832</text:p>
          </table:table-cell>
          <table:table-cell office:value-type="float" office:value="30170" calcext:value-type="float">
            <text:p>30170</text:p>
          </table:table-cell>
          <table:table-cell office:value-type="float" office:value="0.221981" calcext:value-type="float">
            <text:p>0.221981</text:p>
          </table:table-cell>
          <table:table-cell office:value-type="float" office:value="0.215659" calcext:value-type="float">
            <text:p>0.21565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03" calcext:value-type="float">
            <text:p>1.03</text:p>
          </table:table-cell>
          <table:table-cell office:value-type="float" office:value="11625.97" calcext:value-type="float">
            <text:p>11625.97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8131" calcext:value-type="float">
            <text:p>38131</text:p>
          </table:table-cell>
          <table:table-cell office:value-type="float" office:value="1741574274" calcext:value-type="float">
            <text:p>1741574274</text:p>
          </table:table-cell>
          <table:table-cell office:value-type="float" office:value="2330045162" calcext:value-type="float">
            <text:p>2330045162</text:p>
          </table:table-cell>
          <table:table-cell office:value-type="float" office:value="31096" calcext:value-type="float">
            <text:p>31096</text:p>
          </table:table-cell>
          <table:table-cell office:value-type="float" office:value="3521135" calcext:value-type="float">
            <text:p>3521135</text:p>
          </table:table-cell>
          <table:table-cell office:value-type="float" office:value="3386850" calcext:value-type="float">
            <text:p>338685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442" calcext:value-type="float">
            <text:p>0.747442</text:p>
          </table:table-cell>
          <table:table-cell office:value-type="float" office:value="31096" calcext:value-type="float">
            <text:p>31096</text:p>
          </table:table-cell>
          <table:table-cell office:value-type="float" office:value="0.224455" calcext:value-type="float">
            <text:p>0.224455</text:p>
          </table:table-cell>
          <table:table-cell office:value-type="float" office:value="0.215895" calcext:value-type="float">
            <text:p>0.215895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.04" calcext:value-type="float">
            <text:p>1.04</text:p>
          </table:table-cell>
          <table:table-cell office:value-type="float" office:value="10485.6" calcext:value-type="float">
            <text:p>10485.6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8131" calcext:value-type="float">
            <text:p>38131</text:p>
          </table:table-cell>
          <table:table-cell office:value-type="float" office:value="1777163198" calcext:value-type="float">
            <text:p>1777163198</text:p>
          </table:table-cell>
          <table:table-cell office:value-type="float" office:value="2381416895" calcext:value-type="float">
            <text:p>2381416895</text:p>
          </table:table-cell>
          <table:table-cell office:value-type="float" office:value="31035" calcext:value-type="float">
            <text:p>31035</text:p>
          </table:table-cell>
          <table:table-cell office:value-type="float" office:value="3568318" calcext:value-type="float">
            <text:p>3568318</text:p>
          </table:table-cell>
          <table:table-cell office:value-type="float" office:value="3455825" calcext:value-type="float">
            <text:p>3455825</text:p>
          </table:table-cell>
          <table:table-cell office:value-type="float" office:value="622" calcext:value-type="float">
            <text:p>6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263" calcext:value-type="float">
            <text:p>0.746263</text:p>
          </table:table-cell>
          <table:table-cell office:value-type="float" office:value="31035" calcext:value-type="float">
            <text:p>31035</text:p>
          </table:table-cell>
          <table:table-cell office:value-type="float" office:value="0.227689" calcext:value-type="float">
            <text:p>0.227689</text:p>
          </table:table-cell>
          <table:table-cell office:value-type="float" office:value="0.220511" calcext:value-type="float">
            <text:p>0.22051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1.03" calcext:value-type="float">
            <text:p>1.03</text:p>
          </table:table-cell>
          <table:table-cell office:value-type="float" office:value="5555.99" calcext:value-type="float">
            <text:p>5555.99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8134" calcext:value-type="float">
            <text:p>38134</text:p>
          </table:table-cell>
          <table:table-cell office:value-type="float" office:value="1784245313" calcext:value-type="float">
            <text:p>1784245313</text:p>
          </table:table-cell>
          <table:table-cell office:value-type="float" office:value="2381222092" calcext:value-type="float">
            <text:p>2381222092</text:p>
          </table:table-cell>
          <table:table-cell office:value-type="float" office:value="23626" calcext:value-type="float">
            <text:p>23626</text:p>
          </table:table-cell>
          <table:table-cell office:value-type="float" office:value="3628971" calcext:value-type="float">
            <text:p>3628971</text:p>
          </table:table-cell>
          <table:table-cell office:value-type="float" office:value="3462078" calcext:value-type="float">
            <text:p>346207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298" calcext:value-type="float">
            <text:p>0.749298</text:p>
          </table:table-cell>
          <table:table-cell office:value-type="float" office:value="23626" calcext:value-type="float">
            <text:p>23626</text:p>
          </table:table-cell>
          <table:table-cell office:value-type="float" office:value="0.231559" calcext:value-type="float">
            <text:p>0.231559</text:p>
          </table:table-cell>
          <table:table-cell office:value-type="float" office:value="0.22091" calcext:value-type="float">
            <text:p>0.2209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05" calcext:value-type="float">
            <text:p>1.05</text:p>
          </table:table-cell>
          <table:table-cell office:value-type="float" office:value="17224.27" calcext:value-type="float">
            <text:p>17224.27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8131" calcext:value-type="float">
            <text:p>38131</text:p>
          </table:table-cell>
          <table:table-cell office:value-type="float" office:value="1721093120" calcext:value-type="float">
            <text:p>1721093120</text:p>
          </table:table-cell>
          <table:table-cell office:value-type="float" office:value="2301423689" calcext:value-type="float">
            <text:p>2301423689</text:p>
          </table:table-cell>
          <table:table-cell office:value-type="float" office:value="29437" calcext:value-type="float">
            <text:p>29437</text:p>
          </table:table-cell>
          <table:table-cell office:value-type="float" office:value="3464473" calcext:value-type="float">
            <text:p>3464473</text:p>
          </table:table-cell>
          <table:table-cell office:value-type="float" office:value="3339571" calcext:value-type="float">
            <text:p>3339571</text:p>
          </table:table-cell>
          <table:table-cell office:value-type="float" office:value="290" calcext:value-type="float">
            <text:p>29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38" calcext:value-type="float">
            <text:p>0.747838</text:p>
          </table:table-cell>
          <table:table-cell office:value-type="float" office:value="29437" calcext:value-type="float">
            <text:p>29437</text:p>
          </table:table-cell>
          <table:table-cell office:value-type="float" office:value="0.220843" calcext:value-type="float">
            <text:p>0.220843</text:p>
          </table:table-cell>
          <table:table-cell office:value-type="float" office:value="0.212881" calcext:value-type="float">
            <text:p>0.21288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1.04" calcext:value-type="float">
            <text:p>1.04</text:p>
          </table:table-cell>
          <table:table-cell office:value-type="float" office:value="11515.76" calcext:value-type="float">
            <text:p>11515.76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8131" calcext:value-type="float">
            <text:p>38131</text:p>
          </table:table-cell>
          <table:table-cell office:value-type="float" office:value="1723040653" calcext:value-type="float">
            <text:p>1723040653</text:p>
          </table:table-cell>
          <table:table-cell office:value-type="float" office:value="2300876008" calcext:value-type="float">
            <text:p>2300876008</text:p>
          </table:table-cell>
          <table:table-cell office:value-type="float" office:value="29857" calcext:value-type="float">
            <text:p>29857</text:p>
          </table:table-cell>
          <table:table-cell office:value-type="float" office:value="3444255" calcext:value-type="float">
            <text:p>3444255</text:p>
          </table:table-cell>
          <table:table-cell office:value-type="float" office:value="3341436" calcext:value-type="float">
            <text:p>3341436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863" calcext:value-type="float">
            <text:p>0.748863</text:p>
          </table:table-cell>
          <table:table-cell office:value-type="float" office:value="29857" calcext:value-type="float">
            <text:p>29857</text:p>
          </table:table-cell>
          <table:table-cell office:value-type="float" office:value="0.219554" calcext:value-type="float">
            <text:p>0.219554</text:p>
          </table:table-cell>
          <table:table-cell office:value-type="float" office:value="0.213" calcext:value-type="float">
            <text:p>0.213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1.03" calcext:value-type="float">
            <text:p>1.03</text:p>
          </table:table-cell>
          <table:table-cell office:value-type="float" office:value="4842.66" calcext:value-type="float">
            <text:p>4842.66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8283" calcext:value-type="float">
            <text:p>38283</text:p>
          </table:table-cell>
          <table:table-cell office:value-type="float" office:value="229370229" calcext:value-type="float">
            <text:p>229370229</text:p>
          </table:table-cell>
          <table:table-cell office:value-type="float" office:value="305841684" calcext:value-type="float">
            <text:p>305841684</text:p>
          </table:table-cell>
          <table:table-cell office:value-type="float" office:value="10795" calcext:value-type="float">
            <text:p>10795</text:p>
          </table:table-cell>
          <table:table-cell office:value-type="float" office:value="458356" calcext:value-type="float">
            <text:p>458356</text:p>
          </table:table-cell>
          <table:table-cell office:value-type="float" office:value="445503" calcext:value-type="float">
            <text:p>445503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964" calcext:value-type="float">
            <text:p>0.749964</text:p>
          </table:table-cell>
          <table:table-cell office:value-type="float" office:value="10795" calcext:value-type="float">
            <text:p>10795</text:p>
          </table:table-cell>
          <table:table-cell office:value-type="float" office:value="0.199556" calcext:value-type="float">
            <text:p>0.199556</text:p>
          </table:table-cell>
          <table:table-cell office:value-type="float" office:value="0.19396" calcext:value-type="float">
            <text:p>0.19396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1.03" calcext:value-type="float">
            <text:p>1.03</text:p>
          </table:table-cell>
          <table:table-cell office:value-type="float" office:value="870.12" calcext:value-type="float">
            <text:p>870.12</text:p>
          </table:table-cell>
        </table:table-row>
        <table:table-row table:style-name="ro1">
          <table:table-cell office:value-type="float" office:value="18272" calcext:value-type="float">
            <text:p>18272</text:p>
          </table:table-cell>
          <table:table-cell office:value-type="float" office:value="38281" calcext:value-type="float">
            <text:p>38281</text:p>
          </table:table-cell>
          <table:table-cell office:value-type="float" office:value="116189156" calcext:value-type="float">
            <text:p>116189156</text:p>
          </table:table-cell>
          <table:table-cell office:value-type="float" office:value="150575293" calcext:value-type="float">
            <text:p>150575293</text:p>
          </table:table-cell>
          <table:table-cell office:value-type="float" office:value="50687" calcext:value-type="float">
            <text:p>50687</text:p>
          </table:table-cell>
          <table:table-cell office:value-type="float" office:value="226549" calcext:value-type="float">
            <text:p>226549</text:p>
          </table:table-cell>
          <table:table-cell office:value-type="float" office:value="220235" calcext:value-type="float">
            <text:p>220235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1635" calcext:value-type="float">
            <text:p>0.771635</text:p>
          </table:table-cell>
          <table:table-cell office:value-type="float" office:value="50687" calcext:value-type="float">
            <text:p>50687</text:p>
          </table:table-cell>
          <table:table-cell office:value-type="float" office:value="0.098634" calcext:value-type="float">
            <text:p>0.098634</text:p>
          </table:table-cell>
          <table:table-cell office:value-type="float" office:value="0.095885" calcext:value-type="float">
            <text:p>0.09588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1.03" calcext:value-type="float">
            <text:p>1.03</text:p>
          </table:table-cell>
          <table:table-cell office:value-type="float" office:value="575.03" calcext:value-type="float">
            <text:p>575.03</text:p>
          </table:table-cell>
        </table:table-row>
        <table:table-row table:style-name="ro1">
          <table:table-cell office:value-type="float" office:value="18270" calcext:value-type="float">
            <text:p>18270</text:p>
          </table:table-cell>
          <table:table-cell office:value-type="float" office:value="38302" calcext:value-type="float">
            <text:p>38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2" calcext:value-type="float">
            <text:p>656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6562" calcext:value-type="float">
            <text:p>6562</text:p>
          </table:table-cell>
          <table:table-cell table:number-columns-repeated="2" office:value-type="float" office:value="0.000115" calcext:value-type="float">
            <text:p>0.00011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8133" calcext:value-type="float">
            <text:p>38133</text:p>
          </table:table-cell>
          <table:table-cell office:value-type="float" office:value="1263225" calcext:value-type="float">
            <text:p>1263225</text:p>
          </table:table-cell>
          <table:table-cell office:value-type="float" office:value="1167219" calcext:value-type="float">
            <text:p>1167219</text:p>
          </table:table-cell>
          <table:table-cell office:value-type="float" office:value="20" calcext:value-type="float">
            <text:p>20</text:p>
          </table:table-cell>
          <table:table-cell office:value-type="float" office:value="1830" calcext:value-type="float">
            <text:p>1830</text:p>
          </table:table-cell>
          <table:table-cell office:value-type="float" office:value="1607" calcext:value-type="float">
            <text:p>160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82252" calcext:value-type="float">
            <text:p>1.082252</text:p>
          </table:table-cell>
          <table:table-cell office:value-type="float" office:value="20" calcext:value-type="float">
            <text:p>20</text:p>
          </table:table-cell>
          <table:table-cell office:value-type="float" office:value="0.05856" calcext:value-type="float">
            <text:p>0.05856</text:p>
          </table:table-cell>
          <table:table-cell office:value-type="float" office:value="0.051424" calcext:value-type="float">
            <text:p>0.051424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1.14" calcext:value-type="float">
            <text:p>1.14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8133" calcext:value-type="float">
            <text:p>38133</text:p>
          </table:table-cell>
          <table:table-cell office:value-type="float" office:value="764956" calcext:value-type="float">
            <text:p>764956</text:p>
          </table:table-cell>
          <table:table-cell office:value-type="float" office:value="707740" calcext:value-type="float">
            <text:p>707740</text:p>
          </table:table-cell>
          <table:table-cell office:value-type="float" office:value="4" calcext:value-type="float">
            <text:p>4</text:p>
          </table:table-cell>
          <table:table-cell office:value-type="float" office:value="1139" calcext:value-type="float">
            <text:p>1139</text:p>
          </table:table-cell>
          <table:table-cell office:value-type="float" office:value="999" calcext:value-type="float">
            <text:p>99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80843" calcext:value-type="float">
            <text:p>1.080843</text:p>
          </table:table-cell>
          <table:table-cell office:value-type="float" office:value="4" calcext:value-type="float">
            <text:p>4</text:p>
          </table:table-cell>
          <table:table-cell office:value-type="float" office:value="0.036448" calcext:value-type="float">
            <text:p>0.036448</text:p>
          </table:table-cell>
          <table:table-cell office:value-type="float" office:value="0.031968" calcext:value-type="float">
            <text:p>0.031968</text:p>
          </table:table-cell>
          <table:table-cell office:value-type="float" office:value="0.001568" calcext:value-type="float">
            <text:p>0.001568</text:p>
          </table:table-cell>
          <table:table-cell office:value-type="float" office:value="1.14" calcext:value-type="float">
            <text:p>1.14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8136" calcext:value-type="float">
            <text:p>38136</text:p>
          </table:table-cell>
          <table:table-cell office:value-type="float" office:value="1214647" calcext:value-type="float">
            <text:p>1214647</text:p>
          </table:table-cell>
          <table:table-cell office:value-type="float" office:value="1124301" calcext:value-type="float">
            <text:p>1124301</text:p>
          </table:table-cell>
          <table:table-cell office:value-type="float" office:value="2459" calcext:value-type="float">
            <text:p>2459</text:p>
          </table:table-cell>
          <table:table-cell office:value-type="float" office:value="1780" calcext:value-type="float">
            <text:p>1780</text:p>
          </table:table-cell>
          <table:table-cell office:value-type="float" office:value="1580" calcext:value-type="float">
            <text:p>158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80357" calcext:value-type="float">
            <text:p>1.080357</text:p>
          </table:table-cell>
          <table:table-cell office:value-type="float" office:value="2459" calcext:value-type="float">
            <text:p>2459</text:p>
          </table:table-cell>
          <table:table-cell office:value-type="float" office:value="0.037973" calcext:value-type="float">
            <text:p>0.037973</text:p>
          </table:table-cell>
          <table:table-cell office:value-type="float" office:value="0.033707" calcext:value-type="float">
            <text:p>0.033707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1.13" calcext:value-type="float">
            <text:p>1.13</text:p>
          </table:table-cell>
          <table:table-cell office:value-type="float" office:value="47.88" calcext:value-type="float">
            <text:p>47.88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8136" calcext:value-type="float">
            <text:p>38136</text:p>
          </table:table-cell>
          <table:table-cell office:value-type="float" office:value="260447" calcext:value-type="float">
            <text:p>260447</text:p>
          </table:table-cell>
          <table:table-cell office:value-type="float" office:value="686998" calcext:value-type="float">
            <text:p>686998</text:p>
          </table:table-cell>
          <table:table-cell office:value-type="float" office:value="34" calcext:value-type="float">
            <text:p>34</text:p>
          </table:table-cell>
          <table:table-cell office:value-type="float" office:value="1026" calcext:value-type="float">
            <text:p>1026</text:p>
          </table:table-cell>
          <table:table-cell office:value-type="float" office:value="1028" calcext:value-type="float">
            <text:p>10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9109" calcext:value-type="float">
            <text:p>0.379109</text:p>
          </table:table-cell>
          <table:table-cell office:value-type="float" office:value="34" calcext:value-type="float">
            <text:p>34</text:p>
          </table:table-cell>
          <table:table-cell office:value-type="float" office:value="0.021888" calcext:value-type="float">
            <text:p>0.021888</text:p>
          </table:table-cell>
          <table:table-cell office:value-type="float" office:value="0.021931" calcext:value-type="float">
            <text:p>0.02193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1" calcext:value-type="float">
            <text:p>1</text:p>
          </table:table-cell>
          <table:table-cell office:value-type="float" office:value="68.53" calcext:value-type="float">
            <text:p>68.53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39139" calcext:value-type="float">
            <text:p>39139</text:p>
          </table:table-cell>
          <table:table-cell office:value-type="float" office:value="1712938463" calcext:value-type="float">
            <text:p>1712938463</text:p>
          </table:table-cell>
          <table:table-cell office:value-type="float" office:value="2290531670" calcext:value-type="float">
            <text:p>2290531670</text:p>
          </table:table-cell>
          <table:table-cell office:value-type="float" office:value="582567" calcext:value-type="float">
            <text:p>582567</text:p>
          </table:table-cell>
          <table:table-cell office:value-type="float" office:value="3420711" calcext:value-type="float">
            <text:p>3420711</text:p>
          </table:table-cell>
          <table:table-cell office:value-type="float" office:value="3325225" calcext:value-type="float">
            <text:p>3325225</text:p>
          </table:table-cell>
          <table:table-cell office:value-type="float" office:value="549" calcext:value-type="float">
            <text:p>5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35" calcext:value-type="float">
            <text:p>0.747835</text:p>
          </table:table-cell>
          <table:table-cell office:value-type="float" office:value="582567" calcext:value-type="float">
            <text:p>582567</text:p>
          </table:table-cell>
          <table:table-cell office:value-type="float" office:value="0.218271" calcext:value-type="float">
            <text:p>0.218271</text:p>
          </table:table-cell>
          <table:table-cell office:value-type="float" office:value="0.212178" calcext:value-type="float">
            <text:p>0.212178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03" calcext:value-type="float">
            <text:p>1.03</text:p>
          </table:table-cell>
          <table:table-cell office:value-type="float" office:value="6056.88" calcext:value-type="float">
            <text:p>6056.88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39139" calcext:value-type="float">
            <text:p>39139</text:p>
          </table:table-cell>
          <table:table-cell office:value-type="float" office:value="1713534416" calcext:value-type="float">
            <text:p>1713534416</text:p>
          </table:table-cell>
          <table:table-cell office:value-type="float" office:value="2290308914" calcext:value-type="float">
            <text:p>2290308914</text:p>
          </table:table-cell>
          <table:table-cell office:value-type="float" office:value="30217" calcext:value-type="float">
            <text:p>30217</text:p>
          </table:table-cell>
          <table:table-cell office:value-type="float" office:value="3463382" calcext:value-type="float">
            <text:p>3463382</text:p>
          </table:table-cell>
          <table:table-cell office:value-type="float" office:value="3326858" calcext:value-type="float">
            <text:p>3326858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167" calcext:value-type="float">
            <text:p>0.748167</text:p>
          </table:table-cell>
          <table:table-cell office:value-type="float" office:value="30217" calcext:value-type="float">
            <text:p>30217</text:p>
          </table:table-cell>
          <table:table-cell office:value-type="float" office:value="0.220993" calcext:value-type="float">
            <text:p>0.220993</text:p>
          </table:table-cell>
          <table:table-cell office:value-type="float" office:value="0.212282" calcext:value-type="float">
            <text:p>0.21228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1.04" calcext:value-type="float">
            <text:p>1.04</text:p>
          </table:table-cell>
          <table:table-cell office:value-type="float" office:value="15260.82" calcext:value-type="float">
            <text:p>15260.82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39134" calcext:value-type="float">
            <text:p>39134</text:p>
          </table:table-cell>
          <table:table-cell office:value-type="float" office:value="1717705028" calcext:value-type="float">
            <text:p>1717705028</text:p>
          </table:table-cell>
          <table:table-cell office:value-type="float" office:value="2301496517" calcext:value-type="float">
            <text:p>2301496517</text:p>
          </table:table-cell>
          <table:table-cell office:value-type="float" office:value="576780" calcext:value-type="float">
            <text:p>576780</text:p>
          </table:table-cell>
          <table:table-cell office:value-type="float" office:value="3446979" calcext:value-type="float">
            <text:p>3446979</text:p>
          </table:table-cell>
          <table:table-cell office:value-type="float" office:value="3338688" calcext:value-type="float">
            <text:p>3338688</text:p>
          </table:table-cell>
          <table:table-cell office:value-type="float" office:value="1988" calcext:value-type="float">
            <text:p>198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343" calcext:value-type="float">
            <text:p>0.746343</text:p>
          </table:table-cell>
          <table:table-cell office:value-type="float" office:value="576780" calcext:value-type="float">
            <text:p>576780</text:p>
          </table:table-cell>
          <table:table-cell office:value-type="float" office:value="0.219947" calcext:value-type="float">
            <text:p>0.219947</text:p>
          </table:table-cell>
          <table:table-cell office:value-type="float" office:value="0.213037" calcext:value-type="float">
            <text:p>0.21303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.03" calcext:value-type="float">
            <text:p>1.03</text:p>
          </table:table-cell>
          <table:table-cell office:value-type="float" office:value="1679.42" calcext:value-type="float">
            <text:p>1679.42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39137" calcext:value-type="float">
            <text:p>39137</text:p>
          </table:table-cell>
          <table:table-cell office:value-type="float" office:value="1720256787" calcext:value-type="float">
            <text:p>1720256787</text:p>
          </table:table-cell>
          <table:table-cell office:value-type="float" office:value="2300510111" calcext:value-type="float">
            <text:p>2300510111</text:p>
          </table:table-cell>
          <table:table-cell office:value-type="float" office:value="21911" calcext:value-type="float">
            <text:p>21911</text:p>
          </table:table-cell>
          <table:table-cell office:value-type="float" office:value="3502016" calcext:value-type="float">
            <text:p>3502016</text:p>
          </table:table-cell>
          <table:table-cell office:value-type="float" office:value="3345189" calcext:value-type="float">
            <text:p>3345189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72" calcext:value-type="float">
            <text:p>0.747772</text:p>
          </table:table-cell>
          <table:table-cell office:value-type="float" office:value="21911" calcext:value-type="float">
            <text:p>21911</text:p>
          </table:table-cell>
          <table:table-cell office:value-type="float" office:value="0.223459" calcext:value-type="float">
            <text:p>0.223459</text:p>
          </table:table-cell>
          <table:table-cell office:value-type="float" office:value="0.213452" calcext:value-type="float">
            <text:p>0.21345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1.05" calcext:value-type="float">
            <text:p>1.05</text:p>
          </table:table-cell>
          <table:table-cell office:value-type="float" office:value="4020.66" calcext:value-type="float">
            <text:p>4020.66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39134" calcext:value-type="float">
            <text:p>39134</text:p>
          </table:table-cell>
          <table:table-cell office:value-type="float" office:value="1718419222" calcext:value-type="float">
            <text:p>1718419222</text:p>
          </table:table-cell>
          <table:table-cell office:value-type="float" office:value="2305996912" calcext:value-type="float">
            <text:p>2305996912</text:p>
          </table:table-cell>
          <table:table-cell office:value-type="float" office:value="574357" calcext:value-type="float">
            <text:p>574357</text:p>
          </table:table-cell>
          <table:table-cell office:value-type="float" office:value="3471727" calcext:value-type="float">
            <text:p>3471727</text:p>
          </table:table-cell>
          <table:table-cell office:value-type="float" office:value="3346182" calcext:value-type="float">
            <text:p>3346182</text:p>
          </table:table-cell>
          <table:table-cell office:value-type="float" office:value="1193" calcext:value-type="float">
            <text:p>119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196" calcext:value-type="float">
            <text:p>0.745196</text:p>
          </table:table-cell>
          <table:table-cell office:value-type="float" office:value="574357" calcext:value-type="float">
            <text:p>574357</text:p>
          </table:table-cell>
          <table:table-cell office:value-type="float" office:value="0.221526" calcext:value-type="float">
            <text:p>0.221526</text:p>
          </table:table-cell>
          <table:table-cell office:value-type="float" office:value="0.213515" calcext:value-type="float">
            <text:p>0.213515</text:p>
          </table:table-cell>
          <table:table-cell office:value-type="float" office:value="0.000076" calcext:value-type="float">
            <text:p>0.000076</text:p>
          </table:table-cell>
          <table:table-cell office:value-type="float" office:value="1.04" calcext:value-type="float">
            <text:p>1.04</text:p>
          </table:table-cell>
          <table:table-cell office:value-type="float" office:value="2804.85" calcext:value-type="float">
            <text:p>2804.85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39134" calcext:value-type="float">
            <text:p>39134</text:p>
          </table:table-cell>
          <table:table-cell office:value-type="float" office:value="1721590932" calcext:value-type="float">
            <text:p>1721590932</text:p>
          </table:table-cell>
          <table:table-cell office:value-type="float" office:value="2305761090" calcext:value-type="float">
            <text:p>2305761090</text:p>
          </table:table-cell>
          <table:table-cell office:value-type="float" office:value="31025" calcext:value-type="float">
            <text:p>31025</text:p>
          </table:table-cell>
          <table:table-cell office:value-type="float" office:value="3451272" calcext:value-type="float">
            <text:p>3451272</text:p>
          </table:table-cell>
          <table:table-cell office:value-type="float" office:value="3349808" calcext:value-type="float">
            <text:p>3349808</text:p>
          </table:table-cell>
          <table:table-cell office:value-type="float" office:value="1510" calcext:value-type="float">
            <text:p>1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648" calcext:value-type="float">
            <text:p>0.746648</text:p>
          </table:table-cell>
          <table:table-cell office:value-type="float" office:value="31025" calcext:value-type="float">
            <text:p>31025</text:p>
          </table:table-cell>
          <table:table-cell office:value-type="float" office:value="0.220221" calcext:value-type="float">
            <text:p>0.220221</text:p>
          </table:table-cell>
          <table:table-cell office:value-type="float" office:value="0.213746" calcext:value-type="float">
            <text:p>0.213746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1.03" calcext:value-type="float">
            <text:p>1.03</text:p>
          </table:table-cell>
          <table:table-cell office:value-type="float" office:value="2218.42" calcext:value-type="float">
            <text:p>2218.42</text:p>
          </table:table-cell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float" office:value="1002" calcext:value-type="float">
            <text:p>1002</text:p>
          </table:table-cell>
          <table:table-cell office:value-type="float" office:value="6849559655" calcext:value-type="float">
            <text:p>6849559655</text:p>
          </table:table-cell>
          <table:table-cell office:value-type="float" office:value="9184703973" calcext:value-type="float">
            <text:p>9184703973</text:p>
          </table:table-cell>
          <table:table-cell office:value-type="float" office:value="128586" calcext:value-type="float">
            <text:p>128586</text:p>
          </table:table-cell>
          <table:table-cell office:value-type="float" office:value="16462921" calcext:value-type="float">
            <text:p>16462921</text:p>
          </table:table-cell>
          <table:table-cell office:value-type="float" office:value="17846094" calcext:value-type="float">
            <text:p>17846094</text:p>
          </table:table-cell>
          <table:table-cell office:value-type="float" office:value="73248" calcext:value-type="float">
            <text:p>732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757" calcext:value-type="float">
            <text:p>0.745757</text:p>
          </table:table-cell>
          <table:table-cell office:value-type="float" office:value="128586" calcext:value-type="float">
            <text:p>128586</text:p>
          </table:table-cell>
          <table:table-cell office:value-type="float" office:value="1.051524" calcext:value-type="float">
            <text:p>1.051524</text:p>
          </table:table-cell>
          <table:table-cell office:value-type="float" office:value="1.13987" calcext:value-type="float">
            <text:p>1.13987</text:p>
          </table:table-cell>
          <table:table-cell office:value-type="float" office:value="0.004679" calcext:value-type="float">
            <text:p>0.004679</text:p>
          </table:table-cell>
          <table:table-cell office:value-type="float" office:value="0.92" calcext:value-type="float">
            <text:p>0.92</text:p>
          </table:table-cell>
          <table:table-cell office:value-type="float" office:value="243.64" calcext:value-type="float">
            <text:p>243.64</text:p>
          </table:table-cell>
        </table:table-row>
        <table:table-row table:style-name="ro1">
          <table:table-cell office:value-type="float" office:value="18303" calcext:value-type="float">
            <text:p>18303</text:p>
          </table:table-cell>
          <table:table-cell office:value-type="float" office:value="1002" calcext:value-type="float">
            <text:p>1002</text:p>
          </table:table-cell>
          <table:table-cell office:value-type="float" office:value="6842283564" calcext:value-type="float">
            <text:p>6842283564</text:p>
          </table:table-cell>
          <table:table-cell office:value-type="float" office:value="9183374105" calcext:value-type="float">
            <text:p>9183374105</text:p>
          </table:table-cell>
          <table:table-cell office:value-type="float" office:value="125837" calcext:value-type="float">
            <text:p>125837</text:p>
          </table:table-cell>
          <table:table-cell office:value-type="float" office:value="16092460" calcext:value-type="float">
            <text:p>16092460</text:p>
          </table:table-cell>
          <table:table-cell office:value-type="float" office:value="17265884" calcext:value-type="float">
            <text:p>17265884</text:p>
          </table:table-cell>
          <table:table-cell office:value-type="float" office:value="101755" calcext:value-type="float">
            <text:p>101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073" calcext:value-type="float">
            <text:p>0.745073</text:p>
          </table:table-cell>
          <table:table-cell office:value-type="float" office:value="125837" calcext:value-type="float">
            <text:p>125837</text:p>
          </table:table-cell>
          <table:table-cell office:value-type="float" office:value="1.027862" calcext:value-type="float">
            <text:p>1.027862</text:p>
          </table:table-cell>
          <table:table-cell office:value-type="float" office:value="1.102811" calcext:value-type="float">
            <text:p>1.102811</text:p>
          </table:table-cell>
          <table:table-cell office:value-type="float" office:value="0.006499" calcext:value-type="float">
            <text:p>0.006499</text:p>
          </table:table-cell>
          <table:table-cell office:value-type="float" office:value="0.93" calcext:value-type="float">
            <text:p>0.93</text:p>
          </table:table-cell>
          <table:table-cell office:value-type="float" office:value="169.68" calcext:value-type="float">
            <text:p>169.68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40143" calcext:value-type="float">
            <text:p>40143</text:p>
          </table:table-cell>
          <table:table-cell office:value-type="float" office:value="1724269396" calcext:value-type="float">
            <text:p>1724269396</text:p>
          </table:table-cell>
          <table:table-cell office:value-type="float" office:value="2308302200" calcext:value-type="float">
            <text:p>2308302200</text:p>
          </table:table-cell>
          <table:table-cell office:value-type="float" office:value="564245" calcext:value-type="float">
            <text:p>564245</text:p>
          </table:table-cell>
          <table:table-cell office:value-type="float" office:value="3449618" calcext:value-type="float">
            <text:p>3449618</text:p>
          </table:table-cell>
          <table:table-cell office:value-type="float" office:value="3352899" calcext:value-type="float">
            <text:p>3352899</text:p>
          </table:table-cell>
          <table:table-cell office:value-type="float" office:value="7458" calcext:value-type="float">
            <text:p>745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986" calcext:value-type="float">
            <text:p>0.746986</text:p>
          </table:table-cell>
          <table:table-cell office:value-type="float" office:value="564245" calcext:value-type="float">
            <text:p>564245</text:p>
          </table:table-cell>
          <table:table-cell office:value-type="float" office:value="0.219896" calcext:value-type="float">
            <text:p>0.219896</text:p>
          </table:table-cell>
          <table:table-cell office:value-type="float" office:value="0.213731" calcext:value-type="float">
            <text:p>0.213731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1.03" calcext:value-type="float">
            <text:p>1.03</text:p>
          </table:table-cell>
          <table:table-cell office:value-type="float" office:value="449.57" calcext:value-type="float">
            <text:p>449.57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40143" calcext:value-type="float">
            <text:p>40143</text:p>
          </table:table-cell>
          <table:table-cell office:value-type="float" office:value="1726243286" calcext:value-type="float">
            <text:p>1726243286</text:p>
          </table:table-cell>
          <table:table-cell office:value-type="float" office:value="2308132023" calcext:value-type="float">
            <text:p>2308132023</text:p>
          </table:table-cell>
          <table:table-cell office:value-type="float" office:value="30715" calcext:value-type="float">
            <text:p>30715</text:p>
          </table:table-cell>
          <table:table-cell office:value-type="float" office:value="3488408" calcext:value-type="float">
            <text:p>3488408</text:p>
          </table:table-cell>
          <table:table-cell office:value-type="float" office:value="3354415" calcext:value-type="float">
            <text:p>3354415</text:p>
          </table:table-cell>
          <table:table-cell office:value-type="float" office:value="8249" calcext:value-type="float">
            <text:p>8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896" calcext:value-type="float">
            <text:p>0.747896</text:p>
          </table:table-cell>
          <table:table-cell office:value-type="float" office:value="30715" calcext:value-type="float">
            <text:p>30715</text:p>
          </table:table-cell>
          <table:table-cell office:value-type="float" office:value="0.222369" calcext:value-type="float">
            <text:p>0.222369</text:p>
          </table:table-cell>
          <table:table-cell office:value-type="float" office:value="0.213827" calcext:value-type="float">
            <text:p>0.213827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1.04" calcext:value-type="float">
            <text:p>1.04</text:p>
          </table:table-cell>
          <table:table-cell office:value-type="float" office:value="406.65" calcext:value-type="float">
            <text:p>406.65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40137" calcext:value-type="float">
            <text:p>40137</text:p>
          </table:table-cell>
          <table:table-cell office:value-type="float" office:value="1716320747" calcext:value-type="float">
            <text:p>1716320747</text:p>
          </table:table-cell>
          <table:table-cell office:value-type="float" office:value="2301217408" calcext:value-type="float">
            <text:p>2301217408</text:p>
          </table:table-cell>
          <table:table-cell office:value-type="float" office:value="580360" calcext:value-type="float">
            <text:p>580360</text:p>
          </table:table-cell>
          <table:table-cell office:value-type="float" office:value="3448302" calcext:value-type="float">
            <text:p>3448302</text:p>
          </table:table-cell>
          <table:table-cell office:value-type="float" office:value="3340444" calcext:value-type="float">
            <text:p>3340444</text:p>
          </table:table-cell>
          <table:table-cell office:value-type="float" office:value="10405" calcext:value-type="float">
            <text:p>104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832" calcext:value-type="float">
            <text:p>0.745832</text:p>
          </table:table-cell>
          <table:table-cell office:value-type="float" office:value="580360" calcext:value-type="float">
            <text:p>580360</text:p>
          </table:table-cell>
          <table:table-cell office:value-type="float" office:value="0.220031" calcext:value-type="float">
            <text:p>0.220031</text:p>
          </table:table-cell>
          <table:table-cell office:value-type="float" office:value="0.213149" calcext:value-type="float">
            <text:p>0.213149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1.03" calcext:value-type="float">
            <text:p>1.03</text:p>
          </table:table-cell>
          <table:table-cell office:value-type="float" office:value="321.04" calcext:value-type="float">
            <text:p>321.04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40140" calcext:value-type="float">
            <text:p>40140</text:p>
          </table:table-cell>
          <table:table-cell office:value-type="float" office:value="1726509275" calcext:value-type="float">
            <text:p>1726509275</text:p>
          </table:table-cell>
          <table:table-cell office:value-type="float" office:value="2300939592" calcext:value-type="float">
            <text:p>2300939592</text:p>
          </table:table-cell>
          <table:table-cell office:value-type="float" office:value="22830" calcext:value-type="float">
            <text:p>22830</text:p>
          </table:table-cell>
          <table:table-cell office:value-type="float" office:value="3508889" calcext:value-type="float">
            <text:p>3508889</text:p>
          </table:table-cell>
          <table:table-cell office:value-type="float" office:value="3346045" calcext:value-type="float">
            <text:p>3346045</text:p>
          </table:table-cell>
          <table:table-cell office:value-type="float" office:value="9722" calcext:value-type="float">
            <text:p>9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035" calcext:value-type="float">
            <text:p>0.75035</text:p>
          </table:table-cell>
          <table:table-cell office:value-type="float" office:value="22830" calcext:value-type="float">
            <text:p>22830</text:p>
          </table:table-cell>
          <table:table-cell office:value-type="float" office:value="0.223897" calcext:value-type="float">
            <text:p>0.223897</text:p>
          </table:table-cell>
          <table:table-cell office:value-type="float" office:value="0.213506" calcext:value-type="float">
            <text:p>0.21350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1.05" calcext:value-type="float">
            <text:p>1.05</text:p>
          </table:table-cell>
          <table:table-cell office:value-type="float" office:value="344.17" calcext:value-type="float">
            <text:p>344.17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40137" calcext:value-type="float">
            <text:p>40137</text:p>
          </table:table-cell>
          <table:table-cell office:value-type="float" office:value="1726475328" calcext:value-type="float">
            <text:p>1726475328</text:p>
          </table:table-cell>
          <table:table-cell office:value-type="float" office:value="2309037581" calcext:value-type="float">
            <text:p>2309037581</text:p>
          </table:table-cell>
          <table:table-cell office:value-type="float" office:value="536663" calcext:value-type="float">
            <text:p>536663</text:p>
          </table:table-cell>
          <table:table-cell office:value-type="float" office:value="3478043" calcext:value-type="float">
            <text:p>3478043</text:p>
          </table:table-cell>
          <table:table-cell office:value-type="float" office:value="3351194" calcext:value-type="float">
            <text:p>3351194</text:p>
          </table:table-cell>
          <table:table-cell office:value-type="float" office:value="11302" calcext:value-type="float">
            <text:p>113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536663" calcext:value-type="float">
            <text:p>536663</text:p>
          </table:table-cell>
          <table:table-cell office:value-type="float" office:value="0.221929" calcext:value-type="float">
            <text:p>0.221929</text:p>
          </table:table-cell>
          <table:table-cell office:value-type="float" office:value="0.213835" calcext:value-type="float">
            <text:p>0.213835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1.04" calcext:value-type="float">
            <text:p>1.04</text:p>
          </table:table-cell>
          <table:table-cell office:value-type="float" office:value="296.51" calcext:value-type="float">
            <text:p>296.51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40137" calcext:value-type="float">
            <text:p>40137</text:p>
          </table:table-cell>
          <table:table-cell office:value-type="float" office:value="1725050999" calcext:value-type="float">
            <text:p>1725050999</text:p>
          </table:table-cell>
          <table:table-cell office:value-type="float" office:value="2308911486" calcext:value-type="float">
            <text:p>2308911486</text:p>
          </table:table-cell>
          <table:table-cell office:value-type="float" office:value="31346" calcext:value-type="float">
            <text:p>31346</text:p>
          </table:table-cell>
          <table:table-cell office:value-type="float" office:value="3458928" calcext:value-type="float">
            <text:p>3458928</text:p>
          </table:table-cell>
          <table:table-cell office:value-type="float" office:value="3355400" calcext:value-type="float">
            <text:p>3355400</text:p>
          </table:table-cell>
          <table:table-cell office:value-type="float" office:value="11925" calcext:value-type="float">
            <text:p>11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27" calcext:value-type="float">
            <text:p>0.747127</text:p>
          </table:table-cell>
          <table:table-cell office:value-type="float" office:value="31346" calcext:value-type="float">
            <text:p>31346</text:p>
          </table:table-cell>
          <table:table-cell office:value-type="float" office:value="0.220709" calcext:value-type="float">
            <text:p>0.220709</text:p>
          </table:table-cell>
          <table:table-cell office:value-type="float" office:value="0.214103" calcext:value-type="float">
            <text:p>0.214103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1.03" calcext:value-type="float">
            <text:p>1.03</text:p>
          </table:table-cell>
          <table:table-cell office:value-type="float" office:value="281.38" calcext:value-type="float">
            <text:p>281.38</text:p>
          </table:table-cell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float" office:value="2004" calcext:value-type="float">
            <text:p>2004</text:p>
          </table:table-cell>
          <table:table-cell office:value-type="float" office:value="6863615574" calcext:value-type="float">
            <text:p>6863615574</text:p>
          </table:table-cell>
          <table:table-cell office:value-type="float" office:value="9189921527" calcext:value-type="float">
            <text:p>9189921527</text:p>
          </table:table-cell>
          <table:table-cell office:value-type="float" office:value="125626" calcext:value-type="float">
            <text:p>125626</text:p>
          </table:table-cell>
          <table:table-cell office:value-type="float" office:value="14850720" calcext:value-type="float">
            <text:p>14850720</text:p>
          </table:table-cell>
          <table:table-cell office:value-type="float" office:value="15053509" calcext:value-type="float">
            <text:p>15053509</text:p>
          </table:table-cell>
          <table:table-cell office:value-type="float" office:value="59502" calcext:value-type="float">
            <text:p>5950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863" calcext:value-type="float">
            <text:p>0.746863</text:p>
          </table:table-cell>
          <table:table-cell office:value-type="float" office:value="125626" calcext:value-type="float">
            <text:p>125626</text:p>
          </table:table-cell>
          <table:table-cell office:value-type="float" office:value="0.948549" calcext:value-type="float">
            <text:p>0.948549</text:p>
          </table:table-cell>
          <table:table-cell office:value-type="float" office:value="0.961502" calcext:value-type="float">
            <text:p>0.961502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99" calcext:value-type="float">
            <text:p>0.99</text:p>
          </table:table-cell>
          <table:table-cell office:value-type="float" office:value="252.99" calcext:value-type="float">
            <text:p>252.99</text:p>
          </table:table-cell>
        </table:table-row>
        <table:table-row table:style-name="ro1">
          <table:table-cell office:value-type="float" office:value="18303" calcext:value-type="float">
            <text:p>18303</text:p>
          </table:table-cell>
          <table:table-cell office:value-type="float" office:value="2005" calcext:value-type="float">
            <text:p>2005</text:p>
          </table:table-cell>
          <table:table-cell office:value-type="float" office:value="6858033565" calcext:value-type="float">
            <text:p>6858033565</text:p>
          </table:table-cell>
          <table:table-cell office:value-type="float" office:value="9188137009" calcext:value-type="float">
            <text:p>9188137009</text:p>
          </table:table-cell>
          <table:table-cell office:value-type="float" office:value="122317" calcext:value-type="float">
            <text:p>122317</text:p>
          </table:table-cell>
          <table:table-cell office:value-type="float" office:value="15038477" calcext:value-type="float">
            <text:p>15038477</text:p>
          </table:table-cell>
          <table:table-cell office:value-type="float" office:value="15488850" calcext:value-type="float">
            <text:p>15488850</text:p>
          </table:table-cell>
          <table:table-cell office:value-type="float" office:value="92662" calcext:value-type="float">
            <text:p>92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401" calcext:value-type="float">
            <text:p>0.746401</text:p>
          </table:table-cell>
          <table:table-cell office:value-type="float" office:value="122317" calcext:value-type="float">
            <text:p>122317</text:p>
          </table:table-cell>
          <table:table-cell office:value-type="float" office:value="0.959584" calcext:value-type="float">
            <text:p>0.959584</text:p>
          </table:table-cell>
          <table:table-cell office:value-type="float" office:value="0.988321" calcext:value-type="float">
            <text:p>0.988321</text:p>
          </table:table-cell>
          <table:table-cell office:value-type="float" office:value="0.005913" calcext:value-type="float">
            <text:p>0.005913</text:p>
          </table:table-cell>
          <table:table-cell office:value-type="float" office:value="0.97" calcext:value-type="float">
            <text:p>0.97</text:p>
          </table:table-cell>
          <table:table-cell office:value-type="float" office:value="167.15" calcext:value-type="float">
            <text:p>167.15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40509" calcext:value-type="float">
            <text:p>40509</text:p>
          </table:table-cell>
          <table:table-cell office:value-type="float" office:value="623632727" calcext:value-type="float">
            <text:p>623632727</text:p>
          </table:table-cell>
          <table:table-cell office:value-type="float" office:value="834084715" calcext:value-type="float">
            <text:p>834084715</text:p>
          </table:table-cell>
          <table:table-cell office:value-type="float" office:value="15001" calcext:value-type="float">
            <text:p>15001</text:p>
          </table:table-cell>
          <table:table-cell office:value-type="float" office:value="1261026" calcext:value-type="float">
            <text:p>1261026</text:p>
          </table:table-cell>
          <table:table-cell office:value-type="float" office:value="1213782" calcext:value-type="float">
            <text:p>1213782</text:p>
          </table:table-cell>
          <table:table-cell office:value-type="float" office:value="5165" calcext:value-type="float">
            <text:p>5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685" calcext:value-type="float">
            <text:p>0.747685</text:p>
          </table:table-cell>
          <table:table-cell office:value-type="float" office:value="15001" calcext:value-type="float">
            <text:p>15001</text:p>
          </table:table-cell>
          <table:table-cell office:value-type="float" office:value="0.220507" calcext:value-type="float">
            <text:p>0.220507</text:p>
          </table:table-cell>
          <table:table-cell office:value-type="float" office:value="0.212246" calcext:value-type="float">
            <text:p>0.212246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1.04" calcext:value-type="float">
            <text:p>1.0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268" calcext:value-type="float">
            <text:p>18268</text:p>
          </table:table-cell>
          <table:table-cell office:value-type="float" office:value="40509" calcext:value-type="float">
            <text:p>40509</text:p>
          </table:table-cell>
          <table:table-cell office:value-type="float" office:value="597594519" calcext:value-type="float">
            <text:p>597594519</text:p>
          </table:table-cell>
          <table:table-cell office:value-type="float" office:value="795696473" calcext:value-type="float">
            <text:p>795696473</text:p>
          </table:table-cell>
          <table:table-cell office:value-type="float" office:value="214522" calcext:value-type="float">
            <text:p>214522</text:p>
          </table:table-cell>
          <table:table-cell office:value-type="float" office:value="1189011" calcext:value-type="float">
            <text:p>1189011</text:p>
          </table:table-cell>
          <table:table-cell office:value-type="float" office:value="1155667" calcext:value-type="float">
            <text:p>1155667</text:p>
          </table:table-cell>
          <table:table-cell office:value-type="float" office:value="4955" calcext:value-type="float">
            <text:p>49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1033" calcext:value-type="float">
            <text:p>0.751033</text:p>
          </table:table-cell>
          <table:table-cell office:value-type="float" office:value="214522" calcext:value-type="float">
            <text:p>214522</text:p>
          </table:table-cell>
          <table:table-cell office:value-type="float" office:value="0.207914" calcext:value-type="float">
            <text:p>0.207914</text:p>
          </table:table-cell>
          <table:table-cell office:value-type="float" office:value="0.202084" calcext:value-type="float">
            <text:p>0.202084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1.03" calcext:value-type="float">
            <text:p>1.03</text:p>
          </table:table-cell>
          <table:table-cell office:value-type="float" office:value="233.23" calcext:value-type="float">
            <text:p>233.23</text:p>
          </table:table-cell>
        </table:table-row>
        <table:table-row table:style-name="ro1">
          <table:table-cell office:value-type="float" office:value="18266" calcext:value-type="float">
            <text:p>18266</text:p>
          </table:table-cell>
          <table:table-cell office:value-type="float" office:value="40536" calcext:value-type="float">
            <text:p>40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3124" calcext:value-type="float">
            <text:p>3124</text:p>
          </table:table-cell>
          <table:table-cell table:number-columns-repeated="2" office:value-type="float" office:value="0.00004" calcext:value-type="float">
            <text:p>0.00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40140" calcext:value-type="float">
            <text:p>40140</text:p>
          </table:table-cell>
          <table:table-cell office:value-type="float" office:value="1389381" calcext:value-type="float">
            <text:p>1389381</text:p>
          </table:table-cell>
          <table:table-cell office:value-type="float" office:value="1312929" calcext:value-type="float">
            <text:p>1312929</text:p>
          </table:table-cell>
          <table:table-cell office:value-type="float" office:value="5" calcext:value-type="float">
            <text:p>5</text:p>
          </table:table-cell>
          <table:table-cell office:value-type="float" office:value="1948" calcext:value-type="float">
            <text:p>1948</text:p>
          </table:table-cell>
          <table:table-cell office:value-type="float" office:value="1808" calcext:value-type="float">
            <text:p>1808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5823" calcext:value-type="float">
            <text:p>1.05823</text:p>
          </table:table-cell>
          <table:table-cell office:value-type="float" office:value="5" calcext:value-type="float">
            <text:p>5</text:p>
          </table:table-cell>
          <table:table-cell office:value-type="float" office:value="0.041557" calcext:value-type="float">
            <text:p>0.041557</text:p>
          </table:table-cell>
          <table:table-cell office:value-type="float" office:value="0.038571" calcext:value-type="float">
            <text:p>0.038571</text:p>
          </table:table-cell>
          <table:table-cell office:value-type="float" office:value="0.019925" calcext:value-type="float">
            <text:p>0.019925</text:p>
          </table:table-cell>
          <table:table-cell office:value-type="float" office:value="1.08" calcext:value-type="float">
            <text:p>1.0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40143" calcext:value-type="float">
            <text:p>40143</text:p>
          </table:table-cell>
          <table:table-cell office:value-type="float" office:value="277968" calcext:value-type="float">
            <text:p>277968</text:p>
          </table:table-cell>
          <table:table-cell office:value-type="float" office:value="745310" calcext:value-type="float">
            <text:p>74531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 office:value-type="float" office:value="1099" calcext:value-type="float">
            <text:p>1099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2956" calcext:value-type="float">
            <text:p>0.372956</text:p>
          </table:table-cell>
          <table:table-cell office:value-type="float" office:value="0" calcext:value-type="float">
            <text:p>0</text:p>
          </table:table-cell>
          <table:table-cell office:value-type="float" office:value="0.023296" calcext:value-type="float">
            <text:p>0.023296</text:p>
          </table:table-cell>
          <table:table-cell office:value-type="float" office:value="0.023445" calcext:value-type="float">
            <text:p>0.023445</text:p>
          </table:table-cell>
          <table:table-cell office:value-type="float" office:value="0.013077" calcext:value-type="float">
            <text:p>0.013077</text:p>
          </table:table-cell>
          <table:table-cell office:value-type="float" office:value="0.99" calcext:value-type="float">
            <text:p>0.99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40142" calcext:value-type="float">
            <text:p>40142</text:p>
          </table:table-cell>
          <table:table-cell office:value-type="float" office:value="1354993" calcext:value-type="float">
            <text:p>1354993</text:p>
          </table:table-cell>
          <table:table-cell office:value-type="float" office:value="1289967" calcext:value-type="float">
            <text:p>1289967</text:p>
          </table:table-cell>
          <table:table-cell office:value-type="float" office:value="2" calcext:value-type="float">
            <text:p>2</text:p>
          </table:table-cell>
          <table:table-cell office:value-type="float" office:value="1865" calcext:value-type="float">
            <text:p>1865</text:p>
          </table:table-cell>
          <table:table-cell office:value-type="float" office:value="1693" calcext:value-type="float">
            <text:p>1693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50409" calcext:value-type="float">
            <text:p>1.050409</text:p>
          </table:table-cell>
          <table:table-cell office:value-type="float" office:value="2" calcext:value-type="float">
            <text:p>2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.054176" calcext:value-type="float">
            <text:p>0.054176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1.1" calcext:value-type="float">
            <text:p>1.1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40145" calcext:value-type="float">
            <text:p>40145</text:p>
          </table:table-cell>
          <table:table-cell office:value-type="float" office:value="261012" calcext:value-type="float">
            <text:p>261012</text:p>
          </table:table-cell>
          <table:table-cell office:value-type="float" office:value="701534" calcext:value-type="float">
            <text:p>701534</text:p>
          </table:table-cell>
          <table:table-cell office:value-type="float" office:value="31" calcext:value-type="float">
            <text:p>31</text:p>
          </table:table-cell>
          <table:table-cell office:value-type="float" office:value="1025" calcext:value-type="float">
            <text:p>1025</text:p>
          </table:table-cell>
          <table:table-cell office:value-type="float" office:value="1037" calcext:value-type="float">
            <text:p>1037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2059" calcext:value-type="float">
            <text:p>0.372059</text:p>
          </table:table-cell>
          <table:table-cell office:value-type="float" office:value="31" calcext:value-type="float">
            <text:p>31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3184" calcext:value-type="float">
            <text:p>0.03318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" calcext:value-type="float">
            <text:p>0.99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40501" calcext:value-type="float">
            <text:p>40501</text:p>
          </table:table-cell>
          <table:table-cell office:value-type="float" office:value="630163916" calcext:value-type="float">
            <text:p>630163916</text:p>
          </table:table-cell>
          <table:table-cell office:value-type="float" office:value="844150572" calcext:value-type="float">
            <text:p>844150572</text:p>
          </table:table-cell>
          <table:table-cell office:value-type="float" office:value="204352" calcext:value-type="float">
            <text:p>204352</text:p>
          </table:table-cell>
          <table:table-cell office:value-type="float" office:value="1264381" calcext:value-type="float">
            <text:p>1264381</text:p>
          </table:table-cell>
          <table:table-cell office:value-type="float" office:value="1224565" calcext:value-type="float">
            <text:p>1224565</text:p>
          </table:table-cell>
          <table:table-cell office:value-type="float" office:value="3125" calcext:value-type="float">
            <text:p>3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6507" calcext:value-type="float">
            <text:p>0.746507</text:p>
          </table:table-cell>
          <table:table-cell office:value-type="float" office:value="204352" calcext:value-type="float">
            <text:p>204352</text:p>
          </table:table-cell>
          <table:table-cell office:value-type="float" office:value="0.225405" calcext:value-type="float">
            <text:p>0.225405</text:p>
          </table:table-cell>
          <table:table-cell office:value-type="float" office:value="0.218307" calcext:value-type="float">
            <text:p>0.218307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1.03" calcext:value-type="float">
            <text:p>1.03</text:p>
          </table:table-cell>
          <table:table-cell office:value-type="float" office:value="391.86" calcext:value-type="float">
            <text:p>391.86</text:p>
          </table:table-cell>
        </table:table-row>
        <table:table-row table:style-name="ro1">
          <table:table-cell office:value-type="float" office:value="18262" calcext:value-type="float">
            <text:p>18262</text:p>
          </table:table-cell>
          <table:table-cell office:value-type="float" office:value="40504" calcext:value-type="float">
            <text:p>40504</text:p>
          </table:table-cell>
          <table:table-cell office:value-type="float" office:value="550209176" calcext:value-type="float">
            <text:p>550209176</text:p>
          </table:table-cell>
          <table:table-cell office:value-type="float" office:value="730596790" calcext:value-type="float">
            <text:p>730596790</text:p>
          </table:table-cell>
          <table:table-cell office:value-type="float" office:value="24580" calcext:value-type="float">
            <text:p>24580</text:p>
          </table:table-cell>
          <table:table-cell office:value-type="float" office:value="1113850" calcext:value-type="float">
            <text:p>1113850</text:p>
          </table:table-cell>
          <table:table-cell office:value-type="float" office:value="1062467" calcext:value-type="float">
            <text:p>1062467</text:p>
          </table:table-cell>
          <table:table-cell office:value-type="float" office:value="2067" calcext:value-type="float">
            <text:p>2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3096" calcext:value-type="float">
            <text:p>0.753096</text:p>
          </table:table-cell>
          <table:table-cell office:value-type="float" office:value="24580" calcext:value-type="float">
            <text:p>24580</text:p>
          </table:table-cell>
          <table:table-cell office:value-type="float" office:value="0.198569" calcext:value-type="float">
            <text:p>0.198569</text:p>
          </table:table-cell>
          <table:table-cell office:value-type="float" office:value="0.189409" calcext:value-type="float">
            <text:p>0.189409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1.05" calcext:value-type="float">
            <text:p>1.05</text:p>
          </table:table-cell>
          <table:table-cell office:value-type="float" office:value="514.01" calcext:value-type="float">
            <text:p>514.01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float" office:value="40641" calcext:value-type="float">
            <text:p>40641</text:p>
          </table:table-cell>
          <table:table-cell office:value-type="float" office:value="188229632" calcext:value-type="float">
            <text:p>188229632</text:p>
          </table:table-cell>
          <table:table-cell office:value-type="float" office:value="249755099" calcext:value-type="float">
            <text:p>249755099</text:p>
          </table:table-cell>
          <table:table-cell office:value-type="float" office:value="71913" calcext:value-type="float">
            <text:p>71913</text:p>
          </table:table-cell>
          <table:table-cell office:value-type="float" office:value="373789" calcext:value-type="float">
            <text:p>373789</text:p>
          </table:table-cell>
          <table:table-cell office:value-type="float" office:value="363707" calcext:value-type="float">
            <text:p>363707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53657" calcext:value-type="float">
            <text:p>0.753657</text:p>
          </table:table-cell>
          <table:table-cell office:value-type="float" office:value="71913" calcext:value-type="float">
            <text:p>71913</text:p>
          </table:table-cell>
          <table:table-cell office:value-type="float" office:value="0.170875" calcext:value-type="float">
            <text:p>0.170875</text:p>
          </table:table-cell>
          <table:table-cell office:value-type="float" office:value="0.166266" calcext:value-type="float">
            <text:p>0.166266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1.03" calcext:value-type="float">
            <text:p>1.03</text:p>
          </table:table-cell>
          <table:table-cell office:value-type="float" office:value="1079.25" calcext:value-type="float">
            <text:p>1079.25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40139" calcext:value-type="float">
            <text:p>40139</text:p>
          </table:table-cell>
          <table:table-cell office:value-type="float" office:value="509829" calcext:value-type="float">
            <text:p>509829</text:p>
          </table:table-cell>
          <table:table-cell office:value-type="float" office:value="1357356" calcext:value-type="float">
            <text:p>1357356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2022" calcext:value-type="float">
            <text:p>2022</text:p>
          </table:table-cell>
          <table:table-cell office:value-type="float" office:value="961" calcext:value-type="float">
            <text:p>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604" calcext:value-type="float">
            <text:p>0.375604</text:p>
          </table:table-cell>
          <table:table-cell office:value-type="float" office:value="0" calcext:value-type="float">
            <text:p>0</text:p>
          </table:table-cell>
          <table:table-cell office:value-type="float" office:value="0.063936" calcext:value-type="float">
            <text:p>0.063936</text:p>
          </table:table-cell>
          <table:table-cell office:value-type="float" office:value="0.064704" calcext:value-type="float">
            <text:p>0.064704</text:p>
          </table:table-cell>
          <table:table-cell office:value-type="float" office:value="0.030752" calcext:value-type="float">
            <text:p>0.030752</text:p>
          </table:table-cell>
          <table:table-cell office:value-type="float" office:value="0.99" calcext:value-type="float">
            <text:p>0.9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40139" calcext:value-type="float">
            <text:p>40139</text:p>
          </table:table-cell>
          <table:table-cell office:value-type="float" office:value="800155" calcext:value-type="float">
            <text:p>800155</text:p>
          </table:table-cell>
          <table:table-cell office:value-type="float" office:value="750023" calcext:value-type="float">
            <text:p>750023</text:p>
          </table:table-cell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office:value-type="float" office:value="1007" calcext:value-type="float">
            <text:p>1007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66841" calcext:value-type="float">
            <text:p>1.066841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2224" calcext:value-type="float">
            <text:p>0.032224</text:p>
          </table:table-cell>
          <table:table-cell office:value-type="float" office:value="0.019712" calcext:value-type="float">
            <text:p>0.019712</text:p>
          </table:table-cell>
          <table:table-cell office:value-type="float" office:value="1.12" calcext:value-type="float">
            <text:p>1.1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40141" calcext:value-type="float">
            <text:p>40141</text:p>
          </table:table-cell>
          <table:table-cell office:value-type="float" office:value="536522" calcext:value-type="float">
            <text:p>536522</text:p>
          </table:table-cell>
          <table:table-cell office:value-type="float" office:value="869347" calcext:value-type="float">
            <text:p>869347</text:p>
          </table:table-cell>
          <table:table-cell office:value-type="float" office:value="359" calcext:value-type="float">
            <text:p>359</text:p>
          </table:table-cell>
          <table:table-cell office:value-type="float" office:value="1533" calcext:value-type="float">
            <text:p>1533</text:p>
          </table:table-cell>
          <table:table-cell office:value-type="float" office:value="1650" calcext:value-type="float">
            <text:p>1650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7155" calcext:value-type="float">
            <text:p>0.617155</text:p>
          </table:table-cell>
          <table:table-cell office:value-type="float" office:value="359" calcext:value-type="float">
            <text:p>359</text:p>
          </table:table-cell>
          <table:table-cell office:value-type="float" office:value="0.049056" calcext:value-type="float">
            <text:p>0.049056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16704" calcext:value-type="float">
            <text:p>0.016704</text:p>
          </table:table-cell>
          <table:table-cell office:value-type="float" office:value="0.93" calcext:value-type="float">
            <text:p>0.93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40141" calcext:value-type="float">
            <text:p>40141</text:p>
          </table:table-cell>
          <table:table-cell office:value-type="float" office:value="546103" calcext:value-type="float">
            <text:p>546103</text:p>
          </table:table-cell>
          <table:table-cell office:value-type="float" office:value="524459" calcext:value-type="float">
            <text:p>524459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694" calcext:value-type="float">
            <text:p>694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41269" calcext:value-type="float">
            <text:p>1.041269</text:p>
          </table:table-cell>
          <table:table-cell office:value-type="float" office:value="0" calcext:value-type="float">
            <text:p>0</text:p>
          </table:table-cell>
          <table:table-cell office:value-type="float" office:value="0.024896" calcext:value-type="float">
            <text:p>0.024896</text:p>
          </table:table-cell>
          <table:table-cell office:value-type="float" office:value="0.022208" calcext:value-type="float">
            <text:p>0.022208</text:p>
          </table:table-cell>
          <table:table-cell office:value-type="float" office:value="0.021504" calcext:value-type="float">
            <text:p>0.021504</text:p>
          </table:table-cell>
          <table:table-cell office:value-type="float" office:value="1.12" calcext:value-type="float">
            <text:p>1.1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40613" calcext:value-type="float">
            <text:p>40613</text:p>
          </table:table-cell>
          <table:table-cell office:value-type="float" office:value="790904319" calcext:value-type="float">
            <text:p>790904319</text:p>
          </table:table-cell>
          <table:table-cell office:value-type="float" office:value="1054777365" calcext:value-type="float">
            <text:p>1054777365</text:p>
          </table:table-cell>
          <table:table-cell office:value-type="float" office:value="270778" calcext:value-type="float">
            <text:p>270778</text:p>
          </table:table-cell>
          <table:table-cell office:value-type="float" office:value="1587807" calcext:value-type="float">
            <text:p>1587807</text:p>
          </table:table-cell>
          <table:table-cell office:value-type="float" office:value="1531963" calcext:value-type="float">
            <text:p>1531963</text:p>
          </table:table-cell>
          <table:table-cell office:value-type="float" office:value="3586" calcext:value-type="float">
            <text:p>35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831" calcext:value-type="float">
            <text:p>0.749831</text:p>
          </table:table-cell>
          <table:table-cell office:value-type="float" office:value="270778" calcext:value-type="float">
            <text:p>270778</text:p>
          </table:table-cell>
          <table:table-cell office:value-type="float" office:value="0.215296" calcext:value-type="float">
            <text:p>0.215296</text:p>
          </table:table-cell>
          <table:table-cell office:value-type="float" office:value="0.207724" calcext:value-type="float">
            <text:p>0.207724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1.04" calcext:value-type="float">
            <text:p>1.04</text:p>
          </table:table-cell>
          <table:table-cell office:value-type="float" office:value="427.21" calcext:value-type="float">
            <text:p>427.21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float" office:value="40613" calcext:value-type="float">
            <text:p>40613</text:p>
          </table:table-cell>
          <table:table-cell office:value-type="float" office:value="697446530" calcext:value-type="float">
            <text:p>697446530</text:p>
          </table:table-cell>
          <table:table-cell office:value-type="float" office:value="930898034" calcext:value-type="float">
            <text:p>930898034</text:p>
          </table:table-cell>
          <table:table-cell office:value-type="float" office:value="22713" calcext:value-type="float">
            <text:p>22713</text:p>
          </table:table-cell>
          <table:table-cell office:value-type="float" office:value="1395169" calcext:value-type="float">
            <text:p>1395169</text:p>
          </table:table-cell>
          <table:table-cell office:value-type="float" office:value="1355136" calcext:value-type="float">
            <text:p>1355136</text:p>
          </table:table-cell>
          <table:table-cell office:value-type="float" office:value="4640" calcext:value-type="float">
            <text:p>4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219" calcext:value-type="float">
            <text:p>0.749219</text:p>
          </table:table-cell>
          <table:table-cell office:value-type="float" office:value="22713" calcext:value-type="float">
            <text:p>22713</text:p>
          </table:table-cell>
          <table:table-cell office:value-type="float" office:value="0.189175" calcext:value-type="float">
            <text:p>0.189175</text:p>
          </table:table-cell>
          <table:table-cell office:value-type="float" office:value="0.183747" calcext:value-type="float">
            <text:p>0.183747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1.03" calcext:value-type="float">
            <text:p>1.03</text:p>
          </table:table-cell>
          <table:table-cell office:value-type="float" office:value="292.06" calcext:value-type="float">
            <text:p>292.06</text:p>
          </table:table-cell>
        </table:table-row>
        <table:table-row table:style-name="ro1">
          <table:table-cell office:value-type="float" office:value="18260" calcext:value-type="float">
            <text:p>18260</text:p>
          </table:table-cell>
          <table:table-cell office:value-type="float" office:value="40615" calcext:value-type="float">
            <text:p>40615</text:p>
          </table:table-cell>
          <table:table-cell office:value-type="float" office:value="19420" calcext:value-type="float">
            <text:p>19420</text:p>
          </table:table-cell>
          <table:table-cell office:value-type="float" office:value="49936" calcext:value-type="float">
            <text:p>49936</text:p>
          </table:table-cell>
          <table:table-cell office:value-type="float" office:value="2088" calcext:value-type="float">
            <text:p>2088</text:p>
          </table:table-cell>
          <table:table-cell office:value-type="float" office:value="182" calcext:value-type="float">
            <text:p>182</text:p>
          </table:table-cell>
          <table:table-cell office:value-type="float" office:value="316" calcext:value-type="float">
            <text:p>3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8898" calcext:value-type="float">
            <text:p>0.388898</text:p>
          </table:table-cell>
          <table:table-cell office:value-type="float" office:value="2088" calcext:value-type="float">
            <text:p>2088</text:p>
          </table:table-cell>
          <table:table-cell office:value-type="float" office:value="0.005824" calcext:value-type="float">
            <text:p>0.005824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0.58" calcext:value-type="float">
            <text:p>0.58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float" office:value="5629" calcext:value-type="float">
            <text:p>5629</text:p>
          </table:table-cell>
          <table:table-cell office:value-type="float" office:value="6537" calcext:value-type="float">
            <text:p>6537</text:p>
          </table:table-cell>
          <table:table-cell office:value-type="float" office:value="66272" calcext:value-type="float">
            <text:p>66272</text:p>
          </table:table-cell>
          <table:table-cell office:value-type="float" office:value="836" calcext:value-type="float">
            <text:p>836</text:p>
          </table:table-cell>
          <table:table-cell office:value-type="float" office:value="380" calcext:value-type="float">
            <text:p>380</text:p>
          </table:table-cell>
          <table:table-cell office:value-type="float" office:value="912" calcext:value-type="float">
            <text:p>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8639" calcext:value-type="float">
            <text:p>0.098639</text:p>
          </table:table-cell>
          <table:table-cell office:value-type="float" office:value="836" calcext:value-type="float">
            <text:p>83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18303" calcext:value-type="float">
            <text:p>18303</text:p>
          </table:table-cell>
          <table:table-cell office:value-type="float" office:value="5632" calcext:value-type="float">
            <text:p>5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2" calcext:value-type="float">
            <text:p>400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4002" calcext:value-type="float">
            <text:p>4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 text:c="6"/>inf <text:s/></text:p>
          </table:table-cell>
        </table:table-row>
        <table:table-row table:style-name="ro1">
          <table:table-cell office:value-type="float" office:value="18311" calcext:value-type="float">
            <text:p>18311</text:p>
          </table:table-cell>
          <table:table-cell office:value-type="float" office:value="2970921705" calcext:value-type="float">
            <text:p>2970921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84467440693014E+019" calcext:value-type="float">
            <text:p>184467440693014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3" calcext:value-type="float">
            <text:p>18313</text:p>
          </table:table-cell>
          <table:table-cell office:value-type="float" office:value="2970921707" calcext:value-type="float">
            <text:p>29709217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5" calcext:value-type="float">
            <text:p>18315</text:p>
          </table:table-cell>
          <table:table-cell office:value-type="float" office:value="2970921708" calcext:value-type="float">
            <text:p>29709217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7" calcext:value-type="float">
            <text:p>18317</text:p>
          </table:table-cell>
          <table:table-cell office:value-type="float" office:value="2970921710" calcext:value-type="float">
            <text:p>29709217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84466043438384E+019" calcext:value-type="float">
            <text:p>18446604343838400000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-nan <text:s text:c="5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float" office:value="1003" calcext:value-type="float">
            <text:p>1003</text:p>
          </table:table-cell>
          <table:table-cell office:value-type="float" office:value="6799693655" calcext:value-type="float">
            <text:p>6799693655</text:p>
          </table:table-cell>
          <table:table-cell office:value-type="float" office:value="9124491066" calcext:value-type="float">
            <text:p>9124491066</text:p>
          </table:table-cell>
          <table:table-cell office:value-type="float" office:value="122963" calcext:value-type="float">
            <text:p>122963</text:p>
          </table:table-cell>
          <table:table-cell office:value-type="float" office:value="16311741" calcext:value-type="float">
            <text:p>16311741</text:p>
          </table:table-cell>
          <table:table-cell office:value-type="float" office:value="17662811" calcext:value-type="float">
            <text:p>17662811</text:p>
          </table:table-cell>
          <table:table-cell office:value-type="float" office:value="32610" calcext:value-type="float">
            <text:p>326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213" calcext:value-type="float">
            <text:p>0.745213</text:p>
          </table:table-cell>
          <table:table-cell office:value-type="float" office:value="122963" calcext:value-type="float">
            <text:p>122963</text:p>
          </table:table-cell>
          <table:table-cell office:value-type="float" office:value="1.040829" calcext:value-type="float">
            <text:p>1.040829</text:p>
          </table:table-cell>
          <table:table-cell office:value-type="float" office:value="1.127039" calcext:value-type="float">
            <text:p>1.127039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92" calcext:value-type="float">
            <text:p>0.92</text:p>
          </table:table-cell>
          <table:table-cell office:value-type="float" office:value="541.64" calcext:value-type="float">
            <text:p>541.64</text:p>
          </table:table-cell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float" office:value="2010" calcext:value-type="float">
            <text:p>2010</text:p>
          </table:table-cell>
          <table:table-cell office:value-type="float" office:value="6799693655" calcext:value-type="float">
            <text:p>6799693655</text:p>
          </table:table-cell>
          <table:table-cell office:value-type="float" office:value="9124491066" calcext:value-type="float">
            <text:p>9124491066</text:p>
          </table:table-cell>
          <table:table-cell office:value-type="float" office:value="122963" calcext:value-type="float">
            <text:p>122963</text:p>
          </table:table-cell>
          <table:table-cell office:value-type="float" office:value="16311741" calcext:value-type="float">
            <text:p>16311741</text:p>
          </table:table-cell>
          <table:table-cell office:value-type="float" office:value="17662811" calcext:value-type="float">
            <text:p>17662811</text:p>
          </table:table-cell>
          <table:table-cell office:value-type="float" office:value="32610" calcext:value-type="float">
            <text:p>326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5213" calcext:value-type="float">
            <text:p>0.745213</text:p>
          </table:table-cell>
          <table:table-cell office:value-type="float" office:value="122963" calcext:value-type="float">
            <text:p>122963</text:p>
          </table:table-cell>
          <table:table-cell office:value-type="float" office:value="1.036695" calcext:value-type="float">
            <text:p>1.036695</text:p>
          </table:table-cell>
          <table:table-cell office:value-type="float" office:value="1.122562" calcext:value-type="float">
            <text:p>1.122562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92" calcext:value-type="float">
            <text:p>0.92</text:p>
          </table:table-cell>
          <table:table-cell office:value-type="float" office:value="541.64" calcext:value-type="float">
            <text:p>541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03:34:27.211419580</meta:creation-date>
    <dc:date>2015-10-29T03:35:50.820165792</dc:date>
    <meta:editing-duration>P0D</meta:editing-duration>
    <meta:editing-cycles>1</meta:editing-cycles>
    <meta:document-statistic meta:table-count="1" meta:cell-count="7060" meta:object-count="0"/>
    <meta:generator>LibreOffice/4.2.8.2$Linux_X86_64 LibreOffice_project/420m0$Build-2</meta:generator>
  </office:meta>
</office:document-meta>
</file>